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38.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152.39pt"/>
    </style:style>
    <style:style style:name="co6" style:family="table-column">
      <style:table-column-properties fo:break-before="auto" style:column-width="150.0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142.84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79.39pt"/>
    </style:style>
    <style:style style:name="co11" style:family="table-column">
      <style:table-column-properties fo:break-before="auto" style:column-width="164.3pt"/>
    </style:style>
    <style:style style:name="co12" style:family="table-column">
      <style:table-column-properties fo:break-before="auto" style:column-width="143.69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91.3pt"/>
    </style:style>
    <style:style style:name="co16" style:family="table-column">
      <style:table-column-properties fo:break-before="auto" style:column-width="85.69pt"/>
    </style:style>
    <style:style style:name="co17" style:family="table-column">
      <style:table-column-properties fo:break-before="auto" style:column-width="95.19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19.8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65.25pt" fo:break-before="auto" style:use-optimal-row-height="false"/>
    </style:style>
    <style:style style:name="ta1" style:family="table" style:master-page-name="PageStyle_5f_Configuraçoes_20_do_20_experimento">
      <style:table-properties table:display="true" style:writing-mode="lr-tb"/>
    </style:style>
    <style:style style:name="ta2" style:family="table" style:master-page-name="PageStyle_5f_Avaliacao_20_dos_20_resultados">
      <style:table-properties table:display="true" style:writing-mode="lr-tb"/>
    </style:style>
    <style:style style:name="ta3" style:family="table" style:master-page-name="PageStyle_5f_Normalidade">
      <style:table-properties table:display="true" style:writing-mode="lr-tb"/>
    </style:style>
    <style:style style:name="ta4" style:family="table" style:master-page-name="PageStyle_5f_ED">
      <style:table-properties table:display="true" style:writing-mode="lr-tb"/>
    </style:style>
    <style:style style:name="ta5" style:family="table" style:master-page-name="PageStyle_5f_Kruskall_20_e_20_Vargha">
      <style:table-properties table:display="true" style:writing-mode="lr-tb"/>
    </style:style>
    <style:style style:name="ta6" style:family="table" style:master-page-name="PageStyle_5f_HV_20_-_20_desconsidere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efefef" style:rotation-align="non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guraçoes do experim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xperimento para Calibração da OPLA-Tool v2.0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Historic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a Configuração</text:p>
          </table:table-cell>
          <table:table-cell table:style-name="ce2" office:value-type="string" calcext:value-type="string">
            <text:p>Tamanho da População</text:p>
          </table:table-cell>
          <table:table-cell table:style-name="ce6" office:value-type="string" calcext:value-type="string">
            <text:p>Número de Gerações</text:p>
          </table:table-cell>
          <table:table-cell table:style-name="ce2" office:value-type="string" calcext:value-type="string">
            <text:p>Número de Avaliações de Fitness</text:p>
          </table:table-cell>
          <table:table-cell table:style-name="ce2" office:value-type="string" calcext:value-type="string">
            <text:p>Operadores de Cruzamento</text:p>
          </table:table-cell>
          <table:table-cell table:style-name="ce2" office:value-type="string" calcext:value-type="string">
            <text:p>Probabilidade de Cruzamento</text:p>
          </table:table-cell>
          <table:table-cell table:style-name="ce2" office:value-type="string" calcext:value-type="string">
            <text:p>Operadores de Mutação</text:p>
          </table:table-cell>
          <table:table-cell table:style-name="ce2" office:value-type="string" calcext:value-type="string">
            <text:p>Probabilidade de Mutaçã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RES2020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ECCO2020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string" calcext:value-type="string">
            <text:p>FdC + CC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ssertaçãoDiego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string" calcext:value-type="string">
            <text:p>FdC + MC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office:value-type="string" calcext:value-type="string">
            <text:p>Rodar neste experiment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a Configuração</text:p>
          </table:table-cell>
          <table:table-cell table:style-name="ce2" office:value-type="string" calcext:value-type="string">
            <text:p>Tamanho da População</text:p>
          </table:table-cell>
          <table:table-cell table:style-name="ce6" office:value-type="string" calcext:value-type="string">
            <text:p>Número de Gerações</text:p>
          </table:table-cell>
          <table:table-cell table:style-name="ce2" office:value-type="string" calcext:value-type="string">
            <text:p>Número de Avaliações de Fitness</text:p>
          </table:table-cell>
          <table:table-cell table:style-name="ce2" office:value-type="string" calcext:value-type="string">
            <text:p>Operadores de Cruzamento</text:p>
          </table:table-cell>
          <table:table-cell table:style-name="ce2" office:value-type="string" calcext:value-type="string">
            <text:p>Probabilidade de Cruzamento</text:p>
          </table:table-cell>
          <table:table-cell table:style-name="ce2" office:value-type="string" calcext:value-type="string">
            <text:p>Operadores de Mutação</text:p>
          </table:table-cell>
          <table:table-cell table:style-name="ce2" office:value-type="string" calcext:value-type="string">
            <text:p>Probabilidade de Mutaçã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nfig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string" calcext:value-type="string">
            <text:p>FdC + CC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nfig2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string" calcext:value-type="string">
            <text:p>FdC + MC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nfig3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FdC + CC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nfig4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FdC + MC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nfig5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FdC + CC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onfig6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FdC + MC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string" calcext:value-type="string">
            <text:p>0.9</text:p>
          </table:table-cell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2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questão de pesquisa</text:p>
          </table:table-cell>
          <table:table-cell/>
          <table:table-cell table:style-name="ce3" office:value-type="string" calcext:value-type="string">
            <text:p>h0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h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1 grupo de hipoteses</text:p>
          </table:table-cell>
          <table:table-cell table:style-name="ce2" office:value-type="string" calcext:value-type="string">
            <text:p>qual comb de operação de cruzamento é melhor</text:p>
          </table:table-cell>
          <table:table-cell/>
          <table:table-cell table:style-name="ce2" office:value-type="string" calcext:value-type="string">
            <text:p>nula: nn tem</text:p>
          </table:table-cell>
          <table:table-cell table:style-name="ce2" office:value-type="string" calcext:value-type="string">
            <text:p>fdc + mc</text:p>
          </table:table-cell>
          <table:table-cell table:style-name="ce2" office:value-type="string" calcext:value-type="string">
            <text:p>fdc + cc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 grupo de hipoteses</text:p>
          </table:table-cell>
          <table:table-cell table:style-name="ce2" office:value-type="string" calcext:value-type="string">
            <text:p>qual melhor config parametros </text:p>
          </table:table-cell>
          <table:table-cell/>
          <table:table-cell table:style-name="ce2" office:value-type="string" calcext:value-type="string">
            <text:p>nula</text:p>
          </table:table-cell>
          <table:table-cell table:style-name="ce2" office:value-type="string" calcext:value-type="string">
            <text:p>linha 15</text:p>
          </table:table-cell>
          <table:table-cell table:style-name="ce2" office:value-type="string" calcext:value-type="string">
            <text:p>linha 18</text:p>
          </table:table-cell>
          <table:table-cell table:style-name="ce2" office:value-type="string" calcext:value-type="string">
            <text:p>linha 2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Número de rodadas</text:p>
          </table:table-cell>
          <table:table-cell table:style-name="ce2" office:value-type="string" calcext:value-type="string">
            <text:p>30 execuçõ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LAs <text:s/>de entrada</text:p>
          </table:table-cell>
          <table:table-cell table:style-name="ce2" office:value-type="string" calcext:value-type="string">
            <text:p>2 versões da AGM e 2 versóes da Mobile Medi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unções Objetivo</text:p>
          </table:table-cell>
          <table:table-cell table:style-name="ce2" office:value-type="string" calcext:value-type="string">
            <text:p>FM, ACLASS, CO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BS: Ao finalizar o experimento, movam o diretorio oplatool para outro lugar com o nome da config-pla (EX: Config1-AGM1), só para nós não perdermos os logs. A OPLA-Tool cria o diretorio novamente, sempre que é executada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ESTUDO 1:</text:p>
          </table:table-cell>
          <table:table-cell table:style-name="ce5" office:value-type="string" calcext:value-type="string">
            <text:p><text:a xlink:href="https://drive.google.com/drive/folders/1XjcfRqCWKr44GaPBrVvrqYJj3nIbTReA" xlink:type="simple">https://drive.google.com/drive/folders/1XjcfRqCWKr44GaPBrVvrqYJj3nIbTReA</text:a>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style-name="ce3" office:value-type="string" calcext:value-type="string">
            <text:p>Be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1</text:p>
          </table:table-cell>
          <table:table-cell table:style-name="ce3" office:value-type="string" calcext:value-type="string">
            <text:p>Willian M. OK</text:p>
          </table:table-cell>
          <table:table-cell table:style-name="ce3" office:value-type="string" calcext:value-type="string">
            <text:p>William K 61233 OK</text:p>
          </table:table-cell>
          <table:table-cell table:style-name="ce3" office:value-type="string" calcext:value-type="string">
            <text:p>Willian M. Maq, Pessoal 2 OK</text:p>
          </table:table-cell>
          <table:table-cell table:style-name="ce3" office:value-type="string" calcext:value-type="string">
            <text:p>Marcelo Maq. Pessoal OK</text:p>
          </table:table-cell>
          <table:table-cell table:style-name="ce3" office:value-type="string" calcext:value-type="string">
            <text:p>Server 61231 Willian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2</text:p>
          </table:table-cell>
          <table:table-cell table:style-name="ce3" office:value-type="string" calcext:value-type="string">
            <text:p>Marcelo Server OK</text:p>
          </table:table-cell>
          <table:table-cell table:style-name="ce3" office:value-type="string" calcext:value-type="string">
            <text:p>Simone 61233 OK</text:p>
          </table:table-cell>
          <table:table-cell table:style-name="ce3" office:value-type="string" calcext:value-type="string">
            <text:p>Tiago Server OK</text:p>
          </table:table-cell>
          <table:table-cell table:style-name="ce3" office:value-type="string" calcext:value-type="string">
            <text:p>Marcelo Server OK</text:p>
          </table:table-cell>
          <table:table-cell table:style-name="ce2" office:value-type="string" calcext:value-type="string">
            <text:p>Server 61232 Simone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3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Willian M. server OK</text:p>
          </table:table-cell>
          <table:table-cell table:number-columns-repeated="2" table:style-name="ce3" office:value-type="string" calcext:value-type="string">
            <text:p>Marcelo Maq. Pessoal OK</text:p>
          </table:table-cell>
          <table:table-cell table:style-name="ce3" office:value-type="string" calcext:value-type="string">
            <text:p>Server 61233 Willian M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4</text:p>
          </table:table-cell>
          <table:table-cell table:style-name="ce3" office:value-type="string" calcext:value-type="string">
            <text:p>Tiago Server 61232 OK</text:p>
          </table:table-cell>
          <table:table-cell table:style-name="ce3" office:value-type="string" calcext:value-type="string">
            <text:p>Marcelo Maq. Pessoal Ok</text:p>
          </table:table-cell>
          <table:table-cell table:style-name="ce3" office:value-type="string" calcext:value-type="string">
            <text:p>Marcelo Server OK</text:p>
          </table:table-cell>
          <table:table-cell table:style-name="ce3" office:value-type="string" calcext:value-type="string">
            <text:p>Tiago Server OK</text:p>
          </table:table-cell>
          <table:table-cell table:style-name="ce3" office:value-type="string" calcext:value-type="string">
            <text:p>Server 61234 Simone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5</text:p>
          </table:table-cell>
          <table:table-cell table:style-name="ce3" office:value-type="string" calcext:value-type="string">
            <text:p>Tiago Server OK</text:p>
          </table:table-cell>
          <table:table-cell table:style-name="ce7" office:value-type="string" calcext:value-type="string">
            <text:p>Willian M. Server OK</text:p>
          </table:table-cell>
          <table:table-cell table:number-columns-repeated="2" table:style-name="ce3" office:value-type="string" calcext:value-type="string">
            <text:p>Willian M. Maq. Pessoal 2 OK</text:p>
          </table:table-cell>
          <table:table-cell table:style-name="ce3" office:value-type="string" calcext:value-type="string">
            <text:p>Server 61235 Willian M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6</text:p>
          </table:table-cell>
          <table:table-cell table:style-name="ce3" office:value-type="string" calcext:value-type="string">
            <text:p>Fernando OK</text:p>
          </table:table-cell>
          <table:table-cell table:style-name="ce3" office:value-type="string" calcext:value-type="string">
            <text:p>Willian M. OK</text:p>
          </table:table-cell>
          <table:table-cell table:number-columns-repeated="2" table:style-name="ce3" office:value-type="string" calcext:value-type="string">
            <text:p>Willian M. Maq. Pessoal 1 OK</text:p>
          </table:table-cell>
          <table:table-cell table:style-name="ce3" office:value-type="string" calcext:value-type="string">
            <text:p>Server 6133 Simone O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ESTUDO 2:</text:p>
          </table:table-cell>
          <table:table-cell table:style-name="ce5" office:value-type="string" calcext:value-type="string">
            <text:p><text:a xlink:href="https://drive.google.com/drive/folders/11em3OEr1LGINm5Mz5gR5niAzkvQugtyZ" xlink:type="simple">https://drive.google.com/drive/folders/11em3OEr1LGINm5Mz5gR5niAzkvQugtyZ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1</text:p>
          </table:table-cell>
          <table:table-cell table:style-name="ce3" office:value-type="string" calcext:value-type="string">
            <text:p>Marcelo Maq. Pessoal OK</text:p>
          </table:table-cell>
          <table:table-cell table:style-name="ce3" office:value-type="string" calcext:value-type="string">
            <text:p>Willian M. Server OK</text:p>
          </table:table-cell>
          <table:table-cell table:style-name="ce3" office:value-type="string" calcext:value-type="string">
            <text:p>Simone Server OK</text:p>
          </table:table-cell>
          <table:table-cell table:style-name="ce7" office:value-type="string" calcext:value-type="string">
            <text:p>Willian M. Pessoal 2 OK</text:p>
          </table:table-cell>
          <table:table-cell table:style-name="ce7" office:value-type="string" calcext:value-type="string">
            <text:p>Server 61234 Simone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2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Marcelo Server 61233 OK</text:p>
          </table:table-cell>
          <table:table-cell table:style-name="ce3" office:value-type="string" calcext:value-type="string">
            <text:p>Simone Server OK</text:p>
          </table:table-cell>
          <table:table-cell table:style-name="ce3" office:value-type="string" calcext:value-type="string">
            <text:p>William K. OK</text:p>
          </table:table-cell>
          <table:table-cell table:style-name="ce8" office:value-type="string" calcext:value-type="string">
            <text:p>Server 61235 Simon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3</text:p>
          </table:table-cell>
          <table:table-cell table:number-columns-repeated="3" table:style-name="ce3" office:value-type="string" calcext:value-type="string">
            <text:p>Tiago Server OK</text:p>
          </table:table-cell>
          <table:table-cell table:style-name="ce3" office:value-type="string" calcext:value-type="string">
            <text:p>William K. OK</text:p>
          </table:table-cell>
          <table:table-cell table:style-name="ce7" office:value-type="string" calcext:value-type="string">
            <text:p>Server 61233 Willian M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4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imone 61234 OK</text:p>
          </table:table-cell>
          <table:table-cell table:style-name="ce3" office:value-type="string" calcext:value-type="string">
            <text:p>Tiago Server OK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erver 61234 Willian M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5</text:p>
          </table:table-cell>
          <table:table-cell table:style-name="ce3" office:value-type="string" calcext:value-type="string">
            <text:p>William K. OK</text:p>
          </table:table-cell>
          <table:table-cell table:style-name="ce7" office:value-type="string" calcext:value-type="string">
            <text:p>Tiago Server OK</text:p>
          </table:table-cell>
          <table:table-cell table:number-columns-repeated="2" table:style-name="ce3" office:value-type="string" calcext:value-type="string">
            <text:p>William K. OK</text:p>
          </table:table-cell>
          <table:table-cell table:style-name="ce7" office:value-type="string" calcext:value-type="string">
            <text:p>Server 61235 Willian M 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fig6</text:p>
          </table:table-cell>
          <table:table-cell table:number-columns-repeated="4"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erver 61235 Willian M OK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TODO Somente para Willian Marques: Colocar BeT pra rodar nos servidores ao final de todos os experimentos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liacao dos resultado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21" table:default-cell-style-name="Default"/>
        <table:table-row table:style-name="ro2">
          <table:table-cell table:style-name="ce3" office:value-type="string" calcext:value-type="string">
            <text:p>Avaliação dos Resulta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Indicadores de Qualidade</text:p>
          </table:table-cell>
          <table:table-cell table:style-name="ce10" office:value-type="string" calcext:value-type="string">
            <text:p>hypervolume <text:s/>e ED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9" office:value-type="string" calcext:value-type="string">
            <text:p>Testes estatísticos</text:p>
          </table:table-cell>
          <table:table-cell table:style-name="ce11" table:number-columns-repeated="2"/>
          <table:table-cell table:number-columns-repeated="1021"/>
        </table:table-row>
        <table:table-row table:style-name="ro2">
          <table:table-cell table:style-name="ce10" office:value-type="string" calcext:value-type="string">
            <text:p>Teste de normalidade</text:p>
          </table:table-cell>
          <table:table-cell table:style-name="ce10" office:value-type="string" calcext:value-type="string">
            <text:p>Shapiro-Wilk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0" office:value-type="string" calcext:value-type="string">
            <text:p>Teste de diferença estatística</text:p>
          </table:table-cell>
          <table:table-cell table:style-name="ce10" office:value-type="string" calcext:value-type="string">
            <text:p>Kruskal-Wallis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0" office:value-type="string" calcext:value-type="string">
            <text:p>Teste de tamanho de efeito</text:p>
          </table:table-cell>
          <table:table-cell table:style-name="ce10" office:value-type="string" calcext:value-type="string">
            <text:p>Vargha Dellaney ou delta Cliff?</text:p>
          </table:table-cell>
          <table:table-cell table:style-name="ce9" office:value-type="string" calcext:value-type="string">
            <text:p>Usa Cohen 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Para <text:s/>cada experimento e PLA</text:p>
          </table:table-cell>
          <table:table-cell table:style-name="ce3" office:value-type="string" calcext:value-type="string">
            <text:p>Como?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lcular hypervolume</text:p>
          </table:table-cell>
          <table:table-cell table:style-name="ce2" office:value-type="string" calcext:value-type="string">
            <text:p>usar arquivo compartilhado no Google Driv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lcular Euclidean Distance to the ideal solution (ED)</text:p>
          </table:table-cell>
          <table:table-cell table:style-name="ce12" office:value-type="string" calcext:value-type="string">
            <text:p><text:a xlink:href="https://drive.google.com/file/d/1n3Ln40gog5BVNgk1MO4o-DtcxujpY-lN/view?usp=sharing" xlink:type="simple">https://drive.google.com/file/d/1n3Ln40gog5BVNgk1MO4o-DtcxujpY-lN/view?usp=sharing</text:a></text:p>
          </table:table-cell>
          <table:table-cell table:number-columns-repeated="3"/>
          <table:table-cell table:style-name="ce3" office:value-type="string" calcext:value-type="string">
            <text:p>-------&gt;</text:p>
          </table:table-cell>
          <table:table-cell table:style-name="ce15" office:value-type="string" calcext:value-type="string">
            <text:p><text:a xlink:href="https://drive.google.com/drive/folders/1OQUfpNfpu7i1fifDrg2NEeSAiFazc08j?usp=sharing" xlink:type="simple">https://drive.google.com/drive/folders/1OQUfpNfpu7i1fifDrg2NEeSAiFazc08j?usp=sharing</text:a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erificar se a distribuição dos dados é normal</text:p>
          </table:table-cell>
          <table:table-cell table:style-name="ce2" office:value-type="string" calcext:value-type="string">
            <text:p>teste de Shapiro-Wilk no R</text:p>
          </table:table-cell>
          <table:table-cell table:style-name="ce2" office:value-type="string" calcext:value-type="string">
            <text:p>(pelo menos com hypervolum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mparação entre os resultados</text:p>
          </table:table-cell>
          <table:table-cell table:style-name="ce3" office:value-type="string" calcext:value-type="string">
            <text:p>Como?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valiar diferença estatística entre os experimentos de uma mesma PLA</text:p>
          </table:table-cell>
          <table:table-cell table:style-name="ce13" office:value-type="string" calcext:value-type="string">
            <text:p><text:span text:style-name="T1">teste de </text:span><text:span text:style-name="T2">Kruskal-Wallis</text:span><text:span text:style-name="T3"> no R se não normal e ANOVA se normal</text:span></text:p>
          </table:table-cell>
          <table:table-cell/>
          <table:table-cell table:style-name="ce2"/>
          <table:table-cell table:style-name="ce8" office:value-type="string" calcext:value-type="string">
            <text:p>Valor menor que 0.05 tem diferença estatístic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valiar tamanho do efeito entre os experimentos de uma mesma PLA</text:p>
          </table:table-cell>
          <table:table-cell table:style-name="ce2" office:value-type="string" calcext:value-type="string">
            <text:p>Vargha Dellaney, delta Cliff ou Cohen D??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<text:a xlink:href="https://drive.google.com/drive/folders/1rChqiNSAYjrgapP67CvqhzbqVTkMiXLT" xlink:type="simple">Colocar experimentos em: https://drive.google.com/drive/folders/1rChqiNSAYjrgapP67CvqhzbqVTkMiXLT</text:a></text:p>
          </table:table-cell>
          <table:table-cell table:number-columns-repeated="4"/>
          <table:table-cell table:style-name="ce3" office:value-type="string" calcext:value-type="string">
            <text:p>Manter padrão de nomes, observar instruções no discord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Estudo 1</text:p>
          </table:table-cell>
          <table:table-cell table:style-name="ce14" office:value-type="string" calcext:value-type="string">
            <text:p><text:a xlink:href="https://drive.google.com/drive/folders/1XjcfRqCWKr44GaPBrVvrqYJj3nIbTReA" xlink:type="simple">https://drive.google.com/drive/folders/1XjcfRqCWKr44GaPBrVvrqYJj3nIbTReA</text:a>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onfig1</text:p>
          </table:table-cell>
          <table:table-cell table:style-name="ce3" office:value-type="string" calcext:value-type="string">
            <text:p>Willian M. OK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imone OK</text:p>
          </table:table-cell>
          <table:table-cell table:style-name="ce3" office:value-type="string" calcext:value-type="string">
            <text:p>Tiago OK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2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imone OK</text:p>
          </table:table-cell>
          <table:table-cell table:style-name="ce3" office:value-type="string" calcext:value-type="string">
            <text:p>Tiago OK</text:p>
          </table:table-cell>
          <table:table-cell table:style-name="ce3" office:value-type="string" calcext:value-type="string">
            <text:p>Marcelo OK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3</text:p>
          </table:table-cell>
          <table:table-cell table:style-name="ce3" office:value-type="string" calcext:value-type="string">
            <text:p>Simone OK</text:p>
          </table:table-cell>
          <table:table-cell table:style-name="ce3" office:value-type="string" calcext:value-type="string">
            <text:p>Tiago OK</text:p>
          </table:table-cell>
          <table:table-cell table:style-name="ce3" office:value-type="string" calcext:value-type="string">
            <text:p>Marcelo OK</text:p>
          </table:table-cell>
          <table:table-cell table:style-name="ce3" office:value-type="string" calcext:value-type="string">
            <text:p>Fernando ok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4</text:p>
          </table:table-cell>
          <table:table-cell table:style-name="ce3" office:value-type="string" calcext:value-type="string">
            <text:p>Tiago OK</text:p>
          </table:table-cell>
          <table:table-cell table:style-name="ce3" office:value-type="string" calcext:value-type="string">
            <text:p>Marcelo OK</text:p>
          </table:table-cell>
          <table:table-cell table:style-name="ce3" office:value-type="string" calcext:value-type="string">
            <text:p>Fernando ok</text:p>
          </table:table-cell>
          <table:table-cell table:style-name="ce3" office:value-type="string" calcext:value-type="string">
            <text:p>Willian M. OK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5</text:p>
          </table:table-cell>
          <table:table-cell table:style-name="ce3" office:value-type="string" calcext:value-type="string">
            <text:p>Marcelo OK</text:p>
          </table:table-cell>
          <table:table-cell table:style-name="ce3" office:value-type="string" calcext:value-type="string">
            <text:p>Fernando ok</text:p>
          </table:table-cell>
          <table:table-cell table:style-name="ce3" office:value-type="string" calcext:value-type="string">
            <text:p>Willian M. OK</text:p>
          </table:table-cell>
          <table:table-cell table:style-name="ce3" office:value-type="string" calcext:value-type="string">
            <text:p>William K. OK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6</text:p>
          </table:table-cell>
          <table:table-cell table:style-name="ce3" office:value-type="string" calcext:value-type="string">
            <text:p>Fernando ok</text:p>
          </table:table-cell>
          <table:table-cell table:style-name="ce3" office:value-type="string" calcext:value-type="string">
            <text:p>Willian M. OK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imone O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Estudo 2</text:p>
          </table:table-cell>
          <table:table-cell table:style-name="ce5" office:value-type="string" calcext:value-type="string">
            <text:p><text:a xlink:href="https://drive.google.com/drive/folders/11em3OEr1LGINm5Mz5gR5niAzkvQugtyZ" xlink:type="simple">https://drive.google.com/drive/folders/11em3OEr1LGINm5Mz5gR5niAzkvQugtyZ</text:a>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1</text:p>
          </table:table-cell>
          <table:table-cell table:style-name="ce3" office:value-type="string" calcext:value-type="string">
            <text:p>Marcelo OK</text:p>
          </table:table-cell>
          <table:table-cell table:style-name="ce3" office:value-type="string" calcext:value-type="string">
            <text:p>Fernando OK</text:p>
          </table:table-cell>
          <table:table-cell table:style-name="ce3" office:value-type="string" calcext:value-type="string">
            <text:p>Willian M. OK</text:p>
          </table:table-cell>
          <table:table-cell table:style-name="ce3" office:value-type="string" calcext:value-type="string">
            <text:p>William K. OK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2</text:p>
          </table:table-cell>
          <table:table-cell table:style-name="ce3" office:value-type="string" calcext:value-type="string">
            <text:p>Fernando OK</text:p>
          </table:table-cell>
          <table:table-cell table:style-name="ce3" office:value-type="string" calcext:value-type="string">
            <text:p>Willian M. OK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imone OK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3</text:p>
          </table:table-cell>
          <table:table-cell table:style-name="ce3" office:value-type="string" calcext:value-type="string">
            <text:p>Willian M. OK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imone OK</text:p>
          </table:table-cell>
          <table:table-cell table:style-name="ce3" office:value-type="string" calcext:value-type="string">
            <text:p>Tiago OK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4</text:p>
          </table:table-cell>
          <table:table-cell table:style-name="ce3" office:value-type="string" calcext:value-type="string">
            <text:p>William K. OK</text:p>
          </table:table-cell>
          <table:table-cell table:style-name="ce3" office:value-type="string" calcext:value-type="string">
            <text:p>Simone OK</text:p>
          </table:table-cell>
          <table:table-cell table:style-name="ce3" office:value-type="string" calcext:value-type="string">
            <text:p>Tiago OK</text:p>
          </table:table-cell>
          <table:table-cell table:style-name="ce3" office:value-type="string" calcext:value-type="string">
            <text:p>Marcelo OK</text:p>
          </table:table-cell>
          <table:table-cell table:style-name="ce7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5</text:p>
          </table:table-cell>
          <table:table-cell table:style-name="ce3" office:value-type="string" calcext:value-type="string">
            <text:p>Simone OK</text:p>
          </table:table-cell>
          <table:table-cell table:style-name="ce3" office:value-type="string" calcext:value-type="string">
            <text:p>Tiago OK</text:p>
          </table:table-cell>
          <table:table-cell table:style-name="ce3" office:value-type="string" calcext:value-type="string">
            <text:p>Marcelo OK</text:p>
          </table:table-cell>
          <table:table-cell table:style-name="ce3" office:value-type="string" calcext:value-type="string">
            <text:p>Fernando OK</text:p>
          </table:table-cell>
          <table:table-cell table:style-name="ce3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Config6</text:p>
          </table:table-cell>
          <table:table-cell table:style-name="ce3" office:value-type="string" calcext:value-type="string">
            <text:p>Tiago OK</text:p>
          </table:table-cell>
          <table:table-cell table:style-name="ce3" office:value-type="string" calcext:value-type="string">
            <text:p>Marcelo OK</text:p>
          </table:table-cell>
          <table:table-cell table:style-name="ce3" office:value-type="string" calcext:value-type="string">
            <text:p>Fernando OK</text:p>
          </table:table-cell>
          <table:table-cell table:style-name="ce3" office:value-type="string" calcext:value-type="string">
            <text:p>Willian M. OK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dade" table:style-name="ta3">
        <table:table-column table:style-name="co9" table:number-columns-repeated="1024" table:default-cell-style-name="Default"/>
        <table:table-row table:style-name="ro2">
          <table:table-cell table:style-name="ce4" office:value-type="string" calcext:value-type="string">
            <text:p>Shapiro-wilk - É normal? p-value &lt;= 0.05</text:p>
          </table:table-cell>
          <table:table-cell table:style-name="ce16"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Estudo 1</text:p>
          </table:table-cell>
          <table:table-cell table:style-name="ce14" office:value-type="string" calcext:value-type="string">
            <text:p><text:a xlink:href="https://drive.google.com/drive/folders/1NV_tTF3PbJIwjfv06ntVPu4vpg0mjey6" xlink:type="simple">https://drive.google.com/drive/folders/1NV_tTF3PbJIwjfv06ntVPu4vpg0mjey6</text:a>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1</text:p>
          </table:table-cell>
          <table:table-cell table:number-columns-repeated="3" table:style-name="ce2" office:value-type="string" calcext:value-type="string">
            <text:p>NÃO</text:p>
          </table:table-cell>
          <table:table-cell table:style-name="ce2" office:value-type="string" calcext:value-type="string">
            <text:p>SI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2</text:p>
          </table:table-cell>
          <table:table-cell table:number-columns-repeated="3" table:style-name="ce2" office:value-type="string" calcext:value-type="string">
            <text:p>NÃO</text:p>
          </table:table-cell>
          <table:table-cell table:style-name="ce2" office:value-type="string" calcext:value-type="string">
            <text:p>SI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3</text:p>
          </table:table-cell>
          <table:table-cell table:number-columns-repeated="2"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5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SI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6</text:p>
          </table:table-cell>
          <table:table-cell table:style-name="ce2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Estudo 2</text:p>
          </table:table-cell>
          <table:table-cell table:style-name="ce14" office:value-type="string" calcext:value-type="string">
            <text:p><text:a xlink:href="https://drive.google.com/drive/folders/1VwH6QNUxaPRekqpGLiI6pqueUkI0HRgt" xlink:type="simple">https://drive.google.com/drive/folders/1VwH6QNUxaPRekqpGLiI6pqueUkI0HRgt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1</text:p>
          </table:table-cell>
          <table:table-cell table:number-columns-repeated="3" table:style-name="ce2" office:value-type="string" calcext:value-type="string">
            <text:p>NÃO</text:p>
          </table:table-cell>
          <table:table-cell table:style-name="ce2" office:value-type="string" calcext:value-type="string">
            <text:p>SI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2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SI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3</text:p>
          </table:table-cell>
          <table:table-cell table:number-columns-repeated="2"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4</text:p>
          </table:table-cell>
          <table:table-cell table:number-columns-repeated="4" table:style-name="ce2" office:value-type="string" calcext:value-type="string">
            <text:p>NÃ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I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nfig6</text:p>
          </table:table-cell>
          <table:table-cell table:style-name="ce2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alvez grafico de pizza, ou tabela, ou empilhado, sei la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" table:style-name="ta4">
        <table:table-column table:style-name="co9" table:number-columns-repeated="1024" table:default-cell-style-name="Default"/>
        <table:table-row table:style-name="ro2">
          <table:table-cell table:style-name="ce4" office:value-type="string" calcext:value-type="string">
            <text:p>MEDIAN ED (Marcelo)</text:p>
          </table:table-cell>
          <table:table-cell table:style-name="ce16"/>
          <table:table-cell table:style-name="ce3" table:number-columns-repeated="3"/>
          <table:table-cell table:number-columns-repeated="2"/>
          <table:table-cell table:style-name="ce4" office:value-type="string" calcext:value-type="string">
            <text:p>BEST ED (Marcelo)</text:p>
          </table:table-cell>
          <table:table-cell table:number-columns-repeated="5"/>
          <table:table-cell table:style-name="ce4" office:value-type="string" calcext:value-type="string">
            <text:p>MEDIAN OF (Marcelo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studo 1</text:p>
          </table:table-cell>
          <table:table-cell table:style-name="ce14" office:value-type="string" calcext:value-type="string">
            <text:p><text:a xlink:href="https://drive.google.com/drive/folders/1NV_tTF3PbJIwjfv06ntVPu4vpg0mjey6" xlink:type="simple">https://drive.google.com/drive/folders/1NV_tTF3PbJIwjfv06ntVPu4vpg0mjey6</text:a>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Estudo 1</text:p>
          </table:table-cell>
          <table:table-cell table:style-name="ce14" office:value-type="string" calcext:value-type="string">
            <text:p><text:a xlink:href="https://drive.google.com/drive/folders/1NV_tTF3PbJIwjfv06ntVPu4vpg0mjey6" xlink:type="simple">https://drive.google.com/drive/folders/1NV_tTF3PbJIwjfv06ntVPu4vpg0mjey6</text:a></text:p>
          </table:table-cell>
          <table:table-cell table:style-name="ce3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2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2"/>
          <table:table-cell table:style-name="ce3" office:value-type="string" calcext:value-type="string">
            <text:p>MEDIAN OF ED</text:p>
          </table:table-cell>
          <table:table-cell table:style-name="ce3" office:value-type="string" calcext:value-type="string">
            <text:p>BEST OF ED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nfig1</text:p>
          </table:table-cell>
          <table:table-cell table:style-name="ce17" office:value-type="float" office:value="25.55386468" calcext:value-type="float">
            <text:p>25.55386468</text:p>
          </table:table-cell>
          <table:table-cell table:style-name="ce2" office:value-type="float" office:value="12.40967365" calcext:value-type="float">
            <text:p>12.40967365</text:p>
          </table:table-cell>
          <table:table-cell table:style-name="ce2" office:value-type="float" office:value="34.23448554" calcext:value-type="float">
            <text:p>34.23448554</text:p>
          </table:table-cell>
          <table:table-cell table:style-name="ce2" office:value-type="float" office:value="9.219544457" calcext:value-type="float">
            <text:p>9.219544457</text:p>
          </table:table-cell>
          <table:table-cell table:number-columns-repeated="2"/>
          <table:table-cell table:style-name="ce2" office:value-type="string" calcext:value-type="string">
            <text:p>Config1</text:p>
          </table:table-cell>
          <table:table-cell table:style-name="ce17" office:value-type="float" office:value="3.605551275" calcext:value-type="float">
            <text:p>3.605551275</text:p>
          </table:table-cell>
          <table:table-cell table:style-name="ce2" office:value-type="float" office:value="6.244997998" calcext:value-type="float">
            <text:p>6.244997998</text:p>
          </table:table-cell>
          <table:table-cell table:style-name="ce2" office:value-type="float" office:value="6.633249581" calcext:value-type="float">
            <text:p>6.633249581</text:p>
          </table:table-cell>
          <table:table-cell table:style-name="ce2" office:value-type="float" office:value="5.656854249" calcext:value-type="float">
            <text:p>5.656854249</text:p>
          </table:table-cell>
          <table:table-cell/>
          <table:table-cell table:style-name="ce2" office:value-type="string" calcext:value-type="string">
            <text:p>Config1</text:p>
          </table:table-cell>
          <table:table-cell table:style-name="ce18" table:formula="of:=MEDIAN([.B4:.E4];[.B13:.E13])" office:value-type="float" office:value="12.46981887" calcext:value-type="float">
            <text:p>12.46981887</text:p>
          </table:table-cell>
          <table:table-cell table:style-name="ce18" table:formula="of:=MEDIAN([.I4:.L4];[.I13:.L13])" office:value-type="float" office:value="5.9509261235" calcext:value-type="float">
            <text:p>5.950926123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nfig2</text:p>
          </table:table-cell>
          <table:table-cell table:style-name="ce2" office:value-type="float" office:value="10.48808848" calcext:value-type="float">
            <text:p>10.48808848</text:p>
          </table:table-cell>
          <table:table-cell table:style-name="ce2" office:value-type="float" office:value="8.124038405" calcext:value-type="float">
            <text:p>8.12403840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.874007874" calcext:value-type="float">
            <text:p>7.874007874</text:p>
          </table:table-cell>
          <table:table-cell table:number-columns-repeated="2"/>
          <table:table-cell table:style-name="ce2" office:value-type="string" calcext:value-type="string">
            <text:p>Config2</text:p>
          </table:table-cell>
          <table:table-cell table:style-name="ce2" office:value-type="float" office:value="4.582575695" calcext:value-type="float">
            <text:p>4.582575695</text:p>
          </table:table-cell>
          <table:table-cell table:style-name="ce2" office:value-type="float" office:value="5.567764363" calcext:value-type="float">
            <text:p>5.56776436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795831523" calcext:value-type="float">
            <text:p>4.795831523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18" table:formula="of:=MEDIAN([.B5:.E5];[.B14:.E14])" office:value-type="float" office:value="10.0917240975" calcext:value-type="float">
            <text:p>10.0917240975</text:p>
          </table:table-cell>
          <table:table-cell table:style-name="ce18" table:formula="of:=MEDIAN([.I5:.L5];[.I14:.L14])" office:value-type="float" office:value="5.0980762115" calcext:value-type="float">
            <text:p>5.098076211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nfig3</text:p>
          </table:table-cell>
          <table:table-cell table:style-name="ce2" office:value-type="float" office:value="11.51084394" calcext:value-type="float">
            <text:p>11.51084394</text:p>
          </table:table-cell>
          <table:table-cell table:style-name="ce2" office:value-type="float" office:value="12.489996" calcext:value-type="float">
            <text:p>12.489996</text:p>
          </table:table-cell>
          <table:table-cell table:style-name="ce2" office:value-type="float" office:value="44.73253849" calcext:value-type="float">
            <text:p>44.73253849</text:p>
          </table:table-cell>
          <table:table-cell table:style-name="ce2" office:value-type="float" office:value="7.211102551" calcext:value-type="float">
            <text:p>7.211102551</text:p>
          </table:table-cell>
          <table:table-cell table:number-columns-repeated="2"/>
          <table:table-cell table:style-name="ce2" office:value-type="string" calcext:value-type="string">
            <text:p>Config3</text:p>
          </table:table-cell>
          <table:table-cell table:style-name="ce2" office:value-type="float" office:value="7.348469228" calcext:value-type="float">
            <text:p>7.348469228</text:p>
          </table:table-cell>
          <table:table-cell table:style-name="ce2" office:value-type="float" office:value="6.403124237" calcext:value-type="float">
            <text:p>6.403124237</text:p>
          </table:table-cell>
          <table:table-cell table:style-name="ce2" office:value-type="float" office:value="7.348469228" calcext:value-type="float">
            <text:p>7.348469228</text:p>
          </table:table-cell>
          <table:table-cell table:style-name="ce2" office:value-type="float" office:value="4.69041576" calcext:value-type="float">
            <text:p>4.69041576</text:p>
          </table:table-cell>
          <table:table-cell/>
          <table:table-cell table:style-name="ce2" office:value-type="string" calcext:value-type="string">
            <text:p>Config3</text:p>
          </table:table-cell>
          <table:table-cell table:style-name="ce18" table:formula="of:=MEDIAN([.B6:.E6];[.B15:.E15])" office:value-type="float" office:value="12.38906718" calcext:value-type="float">
            <text:p>12.38906718</text:p>
          </table:table-cell>
          <table:table-cell table:style-name="ce18" table:formula="of:=MEDIAN([.I6:.L6];[.I15:.L15])" office:value-type="float" office:value="6.3240611175" calcext:value-type="float">
            <text:p>6.324061117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nfig4</text:p>
          </table:table-cell>
          <table:table-cell table:style-name="ce2" office:value-type="float" office:value="27.92838828" calcext:value-type="float">
            <text:p>27.92838828</text:p>
          </table:table-cell>
          <table:table-cell table:style-name="ce2" office:value-type="float" office:value="35.39774004" calcext:value-type="float">
            <text:p>35.39774004</text:p>
          </table:table-cell>
          <table:table-cell table:style-name="ce2" office:value-type="float" office:value="9.486832981" calcext:value-type="float">
            <text:p>9.486832981</text:p>
          </table:table-cell>
          <table:table-cell table:style-name="ce2" office:value-type="float" office:value="6.708203932" calcext:value-type="float">
            <text:p>6.708203932</text:p>
          </table:table-cell>
          <table:table-cell table:number-columns-repeated="2"/>
          <table:table-cell table:style-name="ce2" office:value-type="string" calcext:value-type="string">
            <text:p>Config4</text:p>
          </table:table-cell>
          <table:table-cell table:style-name="ce2" office:value-type="float" office:value="11.48912529" calcext:value-type="float">
            <text:p>11.48912529</text:p>
          </table:table-cell>
          <table:table-cell table:style-name="ce2" office:value-type="float" office:value="12.20655562" calcext:value-type="float">
            <text:p>12.20655562</text:p>
          </table:table-cell>
          <table:table-cell table:style-name="ce2" office:value-type="float" office:value="5.830951895" calcext:value-type="float">
            <text:p>5.830951895</text:p>
          </table:table-cell>
          <table:table-cell table:style-name="ce2" office:value-type="float" office:value="4.582575695" calcext:value-type="float">
            <text:p>4.582575695</text:p>
          </table:table-cell>
          <table:table-cell/>
          <table:table-cell table:style-name="ce2" office:value-type="string" calcext:value-type="string">
            <text:p>Config4</text:p>
          </table:table-cell>
          <table:table-cell table:style-name="ce18" table:formula="of:=MEDIAN([.B7:.E7];[.B16:.E16])" office:value-type="float" office:value="28.79653126" calcext:value-type="float">
            <text:p>28.79653126</text:p>
          </table:table-cell>
          <table:table-cell table:style-name="ce18" table:formula="of:=MEDIAN([.I7:.L7];[.I16:.L16])" office:value-type="float" office:value="9.2969091945" calcext:value-type="float">
            <text:p>9.296909194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nfig5</text:p>
          </table:table-cell>
          <table:table-cell table:style-name="ce2" office:value-type="float" office:value="13.22875656" calcext:value-type="float">
            <text:p>13.22875656</text:p>
          </table:table-cell>
          <table:table-cell table:style-name="ce2" office:value-type="float" office:value="35.25620513" calcext:value-type="float">
            <text:p>35.25620513</text:p>
          </table:table-cell>
          <table:table-cell table:style-name="ce2" office:value-type="float" office:value="6.708203932" calcext:value-type="float">
            <text:p>6.708203932</text:p>
          </table:table-cell>
          <table:table-cell table:style-name="ce2" office:value-type="float" office:value="34.77453076" calcext:value-type="float">
            <text:p>34.77453076</text:p>
          </table:table-cell>
          <table:table-cell table:number-columns-repeated="2"/>
          <table:table-cell table:style-name="ce2" office:value-type="string" calcext:value-type="string">
            <text:p>Config5</text:p>
          </table:table-cell>
          <table:table-cell table:style-name="ce2" office:value-type="float" office:value="7.416198487" calcext:value-type="float">
            <text:p>7.416198487</text:p>
          </table:table-cell>
          <table:table-cell table:style-name="ce2" office:value-type="float" office:value="12.40967365" calcext:value-type="float">
            <text:p>12.40967365</text:p>
          </table:table-cell>
          <table:table-cell table:style-name="ce2" office:value-type="float" office:value="4.582575695" calcext:value-type="float">
            <text:p>4.582575695</text:p>
          </table:table-cell>
          <table:table-cell table:style-name="ce2" office:value-type="float" office:value="5.567764363" calcext:value-type="float">
            <text:p>5.567764363</text:p>
          </table:table-cell>
          <table:table-cell/>
          <table:table-cell table:style-name="ce2" office:value-type="string" calcext:value-type="string">
            <text:p>Config5</text:p>
          </table:table-cell>
          <table:table-cell table:style-name="ce18" table:formula="of:=MEDIAN([.B8:.E8];[.B17:.E17])" office:value-type="float" office:value="13.171816805" calcext:value-type="float">
            <text:p>13.171816805</text:p>
          </table:table-cell>
          <table:table-cell table:style-name="ce18" table:formula="of:=MEDIAN([.I8:.L8];[.I17:.L17])" office:value-type="float" office:value="5.741922073" calcext:value-type="float">
            <text:p>5.741922073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onfig6</text:p>
          </table:table-cell>
          <table:table-cell table:style-name="ce2" office:value-type="float" office:value="31.8747549" calcext:value-type="float">
            <text:p>31.8747549</text:p>
          </table:table-cell>
          <table:table-cell table:style-name="ce2" office:value-type="float" office:value="43.27817002" calcext:value-type="float">
            <text:p>43.27817002</text:p>
          </table:table-cell>
          <table:table-cell table:style-name="ce2" office:value-type="float" office:value="54.18486874" calcext:value-type="float">
            <text:p>54.18486874</text:p>
          </table:table-cell>
          <table:table-cell table:style-name="ce2" office:value-type="float" office:value="6.8556546" calcext:value-type="float">
            <text:p>6.8556546</text:p>
          </table:table-cell>
          <table:table-cell table:number-columns-repeated="2"/>
          <table:table-cell table:style-name="ce2" office:value-type="string" calcext:value-type="string">
            <text:p>Config6</text:p>
          </table:table-cell>
          <table:table-cell table:style-name="ce2" office:value-type="float" office:value="13.7113092" calcext:value-type="float">
            <text:p>13.7113092</text:p>
          </table:table-cell>
          <table:table-cell table:style-name="ce2" office:value-type="float" office:value="17.29161647" calcext:value-type="float">
            <text:p>17.29161647</text:p>
          </table:table-cell>
          <table:table-cell table:style-name="ce2" office:value-type="float" office:value="5.567764363" calcext:value-type="float">
            <text:p>5.567764363</text:p>
          </table:table-cell>
          <table:table-cell table:style-name="ce2" office:value-type="float" office:value="4.795831523" calcext:value-type="float">
            <text:p>4.795831523</text:p>
          </table:table-cell>
          <table:table-cell/>
          <table:table-cell table:style-name="ce2" office:value-type="string" calcext:value-type="string">
            <text:p>Config6</text:p>
          </table:table-cell>
          <table:table-cell table:style-name="ce18" table:formula="of:=MEDIAN([.B9:.E9];[.B18:.E18])" office:value-type="float" office:value="20.152961555" calcext:value-type="float">
            <text:p>20.152961555</text:p>
          </table:table-cell>
          <table:table-cell table:style-name="ce18" table:formula="of:=MEDIAN([.I9:.L9];[.I18:.L18])" office:value-type="float" office:value="6.3240611175" calcext:value-type="float">
            <text:p>6.324061117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Estudo 2</text:p>
          </table:table-cell>
          <table:table-cell table:style-name="ce14" office:value-type="string" calcext:value-type="string">
            <text:p><text:a xlink:href="https://drive.google.com/drive/folders/1VwH6QNUxaPRekqpGLiI6pqueUkI0HRgt" xlink:type="simple">https://drive.google.com/drive/folders/1VwH6QNUxaPRekqpGLiI6pqueUkI0HRgt</text:a></text:p>
          </table:table-cell>
          <table:table-cell table:number-columns-repeated="5"/>
          <table:table-cell table:style-name="ce3" office:value-type="string" calcext:value-type="string">
            <text:p>Estudo 2</text:p>
          </table:table-cell>
          <table:table-cell table:style-name="ce14" office:value-type="string" calcext:value-type="string">
            <text:p><text:a xlink:href="https://drive.google.com/drive/folders/1VwH6QNUxaPRekqpGLiI6pqueUkI0HRgt" xlink:type="simple">https://drive.google.com/drive/folders/1VwH6QNUxaPRekqpGLiI6pqueUkI0HRgt</text:a></text:p>
          </table:table-cell>
          <table:table-cell table:number-columns-repeated="4"/>
          <table:table-cell table:style-name="ce3"/>
          <table:table-cell table:number-columns-repeated="1010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2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fig1</text:p>
          </table:table-cell>
          <table:table-cell table:style-name="ce2" office:value-type="float" office:value="11.83215957" calcext:value-type="float">
            <text:p>11.83215957</text:p>
          </table:table-cell>
          <table:table-cell table:style-name="ce2" office:value-type="float" office:value="12.40967365" calcext:value-type="float">
            <text:p>12.40967365</text:p>
          </table:table-cell>
          <table:table-cell table:style-name="ce2" office:value-type="float" office:value="12.52996409" calcext:value-type="float">
            <text:p>12.52996409</text:p>
          </table:table-cell>
          <table:table-cell table:style-name="ce2" office:value-type="float" office:value="49.09175083" calcext:value-type="float">
            <text:p>49.09175083</text:p>
          </table:table-cell>
          <table:table-cell table:number-columns-repeated="2"/>
          <table:table-cell table:style-name="ce2" office:value-type="string" calcext:value-type="string">
            <text:p>Config1</text:p>
          </table:table-cell>
          <table:table-cell table:style-name="ce2" office:value-type="float" office:value="5.196152423" calcext:value-type="float">
            <text:p>5.196152423</text:p>
          </table:table-cell>
          <table:table-cell table:style-name="ce2" office:value-type="float" office:value="6.244997998" calcext:value-type="float">
            <text:p>6.244997998</text:p>
          </table:table-cell>
          <table:table-cell table:style-name="ce2" office:value-type="float" office:value="6.403124237" calcext:value-type="float">
            <text:p>6.403124237</text:p>
          </table:table-cell>
          <table:table-cell table:style-name="ce2" office:value-type="float" office:value="2.449489743" calcext:value-type="float">
            <text:p>2.44948974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fig2</text:p>
          </table:table-cell>
          <table:table-cell table:style-name="ce2" office:value-type="float" office:value="9.695359715" calcext:value-type="float">
            <text:p>9.695359715</text:p>
          </table:table-cell>
          <table:table-cell table:style-name="ce18" office:value-type="float" office:value="11.2249721603218" calcext:value-type="float">
            <text:p>11.2249721603218</text:p>
          </table:table-cell>
          <table:table-cell table:style-name="ce2" office:value-type="float" office:value="38.57460304" calcext:value-type="float">
            <text:p>38.57460304</text:p>
          </table:table-cell>
          <table:table-cell table:style-name="ce2" office:value-type="float" office:value="8.831760866" calcext:value-type="float">
            <text:p>8.831760866</text:p>
          </table:table-cell>
          <table:table-cell table:style-name="ce18"/>
          <table:table-cell/>
          <table:table-cell table:style-name="ce2" office:value-type="string" calcext:value-type="string">
            <text:p>Config2</text:p>
          </table:table-cell>
          <table:table-cell table:style-name="ce2" office:value-type="float" office:value="5" calcext:value-type="float">
            <text:p>5</text:p>
          </table:table-cell>
          <table:table-cell table:style-name="ce18" office:value-type="float" office:value="4.89897948556636" calcext:value-type="float">
            <text:p>4.89897948556636</text:p>
          </table:table-cell>
          <table:table-cell table:style-name="ce2" office:value-type="float" office:value="5.656854249" calcext:value-type="float">
            <text:p>5.656854249</text:p>
          </table:table-cell>
          <table:table-cell table:style-name="ce2" office:value-type="float" office:value="5.196152423" calcext:value-type="float">
            <text:p>5.19615242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fig3</text:p>
          </table:table-cell>
          <table:table-cell table:style-name="ce2" office:value-type="float" office:value="12.28813836" calcext:value-type="float">
            <text:p>12.28813836</text:p>
          </table:table-cell>
          <table:table-cell table:style-name="ce2" office:value-type="float" office:value="12.62931543" calcext:value-type="float">
            <text:p>12.62931543</text:p>
          </table:table-cell>
          <table:table-cell table:style-name="ce2" office:value-type="float" office:value="9.848857802" calcext:value-type="float">
            <text:p>9.848857802</text:p>
          </table:table-cell>
          <table:table-cell table:style-name="ce2" office:value-type="float" office:value="31.82766093" calcext:value-type="float">
            <text:p>31.82766093</text:p>
          </table:table-cell>
          <table:table-cell table:style-name="ce18"/>
          <table:table-cell/>
          <table:table-cell table:style-name="ce2" office:value-type="string" calcext:value-type="string">
            <text:p>Config3</text:p>
          </table:table-cell>
          <table:table-cell table:style-name="ce2" office:value-type="float" office:value="5.916079783" calcext:value-type="float">
            <text:p>5.916079783</text:p>
          </table:table-cell>
          <table:table-cell table:style-name="ce2" office:value-type="float" office:value="7.280109889" calcext:value-type="float">
            <text:p>7.280109889</text:p>
          </table:table-cell>
          <table:table-cell table:style-name="ce2" office:value-type="float" office:value="6.244997998" calcext:value-type="float">
            <text:p>6.244997998</text:p>
          </table:table-cell>
          <table:table-cell table:style-name="ce2" office:value-type="float" office:value="3.741657387" calcext:value-type="float">
            <text:p>3.74165738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fig4</text:p>
          </table:table-cell>
          <table:table-cell table:style-name="ce2" office:value-type="float" office:value="29.66467424" calcext:value-type="float">
            <text:p>29.66467424</text:p>
          </table:table-cell>
          <table:table-cell table:style-name="ce2" office:value-type="float" office:value="32.81767816" calcext:value-type="float">
            <text:p>32.81767816</text:p>
          </table:table-cell>
          <table:table-cell table:style-name="ce2" office:value-type="float" office:value="35.27745377" calcext:value-type="float">
            <text:p>35.27745377</text:p>
          </table:table-cell>
          <table:table-cell table:style-name="ce2" office:value-type="float" office:value="6.92820323" calcext:value-type="float">
            <text:p>6.92820323</text:p>
          </table:table-cell>
          <table:table-cell table:style-name="ce18"/>
          <table:table-cell/>
          <table:table-cell table:style-name="ce2" office:value-type="string" calcext:value-type="string">
            <text:p>Config4</text:p>
          </table:table-cell>
          <table:table-cell table:style-name="ce2" office:value-type="float" office:value="12.36931688" calcext:value-type="float">
            <text:p>12.36931688</text:p>
          </table:table-cell>
          <table:table-cell table:style-name="ce2" office:value-type="float" office:value="11.3137085" calcext:value-type="float">
            <text:p>11.3137085</text:p>
          </table:table-cell>
          <table:table-cell table:style-name="ce2" office:value-type="float" office:value="7.280109889" calcext:value-type="float">
            <text:p>7.280109889</text:p>
          </table:table-cell>
          <table:table-cell table:style-name="ce2" office:value-type="float" office:value="4.582575695" calcext:value-type="float">
            <text:p>4.58257569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fig5</text:p>
          </table:table-cell>
          <table:table-cell table:style-name="ce2" office:value-type="float" office:value="13.11487705" calcext:value-type="float">
            <text:p>13.11487705</text:p>
          </table:table-cell>
          <table:table-cell table:style-name="ce2" office:value-type="float" office:value="14.10673598" calcext:value-type="float">
            <text:p>14.10673598</text:p>
          </table:table-cell>
          <table:table-cell table:style-name="ce2" office:value-type="float" office:value="10.29563014" calcext:value-type="float">
            <text:p>10.29563014</text:p>
          </table:table-cell>
          <table:table-cell table:style-name="ce2" office:value-type="float" office:value="7" calcext:value-type="float">
            <text:p>7</text:p>
          </table:table-cell>
          <table:table-cell table:style-name="ce18"/>
          <table:table-cell/>
          <table:table-cell table:style-name="ce2" office:value-type="string" calcext:value-type="string">
            <text:p>Config5</text:p>
          </table:table-cell>
          <table:table-cell table:style-name="ce2" office:value-type="float" office:value="5.916079783" calcext:value-type="float">
            <text:p>5.916079783</text:p>
          </table:table-cell>
          <table:table-cell table:style-name="ce2" office:value-type="float" office:value="5.196152423" calcext:value-type="float">
            <text:p>5.196152423</text:p>
          </table:table-cell>
          <table:table-cell table:style-name="ce2" office:value-type="float" office:value="6.8556546" calcext:value-type="float">
            <text:p>6.8556546</text:p>
          </table:table-cell>
          <table:table-cell table:style-name="ce2" office:value-type="float" office:value="4.358898944" calcext:value-type="float">
            <text:p>4.35889894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nfig6</text:p>
          </table:table-cell>
          <table:table-cell table:style-name="ce2" office:value-type="float" office:value="19.8242276" calcext:value-type="float">
            <text:p>19.8242276</text:p>
          </table:table-cell>
          <table:table-cell table:style-name="ce2" office:value-type="float" office:value="20.48169551" calcext:value-type="float">
            <text:p>20.481695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.52996409" calcext:value-type="float">
            <text:p>12.52996409</text:p>
          </table:table-cell>
          <table:table-cell table:style-name="ce18"/>
          <table:table-cell/>
          <table:table-cell table:style-name="ce2" office:value-type="string" calcext:value-type="string">
            <text:p>Config6</text:p>
          </table:table-cell>
          <table:table-cell table:style-name="ce2" office:value-type="float" office:value="6.244997998" calcext:value-type="float">
            <text:p>6.244997998</text:p>
          </table:table-cell>
          <table:table-cell table:style-name="ce2" office:value-type="float" office:value="10.29563014" calcext:value-type="float">
            <text:p>10.29563014</text:p>
          </table:table-cell>
          <table:table-cell table:style-name="ce2" office:value-type="float" office:value="5.656854249" calcext:value-type="float">
            <text:p>5.656854249</text:p>
          </table:table-cell>
          <table:table-cell table:style-name="ce2" office:value-type="float" office:value="6.403124237" calcext:value-type="float">
            <text:p>6.403124237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8" table:number-columns-repeated="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ráfico de barras com 4 barras para cada PLA, cada config é uma área de cada cor dentro da barra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tacked bar cha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nclusões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nsiderando as medianas dos valores de ED para as soluções otimizadas, a config 2 foi a que obteve melhor performance para AGM1 e AGM2 no estudo 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o analisar o estudo 2, é possível verificar que também para AGM 1 e AGM 2 a config 2 foi a melhor</text:p>
          </table:table-cell>
          <table:table-cell table:number-columns-repeated="11"/>
          <table:table-cell>
            <draw:frame table:end-cell-address="ED.S51" table:end-x="74.83pt" table:end-y="14.2pt" draw:z-index="14" draw:name="Chart 15" draw:style-name="gr1" draw:text-style-name="P1" svg:width="516.73pt" svg:height="394.47pt" svg:x="39pt" svg:y="13.49pt">
              <draw:object draw:notify-on-update-of-ranges="ED.I3:ED.L3 ED.H4:ED.H4 ED.I4:ED.L4 ED.H5:ED.H5 ED.I5:ED.L5 ED.H6:ED.H6 ED.I6:ED.L6 ED.H7:ED.H7 ED.I7:ED.L7 ED.H8:ED.H8 ED.I8:ED.L8 ED.H9:ED.H9 ED.I9:ED.L9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  <table:table-cell>
            <draw:frame table:end-cell-address="ED.Z51" table:end-x="47.82pt" table:end-y="14.2pt" draw:z-index="15" draw:name="Chart 16" draw:style-name="gr1" draw:text-style-name="P1" svg:width="488.98pt" svg:height="394.47pt" svg:x="39.74pt" svg:y="13.49pt">
              <draw:object draw:notify-on-update-of-ranges="ED.I12:ED.L12 ED.H13:ED.H13 ED.I13:ED.L13 ED.H14:ED.H14 ED.I14:ED.L14 ED.H15:ED.H15 ED.I15:ED.L15 ED.H16:ED.H16 ED.I16:ED.L16 ED.H17:ED.H17 ED.I17:ED.L17 ED.H18:ED.H18 ED.I18:ED.L18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No caso da MM1 no estudo 1 a configuração melhor foi a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o caso da MM1 do estudo 2, a melhor configuração foi a 6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Já para MM2 no estudo 2, por pouca diferença entre a config 4 e 5, a configuração 4 foi a melhor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ED.F80" table:end-x="65pt" table:end-y="0.71pt" draw:z-index="8" draw:name="Chart 9" draw:style-name="gr1" draw:text-style-name="P1" svg:width="449.97pt" svg:height="478.46pt" svg:x="15.76pt" svg:y="10.49pt">
              <draw:object draw:notify-on-update-of-ranges="ED.B3:ED.E3 ED.A4:ED.A4 ED.B4:ED.E4 ED.A5:ED.A5 ED.B5:ED.E5 ED.A6:ED.A6 ED.B6:ED.E6 ED.A7:ED.A7 ED.B7:ED.E7 ED.A8:ED.A8 ED.B8:ED.E8 ED.A9:ED.A9 ED.B9:ED.E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>
            <draw:frame table:end-cell-address="ED.M80" table:end-x="7.31pt" table:end-y="0.71pt" draw:z-index="9" draw:name="Chart 10" draw:style-name="gr1" draw:text-style-name="P1" svg:width="449.97pt" svg:height="478.46pt" svg:x="38.24pt" svg:y="10.49pt">
              <draw:object draw:notify-on-update-of-ranges="ED.B12:ED.E12 ED.A13:ED.A13 ED.B13:ED.E13 ED.A14:ED.A14 ED.B14:ED.E14 ED.A15:ED.A15 ED.B15:ED.E15 ED.A16:ED.A16 ED.B16:ED.E16 ED.A17:ED.A17 ED.B17:ED.E17 ED.A18:ED.A18 ED.B18:ED.E1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ED.S72" table:end-x="14.09pt" table:end-y="2.98pt" draw:z-index="10" draw:name="Chart 11" draw:style-name="gr1" draw:text-style-name="P1" svg:width="449.97pt" svg:height="278.22pt" svg:x="45.01pt" svg:y="8.25pt">
              <draw:object draw:notify-on-update-of-ranges="ED.H13:ED.H18 ED.I4:ED.I9 ED.B4:ED.B9 ED.B13:ED.B18 ED.B4:ED.B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ED.Y72" table:end-x="17.06pt" table:end-y="2.98pt" draw:z-index="11" draw:name="Chart 12" draw:style-name="gr1" draw:text-style-name="P1" svg:width="449.97pt" svg:height="278.22pt" svg:x="47.99pt" svg:y="8.25pt">
              <draw:object draw:notify-on-update-of-ranges="ED.H13:ED.H18 ED.J4:ED.J9 ED.C4:ED.C9 ED.J13:ED.J18 ED.C13:ED.C1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0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ED.S90" table:end-x="14.83pt" table:end-y="9.72pt" draw:z-index="12" draw:name="Chart 13" draw:style-name="gr1" draw:text-style-name="P1" svg:width="449.97pt" svg:height="278.22pt" svg:x="45.75pt" svg:y="15pt">
              <draw:object draw:notify-on-update-of-ranges="ED.H13:ED.H18 ED.K4:ED.K9 ED.D4:ED.D9 ED.K13:ED.K18 ED.D13:ED.D18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18"/>
          <table:table-cell>
            <draw:frame table:end-cell-address="ED.Y90" table:end-x="17.83pt" table:end-y="10.49pt" draw:z-index="13" draw:name="Chart 14" draw:style-name="gr1" draw:text-style-name="P1" svg:width="449.97pt" svg:height="278.22pt" svg:x="48.76pt" svg:y="0pt">
              <draw:object draw:notify-on-update-of-ranges="ED.H13:ED.H18 ED.L4:ED.L9 ED.E4:ED.E9 ED.L13:ED.L18 ED.E13:ED.E18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0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ED.F109" table:end-x="73.98pt" table:end-y="0.74pt" draw:z-index="0" draw:name="Chart 1" draw:style-name="gr1" draw:text-style-name="P1" svg:width="449.97pt" svg:height="278.22pt" svg:x="24.75pt" svg:y="6.01pt">
              <draw:object draw:notify-on-update-of-ranges="ED.A4:ED.A9 ED.I4:ED.I9 ED.B4:ED.B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ED.L109" table:end-x="78.49pt" table:end-y="0.74pt" draw:z-index="1" draw:name="Chart 2" draw:style-name="gr1" draw:text-style-name="P1" svg:width="449.97pt" svg:height="278.22pt" svg:x="29.25pt" svg:y="6.01pt">
              <draw:object draw:notify-on-update-of-ranges="ED.A4:ED.A9 ED.J4:ED.J9 ED.C4:ED.C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ED.S109" table:end-x="2.83pt" table:end-y="0.74pt" draw:z-index="2" draw:name="Chart 3" draw:style-name="gr1" draw:text-style-name="P1" svg:width="449.97pt" svg:height="278.22pt" svg:x="33.76pt" svg:y="6.01pt">
              <draw:object draw:notify-on-update-of-ranges="ED.A4:ED.A9 ED.K4:ED.K9 ED.D4:ED.D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ED.Y109" table:end-x="17.83pt" table:end-y="0.74pt" draw:z-index="3" draw:name="Chart 4" draw:style-name="gr1" draw:text-style-name="P1" svg:width="449.97pt" svg:height="278.22pt" svg:x="48.76pt" svg:y="6.01pt">
              <draw:object draw:notify-on-update-of-ranges="ED.A4:ED.A9 ED.L4:ED.L9 ED.E4:ED.E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>
            <draw:frame table:end-cell-address="ED.F127" table:end-x="70.98pt" table:end-y="6.72pt" draw:z-index="4" draw:name="Chart 5" draw:style-name="gr1" draw:text-style-name="P1" svg:width="449.97pt" svg:height="278.22pt" svg:x="21.74pt" svg:y="11.99pt">
              <draw:object draw:notify-on-update-of-ranges="ED.A4:ED.A9 ED.I13:ED.I18 ED.B13:ED.B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ED.L127" table:end-x="79.99pt" table:end-y="8.22pt" draw:z-index="5" draw:name="Chart 6" draw:style-name="gr1" draw:text-style-name="P1" svg:width="449.97pt" svg:height="278.22pt" svg:x="30.76pt" svg:y="13.49pt">
              <draw:object draw:notify-on-update-of-ranges="ED.A4:ED.A9 ED.J13:ED.J18 ED.C13:ED.C1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ED.S127" table:end-x="2.83pt" table:end-y="8.22pt" draw:z-index="6" draw:name="Chart 7" draw:style-name="gr1" draw:text-style-name="P1" svg:width="449.97pt" svg:height="278.22pt" svg:x="33.76pt" svg:y="13.49pt">
              <draw:object draw:notify-on-update-of-ranges="ED.A4:ED.A9 ED.K13:ED.K18 ED.D13:ED.D1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ED.Y127" table:end-x="17.83pt" table:end-y="8.22pt" draw:z-index="7" draw:name="Chart 8" draw:style-name="gr1" draw:text-style-name="P1" svg:width="449.97pt" svg:height="278.22pt" svg:x="48.76pt" svg:y="13.49pt">
              <draw:object draw:notify-on-update-of-ranges="ED.A4:ED.A9 ED.L13:ED.L18 ED.E13:ED.E1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5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uskall e Vargha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number-columns-repeated="6" table:default-cell-style-name="Default"/>
        <table:table-column table:style-name="co9" table:number-columns-repeated="1008" table:default-cell-style-name="Default"/>
        <table:table-row table:style-name="ro2">
          <table:table-cell table:style-name="ce19" office:value-type="string" calcext:value-type="string">
            <text:p>KRUSKAL - Há diferença estatística entre os experimentos de uma mesma PLA? p-value &lt;= 0.05</text:p>
          </table:table-cell>
          <table:table-cell table:style-name="ce16"/>
          <table:table-cell table:style-name="ce19"/>
          <table:table-cell table:style-name="ce16"/>
          <table:table-cell table:style-name="ce3"/>
          <table:table-cell table:number-columns-repeated="2"/>
          <table:table-cell table:style-name="ce15" office:value-type="string" calcext:value-type="string">
            <text:p><text:a xlink:href="https://drive.google.com/drive/folders/1eoUbSH_cKRwDWXAGg3zRXmd5rqXab_X-?usp=sharing" xlink:type="simple">Coloca de acordo com tipo em https://drive.google.com/drive/folders/1eoUbSH_cKRwDWXAGg3zRXmd5rqXab_X-?usp=sharing</text:a>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6" office:value-type="string" calcext:value-type="string">
            <text:p>Resposta</text:p>
          </table:table-cell>
          <table:table-cell table:style-name="ce3" table:number-columns-repeated="3"/>
          <table:table-cell table:number-columns-repeated="2"/>
          <table:table-cell table:style-name="ce2" office:value-type="string" calcext:value-type="string">
            <text:p>Observem o exemplo agm1.txt que coloquei lá, separa pelo nome da PLA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studo 1</text:p>
          </table:table-cell>
          <table:table-cell table:style-name="ce16"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AGM1 (Willian M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GM2 (Willian K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M1 (Simone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M2 (Marcelo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Estudo 2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AGM1 (Fernando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GM2 (Fernando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M1 (Willian M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M2 (Tiago)</text:p>
          </table:table-cell>
          <table:table-cell table:style-name="ce2" office:value-type="string" calcext:value-type="string">
            <text:p>SI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9" office:value-type="string" calcext:value-type="string">
            <text:p>VARGHA - Qual o tamanho de efeito??</text:p>
          </table:table-cell>
          <table:table-cell table:style-name="ce2" office:value-type="string" calcext:value-type="string">
            <text:p>Estudo 1</text:p>
          </table:table-cell>
          <table:table-cell table:number-columns-repeated="3"/>
          <table:table-cell table:style-name="ce2" office:value-type="string" calcext:value-type="string">
            <text:p>Estudo 2</text:p>
          </table:table-cell>
          <table:table-cell table:number-columns-repeated="4"/>
          <table:table-cell table:style-name="ce2" office:value-type="string" calcext:value-type="string">
            <text:p>WINNERS:</text:p>
          </table:table-cell>
          <table:table-cell table:number-columns-repeated="8"/>
          <table:table-cell table:style-name="ce3" office:value-type="string" calcext:value-type="string">
            <text:p>GERAL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Comparação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25" office:value-type="string" calcext:value-type="string">
            <text:p>MM1</text:p>
          </table:table-cell>
          <table:table-cell table:style-name="ce25" office:value-type="string" calcext:value-type="string">
            <text:p>MM2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25" office:value-type="string" calcext:value-type="string">
            <text:p>MM1</text:p>
          </table:table-cell>
          <table:table-cell table:style-name="ce25" office:value-type="string" calcext:value-type="string">
            <text:p>MM2</text:p>
          </table:table-cell>
          <table:table-cell/>
          <table:table-cell table:style-name="ce25" office:value-type="string" calcext:value-type="string">
            <text:p>AGM1 Estudo 1</text:p>
          </table:table-cell>
          <table:table-cell table:style-name="ce25" office:value-type="string" calcext:value-type="string">
            <text:p>AGM1 Estudo 2</text:p>
          </table:table-cell>
          <table:table-cell table:style-name="ce25" office:value-type="string" calcext:value-type="string">
            <text:p>AGM2 Estudo 1</text:p>
          </table:table-cell>
          <table:table-cell table:style-name="ce25" office:value-type="string" calcext:value-type="string">
            <text:p>AGM2 Estudo 2</text:p>
          </table:table-cell>
          <table:table-cell table:style-name="ce25" office:value-type="string" calcext:value-type="string">
            <text:p>MM1 Estudo 1</text:p>
          </table:table-cell>
          <table:table-cell table:style-name="ce25" office:value-type="string" calcext:value-type="string">
            <text:p>MM1 Estudo 2</text:p>
          </table:table-cell>
          <table:table-cell table:style-name="ce25" office:value-type="string" calcext:value-type="string">
            <text:p>MM2 Estudo 1</text:p>
          </table:table-cell>
          <table:table-cell table:style-name="ce25" office:value-type="string" calcext:value-type="string">
            <text:p>MM2 Estudo 2</text:p>
          </table:table-cell>
          <table:table-cell/>
          <table:table-cell table:style-name="ce3" office:value-type="string" calcext:value-type="string">
            <text:p>AGM</text:p>
          </table:table-cell>
          <table:table-cell table:style-name="ce3" office:value-type="string" calcext:value-type="string">
            <text:p>Percentual</text:p>
          </table:table-cell>
          <table:table-cell table:style-name="ce25" office:value-type="string" calcext:value-type="string">
            <text:p>MM</text:p>
          </table:table-cell>
          <table:table-cell table:style-name="ce26" office:value-type="string" calcext:value-type="string">
            <text:p>Percentua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1 x config2</text:p>
          </table:table-cell>
          <table:table-cell table:style-name="ce2" office:value-type="float" office:value="0.2755556" calcext:value-type="float">
            <text:p>0.2755556</text:p>
          </table:table-cell>
          <table:table-cell table:style-name="ce24" office:value-type="float" office:value="0.6555556" calcext:value-type="float">
            <text:p>0.6555556</text:p>
          </table:table-cell>
          <table:table-cell table:style-name="ce26" office:value-type="float" office:value="0.4611111" calcext:value-type="float">
            <text:p>0.4611111</text:p>
          </table:table-cell>
          <table:table-cell table:style-name="ce26" office:value-type="float" office:value="0.2866667" calcext:value-type="float">
            <text:p>0.2866667</text:p>
          </table:table-cell>
          <table:table-cell table:style-name="ce2" office:value-type="float" office:value="0.3333333" calcext:value-type="float">
            <text:p>0.3333333</text:p>
          </table:table-cell>
          <table:table-cell table:style-name="ce2" office:value-type="float" office:value="0.3822222" calcext:value-type="float">
            <text:p>0.3822222</text:p>
          </table:table-cell>
          <table:table-cell table:style-name="ce26" office:value-type="float" office:value="0.5455556" calcext:value-type="float">
            <text:p>0.5455556</text:p>
          </table:table-cell>
          <table:table-cell table:style-name="ce26" office:value-type="float" office:value="0.7055556" calcext:value-type="float">
            <text:p>0.7055556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2" office:value-type="string" calcext:value-type="string">
            <text:p>Config1</text:p>
          </table:table-cell>
          <table:table-cell table:number-columns-repeated="2" table:style-name="ce2" office:value-type="string" calcext:value-type="string">
            <text:p>Config2</text:p>
          </table:table-cell>
          <table:table-cell table:style-name="ce26" office:value-type="string" calcext:value-type="string">
            <text:p>Config2</text:p>
          </table:table-cell>
          <table:table-cell table:style-name="ce26" office:value-type="string" calcext:value-type="string">
            <text:p>Config1</text:p>
          </table:table-cell>
          <table:table-cell table:style-name="ce26" office:value-type="string" calcext:value-type="string">
            <text:p>Config2</text:p>
          </table:table-cell>
          <table:table-cell table:style-name="ce26" office:value-type="string" calcext:value-type="string">
            <text:p>Config1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30" office:value-type="percentage" office:value="0.75" calcext:value-type="percentage">
            <text:p>75%</text:p>
          </table:table-cell>
          <table:table-cell table:style-name="ce26" office:value-type="string" calcext:value-type="string">
            <text:p>Config2~Config1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1 x config3</text:p>
          </table:table-cell>
          <table:table-cell table:style-name="ce2" office:value-type="float" office:value="0.83" calcext:value-type="float">
            <text:p>0.83</text:p>
          </table:table-cell>
          <table:table-cell table:style-name="ce24" office:value-type="float" office:value="0.7144444" calcext:value-type="float">
            <text:p>0.7144444</text:p>
          </table:table-cell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0.4222222" calcext:value-type="float">
            <text:p>0.4222222</text:p>
          </table:table-cell>
          <table:table-cell table:style-name="ce2" office:value-type="float" office:value="0.7244444" calcext:value-type="float">
            <text:p>0.7244444</text:p>
          </table:table-cell>
          <table:table-cell table:style-name="ce2" office:value-type="float" office:value="0.7488889" calcext:value-type="float">
            <text:p>0.7488889</text:p>
          </table:table-cell>
          <table:table-cell table:style-name="ce26" office:value-type="float" office:value="0.8433333" calcext:value-type="float">
            <text:p>0.8433333</text:p>
          </table:table-cell>
          <table:table-cell table:style-name="ce26" office:value-type="float" office:value="0.8311111" calcext:value-type="float">
            <text:p>0.8311111</text:p>
          </table:table-cell>
          <table:table-cell/>
          <table:table-cell table:number-columns-repeated="4" table:style-name="ce2" office:value-type="string" calcext:value-type="string">
            <text:p>Config1</text:p>
          </table:table-cell>
          <table:table-cell table:number-columns-repeated="2" table:style-name="ce26" office:value-type="string" calcext:value-type="string">
            <text:p>Config1</text:p>
          </table:table-cell>
          <table:table-cell table:style-name="ce26" office:value-type="string" calcext:value-type="string">
            <text:p>Config3</text:p>
          </table:table-cell>
          <table:table-cell table:style-name="ce26" office:value-type="string" calcext:value-type="string">
            <text:p>Config1</text:p>
          </table:table-cell>
          <table:table-cell/>
          <table:table-cell table:style-name="ce2" office:value-type="string" calcext:value-type="string">
            <text:p>Config1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1</text:p>
          </table:table-cell>
          <table:table-cell table:style-name="ce31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1 x config4</text:p>
          </table:table-cell>
          <table:table-cell table:style-name="ce2" office:value-type="float" office:value="0.8166667" calcext:value-type="float">
            <text:p>0.8166667</text:p>
          </table:table-cell>
          <table:table-cell table:style-name="ce24" office:value-type="float" office:value="0.8422222" calcext:value-type="float">
            <text:p>0.8422222</text:p>
          </table:table-cell>
          <table:table-cell table:style-name="ce26" office:value-type="float" office:value="0.81" calcext:value-type="float">
            <text:p>0.81</text:p>
          </table:table-cell>
          <table:table-cell table:style-name="ce26" office:value-type="float" office:value="0.09888889" calcext:value-type="float">
            <text:p>0.09888889</text:p>
          </table:table-cell>
          <table:table-cell table:style-name="ce2" office:value-type="float" office:value="0.8388889" calcext:value-type="float">
            <text:p>0.8388889</text:p>
          </table:table-cell>
          <table:table-cell table:style-name="ce2" office:value-type="float" office:value="0.7955556" calcext:value-type="float">
            <text:p>0.7955556</text:p>
          </table:table-cell>
          <table:table-cell table:style-name="ce26" office:value-type="float" office:value="0.9122222" calcext:value-type="float">
            <text:p>0.9122222</text:p>
          </table:table-cell>
          <table:table-cell table:style-name="ce26" office:value-type="float" office:value="0.2588889" calcext:value-type="float">
            <text:p>0.2588889</text:p>
          </table:table-cell>
          <table:table-cell/>
          <table:table-cell table:number-columns-repeated="4" table:style-name="ce2" office:value-type="string" calcext:value-type="string">
            <text:p>Config1</text:p>
          </table:table-cell>
          <table:table-cell table:number-columns-repeated="2" table:style-name="ce26" office:value-type="string" calcext:value-type="string">
            <text:p>Config1</text:p>
          </table:table-cell>
          <table:table-cell table:number-columns-repeated="2" table:style-name="ce25" office:value-type="string" calcext:value-type="string">
            <text:p>Config4</text:p>
          </table:table-cell>
          <table:table-cell/>
          <table:table-cell table:style-name="ce2" office:value-type="string" calcext:value-type="string">
            <text:p>Config1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1~Config4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1 x config5</text:p>
          </table:table-cell>
          <table:table-cell table:style-name="ce2" office:value-type="float" office:value="0.7688889" calcext:value-type="float">
            <text:p>0.7688889</text:p>
          </table:table-cell>
          <table:table-cell table:style-name="ce24" office:value-type="float" office:value="0.7688889" calcext:value-type="float">
            <text:p>0.7688889</text:p>
          </table:table-cell>
          <table:table-cell table:style-name="ce26" office:value-type="float" office:value="0.8977778" calcext:value-type="float">
            <text:p>0.8977778</text:p>
          </table:table-cell>
          <table:table-cell table:style-name="ce26" office:value-type="float" office:value="0.2966667" calcext:value-type="float">
            <text:p>0.2966667</text:p>
          </table:table-cell>
          <table:table-cell table:style-name="ce2" office:value-type="float" office:value="0.7988889" calcext:value-type="float">
            <text:p>0.7988889</text:p>
          </table:table-cell>
          <table:table-cell table:style-name="ce2" office:value-type="float" office:value="0.7633333" calcext:value-type="float">
            <text:p>0.7633333</text:p>
          </table:table-cell>
          <table:table-cell table:style-name="ce26" office:value-type="float" office:value="0.9577778" calcext:value-type="float">
            <text:p>0.9577778</text:p>
          </table:table-cell>
          <table:table-cell table:style-name="ce26" office:value-type="float" office:value="0.5555556" calcext:value-type="float">
            <text:p>0.5555556</text:p>
          </table:table-cell>
          <table:table-cell/>
          <table:table-cell table:number-columns-repeated="4" table:style-name="ce2" office:value-type="string" calcext:value-type="string">
            <text:p>Config1</text:p>
          </table:table-cell>
          <table:table-cell table:number-columns-repeated="2" table:style-name="ce26" office:value-type="string" calcext:value-type="string">
            <text:p>Config1</text:p>
          </table:table-cell>
          <table:table-cell table:style-name="ce26" office:value-type="string" calcext:value-type="string">
            <text:p>Config5</text:p>
          </table:table-cell>
          <table:table-cell table:style-name="ce26" office:value-type="string" calcext:value-type="string">
            <text:p>Config1</text:p>
          </table:table-cell>
          <table:table-cell/>
          <table:table-cell table:style-name="ce2" office:value-type="string" calcext:value-type="string">
            <text:p>Config1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1</text:p>
          </table:table-cell>
          <table:table-cell table:style-name="ce31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1 x config6</text:p>
          </table:table-cell>
          <table:table-cell table:style-name="ce2" office:value-type="float" office:value="0.8722222" calcext:value-type="float">
            <text:p>0.8722222</text:p>
          </table:table-cell>
          <table:table-cell table:style-name="ce24" office:value-type="float" office:value="0.8422222" calcext:value-type="float">
            <text:p>0.8422222</text:p>
          </table:table-cell>
          <table:table-cell table:style-name="ce26" office:value-type="float" office:value="0.9166667" calcext:value-type="float">
            <text:p>0.9166667</text:p>
          </table:table-cell>
          <table:table-cell table:style-name="ce26" office:value-type="float" office:value="0.1333333" calcext:value-type="float">
            <text:p>0.1333333</text:p>
          </table:table-cell>
          <table:table-cell table:style-name="ce2" office:value-type="float" office:value="0.8655556" calcext:value-type="float">
            <text:p>0.8655556</text:p>
          </table:table-cell>
          <table:table-cell table:style-name="ce2" office:value-type="float" office:value="0.8488889" calcext:value-type="float">
            <text:p>0.8488889</text:p>
          </table:table-cell>
          <table:table-cell table:style-name="ce26" office:value-type="float" office:value="0.9277778" calcext:value-type="float">
            <text:p>0.9277778</text:p>
          </table:table-cell>
          <table:table-cell table:style-name="ce26" office:value-type="float" office:value="0.2011111" calcext:value-type="float">
            <text:p>0.2011111</text:p>
          </table:table-cell>
          <table:table-cell/>
          <table:table-cell table:number-columns-repeated="4" table:style-name="ce2" office:value-type="string" calcext:value-type="string">
            <text:p>Config1</text:p>
          </table:table-cell>
          <table:table-cell table:number-columns-repeated="2" table:style-name="ce26" office:value-type="string" calcext:value-type="string">
            <text:p>Config1</text:p>
          </table:table-cell>
          <table:table-cell table:number-columns-repeated="2" table:style-name="ce25" office:value-type="string" calcext:value-type="string">
            <text:p>Config6</text:p>
          </table:table-cell>
          <table:table-cell/>
          <table:table-cell table:style-name="ce2" office:value-type="string" calcext:value-type="string">
            <text:p>Config1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1~Config6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2 x config3</text:p>
          </table:table-cell>
          <table:table-cell table:style-name="ce2" office:value-type="float" office:value="0.9644444" calcext:value-type="float">
            <text:p>0.9644444</text:p>
          </table:table-cell>
          <table:table-cell table:style-name="ce24" office:value-type="float" office:value="0.6444444" calcext:value-type="float">
            <text:p>0.6444444</text:p>
          </table:table-cell>
          <table:table-cell table:style-name="ce26" office:value-type="float" office:value="0.9088889" calcext:value-type="float">
            <text:p>0.9088889</text:p>
          </table:table-cell>
          <table:table-cell table:style-name="ce26" office:value-type="float" office:value="0.6177778" calcext:value-type="float">
            <text:p>0.6177778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9022222" calcext:value-type="float">
            <text:p>0.9022222</text:p>
          </table:table-cell>
          <table:table-cell table:style-name="ce26" office:value-type="float" office:value="0.8244444" calcext:value-type="float">
            <text:p>0.8244444</text:p>
          </table:table-cell>
          <table:table-cell table:style-name="ce26" office:value-type="float" office:value="0.7522222" calcext:value-type="float">
            <text:p>0.7522222</text:p>
          </table:table-cell>
          <table:table-cell/>
          <table:table-cell table:number-columns-repeated="4" table:style-name="ce2" office:value-type="string" calcext:value-type="string">
            <text:p>Config2</text:p>
          </table:table-cell>
          <table:table-cell table:number-columns-repeated="2" table:style-name="ce26" office:value-type="string" calcext:value-type="string">
            <text:p>Config2</text:p>
          </table:table-cell>
          <table:table-cell table:number-columns-repeated="2" table:style-name="ce25" office:value-type="string" calcext:value-type="string">
            <text:p>Config2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2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2 x config4</text:p>
          </table:table-cell>
          <table:table-cell table:style-name="ce2" office:value-type="float" office:value="0.9488889" calcext:value-type="float">
            <text:p>0.9488889</text:p>
          </table:table-cell>
          <table:table-cell table:style-name="ce24" office:value-type="float" office:value="0.8866667" calcext:value-type="float">
            <text:p>0.8866667</text:p>
          </table:table-cell>
          <table:table-cell table:style-name="ce26" office:value-type="float" office:value="0.82" calcext:value-type="float">
            <text:p>0.82</text:p>
          </table:table-cell>
          <table:table-cell table:style-name="ce26" office:value-type="float" office:value="0.1944444" calcext:value-type="float">
            <text:p>0.1944444</text:p>
          </table:table-cell>
          <table:table-cell table:style-name="ce2" office:value-type="float" office:value="0.8844444" calcext:value-type="float">
            <text:p>0.8844444</text:p>
          </table:table-cell>
          <table:table-cell table:style-name="ce2" office:value-type="float" office:value="0.9466667" calcext:value-type="float">
            <text:p>0.9466667</text:p>
          </table:table-cell>
          <table:table-cell table:style-name="ce26" office:value-type="float" office:value="0.9077778" calcext:value-type="float">
            <text:p>0.9077778</text:p>
          </table:table-cell>
          <table:table-cell table:style-name="ce26" office:value-type="float" office:value="0.06666667" calcext:value-type="float">
            <text:p>0.06666667</text:p>
          </table:table-cell>
          <table:table-cell/>
          <table:table-cell table:number-columns-repeated="4" table:style-name="ce2" office:value-type="string" calcext:value-type="string">
            <text:p>Config2</text:p>
          </table:table-cell>
          <table:table-cell table:number-columns-repeated="2" table:style-name="ce26" office:value-type="string" calcext:value-type="string">
            <text:p>Config2</text:p>
          </table:table-cell>
          <table:table-cell table:number-columns-repeated="2" table:style-name="ce25" office:value-type="string" calcext:value-type="string">
            <text:p>Config4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2~Config4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2 x config5</text:p>
          </table:table-cell>
          <table:table-cell table:style-name="ce2" office:value-type="float" office:value="0.9466667" calcext:value-type="float">
            <text:p>0.9466667</text:p>
          </table:table-cell>
          <table:table-cell table:style-name="ce24" office:value-type="float" office:value="0.7777778" calcext:value-type="float">
            <text:p>0.7777778</text:p>
          </table:table-cell>
          <table:table-cell table:style-name="ce26" office:value-type="float" office:value="0.9022222" calcext:value-type="float">
            <text:p>0.9022222</text:p>
          </table:table-cell>
          <table:table-cell table:style-name="ce26" office:value-type="float" office:value="0.4711111" calcext:value-type="float">
            <text:p>0.4711111</text:p>
          </table:table-cell>
          <table:table-cell table:style-name="ce2" office:value-type="float" office:value="0.8811111" calcext:value-type="float">
            <text:p>0.8811111</text:p>
          </table:table-cell>
          <table:table-cell table:style-name="ce2" office:value-type="float" office:value="0.9177778" calcext:value-type="float">
            <text:p>0.9177778</text:p>
          </table:table-cell>
          <table:table-cell table:style-name="ce26" office:value-type="float" office:value="0.9555556" calcext:value-type="float">
            <text:p>0.9555556</text:p>
          </table:table-cell>
          <table:table-cell table:style-name="ce26" office:value-type="float" office:value="0.3788889" calcext:value-type="float">
            <text:p>0.3788889</text:p>
          </table:table-cell>
          <table:table-cell/>
          <table:table-cell table:number-columns-repeated="4" table:style-name="ce2" office:value-type="string" calcext:value-type="string">
            <text:p>Config2</text:p>
          </table:table-cell>
          <table:table-cell table:number-columns-repeated="2" table:style-name="ce26" office:value-type="string" calcext:value-type="string">
            <text:p>Config2</text:p>
          </table:table-cell>
          <table:table-cell table:number-columns-repeated="2" table:style-name="ce25" office:value-type="string" calcext:value-type="string">
            <text:p>Config5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2~Config5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2 x config6</text:p>
          </table:table-cell>
          <table:table-cell table:style-name="ce2" office:value-type="float" office:value="0.9644444" calcext:value-type="float">
            <text:p>0.9644444</text:p>
          </table:table-cell>
          <table:table-cell table:style-name="ce24" office:value-type="float" office:value="0.8633333" calcext:value-type="float">
            <text:p>0.8633333</text:p>
          </table:table-cell>
          <table:table-cell table:style-name="ce26" office:value-type="float" office:value="0.9166667" calcext:value-type="float">
            <text:p>0.9166667</text:p>
          </table:table-cell>
          <table:table-cell table:style-name="ce26" office:value-type="float" office:value="0.2511111" calcext:value-type="float">
            <text:p>0.2511111</text:p>
          </table:table-cell>
          <table:table-cell table:style-name="ce2" office:value-type="float" office:value="0.8966667" calcext:value-type="float">
            <text:p>0.8966667</text:p>
          </table:table-cell>
          <table:table-cell table:style-name="ce2" office:value-type="float" office:value="0.98" calcext:value-type="float">
            <text:p>0.98</text:p>
          </table:table-cell>
          <table:table-cell table:style-name="ce26" office:value-type="float" office:value="0.9211111" calcext:value-type="float">
            <text:p>0.9211111</text:p>
          </table:table-cell>
          <table:table-cell table:style-name="ce26" office:value-type="float" office:value="0.04" calcext:value-type="float">
            <text:p>0.04</text:p>
          </table:table-cell>
          <table:table-cell/>
          <table:table-cell table:number-columns-repeated="4" table:style-name="ce2" office:value-type="string" calcext:value-type="string">
            <text:p>Config2</text:p>
          </table:table-cell>
          <table:table-cell table:number-columns-repeated="2" table:style-name="ce26" office:value-type="string" calcext:value-type="string">
            <text:p>Config2</text:p>
          </table:table-cell>
          <table:table-cell table:number-columns-repeated="2" table:style-name="ce25" office:value-type="string" calcext:value-type="string">
            <text:p>Config6</text:p>
          </table:table-cell>
          <table:table-cell/>
          <table:table-cell table:style-name="ce2" office:value-type="string" calcext:value-type="string">
            <text:p>Config2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2~Config6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3 x config4</text:p>
          </table:table-cell>
          <table:table-cell table:style-name="ce2" office:value-type="float" office:value="0.5722222" calcext:value-type="float">
            <text:p>0.5722222</text:p>
          </table:table-cell>
          <table:table-cell table:style-name="ce24" office:value-type="float" office:value="0.8855556" calcext:value-type="float">
            <text:p>0.8855556</text:p>
          </table:table-cell>
          <table:table-cell table:style-name="ce26" office:value-type="float" office:value="0.3833333" calcext:value-type="float">
            <text:p>0.3833333</text:p>
          </table:table-cell>
          <table:table-cell table:style-name="ce26" office:value-type="float" office:value="0.1044444" calcext:value-type="float">
            <text:p>0.1044444</text:p>
          </table:table-cell>
          <table:table-cell table:style-name="ce2" office:value-type="float" office:value="0.8055556" calcext:value-type="float">
            <text:p>0.8055556</text:p>
          </table:table-cell>
          <table:table-cell table:style-name="ce2" office:value-type="float" office:value="0.8588889" calcext:value-type="float">
            <text:p>0.8588889</text:p>
          </table:table-cell>
          <table:table-cell table:style-name="ce26" office:value-type="float" office:value="0.88" calcext:value-type="float">
            <text:p>0.88</text:p>
          </table:table-cell>
          <table:table-cell table:style-name="ce26" office:value-type="float" office:value="0.002222222" calcext:value-type="float">
            <text:p>0.002222222</text:p>
          </table:table-cell>
          <table:table-cell/>
          <table:table-cell table:number-columns-repeated="4" table:style-name="ce2" office:value-type="string" calcext:value-type="string">
            <text:p>Config3</text:p>
          </table:table-cell>
          <table:table-cell table:style-name="ce26" office:value-type="string" calcext:value-type="string">
            <text:p>Config4</text:p>
          </table:table-cell>
          <table:table-cell table:style-name="ce26" office:value-type="string" calcext:value-type="string">
            <text:p>Config3</text:p>
          </table:table-cell>
          <table:table-cell table:number-columns-repeated="2" table:style-name="ce25" office:value-type="string" calcext:value-type="string">
            <text:p>Config4</text:p>
          </table:table-cell>
          <table:table-cell/>
          <table:table-cell table:style-name="ce2" office:value-type="string" calcext:value-type="string">
            <text:p>Config3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4</text:p>
          </table:table-cell>
          <table:table-cell table:style-name="ce31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3 x config5</text:p>
          </table:table-cell>
          <table:table-cell table:style-name="ce2" office:value-type="float" office:value="0.3266667" calcext:value-type="float">
            <text:p>0.3266667</text:p>
          </table:table-cell>
          <table:table-cell table:style-name="ce24" office:value-type="float" office:value="0.6722222" calcext:value-type="float">
            <text:p>0.6722222</text:p>
          </table:table-cell>
          <table:table-cell table:style-name="ce26" office:value-type="float" office:value="0.8344444" calcext:value-type="float">
            <text:p>0.8344444</text:p>
          </table:table-cell>
          <table:table-cell table:style-name="ce26" office:value-type="float" office:value="0.3444444" calcext:value-type="float">
            <text:p>0.3444444</text:p>
          </table:table-cell>
          <table:table-cell table:style-name="ce2" office:value-type="float" office:value="0.6577778" calcext:value-type="float">
            <text:p>0.6577778</text:p>
          </table:table-cell>
          <table:table-cell table:style-name="ce2" office:value-type="float" office:value="0.6755556" calcext:value-type="float">
            <text:p>0.6755556</text:p>
          </table:table-cell>
          <table:table-cell table:style-name="ce26" office:value-type="float" office:value="0.9388889" calcext:value-type="float">
            <text:p>0.9388889</text:p>
          </table:table-cell>
          <table:table-cell table:style-name="ce26" office:value-type="float" office:value="0.25" calcext:value-type="float">
            <text:p>0.25</text:p>
          </table:table-cell>
          <table:table-cell/>
          <table:table-cell table:style-name="ce2" office:value-type="string" calcext:value-type="string">
            <text:p>Config5</text:p>
          </table:table-cell>
          <table:table-cell table:number-columns-repeated="3" table:style-name="ce2" office:value-type="string" calcext:value-type="string">
            <text:p>Config3</text:p>
          </table:table-cell>
          <table:table-cell table:number-columns-repeated="2" table:style-name="ce26" office:value-type="string" calcext:value-type="string">
            <text:p>Config3</text:p>
          </table:table-cell>
          <table:table-cell table:number-columns-repeated="2" table:style-name="ce25" office:value-type="string" calcext:value-type="string">
            <text:p>Config5</text:p>
          </table:table-cell>
          <table:table-cell/>
          <table:table-cell table:style-name="ce2" office:value-type="string" calcext:value-type="string">
            <text:p>Config3</text:p>
          </table:table-cell>
          <table:table-cell table:style-name="ce30" office:value-type="percentage" office:value="0.75" calcext:value-type="percentage">
            <text:p>75%</text:p>
          </table:table-cell>
          <table:table-cell table:style-name="ce26" office:value-type="string" calcext:value-type="string">
            <text:p>Config3~Config5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3 x config6</text:p>
          </table:table-cell>
          <table:table-cell table:style-name="ce2" office:value-type="float" office:value="0.8611111" calcext:value-type="float">
            <text:p>0.8611111</text:p>
          </table:table-cell>
          <table:table-cell table:style-name="ce24" office:value-type="float" office:value="0.8566667" calcext:value-type="float">
            <text:p>0.8566667</text:p>
          </table:table-cell>
          <table:table-cell table:style-name="ce26" office:value-type="float" office:value="0.58" calcext:value-type="float">
            <text:p>0.58</text:p>
          </table:table-cell>
          <table:table-cell table:style-name="ce26" office:value-type="float" office:value="0.1377778" calcext:value-type="float">
            <text:p>0.1377778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97" calcext:value-type="float">
            <text:p>0.97</text:p>
          </table:table-cell>
          <table:table-cell table:style-name="ce26" office:value-type="float" office:value="0.8633333" calcext:value-type="float">
            <text:p>0.8633333</text:p>
          </table:table-cell>
          <table:table-cell table:style-name="ce26" office:value-type="float" office:value="0.003333333" calcext:value-type="float">
            <text:p>0.003333333</text:p>
          </table:table-cell>
          <table:table-cell/>
          <table:table-cell table:number-columns-repeated="4" table:style-name="ce2" office:value-type="string" calcext:value-type="string">
            <text:p>Config3</text:p>
          </table:table-cell>
          <table:table-cell table:number-columns-repeated="2" table:style-name="ce26" office:value-type="string" calcext:value-type="string">
            <text:p>Config3</text:p>
          </table:table-cell>
          <table:table-cell table:number-columns-repeated="2" table:style-name="ce25" office:value-type="string" calcext:value-type="string">
            <text:p>Config6</text:p>
          </table:table-cell>
          <table:table-cell/>
          <table:table-cell table:style-name="ce2" office:value-type="string" calcext:value-type="string">
            <text:p>Config3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3~Config6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4 x config5</text:p>
          </table:table-cell>
          <table:table-cell table:style-name="ce2" office:value-type="float" office:value="0.3111111" calcext:value-type="float">
            <text:p>0.3111111</text:p>
          </table:table-cell>
          <table:table-cell table:style-name="ce24" office:value-type="float" office:value="0.1744444" calcext:value-type="float">
            <text:p>0.1744444</text:p>
          </table:table-cell>
          <table:table-cell table:style-name="ce26" office:value-type="float" office:value="0.85" calcext:value-type="float">
            <text:p>0.85</text:p>
          </table:table-cell>
          <table:table-cell table:style-name="ce26" office:value-type="float" office:value="0.7988889" calcext:value-type="float">
            <text:p>0.7988889</text:p>
          </table:table-cell>
          <table:table-cell table:style-name="ce2" office:value-type="float" office:value="0.3244444" calcext:value-type="float">
            <text:p>0.3244444</text:p>
          </table:table-cell>
          <table:table-cell table:style-name="ce2" office:value-type="float" office:value="0.2822222" calcext:value-type="float">
            <text:p>0.2822222</text:p>
          </table:table-cell>
          <table:table-cell table:style-name="ce26" office:value-type="float" office:value="0.2066667" calcext:value-type="float">
            <text:p>0.2066667</text:p>
          </table:table-cell>
          <table:table-cell table:style-name="ce26" office:value-type="float" office:value="0.7333333" calcext:value-type="float">
            <text:p>0.7333333</text:p>
          </table:table-cell>
          <table:table-cell/>
          <table:table-cell table:number-columns-repeated="4" table:style-name="ce2" office:value-type="string" calcext:value-type="string">
            <text:p>Config5</text:p>
          </table:table-cell>
          <table:table-cell table:style-name="ce26" office:value-type="string" calcext:value-type="string">
            <text:p>Config4</text:p>
          </table:table-cell>
          <table:table-cell table:style-name="ce26" office:value-type="string" calcext:value-type="string">
            <text:p>Config5</text:p>
          </table:table-cell>
          <table:table-cell table:number-columns-repeated="2" table:style-name="ce25" office:value-type="string" calcext:value-type="string">
            <text:p>Config4</text:p>
          </table:table-cell>
          <table:table-cell/>
          <table:table-cell table:style-name="ce2" office:value-type="string" calcext:value-type="string">
            <text:p>Config5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4</text:p>
          </table:table-cell>
          <table:table-cell table:style-name="ce31" office:value-type="percentage" office:value="0.75" calcext:value-type="percentage">
            <text:p>75%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config4 x config6</text:p>
          </table:table-cell>
          <table:table-cell table:style-name="ce2" office:value-type="float" office:value="0.7811111" calcext:value-type="float">
            <text:p>0.7811111</text:p>
          </table:table-cell>
          <table:table-cell table:style-name="ce24" office:value-type="float" office:value="0.4688889" calcext:value-type="float">
            <text:p>0.4688889</text:p>
          </table:table-cell>
          <table:table-cell table:style-name="ce26" office:value-type="float" office:value="0.6766667" calcext:value-type="float">
            <text:p>0.6766667</text:p>
          </table:table-cell>
          <table:table-cell table:style-name="ce26" office:value-type="float" office:value="0.5388889" calcext:value-type="float">
            <text:p>0.5388889</text:p>
          </table:table-cell>
          <table:table-cell table:style-name="ce2" office:value-type="float" office:value="0.6433333" calcext:value-type="float">
            <text:p>0.6433333</text:p>
          </table:table-cell>
          <table:table-cell table:style-name="ce2" office:value-type="float" office:value="0.7211111" calcext:value-type="float">
            <text:p>0.7211111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float" office:value="0.3711111" calcext:value-type="float">
            <text:p>0.3711111</text:p>
          </table:table-cell>
          <table:table-cell/>
          <table:table-cell table:style-name="ce2" office:value-type="string" calcext:value-type="string">
            <text:p>Config4</text:p>
          </table:table-cell>
          <table:table-cell table:style-name="ce2" office:value-type="string" calcext:value-type="string">
            <text:p>Config6</text:p>
          </table:table-cell>
          <table:table-cell table:number-columns-repeated="2" table:style-name="ce2" office:value-type="string" calcext:value-type="string">
            <text:p>Config4</text:p>
          </table:table-cell>
          <table:table-cell table:style-name="ce26" office:value-type="string" calcext:value-type="string">
            <text:p>Config4</text:p>
          </table:table-cell>
          <table:table-cell table:style-name="ce26" office:value-type="string" calcext:value-type="string">
            <text:p>Config6</text:p>
          </table:table-cell>
          <table:table-cell table:style-name="ce25" office:value-type="string" calcext:value-type="string">
            <text:p>Config4</text:p>
          </table:table-cell>
          <table:table-cell table:style-name="ce25" office:value-type="string" calcext:value-type="string">
            <text:p>Config6</text:p>
          </table:table-cell>
          <table:table-cell/>
          <table:table-cell table:style-name="ce2" office:value-type="string" calcext:value-type="string">
            <text:p>Config4</text:p>
          </table:table-cell>
          <table:table-cell table:style-name="ce30" office:value-type="percentage" office:value="0.75" calcext:value-type="percentage">
            <text:p>75%</text:p>
          </table:table-cell>
          <table:table-cell table:style-name="ce26" office:value-type="string" calcext:value-type="string">
            <text:p>Config4~Config6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config5 x config6</text:p>
          </table:table-cell>
          <table:table-cell table:style-name="ce2" office:value-type="float" office:value="0.8955556" calcext:value-type="float">
            <text:p>0.8955556</text:p>
          </table:table-cell>
          <table:table-cell table:style-name="ce24" office:value-type="float" office:value="0.7388889" calcext:value-type="float">
            <text:p>0.7388889</text:p>
          </table:table-cell>
          <table:table-cell table:style-name="ce26" office:value-type="float" office:value="0.1722222" calcext:value-type="float">
            <text:p>0.1722222</text:p>
          </table:table-cell>
          <table:table-cell table:style-name="ce26" office:value-type="float" office:value="0.2211111" calcext:value-type="float">
            <text:p>0.2211111</text:p>
          </table:table-cell>
          <table:table-cell table:style-name="ce2" office:value-type="float" office:value="0.7666667" calcext:value-type="float">
            <text:p>0.7666667</text:p>
          </table:table-cell>
          <table:table-cell table:style-name="ce2" office:value-type="float" office:value="0.89" calcext:value-type="float">
            <text:p>0.89</text:p>
          </table:table-cell>
          <table:table-cell table:style-name="ce26" office:value-type="float" office:value="0.1744444" calcext:value-type="float">
            <text:p>0.1744444</text:p>
          </table:table-cell>
          <table:table-cell table:style-name="ce26" office:value-type="float" office:value="0.1711111" calcext:value-type="float">
            <text:p>0.1711111</text:p>
          </table:table-cell>
          <table:table-cell/>
          <table:table-cell table:number-columns-repeated="4" table:style-name="ce2" office:value-type="string" calcext:value-type="string">
            <text:p>Config5</text:p>
          </table:table-cell>
          <table:table-cell table:style-name="ce26" office:value-type="string" calcext:value-type="string">
            <text:p>Config5</text:p>
          </table:table-cell>
          <table:table-cell table:style-name="ce26" office:value-type="string" calcext:value-type="string">
            <text:p>Config6</text:p>
          </table:table-cell>
          <table:table-cell table:number-columns-repeated="2" table:style-name="ce25" office:value-type="string" calcext:value-type="string">
            <text:p>Config6</text:p>
          </table:table-cell>
          <table:table-cell/>
          <table:table-cell table:style-name="ce2" office:value-type="string" calcext:value-type="string">
            <text:p>Config5</text:p>
          </table:table-cell>
          <table:table-cell table:style-name="ce30" office:value-type="percentage" office:value="1" calcext:value-type="percentage">
            <text:p>100%</text:p>
          </table:table-cell>
          <table:table-cell table:style-name="ce26" office:value-type="string" calcext:value-type="string">
            <text:p>Config6</text:p>
          </table:table-cell>
          <table:table-cell table:style-name="ce31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2">
          <table:table-cell table:number-columns-repeated="16"/>
          <table:table-cell table:style-name="ce28"/>
          <table:table-cell table:number-columns-repeated="1007"/>
        </table:table-row>
        <table:table-row table:style-name="ro2">
          <table:table-cell table:style-name="ce2" office:value-type="string" calcext:value-type="string">
            <text:p>Explicação do Vargha: Se A = 0.5, as configs tem mesmo desempenho; quando A &lt; 0.5, a segunda config da comparação é a melhor; quando A &gt; 0.5, a primeira config é a melho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Foram 15 comparações entre configurações para cada PLA, para verificar qual tinha melhor performance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AGM1</text:p>
          </table:table-cell>
          <table:table-cell table:style-name="ce22" table:number-columns-repeated="5"/>
          <table:table-cell table:number-columns-repeated="4"/>
          <table:table-cell table:style-name="ce27" office:value-type="string" calcext:value-type="string">
            <text:p>MM1</text:p>
          </table:table-cell>
          <table:table-cell table:style-name="ce29" table:number-columns-repeated="4"/>
          <table:table-cell table:style-name="ce22"/>
          <table:table-cell table:number-columns-repeated="1008"/>
        </table:table-row>
        <table:table-row table:style-name="ro2">
          <table:table-cell table:style-name="ce3" office:value-type="string" calcext:value-type="string">
            <text:p>Estudo 1</text:p>
          </table:table-cell>
          <table:table-cell table:number-columns-repeated="2"/>
          <table:table-cell table:style-name="ce3" office:value-type="string" calcext:value-type="string">
            <text:p>Estudo 2</text:p>
          </table:table-cell>
          <table:table-cell table:number-columns-repeated="6"/>
          <table:table-cell table:style-name="ce25" office:value-type="string" calcext:value-type="string">
            <text:p>Estudo 1</text:p>
          </table:table-cell>
          <table:table-cell table:style-name="ce28" table:number-columns-repeated="2"/>
          <table:table-cell table:style-name="ce25" office:value-type="string" calcext:value-type="string">
            <text:p>Estudo 2</text:p>
          </table:table-cell>
          <table:table-cell table:style-name="ce28"/>
          <table:table-cell/>
          <table:table-cell>
            <draw:frame table:end-cell-address="'Kruskall e Vargha'.Z61" table:end-x="14.4pt" table:end-y="4.48pt" draw:z-index="0" draw:name="Chart 17" draw:style-name="gr1" draw:text-style-name="P1" svg:width="678.73pt" svg:height="323.23pt" svg:x="57pt" svg:y="11.99pt">
              <draw:object draw:notify-on-update-of-ranges="'Kruskall e Vargha'.B20:'Kruskall e Vargha'.B20 'Kruskall e Vargha'.B21:'Kruskall e Vargha'.B35 'Kruskall e Vargha'.A21:'Kruskall e Vargha'.A35 'Kruskall e Vargha'.C20:'Kruskall e Vargha'.C20 'Kruskall e Vargha'.C21:'Kruskall e Vargha'.C35 'Kruskall e Vargha'.A21:'Kruskall e Vargha'.A35 'Kruskall e Vargha'.D20:'Kruskall e Vargha'.D20 'Kruskall e Vargha'.D21:'Kruskall e Vargha'.D35 'Kruskall e Vargha'.A21:'Kruskall e Vargha'.A35 'Kruskall e Vargha'.E20:'Kruskall e Vargha'.E20 'Kruskall e Vargha'.E21:'Kruskall e Vargha'.E35 'Kruskall e Vargha'.A21:'Kruskall e Vargha'.A35 'Kruskall e Vargha'.F20:'Kruskall e Vargha'.F20 'Kruskall e Vargha'.F21:'Kruskall e Vargha'.F35 'Kruskall e Vargha'.A21:'Kruskall e Vargha'.A35 'Kruskall e Vargha'.G20:'Kruskall e Vargha'.G20 'Kruskall e Vargha'.G21:'Kruskall e Vargha'.G35 'Kruskall e Vargha'.A21:'Kruskall e Vargha'.A35 'Kruskall e Vargha'.H20:'Kruskall e Vargha'.H20 'Kruskall e Vargha'.H21:'Kruskall e Vargha'.H35 'Kruskall e Vargha'.A21:'Kruskall e Vargha'.A35 'Kruskall e Vargha'.I20:'Kruskall e Vargha'.I20 'Kruskall e Vargha'.I21:'Kruskall e Vargha'.I35 'Kruskall e Vargha'.A21:'Kruskall e Vargha'.A35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onfig 1 foi melhor que 3,4,5,6</text:p>
          </table:table-cell>
          <table:table-cell table:number-columns-repeated="2"/>
          <table:table-cell table:style-name="ce2" office:value-type="string" calcext:value-type="string">
            <text:p>Config 1 foi melhor que 2,3,4,5,6</text:p>
          </table:table-cell>
          <table:table-cell table:number-columns-repeated="6"/>
          <table:table-cell table:style-name="ce26" office:value-type="string" calcext:value-type="string">
            <text:p>A config 1 foi melhor que 3, 4,5,6</text:p>
          </table:table-cell>
          <table:table-cell table:style-name="ce28" table:number-columns-repeated="2"/>
          <table:table-cell table:style-name="ce26" office:value-type="string" calcext:value-type="string">
            <text:p>Config 1 foi melhor que 2,3,4,5,6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2 foi melhor que 1,3,4,5,6</text:p>
          </table:table-cell>
          <table:table-cell table:number-columns-repeated="2"/>
          <table:table-cell table:style-name="ce2" office:value-type="string" calcext:value-type="string">
            <text:p>Config 2 foi melhor que 3,4,5,6</text:p>
          </table:table-cell>
          <table:table-cell table:number-columns-repeated="6"/>
          <table:table-cell table:style-name="ce26" office:value-type="string" calcext:value-type="string">
            <text:p>A config 2 foi melhor que 1,2,3,4,5</text:p>
          </table:table-cell>
          <table:table-cell table:style-name="ce28" table:number-columns-repeated="2"/>
          <table:table-cell table:style-name="ce26" office:value-type="string" calcext:value-type="string">
            <text:p>Config 2 foi melhor que 3,4,5,6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3 foi melhor que 4, 6</text:p>
          </table:table-cell>
          <table:table-cell table:number-columns-repeated="2"/>
          <table:table-cell table:style-name="ce2" office:value-type="string" calcext:value-type="string">
            <text:p>Config 3 foi melhor que 4,5,6</text:p>
          </table:table-cell>
          <table:table-cell table:number-columns-repeated="6"/>
          <table:table-cell table:style-name="ce26" office:value-type="string" calcext:value-type="string">
            <text:p>A config 3 foi melhor que 4,5,6</text:p>
          </table:table-cell>
          <table:table-cell table:style-name="ce28" table:number-columns-repeated="2"/>
          <table:table-cell table:style-name="ce26" office:value-type="string" calcext:value-type="string">
            <text:p>Config 3 foi melhor que 4,5,6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4 foi melhor que 5</text:p>
          </table:table-cell>
          <table:table-cell table:number-columns-repeated="2"/>
          <table:table-cell table:style-name="ce2" office:value-type="string" calcext:value-type="string">
            <text:p>Config 5 foi melhor que 4, 6</text:p>
          </table:table-cell>
          <table:table-cell table:number-columns-repeated="6"/>
          <table:table-cell table:style-name="ce26" office:value-type="string" calcext:value-type="string">
            <text:p>A config 4 foi melhor que 5 e 6</text:p>
          </table:table-cell>
          <table:table-cell table:style-name="ce28" table:number-columns-repeated="2"/>
          <table:table-cell table:style-name="ce26" office:value-type="string" calcext:value-type="string">
            <text:p>Config 5 foi melhor que 4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5 foi melhor que 6</text:p>
          </table:table-cell>
          <table:table-cell table:number-columns-repeated="2"/>
          <table:table-cell table:style-name="ce2" office:value-type="string" calcext:value-type="string">
            <text:p>Config 6 foi melhor que 4</text:p>
          </table:table-cell>
          <table:table-cell table:number-columns-repeated="6"/>
          <table:table-cell table:style-name="ce26" office:value-type="string" calcext:value-type="string">
            <text:p>A config 6 foi melhor que a config 5</text:p>
          </table:table-cell>
          <table:table-cell table:style-name="ce28" table:number-columns-repeated="2"/>
          <table:table-cell table:style-name="ce26" office:value-type="string" calcext:value-type="string">
            <text:p>Config 6 foi melhor que 4 e 5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Portanto Config 2 foi a melhor e 6 a pior</text:p>
          </table:table-cell>
          <table:table-cell table:number-columns-repeated="2"/>
          <table:table-cell table:style-name="ce2" office:value-type="string" calcext:value-type="string">
            <text:p>Portanto Config 1 foi a melhor e 4 a pior</text:p>
          </table:table-cell>
          <table:table-cell table:number-columns-repeated="6"/>
          <table:table-cell table:style-name="ce26" office:value-type="string" calcext:value-type="string">
            <text:p>Portanto a config 2 foi a melhor e 5 a pior</text:p>
          </table:table-cell>
          <table:table-cell table:style-name="ce28" table:number-columns-repeated="2"/>
          <table:table-cell table:style-name="ce26" office:value-type="string" calcext:value-type="string">
            <text:p>Portanto, Config1 foi a melhor e Config4 a pior</text:p>
          </table:table-cell>
          <table:table-cell table:style-name="ce28"/>
          <table:table-cell table:number-columns-repeated="1009"/>
        </table:table-row>
        <table:table-row table:style-name="ro2">
          <table:table-cell table:number-columns-repeated="10"/>
          <table:table-cell table:style-name="ce28" table:number-columns-repeated="5"/>
          <table:table-cell table:number-columns-repeated="1009"/>
        </table:table-row>
        <table:table-row table:style-name="ro2">
          <table:table-cell table:style-name="ce20" office:value-type="string" calcext:value-type="string">
            <text:p>AGM2</text:p>
          </table:table-cell>
          <table:table-cell table:style-name="ce22" table:number-columns-repeated="5"/>
          <table:table-cell table:number-columns-repeated="4"/>
          <table:table-cell table:style-name="ce27" office:value-type="string" calcext:value-type="string">
            <text:p>MM2</text:p>
          </table:table-cell>
          <table:table-cell table:style-name="ce29" table:number-columns-repeated="4"/>
          <table:table-cell table:style-name="ce22"/>
          <table:table-cell table:number-columns-repeated="1008"/>
        </table:table-row>
        <table:table-row table:style-name="ro2">
          <table:table-cell table:style-name="ce3" office:value-type="string" calcext:value-type="string">
            <text:p>Estudo 1</text:p>
          </table:table-cell>
          <table:table-cell table:number-columns-repeated="2"/>
          <table:table-cell table:style-name="ce3" office:value-type="string" calcext:value-type="string">
            <text:p>Estudo 2</text:p>
          </table:table-cell>
          <table:table-cell table:number-columns-repeated="6"/>
          <table:table-cell table:style-name="ce25" office:value-type="string" calcext:value-type="string">
            <text:p>Estudo 1</text:p>
          </table:table-cell>
          <table:table-cell table:style-name="ce28" table:number-columns-repeated="2"/>
          <table:table-cell table:style-name="ce25" office:value-type="string" calcext:value-type="string">
            <text:p>Estudo 2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1 foi melhor que 3,4,5,6</text:p>
          </table:table-cell>
          <table:table-cell table:number-columns-repeated="2"/>
          <table:table-cell table:style-name="ce2" office:value-type="string" calcext:value-type="string">
            <text:p>Config 1 foi melhor que 3,4,5,6</text:p>
          </table:table-cell>
          <table:table-cell table:number-columns-repeated="6"/>
          <table:table-cell table:style-name="ce26" office:value-type="string" calcext:value-type="string">
            <text:p>Config 2 foi melhor que Config1</text:p>
          </table:table-cell>
          <table:table-cell table:style-name="ce28" table:number-columns-repeated="2"/>
          <table:table-cell table:style-name="ce26" office:value-type="string" calcext:value-type="string">
            <text:p>Config 1 foi melhor que 2, 3, 5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2 foi melhor que 1,3,4,5,6</text:p>
          </table:table-cell>
          <table:table-cell table:number-columns-repeated="2"/>
          <table:table-cell table:style-name="ce2" office:value-type="string" calcext:value-type="string">
            <text:p>Config 2 foi melhor 1,3,4,5,6</text:p>
          </table:table-cell>
          <table:table-cell table:number-columns-repeated="6"/>
          <table:table-cell table:style-name="ce26" office:value-type="string" calcext:value-type="string">
            <text:p>Config 3 foi melhor que Config 1</text:p>
          </table:table-cell>
          <table:table-cell table:style-name="ce28" table:number-columns-repeated="2"/>
          <table:table-cell table:style-name="ce26" office:value-type="string" calcext:value-type="string">
            <text:p>Config 2 foi melhor que 3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3 foi melhor que 4,5,6</text:p>
          </table:table-cell>
          <table:table-cell table:number-columns-repeated="2"/>
          <table:table-cell table:style-name="ce2" office:value-type="string" calcext:value-type="string">
            <text:p>Config 3 foi melhor que 4,5,6</text:p>
          </table:table-cell>
          <table:table-cell table:number-columns-repeated="6"/>
          <table:table-cell table:style-name="ce26" office:value-type="string" calcext:value-type="string">
            <text:p>Config 4 foi melhor que 1, 2, 3, 5, 6</text:p>
          </table:table-cell>
          <table:table-cell table:style-name="ce28" table:number-columns-repeated="2"/>
          <table:table-cell table:style-name="ce26" office:value-type="string" calcext:value-type="string">
            <text:p>Config 4 foi melhor que 1, 2, 3, 5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4 foi melhor que 6</text:p>
          </table:table-cell>
          <table:table-cell table:number-columns-repeated="2"/>
          <table:table-cell table:style-name="ce2" office:value-type="string" calcext:value-type="string">
            <text:p>Config 4 foi melhor que 6</text:p>
          </table:table-cell>
          <table:table-cell table:number-columns-repeated="6"/>
          <table:table-cell table:style-name="ce26" office:value-type="string" calcext:value-type="string">
            <text:p>Config 5 foi melhor que 1, 2, 3</text:p>
          </table:table-cell>
          <table:table-cell table:style-name="ce28" table:number-columns-repeated="2"/>
          <table:table-cell table:style-name="ce26" office:value-type="string" calcext:value-type="string">
            <text:p>Config 6 foi melhor que 1, 2, 3, 4, 5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Config 5 foi melhor que 4,6</text:p>
          </table:table-cell>
          <table:table-cell table:number-columns-repeated="2"/>
          <table:table-cell table:style-name="ce2" office:value-type="string" calcext:value-type="string">
            <text:p>Config 5 foi melhro que 6</text:p>
          </table:table-cell>
          <table:table-cell table:number-columns-repeated="6"/>
          <table:table-cell table:style-name="ce26" office:value-type="string" calcext:value-type="string">
            <text:p>Config 6 foi melhor que 1, 2, 3, 5</text:p>
          </table:table-cell>
          <table:table-cell table:style-name="ce28" table:number-columns-repeated="2"/>
          <table:table-cell table:style-name="ce26" office:value-type="string" calcext:value-type="string">
            <text:p>Portanto a config 6 foi a melhor e 3 a pior</text:p>
          </table:table-cell>
          <table:table-cell table:style-name="ce28"/>
          <table:table-cell table:number-columns-repeated="1009"/>
        </table:table-row>
        <table:table-row table:style-name="ro2">
          <table:table-cell table:style-name="ce2" office:value-type="string" calcext:value-type="string">
            <text:p>Portanto config 2 foi a melhor e 6 a pior</text:p>
          </table:table-cell>
          <table:table-cell table:number-columns-repeated="2"/>
          <table:table-cell table:style-name="ce2" office:value-type="string" calcext:value-type="string">
            <text:p>Portanto Config 2 foi a melhor e 6 a pior</text:p>
          </table:table-cell>
          <table:table-cell table:number-columns-repeated="6"/>
          <table:table-cell table:style-name="ce26" office:value-type="string" calcext:value-type="string">
            <text:p>Portanto a config 4 foi a melhor e 1 a pior</text:p>
          </table:table-cell>
          <table:table-cell table:style-name="ce28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21" office:value-type="string" calcext:value-type="string">
            <text:p>AGM</text:p>
          </table:table-cell>
          <table:table-cell table:style-name="ce23" table:number-columns-repeated="5"/>
          <table:table-cell table:number-columns-repeated="4"/>
          <table:table-cell table:style-name="ce21" office:value-type="string" calcext:value-type="string">
            <text:p>MM</text:p>
          </table:table-cell>
          <table:table-cell table:style-name="ce23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Para AGM1 Estudo 1 e AGM2 Estudo 1 e 2, a melhor foi a config 2 e a pior foi a config 6</text:p>
          </table:table-cell>
          <table:table-cell table:number-columns-repeated="9"/>
          <table:table-cell table:style-name="ce2" office:value-type="string" calcext:value-type="string">
            <text:p>Para MM1 Estudo 1 a config 2 foi a melhor e 5 a pio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ara AGM1 Estudo 2, config 1 foi a melhor e 4 a pior</text:p>
          </table:table-cell>
          <table:table-cell table:number-columns-repeated="9"/>
          <table:table-cell table:style-name="ce2" office:value-type="string" calcext:value-type="string">
            <text:p>Para MM1 Estudo 2 a config 1 foi a meelhor e 4 a pior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2" office:value-type="string" calcext:value-type="string">
            <text:p>Para MM2 Estudo 1 a config 4 foi a melhor e 1 a pior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2" office:value-type="string" calcext:value-type="string">
            <text:p>Para MM2 Estudo 2 a config 6 foi a melhor e 3 a pior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Estudo 1</text:p>
          </table:table-cell>
          <table:table-cell table:number-columns-repeated="3"/>
          <table:table-cell table:style-name="ce3" office:value-type="string" calcext:value-type="string">
            <text:p>Estudo 2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style-name="ce3" office:value-type="string" calcext:value-type="string">
            <text:p>AGM1</text:p>
          </table:table-cell>
          <table:table-cell table:style-name="ce3" office:value-type="string" calcext:value-type="string">
            <text:p>AGM2</text:p>
          </table:table-cell>
          <table:table-cell table:style-name="ce3" office:value-type="string" calcext:value-type="string">
            <text:p>MM1</text:p>
          </table:table-cell>
          <table:table-cell table:style-name="ce3" office:value-type="string" calcext:value-type="string">
            <text:p>MM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ELHOR</text:p>
          </table:table-cell>
          <table:table-cell table:number-columns-repeated="3" table:style-name="ce2" office:value-type="string" calcext:value-type="string">
            <text:p>config2</text:p>
          </table:table-cell>
          <table:table-cell table:style-name="ce2" office:value-type="string" calcext:value-type="string">
            <text:p>config4</text:p>
          </table:table-cell>
          <table:table-cell table:style-name="ce2" office:value-type="string" calcext:value-type="string">
            <text:p>config1</text:p>
          </table:table-cell>
          <table:table-cell table:style-name="ce2" office:value-type="string" calcext:value-type="string">
            <text:p>config2</text:p>
          </table:table-cell>
          <table:table-cell table:style-name="ce2" office:value-type="string" calcext:value-type="string">
            <text:p>config1</text:p>
          </table:table-cell>
          <table:table-cell table:style-name="ce2" office:value-type="string" calcext:value-type="string">
            <text:p>config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OR</text:p>
          </table:table-cell>
          <table:table-cell table:number-columns-repeated="2" table:style-name="ce2" office:value-type="string" calcext:value-type="string">
            <text:p>config6</text:p>
          </table:table-cell>
          <table:table-cell table:style-name="ce2" office:value-type="string" calcext:value-type="string">
            <text:p>config5</text:p>
          </table:table-cell>
          <table:table-cell table:style-name="ce2" office:value-type="string" calcext:value-type="string">
            <text:p>config1</text:p>
          </table:table-cell>
          <table:table-cell table:style-name="ce2" office:value-type="string" calcext:value-type="string">
            <text:p>config4</text:p>
          </table:table-cell>
          <table:table-cell table:style-name="ce2" office:value-type="string" calcext:value-type="string">
            <text:p>config6</text:p>
          </table:table-cell>
          <table:table-cell table:style-name="ce2" office:value-type="string" calcext:value-type="string">
            <text:p>config4</text:p>
          </table:table-cell>
          <table:table-cell table:style-name="ce2" office:value-type="string" calcext:value-type="string">
            <text:p>config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nclusões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 estudo 1, a config 2 se detacou para as PLAs AGM1 e 2 e MM1, ou seja 75% dos casos. Considerando os dois estudos, a config 2 foi a melhor para 62% das PLAs. 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Ainda no estudo 1, A config 6 foi a que obteve menor performance para as AGM 1 e 2.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 estudo 2, a config 1 se destacou para as PLAs AGM1 e MM1.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 config 4 foi a que obteve menor desempenh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 config 1, foi a melhor para 50% das PLAs no segundo estud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m fato interessante é que no Estudo 2, a config 6 que teve menos performance para 75% das PLAs AGM nos dois estudos, obteve a melhor performance para a MM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e forma semelhante a config4 que teve menor performance em 50% das PLAs no estudo 2, obteve a melhor performance para a MM2 no estudo 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m estas observações, o próximo passo é analisar a mediana das distâncias euclidianas das soluções, a fim de compara com estes resultados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V - desconsidere" table:style-name="ta6">
        <table:table-column table:style-name="co9" table:number-columns-repeated="1024" table:default-cell-style-name="Default"/>
        <table:table-row table:style-name="ro2">
          <table:table-cell table:style-name="ce3" office:value-type="string" calcext:value-type="string">
            <text:p>Estudo 1</text:p>
          </table:table-cell>
          <table:table-cell table:style-name="ce32" table:number-columns-repeated="4"/>
          <table:table-cell table:style-name="ce3"/>
          <table:table-cell table:style-name="ce32" table:number-columns-repeated="4"/>
          <table:table-cell table:style-name="ce3"/>
          <table:table-cell table:style-name="ce32" table:number-columns-repeated="4"/>
          <table:table-cell table:style-name="ce3"/>
          <table:table-cell table:style-name="ce32" table:number-columns-repeated="4"/>
          <table:table-cell table:style-name="ce3"/>
          <table:table-cell table:style-name="ce32" table:number-columns-repeated="4"/>
          <table:table-cell table:style-name="ce3"/>
          <table:table-cell table:style-name="ce32" table:number-columns-repeated="3"/>
          <table:table-cell table:number-columns-repeated="995"/>
        </table:table-row>
        <table:table-row table:style-name="ro2">
          <table:table-cell table:style-name="ce3" office:value-type="string" calcext:value-type="string">
            <text:p>Config 1</text:p>
          </table:table-cell>
          <table:table-cell table:style-name="ce32" table:number-columns-repeated="4"/>
          <table:table-cell table:style-name="ce3" office:value-type="string" calcext:value-type="string">
            <text:p>Config 2</text:p>
          </table:table-cell>
          <table:table-cell table:style-name="ce32" table:number-columns-repeated="4"/>
          <table:table-cell table:style-name="ce3" office:value-type="string" calcext:value-type="string">
            <text:p>Config 3</text:p>
          </table:table-cell>
          <table:table-cell table:style-name="ce32" table:number-columns-repeated="4"/>
          <table:table-cell table:style-name="ce3" office:value-type="string" calcext:value-type="string">
            <text:p>Config 4</text:p>
          </table:table-cell>
          <table:table-cell table:style-name="ce32" table:number-columns-repeated="4"/>
          <table:table-cell table:style-name="ce3" office:value-type="string" calcext:value-type="string">
            <text:p>Config 5</text:p>
          </table:table-cell>
          <table:table-cell table:style-name="ce32" table:number-columns-repeated="4"/>
          <table:table-cell table:style-name="ce3" office:value-type="string" calcext:value-type="string">
            <text:p>Config 6</text:p>
          </table:table-cell>
          <table:table-cell table:style-name="ce32" table:number-columns-repeated="3"/>
          <table:table-cell table:number-columns-repeated="995"/>
        </table:table-row>
        <table:table-row table:style-name="ro2"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number-columns-repeated="995"/>
        </table:table-row>
        <table:table-row table:style-name="ro2">
          <table:table-cell table:style-name="ce2" office:value-type="float" office:value="0.722378" calcext:value-type="float">
            <text:p>0.722378</text:p>
          </table:table-cell>
          <table:table-cell table:style-name="ce2" office:value-type="float" office:value="0.655798" calcext:value-type="float">
            <text:p>0.655798</text:p>
          </table:table-cell>
          <table:table-cell table:style-name="ce2" office:value-type="float" office:value="0.542573" calcext:value-type="float">
            <text:p>0.542573</text:p>
          </table:table-cell>
          <table:table-cell table:style-name="ce2" office:value-type="float" office:value="0.558899" calcext:value-type="float">
            <text:p>0.558899</text:p>
          </table:table-cell>
          <table:table-cell/>
          <table:table-cell table:style-name="ce2" office:value-type="float" office:value="0.815718" calcext:value-type="float">
            <text:p>0.815718</text:p>
          </table:table-cell>
          <table:table-cell table:style-name="ce2" office:value-type="float" office:value="0.717815" calcext:value-type="float">
            <text:p>0.717815</text:p>
          </table:table-cell>
          <table:table-cell table:style-name="ce2" office:value-type="float" office:value="0.593804" calcext:value-type="float">
            <text:p>0.593804</text:p>
          </table:table-cell>
          <table:table-cell table:number-columns-repeated="2"/>
          <table:table-cell table:style-name="ce2" office:value-type="float" office:value="0.573372" calcext:value-type="float">
            <text:p>0.573372</text:p>
          </table:table-cell>
          <table:table-cell table:style-name="ce2" office:value-type="float" office:value="0.668621" calcext:value-type="float">
            <text:p>0.668621</text:p>
          </table:table-cell>
          <table:table-cell table:style-name="ce2" office:value-type="float" office:value="0.416152" calcext:value-type="float">
            <text:p>0.416152</text:p>
          </table:table-cell>
          <table:table-cell table:style-name="ce2" office:value-type="float" office:value="0.758857" calcext:value-type="float">
            <text:p>0.758857</text:p>
          </table:table-cell>
          <table:table-cell/>
          <table:table-cell table:style-name="ce2" office:value-type="float" office:value="0.470116" calcext:value-type="float">
            <text:p>0.470116</text:p>
          </table:table-cell>
          <table:table-cell/>
          <table:table-cell table:style-name="ce2" office:value-type="float" office:value="0.415169" calcext:value-type="float">
            <text:p>0.415169</text:p>
          </table:table-cell>
          <table:table-cell table:style-name="ce2" office:value-type="float" office:value="0.868977" calcext:value-type="float">
            <text:p>0.868977</text:p>
          </table:table-cell>
          <table:table-cell/>
          <table:table-cell table:style-name="ce2" office:value-type="float" office:value="0.607586" calcext:value-type="float">
            <text:p>0.607586</text:p>
          </table:table-cell>
          <table:table-cell table:style-name="ce2" office:value-type="float" office:value="0.543874" calcext:value-type="float">
            <text:p>0.543874</text:p>
          </table:table-cell>
          <table:table-cell table:style-name="ce2" office:value-type="float" office:value="0.298186" calcext:value-type="float">
            <text:p>0.298186</text:p>
          </table:table-cell>
          <table:table-cell table:style-name="ce2" office:value-type="float" office:value="0.735054" calcext:value-type="float">
            <text:p>0.735054</text:p>
          </table:table-cell>
          <table:table-cell/>
          <table:table-cell table:style-name="ce2" office:value-type="float" office:value="0.421471" calcext:value-type="float">
            <text:p>0.421471</text:p>
          </table:table-cell>
          <table:table-cell table:style-name="ce2" office:value-type="float" office:value="0.51824" calcext:value-type="float">
            <text:p>0.51824</text:p>
          </table:table-cell>
          <table:table-cell table:style-name="ce2" office:value-type="float" office:value="0.368763" calcext:value-type="float">
            <text:p>0.368763</text:p>
          </table:table-cell>
          <table:table-cell table:style-name="ce2" office:value-type="float" office:value="0.88329" calcext:value-type="float">
            <text:p>0.88329</text:p>
          </table:table-cell>
          <table:table-cell table:number-columns-repeated="995"/>
        </table:table-row>
        <table:table-row table:style-name="ro2">
          <table:table-cell table:style-name="ce2" office:value-type="float" office:value="0.679917" calcext:value-type="float">
            <text:p>0.679917</text:p>
          </table:table-cell>
          <table:table-cell table:style-name="ce2" office:value-type="float" office:value="0.424235" calcext:value-type="float">
            <text:p>0.424235</text:p>
          </table:table-cell>
          <table:table-cell table:style-name="ce2" office:value-type="float" office:value="0.511247" calcext:value-type="float">
            <text:p>0.511247</text:p>
          </table:table-cell>
          <table:table-cell table:style-name="ce2" office:value-type="float" office:value="0.773355" calcext:value-type="float">
            <text:p>0.773355</text:p>
          </table:table-cell>
          <table:table-cell/>
          <table:table-cell table:style-name="ce2" office:value-type="float" office:value="0.830862" calcext:value-type="float">
            <text:p>0.830862</text:p>
          </table:table-cell>
          <table:table-cell table:style-name="ce2" office:value-type="float" office:value="0.610665" calcext:value-type="float">
            <text:p>0.610665</text:p>
          </table:table-cell>
          <table:table-cell table:style-name="ce2" office:value-type="float" office:value="0.655254" calcext:value-type="float">
            <text:p>0.655254</text:p>
          </table:table-cell>
          <table:table-cell table:number-columns-repeated="2"/>
          <table:table-cell table:style-name="ce2" office:value-type="float" office:value="0.582666" calcext:value-type="float">
            <text:p>0.582666</text:p>
          </table:table-cell>
          <table:table-cell table:style-name="ce2" office:value-type="float" office:value="0.601487" calcext:value-type="float">
            <text:p>0.601487</text:p>
          </table:table-cell>
          <table:table-cell table:style-name="ce2" office:value-type="float" office:value="0.416442" calcext:value-type="float">
            <text:p>0.416442</text:p>
          </table:table-cell>
          <table:table-cell table:style-name="ce2" office:value-type="float" office:value="0.841582" calcext:value-type="float">
            <text:p>0.841582</text:p>
          </table:table-cell>
          <table:table-cell/>
          <table:table-cell table:style-name="ce2" office:value-type="float" office:value="0.500398" calcext:value-type="float">
            <text:p>0.500398</text:p>
          </table:table-cell>
          <table:table-cell/>
          <table:table-cell table:style-name="ce2" office:value-type="float" office:value="0.426127" calcext:value-type="float">
            <text:p>0.426127</text:p>
          </table:table-cell>
          <table:table-cell table:style-name="ce2" office:value-type="float" office:value="0.858066" calcext:value-type="float">
            <text:p>0.858066</text:p>
          </table:table-cell>
          <table:table-cell/>
          <table:table-cell table:style-name="ce2" office:value-type="float" office:value="0.542596" calcext:value-type="float">
            <text:p>0.542596</text:p>
          </table:table-cell>
          <table:table-cell table:style-name="ce2" office:value-type="float" office:value="0.680254" calcext:value-type="float">
            <text:p>0.680254</text:p>
          </table:table-cell>
          <table:table-cell table:style-name="ce2" office:value-type="float" office:value="0.333928" calcext:value-type="float">
            <text:p>0.333928</text:p>
          </table:table-cell>
          <table:table-cell table:style-name="ce2" office:value-type="float" office:value="0.735315" calcext:value-type="float">
            <text:p>0.735315</text:p>
          </table:table-cell>
          <table:table-cell/>
          <table:table-cell table:style-name="ce2" office:value-type="float" office:value="0.493815" calcext:value-type="float">
            <text:p>0.493815</text:p>
          </table:table-cell>
          <table:table-cell table:style-name="ce2" office:value-type="float" office:value="0.503623" calcext:value-type="float">
            <text:p>0.503623</text:p>
          </table:table-cell>
          <table:table-cell table:style-name="ce2" office:value-type="float" office:value="0.411404" calcext:value-type="float">
            <text:p>0.411404</text:p>
          </table:table-cell>
          <table:table-cell table:style-name="ce2" office:value-type="float" office:value="0.788203" calcext:value-type="float">
            <text:p>0.788203</text:p>
          </table:table-cell>
          <table:table-cell table:number-columns-repeated="995"/>
        </table:table-row>
        <table:table-row table:style-name="ro2">
          <table:table-cell table:style-name="ce2" office:value-type="float" office:value="0.776327" calcext:value-type="float">
            <text:p>0.776327</text:p>
          </table:table-cell>
          <table:table-cell table:style-name="ce2" office:value-type="float" office:value="0.799021" calcext:value-type="float">
            <text:p>0.799021</text:p>
          </table:table-cell>
          <table:table-cell table:style-name="ce2" office:value-type="float" office:value="0.560564" calcext:value-type="float">
            <text:p>0.560564</text:p>
          </table:table-cell>
          <table:table-cell table:style-name="ce2" office:value-type="float" office:value="0.796601" calcext:value-type="float">
            <text:p>0.796601</text:p>
          </table:table-cell>
          <table:table-cell/>
          <table:table-cell table:style-name="ce2" office:value-type="float" office:value="0.715076" calcext:value-type="float">
            <text:p>0.715076</text:p>
          </table:table-cell>
          <table:table-cell table:style-name="ce2" office:value-type="float" office:value="0.751439" calcext:value-type="float">
            <text:p>0.751439</text:p>
          </table:table-cell>
          <table:table-cell table:style-name="ce2" office:value-type="float" office:value="0.674104" calcext:value-type="float">
            <text:p>0.674104</text:p>
          </table:table-cell>
          <table:table-cell table:number-columns-repeated="2"/>
          <table:table-cell table:style-name="ce2" office:value-type="float" office:value="0.617988" calcext:value-type="float">
            <text:p>0.617988</text:p>
          </table:table-cell>
          <table:table-cell table:style-name="ce2" office:value-type="float" office:value="0.676197" calcext:value-type="float">
            <text:p>0.676197</text:p>
          </table:table-cell>
          <table:table-cell table:style-name="ce2" office:value-type="float" office:value="0.403004" calcext:value-type="float">
            <text:p>0.403004</text:p>
          </table:table-cell>
          <table:table-cell table:style-name="ce2" office:value-type="float" office:value="0.754287" calcext:value-type="float">
            <text:p>0.754287</text:p>
          </table:table-cell>
          <table:table-cell/>
          <table:table-cell table:style-name="ce2" office:value-type="float" office:value="0.497866" calcext:value-type="float">
            <text:p>0.497866</text:p>
          </table:table-cell>
          <table:table-cell/>
          <table:table-cell table:style-name="ce2" office:value-type="float" office:value="0.412825" calcext:value-type="float">
            <text:p>0.412825</text:p>
          </table:table-cell>
          <table:table-cell table:style-name="ce2" office:value-type="float" office:value="0.717255" calcext:value-type="float">
            <text:p>0.717255</text:p>
          </table:table-cell>
          <table:table-cell/>
          <table:table-cell table:style-name="ce2" office:value-type="float" office:value="0.668339" calcext:value-type="float">
            <text:p>0.668339</text:p>
          </table:table-cell>
          <table:table-cell table:style-name="ce2" office:value-type="float" office:value="0.540921" calcext:value-type="float">
            <text:p>0.540921</text:p>
          </table:table-cell>
          <table:table-cell table:style-name="ce2" office:value-type="float" office:value="0.297276" calcext:value-type="float">
            <text:p>0.297276</text:p>
          </table:table-cell>
          <table:table-cell table:style-name="ce2" office:value-type="float" office:value="0.85518" calcext:value-type="float">
            <text:p>0.85518</text:p>
          </table:table-cell>
          <table:table-cell/>
          <table:table-cell table:style-name="ce2" office:value-type="float" office:value="0.540852" calcext:value-type="float">
            <text:p>0.540852</text:p>
          </table:table-cell>
          <table:table-cell table:style-name="ce2" office:value-type="float" office:value="0.602004" calcext:value-type="float">
            <text:p>0.602004</text:p>
          </table:table-cell>
          <table:table-cell table:style-name="ce2" office:value-type="float" office:value="0.413585" calcext:value-type="float">
            <text:p>0.413585</text:p>
          </table:table-cell>
          <table:table-cell table:style-name="ce2" office:value-type="float" office:value="0.785287" calcext:value-type="float">
            <text:p>0.785287</text:p>
          </table:table-cell>
          <table:table-cell table:number-columns-repeated="995"/>
        </table:table-row>
        <table:table-row table:style-name="ro2">
          <table:table-cell table:style-name="ce2" office:value-type="float" office:value="0.855443" calcext:value-type="float">
            <text:p>0.855443</text:p>
          </table:table-cell>
          <table:table-cell table:style-name="ce2" office:value-type="float" office:value="0.747822" calcext:value-type="float">
            <text:p>0.747822</text:p>
          </table:table-cell>
          <table:table-cell table:style-name="ce2" office:value-type="float" office:value="0.53093" calcext:value-type="float">
            <text:p>0.53093</text:p>
          </table:table-cell>
          <table:table-cell table:style-name="ce2" office:value-type="float" office:value="0.590258" calcext:value-type="float">
            <text:p>0.590258</text:p>
          </table:table-cell>
          <table:table-cell/>
          <table:table-cell table:style-name="ce2" office:value-type="float" office:value="0.758017" calcext:value-type="float">
            <text:p>0.758017</text:p>
          </table:table-cell>
          <table:table-cell table:style-name="ce2" office:value-type="float" office:value="0.68656" calcext:value-type="float">
            <text:p>0.68656</text:p>
          </table:table-cell>
          <table:table-cell table:style-name="ce2" office:value-type="float" office:value="0.515927" calcext:value-type="float">
            <text:p>0.515927</text:p>
          </table:table-cell>
          <table:table-cell table:number-columns-repeated="2"/>
          <table:table-cell table:style-name="ce2" office:value-type="float" office:value="0.493579" calcext:value-type="float">
            <text:p>0.493579</text:p>
          </table:table-cell>
          <table:table-cell table:style-name="ce2" office:value-type="float" office:value="0.579047" calcext:value-type="float">
            <text:p>0.579047</text:p>
          </table:table-cell>
          <table:table-cell table:style-name="ce2" office:value-type="float" office:value="0.423883" calcext:value-type="float">
            <text:p>0.423883</text:p>
          </table:table-cell>
          <table:table-cell table:style-name="ce2" office:value-type="float" office:value="0.707277" calcext:value-type="float">
            <text:p>0.707277</text:p>
          </table:table-cell>
          <table:table-cell/>
          <table:table-cell table:style-name="ce2" office:value-type="float" office:value="0.49465" calcext:value-type="float">
            <text:p>0.49465</text:p>
          </table:table-cell>
          <table:table-cell/>
          <table:table-cell table:style-name="ce2" office:value-type="float" office:value="0.426432" calcext:value-type="float">
            <text:p>0.426432</text:p>
          </table:table-cell>
          <table:table-cell table:style-name="ce2" office:value-type="float" office:value="0.775043" calcext:value-type="float">
            <text:p>0.775043</text:p>
          </table:table-cell>
          <table:table-cell/>
          <table:table-cell table:style-name="ce2" office:value-type="float" office:value="0.504903" calcext:value-type="float">
            <text:p>0.504903</text:p>
          </table:table-cell>
          <table:table-cell table:style-name="ce2" office:value-type="float" office:value="0.637908" calcext:value-type="float">
            <text:p>0.637908</text:p>
          </table:table-cell>
          <table:table-cell table:style-name="ce2" office:value-type="float" office:value="0.315779" calcext:value-type="float">
            <text:p>0.315779</text:p>
          </table:table-cell>
          <table:table-cell table:style-name="ce2" office:value-type="float" office:value="0.767868" calcext:value-type="float">
            <text:p>0.767868</text:p>
          </table:table-cell>
          <table:table-cell/>
          <table:table-cell table:style-name="ce2" office:value-type="float" office:value="0.558196" calcext:value-type="float">
            <text:p>0.558196</text:p>
          </table:table-cell>
          <table:table-cell table:style-name="ce2" office:value-type="float" office:value="0.760178" calcext:value-type="float">
            <text:p>0.760178</text:p>
          </table:table-cell>
          <table:table-cell table:style-name="ce2" office:value-type="float" office:value="0.431922" calcext:value-type="float">
            <text:p>0.431922</text:p>
          </table:table-cell>
          <table:table-cell table:style-name="ce2" office:value-type="float" office:value="0.865895" calcext:value-type="float">
            <text:p>0.865895</text:p>
          </table:table-cell>
          <table:table-cell table:number-columns-repeated="995"/>
        </table:table-row>
        <table:table-row table:style-name="ro2">
          <table:table-cell table:style-name="ce2" office:value-type="float" office:value="0.431572" calcext:value-type="float">
            <text:p>0.431572</text:p>
          </table:table-cell>
          <table:table-cell table:style-name="ce2" office:value-type="float" office:value="0.65158" calcext:value-type="float">
            <text:p>0.65158</text:p>
          </table:table-cell>
          <table:table-cell table:style-name="ce2" office:value-type="float" office:value="0.556288" calcext:value-type="float">
            <text:p>0.556288</text:p>
          </table:table-cell>
          <table:table-cell table:style-name="ce2" office:value-type="float" office:value="0.709965" calcext:value-type="float">
            <text:p>0.709965</text:p>
          </table:table-cell>
          <table:table-cell/>
          <table:table-cell table:style-name="ce2" office:value-type="float" office:value="0.737851" calcext:value-type="float">
            <text:p>0.737851</text:p>
          </table:table-cell>
          <table:table-cell table:style-name="ce2" office:value-type="float" office:value="0.586147" calcext:value-type="float">
            <text:p>0.586147</text:p>
          </table:table-cell>
          <table:table-cell table:style-name="ce2" office:value-type="float" office:value="0.635399" calcext:value-type="float">
            <text:p>0.635399</text:p>
          </table:table-cell>
          <table:table-cell table:number-columns-repeated="2"/>
          <table:table-cell table:style-name="ce2" office:value-type="float" office:value="0.620054" calcext:value-type="float">
            <text:p>0.620054</text:p>
          </table:table-cell>
          <table:table-cell table:style-name="ce2" office:value-type="float" office:value="0.721075" calcext:value-type="float">
            <text:p>0.721075</text:p>
          </table:table-cell>
          <table:table-cell table:style-name="ce2" office:value-type="float" office:value="0.6754" calcext:value-type="float">
            <text:p>0.6754</text:p>
          </table:table-cell>
          <table:table-cell table:style-name="ce2" office:value-type="float" office:value="0.734651" calcext:value-type="float">
            <text:p>0.734651</text:p>
          </table:table-cell>
          <table:table-cell/>
          <table:table-cell table:style-name="ce2" office:value-type="float" office:value="0.553415" calcext:value-type="float">
            <text:p>0.553415</text:p>
          </table:table-cell>
          <table:table-cell/>
          <table:table-cell table:style-name="ce2" office:value-type="float" office:value="0.571549" calcext:value-type="float">
            <text:p>0.571549</text:p>
          </table:table-cell>
          <table:table-cell table:style-name="ce2" office:value-type="float" office:value="0.862399" calcext:value-type="float">
            <text:p>0.862399</text:p>
          </table:table-cell>
          <table:table-cell/>
          <table:table-cell table:style-name="ce2" office:value-type="float" office:value="0.723823" calcext:value-type="float">
            <text:p>0.723823</text:p>
          </table:table-cell>
          <table:table-cell table:style-name="ce2" office:value-type="float" office:value="0.673681" calcext:value-type="float">
            <text:p>0.673681</text:p>
          </table:table-cell>
          <table:table-cell table:style-name="ce2" office:value-type="float" office:value="0.317445" calcext:value-type="float">
            <text:p>0.317445</text:p>
          </table:table-cell>
          <table:table-cell table:style-name="ce2" office:value-type="float" office:value="0.822127" calcext:value-type="float">
            <text:p>0.822127</text:p>
          </table:table-cell>
          <table:table-cell/>
          <table:table-cell table:style-name="ce2" office:value-type="float" office:value="0.473135" calcext:value-type="float">
            <text:p>0.473135</text:p>
          </table:table-cell>
          <table:table-cell table:style-name="ce2" office:value-type="float" office:value="0.569088" calcext:value-type="float">
            <text:p>0.569088</text:p>
          </table:table-cell>
          <table:table-cell table:style-name="ce2" office:value-type="float" office:value="0.41706" calcext:value-type="float">
            <text:p>0.41706</text:p>
          </table:table-cell>
          <table:table-cell table:style-name="ce2" office:value-type="float" office:value="0.745493" calcext:value-type="float">
            <text:p>0.745493</text:p>
          </table:table-cell>
          <table:table-cell table:number-columns-repeated="995"/>
        </table:table-row>
        <table:table-row table:style-name="ro2">
          <table:table-cell table:style-name="ce2" office:value-type="float" office:value="0.80869" calcext:value-type="float">
            <text:p>0.80869</text:p>
          </table:table-cell>
          <table:table-cell table:style-name="ce2" office:value-type="float" office:value="0.859499" calcext:value-type="float">
            <text:p>0.859499</text:p>
          </table:table-cell>
          <table:table-cell table:style-name="ce2" office:value-type="float" office:value="0.594696" calcext:value-type="float">
            <text:p>0.594696</text:p>
          </table:table-cell>
          <table:table-cell table:style-name="ce2" office:value-type="float" office:value="0.806435" calcext:value-type="float">
            <text:p>0.806435</text:p>
          </table:table-cell>
          <table:table-cell/>
          <table:table-cell table:style-name="ce2" office:value-type="float" office:value="0.778184" calcext:value-type="float">
            <text:p>0.778184</text:p>
          </table:table-cell>
          <table:table-cell table:style-name="ce2" office:value-type="float" office:value="0.676606" calcext:value-type="float">
            <text:p>0.676606</text:p>
          </table:table-cell>
          <table:table-cell table:style-name="ce2" office:value-type="float" office:value="0.564083" calcext:value-type="float">
            <text:p>0.564083</text:p>
          </table:table-cell>
          <table:table-cell table:number-columns-repeated="2"/>
          <table:table-cell table:style-name="ce2" office:value-type="float" office:value="0.537577" calcext:value-type="float">
            <text:p>0.537577</text:p>
          </table:table-cell>
          <table:table-cell table:style-name="ce2" office:value-type="float" office:value="0.656475" calcext:value-type="float">
            <text:p>0.656475</text:p>
          </table:table-cell>
          <table:table-cell table:style-name="ce2" office:value-type="float" office:value="0.431186" calcext:value-type="float">
            <text:p>0.431186</text:p>
          </table:table-cell>
          <table:table-cell table:style-name="ce2" office:value-type="float" office:value="0.752743" calcext:value-type="float">
            <text:p>0.752743</text:p>
          </table:table-cell>
          <table:table-cell/>
          <table:table-cell table:style-name="ce2" office:value-type="float" office:value="0.603934" calcext:value-type="float">
            <text:p>0.603934</text:p>
          </table:table-cell>
          <table:table-cell/>
          <table:table-cell table:style-name="ce2" office:value-type="float" office:value="0.41289" calcext:value-type="float">
            <text:p>0.41289</text:p>
          </table:table-cell>
          <table:table-cell table:style-name="ce2" office:value-type="float" office:value="0.862898" calcext:value-type="float">
            <text:p>0.862898</text:p>
          </table:table-cell>
          <table:table-cell/>
          <table:table-cell table:style-name="ce2" office:value-type="float" office:value="0.566472" calcext:value-type="float">
            <text:p>0.566472</text:p>
          </table:table-cell>
          <table:table-cell table:style-name="ce2" office:value-type="float" office:value="0.674272" calcext:value-type="float">
            <text:p>0.674272</text:p>
          </table:table-cell>
          <table:table-cell table:style-name="ce2" office:value-type="float" office:value="0.319434" calcext:value-type="float">
            <text:p>0.319434</text:p>
          </table:table-cell>
          <table:table-cell table:style-name="ce2" office:value-type="float" office:value="0.636108" calcext:value-type="float">
            <text:p>0.636108</text:p>
          </table:table-cell>
          <table:table-cell/>
          <table:table-cell table:style-name="ce2" office:value-type="float" office:value="0.505732" calcext:value-type="float">
            <text:p>0.505732</text:p>
          </table:table-cell>
          <table:table-cell table:style-name="ce2" office:value-type="float" office:value="0.648546" calcext:value-type="float">
            <text:p>0.648546</text:p>
          </table:table-cell>
          <table:table-cell table:style-name="ce2" office:value-type="float" office:value="0.399513" calcext:value-type="float">
            <text:p>0.399513</text:p>
          </table:table-cell>
          <table:table-cell table:style-name="ce2" office:value-type="float" office:value="0.883315" calcext:value-type="float">
            <text:p>0.883315</text:p>
          </table:table-cell>
          <table:table-cell table:number-columns-repeated="995"/>
        </table:table-row>
        <table:table-row table:style-name="ro2">
          <table:table-cell table:style-name="ce2" office:value-type="float" office:value="0.719465" calcext:value-type="float">
            <text:p>0.719465</text:p>
          </table:table-cell>
          <table:table-cell table:style-name="ce2" office:value-type="float" office:value="0.682194" calcext:value-type="float">
            <text:p>0.682194</text:p>
          </table:table-cell>
          <table:table-cell table:style-name="ce2" office:value-type="float" office:value="0.6405" calcext:value-type="float">
            <text:p>0.6405</text:p>
          </table:table-cell>
          <table:table-cell table:style-name="ce2" office:value-type="float" office:value="0.474836" calcext:value-type="float">
            <text:p>0.474836</text:p>
          </table:table-cell>
          <table:table-cell/>
          <table:table-cell table:style-name="ce2" office:value-type="float" office:value="0.882631" calcext:value-type="float">
            <text:p>0.882631</text:p>
          </table:table-cell>
          <table:table-cell table:style-name="ce2" office:value-type="float" office:value="0.67617" calcext:value-type="float">
            <text:p>0.67617</text:p>
          </table:table-cell>
          <table:table-cell table:style-name="ce2" office:value-type="float" office:value="0.635893" calcext:value-type="float">
            <text:p>0.635893</text:p>
          </table:table-cell>
          <table:table-cell table:number-columns-repeated="2"/>
          <table:table-cell table:style-name="ce2" office:value-type="float" office:value="0.68049" calcext:value-type="float">
            <text:p>0.68049</text:p>
          </table:table-cell>
          <table:table-cell table:style-name="ce2" office:value-type="float" office:value="0.624827" calcext:value-type="float">
            <text:p>0.624827</text:p>
          </table:table-cell>
          <table:table-cell table:style-name="ce2" office:value-type="float" office:value="0.431236" calcext:value-type="float">
            <text:p>0.431236</text:p>
          </table:table-cell>
          <table:table-cell table:style-name="ce2" office:value-type="float" office:value="0.620505" calcext:value-type="float">
            <text:p>0.620505</text:p>
          </table:table-cell>
          <table:table-cell/>
          <table:table-cell table:style-name="ce2" office:value-type="float" office:value="0.524775" calcext:value-type="float">
            <text:p>0.524775</text:p>
          </table:table-cell>
          <table:table-cell/>
          <table:table-cell table:style-name="ce2" office:value-type="float" office:value="0.663559" calcext:value-type="float">
            <text:p>0.663559</text:p>
          </table:table-cell>
          <table:table-cell table:style-name="ce2" office:value-type="float" office:value="0.836189" calcext:value-type="float">
            <text:p>0.836189</text:p>
          </table:table-cell>
          <table:table-cell/>
          <table:table-cell table:style-name="ce2" office:value-type="float" office:value="0.662571" calcext:value-type="float">
            <text:p>0.662571</text:p>
          </table:table-cell>
          <table:table-cell table:style-name="ce2" office:value-type="float" office:value="0.551029" calcext:value-type="float">
            <text:p>0.551029</text:p>
          </table:table-cell>
          <table:table-cell table:style-name="ce2" office:value-type="float" office:value="0.266722" calcext:value-type="float">
            <text:p>0.266722</text:p>
          </table:table-cell>
          <table:table-cell table:style-name="ce2" office:value-type="float" office:value="0.74618" calcext:value-type="float">
            <text:p>0.74618</text:p>
          </table:table-cell>
          <table:table-cell/>
          <table:table-cell table:style-name="ce2" office:value-type="float" office:value="0.45397" calcext:value-type="float">
            <text:p>0.45397</text:p>
          </table:table-cell>
          <table:table-cell table:style-name="ce2" office:value-type="float" office:value="0.376101" calcext:value-type="float">
            <text:p>0.376101</text:p>
          </table:table-cell>
          <table:table-cell table:style-name="ce2" office:value-type="float" office:value="0.384583" calcext:value-type="float">
            <text:p>0.384583</text:p>
          </table:table-cell>
          <table:table-cell table:style-name="ce2" office:value-type="float" office:value="0.746285" calcext:value-type="float">
            <text:p>0.746285</text:p>
          </table:table-cell>
          <table:table-cell table:number-columns-repeated="995"/>
        </table:table-row>
        <table:table-row table:style-name="ro2">
          <table:table-cell table:style-name="ce2" office:value-type="float" office:value="0.735106" calcext:value-type="float">
            <text:p>0.735106</text:p>
          </table:table-cell>
          <table:table-cell table:style-name="ce2" office:value-type="float" office:value="0.780648" calcext:value-type="float">
            <text:p>0.780648</text:p>
          </table:table-cell>
          <table:table-cell table:style-name="ce2" office:value-type="float" office:value="0.64388" calcext:value-type="float">
            <text:p>0.64388</text:p>
          </table:table-cell>
          <table:table-cell table:style-name="ce2" office:value-type="float" office:value="0.762892" calcext:value-type="float">
            <text:p>0.762892</text:p>
          </table:table-cell>
          <table:table-cell/>
          <table:table-cell table:style-name="ce2" office:value-type="float" office:value="0.932863" calcext:value-type="float">
            <text:p>0.932863</text:p>
          </table:table-cell>
          <table:table-cell table:style-name="ce2" office:value-type="float" office:value="0.697641" calcext:value-type="float">
            <text:p>0.697641</text:p>
          </table:table-cell>
          <table:table-cell table:style-name="ce2" office:value-type="float" office:value="0.751008" calcext:value-type="float">
            <text:p>0.751008</text:p>
          </table:table-cell>
          <table:table-cell table:number-columns-repeated="2"/>
          <table:table-cell table:style-name="ce2" office:value-type="float" office:value="0.571213" calcext:value-type="float">
            <text:p>0.571213</text:p>
          </table:table-cell>
          <table:table-cell table:style-name="ce2" office:value-type="float" office:value="0.626903" calcext:value-type="float">
            <text:p>0.626903</text:p>
          </table:table-cell>
          <table:table-cell table:style-name="ce2" office:value-type="float" office:value="0.419717" calcext:value-type="float">
            <text:p>0.419717</text:p>
          </table:table-cell>
          <table:table-cell table:style-name="ce2" office:value-type="float" office:value="0.753595" calcext:value-type="float">
            <text:p>0.753595</text:p>
          </table:table-cell>
          <table:table-cell/>
          <table:table-cell table:style-name="ce2" office:value-type="float" office:value="0.62802" calcext:value-type="float">
            <text:p>0.62802</text:p>
          </table:table-cell>
          <table:table-cell/>
          <table:table-cell table:style-name="ce2" office:value-type="float" office:value="0.337329" calcext:value-type="float">
            <text:p>0.337329</text:p>
          </table:table-cell>
          <table:table-cell table:style-name="ce2" office:value-type="float" office:value="0.847778" calcext:value-type="float">
            <text:p>0.847778</text:p>
          </table:table-cell>
          <table:table-cell/>
          <table:table-cell table:style-name="ce2" office:value-type="float" office:value="0.534605" calcext:value-type="float">
            <text:p>0.534605</text:p>
          </table:table-cell>
          <table:table-cell table:style-name="ce2" office:value-type="float" office:value="0.643045" calcext:value-type="float">
            <text:p>0.643045</text:p>
          </table:table-cell>
          <table:table-cell table:style-name="ce2" office:value-type="float" office:value="0.311031" calcext:value-type="float">
            <text:p>0.311031</text:p>
          </table:table-cell>
          <table:table-cell table:style-name="ce2" office:value-type="float" office:value="0.724249" calcext:value-type="float">
            <text:p>0.724249</text:p>
          </table:table-cell>
          <table:table-cell/>
          <table:table-cell table:style-name="ce2" office:value-type="float" office:value="0.538592" calcext:value-type="float">
            <text:p>0.538592</text:p>
          </table:table-cell>
          <table:table-cell table:style-name="ce2" office:value-type="float" office:value="0.367431" calcext:value-type="float">
            <text:p>0.367431</text:p>
          </table:table-cell>
          <table:table-cell table:style-name="ce2" office:value-type="float" office:value="0.430088" calcext:value-type="float">
            <text:p>0.430088</text:p>
          </table:table-cell>
          <table:table-cell table:style-name="ce2" office:value-type="float" office:value="0.791608" calcext:value-type="float">
            <text:p>0.791608</text:p>
          </table:table-cell>
          <table:table-cell table:number-columns-repeated="995"/>
        </table:table-row>
        <table:table-row table:style-name="ro2">
          <table:table-cell table:style-name="ce2" office:value-type="float" office:value="0.662958" calcext:value-type="float">
            <text:p>0.662958</text:p>
          </table:table-cell>
          <table:table-cell table:style-name="ce2" office:value-type="float" office:value="0.440977" calcext:value-type="float">
            <text:p>0.440977</text:p>
          </table:table-cell>
          <table:table-cell table:style-name="ce2" office:value-type="float" office:value="0.539615" calcext:value-type="float">
            <text:p>0.539615</text:p>
          </table:table-cell>
          <table:table-cell table:style-name="ce2" office:value-type="float" office:value="0.709361" calcext:value-type="float">
            <text:p>0.709361</text:p>
          </table:table-cell>
          <table:table-cell/>
          <table:table-cell table:style-name="ce2" office:value-type="float" office:value="0.893926" calcext:value-type="float">
            <text:p>0.893926</text:p>
          </table:table-cell>
          <table:table-cell table:style-name="ce2" office:value-type="float" office:value="0.700315" calcext:value-type="float">
            <text:p>0.700315</text:p>
          </table:table-cell>
          <table:table-cell table:style-name="ce2" office:value-type="float" office:value="0.601104" calcext:value-type="float">
            <text:p>0.601104</text:p>
          </table:table-cell>
          <table:table-cell table:number-columns-repeated="2"/>
          <table:table-cell table:style-name="ce2" office:value-type="float" office:value="0.630028" calcext:value-type="float">
            <text:p>0.630028</text:p>
          </table:table-cell>
          <table:table-cell table:style-name="ce2" office:value-type="float" office:value="0.525161" calcext:value-type="float">
            <text:p>0.525161</text:p>
          </table:table-cell>
          <table:table-cell table:style-name="ce2" office:value-type="float" office:value="0.425339" calcext:value-type="float">
            <text:p>0.425339</text:p>
          </table:table-cell>
          <table:table-cell table:style-name="ce2" office:value-type="float" office:value="0.757031" calcext:value-type="float">
            <text:p>0.757031</text:p>
          </table:table-cell>
          <table:table-cell/>
          <table:table-cell table:style-name="ce2" office:value-type="float" office:value="0.478137" calcext:value-type="float">
            <text:p>0.478137</text:p>
          </table:table-cell>
          <table:table-cell/>
          <table:table-cell table:style-name="ce2" office:value-type="float" office:value="0.663176" calcext:value-type="float">
            <text:p>0.663176</text:p>
          </table:table-cell>
          <table:table-cell table:style-name="ce2" office:value-type="float" office:value="0.890667" calcext:value-type="float">
            <text:p>0.890667</text:p>
          </table:table-cell>
          <table:table-cell/>
          <table:table-cell table:style-name="ce2" office:value-type="float" office:value="0.627927" calcext:value-type="float">
            <text:p>0.627927</text:p>
          </table:table-cell>
          <table:table-cell table:style-name="ce2" office:value-type="float" office:value="0.492256" calcext:value-type="float">
            <text:p>0.492256</text:p>
          </table:table-cell>
          <table:table-cell table:style-name="ce2" office:value-type="float" office:value="0.416038" calcext:value-type="float">
            <text:p>0.416038</text:p>
          </table:table-cell>
          <table:table-cell table:style-name="ce2" office:value-type="float" office:value="0.860333" calcext:value-type="float">
            <text:p>0.860333</text:p>
          </table:table-cell>
          <table:table-cell/>
          <table:table-cell table:style-name="ce2" office:value-type="float" office:value="0.445183" calcext:value-type="float">
            <text:p>0.445183</text:p>
          </table:table-cell>
          <table:table-cell table:style-name="ce2" office:value-type="float" office:value="0.412761" calcext:value-type="float">
            <text:p>0.412761</text:p>
          </table:table-cell>
          <table:table-cell table:style-name="ce2" office:value-type="float" office:value="0.435263" calcext:value-type="float">
            <text:p>0.435263</text:p>
          </table:table-cell>
          <table:table-cell table:style-name="ce2" office:value-type="float" office:value="0.794246" calcext:value-type="float">
            <text:p>0.794246</text:p>
          </table:table-cell>
          <table:table-cell table:number-columns-repeated="995"/>
        </table:table-row>
        <table:table-row table:style-name="ro2">
          <table:table-cell table:style-name="ce2" office:value-type="float" office:value="0.861356" calcext:value-type="float">
            <text:p>0.861356</text:p>
          </table:table-cell>
          <table:table-cell table:style-name="ce2" office:value-type="float" office:value="0.439194" calcext:value-type="float">
            <text:p>0.439194</text:p>
          </table:table-cell>
          <table:table-cell table:style-name="ce2" office:value-type="float" office:value="0.544483" calcext:value-type="float">
            <text:p>0.544483</text:p>
          </table:table-cell>
          <table:table-cell table:style-name="ce2" office:value-type="float" office:value="0.802696" calcext:value-type="float">
            <text:p>0.802696</text:p>
          </table:table-cell>
          <table:table-cell/>
          <table:table-cell table:style-name="ce2" office:value-type="float" office:value="0.761328" calcext:value-type="float">
            <text:p>0.761328</text:p>
          </table:table-cell>
          <table:table-cell table:style-name="ce2" office:value-type="float" office:value="0.496091" calcext:value-type="float">
            <text:p>0.496091</text:p>
          </table:table-cell>
          <table:table-cell table:style-name="ce2" office:value-type="float" office:value="0.600123" calcext:value-type="float">
            <text:p>0.600123</text:p>
          </table:table-cell>
          <table:table-cell table:number-columns-repeated="2"/>
          <table:table-cell table:style-name="ce2" office:value-type="float" office:value="0.580377" calcext:value-type="float">
            <text:p>0.580377</text:p>
          </table:table-cell>
          <table:table-cell table:style-name="ce2" office:value-type="float" office:value="0.687203" calcext:value-type="float">
            <text:p>0.687203</text:p>
          </table:table-cell>
          <table:table-cell table:style-name="ce2" office:value-type="float" office:value="0.385072" calcext:value-type="float">
            <text:p>0.385072</text:p>
          </table:table-cell>
          <table:table-cell table:style-name="ce2" office:value-type="float" office:value="0.764671" calcext:value-type="float">
            <text:p>0.764671</text:p>
          </table:table-cell>
          <table:table-cell/>
          <table:table-cell table:style-name="ce2" office:value-type="float" office:value="0.617277" calcext:value-type="float">
            <text:p>0.617277</text:p>
          </table:table-cell>
          <table:table-cell/>
          <table:table-cell table:style-name="ce2" office:value-type="float" office:value="0.414845" calcext:value-type="float">
            <text:p>0.414845</text:p>
          </table:table-cell>
          <table:table-cell table:style-name="ce2" office:value-type="float" office:value="0.765523" calcext:value-type="float">
            <text:p>0.765523</text:p>
          </table:table-cell>
          <table:table-cell/>
          <table:table-cell table:style-name="ce2" office:value-type="float" office:value="0.686781" calcext:value-type="float">
            <text:p>0.686781</text:p>
          </table:table-cell>
          <table:table-cell table:style-name="ce2" office:value-type="float" office:value="0.544981" calcext:value-type="float">
            <text:p>0.544981</text:p>
          </table:table-cell>
          <table:table-cell table:style-name="ce2" office:value-type="float" office:value="0.346201" calcext:value-type="float">
            <text:p>0.346201</text:p>
          </table:table-cell>
          <table:table-cell table:style-name="ce2" office:value-type="float" office:value="0.785899" calcext:value-type="float">
            <text:p>0.785899</text:p>
          </table:table-cell>
          <table:table-cell/>
          <table:table-cell table:style-name="ce2" office:value-type="float" office:value="0.592569" calcext:value-type="float">
            <text:p>0.592569</text:p>
          </table:table-cell>
          <table:table-cell table:style-name="ce2" office:value-type="float" office:value="0.500232" calcext:value-type="float">
            <text:p>0.500232</text:p>
          </table:table-cell>
          <table:table-cell table:style-name="ce2" office:value-type="float" office:value="0.403417" calcext:value-type="float">
            <text:p>0.403417</text:p>
          </table:table-cell>
          <table:table-cell table:style-name="ce2" office:value-type="float" office:value="0.866366" calcext:value-type="float">
            <text:p>0.866366</text:p>
          </table:table-cell>
          <table:table-cell table:number-columns-repeated="995"/>
        </table:table-row>
        <table:table-row table:style-name="ro2">
          <table:table-cell table:style-name="ce2" office:value-type="float" office:value="0.720042" calcext:value-type="float">
            <text:p>0.720042</text:p>
          </table:table-cell>
          <table:table-cell table:style-name="ce2" office:value-type="float" office:value="0.874443" calcext:value-type="float">
            <text:p>0.874443</text:p>
          </table:table-cell>
          <table:table-cell table:style-name="ce2" office:value-type="float" office:value="0.645981" calcext:value-type="float">
            <text:p>0.645981</text:p>
          </table:table-cell>
          <table:table-cell table:style-name="ce2" office:value-type="float" office:value="0.69063" calcext:value-type="float">
            <text:p>0.69063</text:p>
          </table:table-cell>
          <table:table-cell/>
          <table:table-cell table:style-name="ce2" office:value-type="float" office:value="0.674507" calcext:value-type="float">
            <text:p>0.674507</text:p>
          </table:table-cell>
          <table:table-cell table:style-name="ce2" office:value-type="float" office:value="0.71165" calcext:value-type="float">
            <text:p>0.71165</text:p>
          </table:table-cell>
          <table:table-cell table:style-name="ce2" office:value-type="float" office:value="0.514018" calcext:value-type="float">
            <text:p>0.514018</text:p>
          </table:table-cell>
          <table:table-cell table:number-columns-repeated="2"/>
          <table:table-cell table:style-name="ce2" office:value-type="float" office:value="0.60479" calcext:value-type="float">
            <text:p>0.60479</text:p>
          </table:table-cell>
          <table:table-cell table:style-name="ce2" office:value-type="float" office:value="0.692787" calcext:value-type="float">
            <text:p>0.692787</text:p>
          </table:table-cell>
          <table:table-cell table:style-name="ce2" office:value-type="float" office:value="0.455427" calcext:value-type="float">
            <text:p>0.455427</text:p>
          </table:table-cell>
          <table:table-cell table:style-name="ce2" office:value-type="float" office:value="0.758106" calcext:value-type="float">
            <text:p>0.758106</text:p>
          </table:table-cell>
          <table:table-cell/>
          <table:table-cell table:style-name="ce2" office:value-type="float" office:value="0.54986" calcext:value-type="float">
            <text:p>0.54986</text:p>
          </table:table-cell>
          <table:table-cell/>
          <table:table-cell table:style-name="ce2" office:value-type="float" office:value="0.431647" calcext:value-type="float">
            <text:p>0.431647</text:p>
          </table:table-cell>
          <table:table-cell table:style-name="ce2" office:value-type="float" office:value="0.883238" calcext:value-type="float">
            <text:p>0.883238</text:p>
          </table:table-cell>
          <table:table-cell/>
          <table:table-cell table:style-name="ce2" office:value-type="float" office:value="0.494311" calcext:value-type="float">
            <text:p>0.494311</text:p>
          </table:table-cell>
          <table:table-cell table:style-name="ce2" office:value-type="float" office:value="0.523094" calcext:value-type="float">
            <text:p>0.523094</text:p>
          </table:table-cell>
          <table:table-cell table:style-name="ce2" office:value-type="float" office:value="0.313654" calcext:value-type="float">
            <text:p>0.313654</text:p>
          </table:table-cell>
          <table:table-cell table:style-name="ce2" office:value-type="float" office:value="0.884831" calcext:value-type="float">
            <text:p>0.884831</text:p>
          </table:table-cell>
          <table:table-cell/>
          <table:table-cell table:style-name="ce2" office:value-type="float" office:value="0.589791" calcext:value-type="float">
            <text:p>0.589791</text:p>
          </table:table-cell>
          <table:table-cell table:style-name="ce2" office:value-type="float" office:value="0.557456" calcext:value-type="float">
            <text:p>0.557456</text:p>
          </table:table-cell>
          <table:table-cell table:style-name="ce2" office:value-type="float" office:value="0.464359" calcext:value-type="float">
            <text:p>0.464359</text:p>
          </table:table-cell>
          <table:table-cell table:style-name="ce2" office:value-type="float" office:value="0.81237" calcext:value-type="float">
            <text:p>0.81237</text:p>
          </table:table-cell>
          <table:table-cell table:number-columns-repeated="995"/>
        </table:table-row>
        <table:table-row table:style-name="ro2">
          <table:table-cell table:style-name="ce2" office:value-type="float" office:value="0.763332" calcext:value-type="float">
            <text:p>0.763332</text:p>
          </table:table-cell>
          <table:table-cell table:style-name="ce2" office:value-type="float" office:value="0.761199" calcext:value-type="float">
            <text:p>0.761199</text:p>
          </table:table-cell>
          <table:table-cell table:style-name="ce2" office:value-type="float" office:value="0.652843" calcext:value-type="float">
            <text:p>0.652843</text:p>
          </table:table-cell>
          <table:table-cell table:style-name="ce2" office:value-type="float" office:value="0.575426" calcext:value-type="float">
            <text:p>0.575426</text:p>
          </table:table-cell>
          <table:table-cell/>
          <table:table-cell table:style-name="ce2" office:value-type="float" office:value="0.90537" calcext:value-type="float">
            <text:p>0.90537</text:p>
          </table:table-cell>
          <table:table-cell table:style-name="ce2" office:value-type="float" office:value="0.680244" calcext:value-type="float">
            <text:p>0.680244</text:p>
          </table:table-cell>
          <table:table-cell table:style-name="ce2" office:value-type="float" office:value="0.699837" calcext:value-type="float">
            <text:p>0.699837</text:p>
          </table:table-cell>
          <table:table-cell table:number-columns-repeated="2"/>
          <table:table-cell table:style-name="ce2" office:value-type="float" office:value="0.597232" calcext:value-type="float">
            <text:p>0.597232</text:p>
          </table:table-cell>
          <table:table-cell table:style-name="ce2" office:value-type="float" office:value="0.586647" calcext:value-type="float">
            <text:p>0.586647</text:p>
          </table:table-cell>
          <table:table-cell table:style-name="ce2" office:value-type="float" office:value="0.425063" calcext:value-type="float">
            <text:p>0.425063</text:p>
          </table:table-cell>
          <table:table-cell table:style-name="ce2" office:value-type="float" office:value="0.731326" calcext:value-type="float">
            <text:p>0.731326</text:p>
          </table:table-cell>
          <table:table-cell/>
          <table:table-cell table:style-name="ce2" office:value-type="float" office:value="0.612651" calcext:value-type="float">
            <text:p>0.612651</text:p>
          </table:table-cell>
          <table:table-cell/>
          <table:table-cell table:style-name="ce2" office:value-type="float" office:value="0.44114" calcext:value-type="float">
            <text:p>0.44114</text:p>
          </table:table-cell>
          <table:table-cell table:style-name="ce2" office:value-type="float" office:value="0.792888" calcext:value-type="float">
            <text:p>0.792888</text:p>
          </table:table-cell>
          <table:table-cell/>
          <table:table-cell table:style-name="ce2" office:value-type="float" office:value="0.608361" calcext:value-type="float">
            <text:p>0.608361</text:p>
          </table:table-cell>
          <table:table-cell table:style-name="ce2" office:value-type="float" office:value="0.545394" calcext:value-type="float">
            <text:p>0.545394</text:p>
          </table:table-cell>
          <table:table-cell table:style-name="ce2" office:value-type="float" office:value="0.319658" calcext:value-type="float">
            <text:p>0.319658</text:p>
          </table:table-cell>
          <table:table-cell table:style-name="ce2" office:value-type="float" office:value="0.645476" calcext:value-type="float">
            <text:p>0.645476</text:p>
          </table:table-cell>
          <table:table-cell/>
          <table:table-cell table:style-name="ce2" office:value-type="float" office:value="0.461015" calcext:value-type="float">
            <text:p>0.461015</text:p>
          </table:table-cell>
          <table:table-cell table:style-name="ce2" office:value-type="float" office:value="0.3975" calcext:value-type="float">
            <text:p>0.3975</text:p>
          </table:table-cell>
          <table:table-cell table:style-name="ce2" office:value-type="float" office:value="0.435417" calcext:value-type="float">
            <text:p>0.435417</text:p>
          </table:table-cell>
          <table:table-cell table:style-name="ce2" office:value-type="float" office:value="0.787447" calcext:value-type="float">
            <text:p>0.787447</text:p>
          </table:table-cell>
          <table:table-cell table:number-columns-repeated="995"/>
        </table:table-row>
        <table:table-row table:style-name="ro2">
          <table:table-cell table:style-name="ce2" office:value-type="float" office:value="0.475948" calcext:value-type="float">
            <text:p>0.475948</text:p>
          </table:table-cell>
          <table:table-cell table:style-name="ce2" office:value-type="float" office:value="0.744464" calcext:value-type="float">
            <text:p>0.744464</text:p>
          </table:table-cell>
          <table:table-cell table:style-name="ce2" office:value-type="float" office:value="0.51158" calcext:value-type="float">
            <text:p>0.51158</text:p>
          </table:table-cell>
          <table:table-cell table:style-name="ce2" office:value-type="float" office:value="0.757998" calcext:value-type="float">
            <text:p>0.757998</text:p>
          </table:table-cell>
          <table:table-cell/>
          <table:table-cell table:style-name="ce2" office:value-type="float" office:value="0.739768" calcext:value-type="float">
            <text:p>0.739768</text:p>
          </table:table-cell>
          <table:table-cell table:style-name="ce2" office:value-type="float" office:value="0.710478" calcext:value-type="float">
            <text:p>0.710478</text:p>
          </table:table-cell>
          <table:table-cell table:style-name="ce2" office:value-type="float" office:value="0.650075" calcext:value-type="float">
            <text:p>0.650075</text:p>
          </table:table-cell>
          <table:table-cell table:number-columns-repeated="2"/>
          <table:table-cell table:style-name="ce2" office:value-type="float" office:value="0.516566" calcext:value-type="float">
            <text:p>0.516566</text:p>
          </table:table-cell>
          <table:table-cell table:style-name="ce2" office:value-type="float" office:value="0.526765" calcext:value-type="float">
            <text:p>0.526765</text:p>
          </table:table-cell>
          <table:table-cell table:style-name="ce2" office:value-type="float" office:value="0.423014" calcext:value-type="float">
            <text:p>0.423014</text:p>
          </table:table-cell>
          <table:table-cell table:style-name="ce2" office:value-type="float" office:value="0.766019" calcext:value-type="float">
            <text:p>0.766019</text:p>
          </table:table-cell>
          <table:table-cell/>
          <table:table-cell table:style-name="ce2" office:value-type="float" office:value="0.681421" calcext:value-type="float">
            <text:p>0.681421</text:p>
          </table:table-cell>
          <table:table-cell/>
          <table:table-cell table:style-name="ce2" office:value-type="float" office:value="0.581455" calcext:value-type="float">
            <text:p>0.581455</text:p>
          </table:table-cell>
          <table:table-cell table:style-name="ce2" office:value-type="float" office:value="0.830344" calcext:value-type="float">
            <text:p>0.830344</text:p>
          </table:table-cell>
          <table:table-cell/>
          <table:table-cell table:style-name="ce2" office:value-type="float" office:value="0.621549" calcext:value-type="float">
            <text:p>0.621549</text:p>
          </table:table-cell>
          <table:table-cell table:style-name="ce2" office:value-type="float" office:value="0.622198" calcext:value-type="float">
            <text:p>0.622198</text:p>
          </table:table-cell>
          <table:table-cell table:style-name="ce2" office:value-type="float" office:value="0.283606" calcext:value-type="float">
            <text:p>0.283606</text:p>
          </table:table-cell>
          <table:table-cell table:style-name="ce2" office:value-type="float" office:value="0.860451" calcext:value-type="float">
            <text:p>0.860451</text:p>
          </table:table-cell>
          <table:table-cell/>
          <table:table-cell table:style-name="ce2" office:value-type="float" office:value="0.478858" calcext:value-type="float">
            <text:p>0.478858</text:p>
          </table:table-cell>
          <table:table-cell table:style-name="ce2" office:value-type="float" office:value="0.69757" calcext:value-type="float">
            <text:p>0.69757</text:p>
          </table:table-cell>
          <table:table-cell table:style-name="ce2" office:value-type="float" office:value="0.477965" calcext:value-type="float">
            <text:p>0.477965</text:p>
          </table:table-cell>
          <table:table-cell table:style-name="ce2" office:value-type="float" office:value="0.789648" calcext:value-type="float">
            <text:p>0.789648</text:p>
          </table:table-cell>
          <table:table-cell table:number-columns-repeated="995"/>
        </table:table-row>
        <table:table-row table:style-name="ro2">
          <table:table-cell table:style-name="ce2" office:value-type="float" office:value="0.860331" calcext:value-type="float">
            <text:p>0.860331</text:p>
          </table:table-cell>
          <table:table-cell table:style-name="ce2" office:value-type="float" office:value="0.435714" calcext:value-type="float">
            <text:p>0.435714</text:p>
          </table:table-cell>
          <table:table-cell table:style-name="ce2" office:value-type="float" office:value="0.579171" calcext:value-type="float">
            <text:p>0.579171</text:p>
          </table:table-cell>
          <table:table-cell table:style-name="ce2" office:value-type="float" office:value="0.719299" calcext:value-type="float">
            <text:p>0.719299</text:p>
          </table:table-cell>
          <table:table-cell/>
          <table:table-cell table:style-name="ce2" office:value-type="float" office:value="0.736201" calcext:value-type="float">
            <text:p>0.736201</text:p>
          </table:table-cell>
          <table:table-cell table:style-name="ce2" office:value-type="float" office:value="0.680621" calcext:value-type="float">
            <text:p>0.680621</text:p>
          </table:table-cell>
          <table:table-cell table:style-name="ce2" office:value-type="float" office:value="0.546982" calcext:value-type="float">
            <text:p>0.546982</text:p>
          </table:table-cell>
          <table:table-cell table:number-columns-repeated="2"/>
          <table:table-cell table:style-name="ce2" office:value-type="float" office:value="0.558073" calcext:value-type="float">
            <text:p>0.558073</text:p>
          </table:table-cell>
          <table:table-cell table:style-name="ce2" office:value-type="float" office:value="0.609041" calcext:value-type="float">
            <text:p>0.609041</text:p>
          </table:table-cell>
          <table:table-cell table:style-name="ce2" office:value-type="float" office:value="0.425192" calcext:value-type="float">
            <text:p>0.425192</text:p>
          </table:table-cell>
          <table:table-cell table:style-name="ce2" office:value-type="float" office:value="0.843809" calcext:value-type="float">
            <text:p>0.843809</text:p>
          </table:table-cell>
          <table:table-cell/>
          <table:table-cell table:style-name="ce2" office:value-type="float" office:value="0.464983" calcext:value-type="float">
            <text:p>0.464983</text:p>
          </table:table-cell>
          <table:table-cell/>
          <table:table-cell table:style-name="ce2" office:value-type="float" office:value="0.396634" calcext:value-type="float">
            <text:p>0.396634</text:p>
          </table:table-cell>
          <table:table-cell table:style-name="ce2" office:value-type="float" office:value="0.771507" calcext:value-type="float">
            <text:p>0.771507</text:p>
          </table:table-cell>
          <table:table-cell/>
          <table:table-cell table:style-name="ce2" office:value-type="float" office:value="0.692096" calcext:value-type="float">
            <text:p>0.692096</text:p>
          </table:table-cell>
          <table:table-cell table:style-name="ce2" office:value-type="float" office:value="0.627711" calcext:value-type="float">
            <text:p>0.627711</text:p>
          </table:table-cell>
          <table:table-cell table:style-name="ce2" office:value-type="float" office:value="0.3007" calcext:value-type="float">
            <text:p>0.3007</text:p>
          </table:table-cell>
          <table:table-cell table:style-name="ce2" office:value-type="float" office:value="0.763174" calcext:value-type="float">
            <text:p>0.763174</text:p>
          </table:table-cell>
          <table:table-cell/>
          <table:table-cell table:style-name="ce2" office:value-type="float" office:value="0.455276" calcext:value-type="float">
            <text:p>0.455276</text:p>
          </table:table-cell>
          <table:table-cell table:style-name="ce2" office:value-type="float" office:value="0.50029" calcext:value-type="float">
            <text:p>0.50029</text:p>
          </table:table-cell>
          <table:table-cell table:style-name="ce2" office:value-type="float" office:value="0.344236" calcext:value-type="float">
            <text:p>0.344236</text:p>
          </table:table-cell>
          <table:table-cell table:style-name="ce2" office:value-type="float" office:value="0.880748" calcext:value-type="float">
            <text:p>0.880748</text:p>
          </table:table-cell>
          <table:table-cell table:number-columns-repeated="995"/>
        </table:table-row>
        <table:table-row table:style-name="ro2">
          <table:table-cell table:style-name="ce2" office:value-type="float" office:value="0.773572" calcext:value-type="float">
            <text:p>0.773572</text:p>
          </table:table-cell>
          <table:table-cell table:style-name="ce2" office:value-type="float" office:value="0.930694" calcext:value-type="float">
            <text:p>0.930694</text:p>
          </table:table-cell>
          <table:table-cell table:style-name="ce2" office:value-type="float" office:value="0.561755" calcext:value-type="float">
            <text:p>0.561755</text:p>
          </table:table-cell>
          <table:table-cell table:style-name="ce2" office:value-type="float" office:value="0.628426" calcext:value-type="float">
            <text:p>0.628426</text:p>
          </table:table-cell>
          <table:table-cell/>
          <table:table-cell table:style-name="ce2" office:value-type="float" office:value="0.831586" calcext:value-type="float">
            <text:p>0.831586</text:p>
          </table:table-cell>
          <table:table-cell table:style-name="ce2" office:value-type="float" office:value="0.683081" calcext:value-type="float">
            <text:p>0.683081</text:p>
          </table:table-cell>
          <table:table-cell table:style-name="ce2" office:value-type="float" office:value="0.515941" calcext:value-type="float">
            <text:p>0.515941</text:p>
          </table:table-cell>
          <table:table-cell table:number-columns-repeated="2"/>
          <table:table-cell table:style-name="ce2" office:value-type="float" office:value="0.564164" calcext:value-type="float">
            <text:p>0.564164</text:p>
          </table:table-cell>
          <table:table-cell table:style-name="ce2" office:value-type="float" office:value="0.678172" calcext:value-type="float">
            <text:p>0.678172</text:p>
          </table:table-cell>
          <table:table-cell table:style-name="ce2" office:value-type="float" office:value="0.331292" calcext:value-type="float">
            <text:p>0.331292</text:p>
          </table:table-cell>
          <table:table-cell table:style-name="ce2" office:value-type="float" office:value="0.72045" calcext:value-type="float">
            <text:p>0.72045</text:p>
          </table:table-cell>
          <table:table-cell/>
          <table:table-cell table:style-name="ce2" office:value-type="float" office:value="0.540252" calcext:value-type="float">
            <text:p>0.540252</text:p>
          </table:table-cell>
          <table:table-cell/>
          <table:table-cell table:style-name="ce2" office:value-type="float" office:value="0.437072" calcext:value-type="float">
            <text:p>0.437072</text:p>
          </table:table-cell>
          <table:table-cell table:style-name="ce2" office:value-type="float" office:value="0.868327" calcext:value-type="float">
            <text:p>0.868327</text:p>
          </table:table-cell>
          <table:table-cell/>
          <table:table-cell table:style-name="ce2" office:value-type="float" office:value="0.649136" calcext:value-type="float">
            <text:p>0.649136</text:p>
          </table:table-cell>
          <table:table-cell table:style-name="ce2" office:value-type="float" office:value="0.50444" calcext:value-type="float">
            <text:p>0.50444</text:p>
          </table:table-cell>
          <table:table-cell table:style-name="ce2" office:value-type="float" office:value="0.319884" calcext:value-type="float">
            <text:p>0.319884</text:p>
          </table:table-cell>
          <table:table-cell table:style-name="ce2" office:value-type="float" office:value="0.636944" calcext:value-type="float">
            <text:p>0.636944</text:p>
          </table:table-cell>
          <table:table-cell/>
          <table:table-cell table:style-name="ce2" office:value-type="float" office:value="0.490387" calcext:value-type="float">
            <text:p>0.490387</text:p>
          </table:table-cell>
          <table:table-cell table:style-name="ce2" office:value-type="float" office:value="0.461696" calcext:value-type="float">
            <text:p>0.461696</text:p>
          </table:table-cell>
          <table:table-cell table:style-name="ce2" office:value-type="float" office:value="0.385709" calcext:value-type="float">
            <text:p>0.385709</text:p>
          </table:table-cell>
          <table:table-cell table:style-name="ce2" office:value-type="float" office:value="0.859438" calcext:value-type="float">
            <text:p>0.859438</text:p>
          </table:table-cell>
          <table:table-cell table:number-columns-repeated="995"/>
        </table:table-row>
        <table:table-row table:style-name="ro2">
          <table:table-cell table:style-name="ce2" office:value-type="float" office:value="0.331521" calcext:value-type="float">
            <text:p>0.331521</text:p>
          </table:table-cell>
          <table:table-cell table:style-name="ce2" office:value-type="float" office:value="0.442881" calcext:value-type="float">
            <text:p>0.442881</text:p>
          </table:table-cell>
          <table:table-cell table:style-name="ce2" office:value-type="float" office:value="0.565094" calcext:value-type="float">
            <text:p>0.565094</text:p>
          </table:table-cell>
          <table:table-cell table:style-name="ce2" office:value-type="float" office:value="0.711208" calcext:value-type="float">
            <text:p>0.711208</text:p>
          </table:table-cell>
          <table:table-cell/>
          <table:table-cell table:style-name="ce2" office:value-type="float" office:value="0.761996" calcext:value-type="float">
            <text:p>0.761996</text:p>
          </table:table-cell>
          <table:table-cell table:style-name="ce2" office:value-type="float" office:value="0.776986" calcext:value-type="float">
            <text:p>0.776986</text:p>
          </table:table-cell>
          <table:table-cell table:style-name="ce2" office:value-type="float" office:value="0.60192" calcext:value-type="float">
            <text:p>0.60192</text:p>
          </table:table-cell>
          <table:table-cell table:number-columns-repeated="2"/>
          <table:table-cell table:style-name="ce2" office:value-type="float" office:value="0.678758" calcext:value-type="float">
            <text:p>0.678758</text:p>
          </table:table-cell>
          <table:table-cell table:style-name="ce2" office:value-type="float" office:value="0.674537" calcext:value-type="float">
            <text:p>0.674537</text:p>
          </table:table-cell>
          <table:table-cell table:style-name="ce2" office:value-type="float" office:value="0.443202" calcext:value-type="float">
            <text:p>0.443202</text:p>
          </table:table-cell>
          <table:table-cell table:style-name="ce2" office:value-type="float" office:value="0.62082" calcext:value-type="float">
            <text:p>0.62082</text:p>
          </table:table-cell>
          <table:table-cell/>
          <table:table-cell table:style-name="ce2" office:value-type="float" office:value="0.491387" calcext:value-type="float">
            <text:p>0.491387</text:p>
          </table:table-cell>
          <table:table-cell/>
          <table:table-cell table:style-name="ce2" office:value-type="float" office:value="0.608561" calcext:value-type="float">
            <text:p>0.608561</text:p>
          </table:table-cell>
          <table:table-cell table:style-name="ce2" office:value-type="float" office:value="0.867679" calcext:value-type="float">
            <text:p>0.867679</text:p>
          </table:table-cell>
          <table:table-cell/>
          <table:table-cell table:style-name="ce2" office:value-type="float" office:value="0.638196" calcext:value-type="float">
            <text:p>0.638196</text:p>
          </table:table-cell>
          <table:table-cell table:style-name="ce2" office:value-type="float" office:value="0.633366" calcext:value-type="float">
            <text:p>0.633366</text:p>
          </table:table-cell>
          <table:table-cell table:style-name="ce2" office:value-type="float" office:value="0.314505" calcext:value-type="float">
            <text:p>0.314505</text:p>
          </table:table-cell>
          <table:table-cell table:style-name="ce2" office:value-type="float" office:value="0.633402" calcext:value-type="float">
            <text:p>0.633402</text:p>
          </table:table-cell>
          <table:table-cell/>
          <table:table-cell table:style-name="ce2" office:value-type="float" office:value="0.440975" calcext:value-type="float">
            <text:p>0.440975</text:p>
          </table:table-cell>
          <table:table-cell table:style-name="ce2" office:value-type="float" office:value="0.399762" calcext:value-type="float">
            <text:p>0.399762</text:p>
          </table:table-cell>
          <table:table-cell table:style-name="ce2" office:value-type="float" office:value="0.407736" calcext:value-type="float">
            <text:p>0.407736</text:p>
          </table:table-cell>
          <table:table-cell table:style-name="ce2" office:value-type="float" office:value="0.710999" calcext:value-type="float">
            <text:p>0.710999</text:p>
          </table:table-cell>
          <table:table-cell table:number-columns-repeated="995"/>
        </table:table-row>
        <table:table-row table:style-name="ro2">
          <table:table-cell table:style-name="ce2" office:value-type="float" office:value="0.64196" calcext:value-type="float">
            <text:p>0.64196</text:p>
          </table:table-cell>
          <table:table-cell table:style-name="ce2" office:value-type="float" office:value="0.780827" calcext:value-type="float">
            <text:p>0.780827</text:p>
          </table:table-cell>
          <table:table-cell table:style-name="ce2" office:value-type="float" office:value="0.679526" calcext:value-type="float">
            <text:p>0.679526</text:p>
          </table:table-cell>
          <table:table-cell table:style-name="ce2" office:value-type="float" office:value="0.80425" calcext:value-type="float">
            <text:p>0.80425</text:p>
          </table:table-cell>
          <table:table-cell/>
          <table:table-cell table:style-name="ce2" office:value-type="float" office:value="0.732849" calcext:value-type="float">
            <text:p>0.732849</text:p>
          </table:table-cell>
          <table:table-cell table:style-name="ce2" office:value-type="float" office:value="0.685872" calcext:value-type="float">
            <text:p>0.685872</text:p>
          </table:table-cell>
          <table:table-cell table:style-name="ce2" office:value-type="float" office:value="0.617022" calcext:value-type="float">
            <text:p>0.617022</text:p>
          </table:table-cell>
          <table:table-cell table:number-columns-repeated="2"/>
          <table:table-cell table:style-name="ce2" office:value-type="float" office:value="0.593971" calcext:value-type="float">
            <text:p>0.593971</text:p>
          </table:table-cell>
          <table:table-cell table:style-name="ce2" office:value-type="float" office:value="0.517338" calcext:value-type="float">
            <text:p>0.517338</text:p>
          </table:table-cell>
          <table:table-cell table:style-name="ce2" office:value-type="float" office:value="0.414895" calcext:value-type="float">
            <text:p>0.414895</text:p>
          </table:table-cell>
          <table:table-cell table:style-name="ce2" office:value-type="float" office:value="0.648102" calcext:value-type="float">
            <text:p>0.648102</text:p>
          </table:table-cell>
          <table:table-cell/>
          <table:table-cell table:style-name="ce2" office:value-type="float" office:value="0.5806" calcext:value-type="float">
            <text:p>0.5806</text:p>
          </table:table-cell>
          <table:table-cell/>
          <table:table-cell table:style-name="ce2" office:value-type="float" office:value="0.428164" calcext:value-type="float">
            <text:p>0.428164</text:p>
          </table:table-cell>
          <table:table-cell table:style-name="ce2" office:value-type="float" office:value="0.772741" calcext:value-type="float">
            <text:p>0.772741</text:p>
          </table:table-cell>
          <table:table-cell/>
          <table:table-cell table:style-name="ce2" office:value-type="float" office:value="0.574388" calcext:value-type="float">
            <text:p>0.574388</text:p>
          </table:table-cell>
          <table:table-cell table:style-name="ce2" office:value-type="float" office:value="0.539239" calcext:value-type="float">
            <text:p>0.539239</text:p>
          </table:table-cell>
          <table:table-cell table:style-name="ce2" office:value-type="float" office:value="0.326037" calcext:value-type="float">
            <text:p>0.326037</text:p>
          </table:table-cell>
          <table:table-cell table:style-name="ce2" office:value-type="float" office:value="0.745067" calcext:value-type="float">
            <text:p>0.745067</text:p>
          </table:table-cell>
          <table:table-cell/>
          <table:table-cell table:style-name="ce2" office:value-type="float" office:value="0.486404" calcext:value-type="float">
            <text:p>0.486404</text:p>
          </table:table-cell>
          <table:table-cell table:style-name="ce2" office:value-type="float" office:value="0.481314" calcext:value-type="float">
            <text:p>0.481314</text:p>
          </table:table-cell>
          <table:table-cell table:style-name="ce2" office:value-type="float" office:value="0.659536" calcext:value-type="float">
            <text:p>0.659536</text:p>
          </table:table-cell>
          <table:table-cell table:style-name="ce2" office:value-type="float" office:value="0.790566" calcext:value-type="float">
            <text:p>0.790566</text:p>
          </table:table-cell>
          <table:table-cell table:number-columns-repeated="995"/>
        </table:table-row>
        <table:table-row table:style-name="ro2">
          <table:table-cell table:style-name="ce2" office:value-type="float" office:value="0.714246" calcext:value-type="float">
            <text:p>0.714246</text:p>
          </table:table-cell>
          <table:table-cell table:style-name="ce2" office:value-type="float" office:value="0.822862" calcext:value-type="float">
            <text:p>0.822862</text:p>
          </table:table-cell>
          <table:table-cell table:style-name="ce2" office:value-type="float" office:value="0.511234" calcext:value-type="float">
            <text:p>0.511234</text:p>
          </table:table-cell>
          <table:table-cell table:style-name="ce2" office:value-type="float" office:value="0.859273" calcext:value-type="float">
            <text:p>0.859273</text:p>
          </table:table-cell>
          <table:table-cell/>
          <table:table-cell table:style-name="ce2" office:value-type="float" office:value="0.831251" calcext:value-type="float">
            <text:p>0.831251</text:p>
          </table:table-cell>
          <table:table-cell table:style-name="ce2" office:value-type="float" office:value="0.801846" calcext:value-type="float">
            <text:p>0.801846</text:p>
          </table:table-cell>
          <table:table-cell table:style-name="ce2" office:value-type="float" office:value="0.522546" calcext:value-type="float">
            <text:p>0.522546</text:p>
          </table:table-cell>
          <table:table-cell table:number-columns-repeated="2"/>
          <table:table-cell table:style-name="ce2" office:value-type="float" office:value="0.619419" calcext:value-type="float">
            <text:p>0.619419</text:p>
          </table:table-cell>
          <table:table-cell table:style-name="ce2" office:value-type="float" office:value="0.727434" calcext:value-type="float">
            <text:p>0.727434</text:p>
          </table:table-cell>
          <table:table-cell table:style-name="ce2" office:value-type="float" office:value="0.410898" calcext:value-type="float">
            <text:p>0.410898</text:p>
          </table:table-cell>
          <table:table-cell table:style-name="ce2" office:value-type="float" office:value="0.70355" calcext:value-type="float">
            <text:p>0.70355</text:p>
          </table:table-cell>
          <table:table-cell/>
          <table:table-cell table:style-name="ce2" office:value-type="float" office:value="0.688332" calcext:value-type="float">
            <text:p>0.688332</text:p>
          </table:table-cell>
          <table:table-cell/>
          <table:table-cell table:style-name="ce2" office:value-type="float" office:value="0.50948" calcext:value-type="float">
            <text:p>0.50948</text:p>
          </table:table-cell>
          <table:table-cell table:style-name="ce2" office:value-type="float" office:value="0.861578" calcext:value-type="float">
            <text:p>0.861578</text:p>
          </table:table-cell>
          <table:table-cell/>
          <table:table-cell table:style-name="ce2" office:value-type="float" office:value="0.68741" calcext:value-type="float">
            <text:p>0.68741</text:p>
          </table:table-cell>
          <table:table-cell table:style-name="ce2" office:value-type="float" office:value="0.633177" calcext:value-type="float">
            <text:p>0.633177</text:p>
          </table:table-cell>
          <table:table-cell table:style-name="ce2" office:value-type="float" office:value="0.436386" calcext:value-type="float">
            <text:p>0.436386</text:p>
          </table:table-cell>
          <table:table-cell table:style-name="ce2" office:value-type="float" office:value="0.808822" calcext:value-type="float">
            <text:p>0.808822</text:p>
          </table:table-cell>
          <table:table-cell/>
          <table:table-cell table:style-name="ce2" office:value-type="float" office:value="0.513047" calcext:value-type="float">
            <text:p>0.513047</text:p>
          </table:table-cell>
          <table:table-cell table:style-name="ce2" office:value-type="float" office:value="0.544994" calcext:value-type="float">
            <text:p>0.544994</text:p>
          </table:table-cell>
          <table:table-cell table:style-name="ce2" office:value-type="float" office:value="0.407069" calcext:value-type="float">
            <text:p>0.407069</text:p>
          </table:table-cell>
          <table:table-cell table:style-name="ce2" office:value-type="float" office:value="0.863769" calcext:value-type="float">
            <text:p>0.863769</text:p>
          </table:table-cell>
          <table:table-cell table:number-columns-repeated="995"/>
        </table:table-row>
        <table:table-row table:style-name="ro2">
          <table:table-cell table:style-name="ce2" office:value-type="float" office:value="0.557373" calcext:value-type="float">
            <text:p>0.557373</text:p>
          </table:table-cell>
          <table:table-cell table:style-name="ce2" office:value-type="float" office:value="0.705618" calcext:value-type="float">
            <text:p>0.705618</text:p>
          </table:table-cell>
          <table:table-cell table:style-name="ce2" office:value-type="float" office:value="0.597313" calcext:value-type="float">
            <text:p>0.597313</text:p>
          </table:table-cell>
          <table:table-cell table:style-name="ce2" office:value-type="float" office:value="0.705953" calcext:value-type="float">
            <text:p>0.705953</text:p>
          </table:table-cell>
          <table:table-cell/>
          <table:table-cell table:style-name="ce2" office:value-type="float" office:value="0.833724" calcext:value-type="float">
            <text:p>0.833724</text:p>
          </table:table-cell>
          <table:table-cell table:style-name="ce2" office:value-type="float" office:value="0.688215" calcext:value-type="float">
            <text:p>0.688215</text:p>
          </table:table-cell>
          <table:table-cell table:style-name="ce2" office:value-type="float" office:value="0.566351" calcext:value-type="float">
            <text:p>0.566351</text:p>
          </table:table-cell>
          <table:table-cell table:number-columns-repeated="2"/>
          <table:table-cell table:style-name="ce2" office:value-type="float" office:value="0.583834" calcext:value-type="float">
            <text:p>0.583834</text:p>
          </table:table-cell>
          <table:table-cell table:style-name="ce2" office:value-type="float" office:value="0.626433" calcext:value-type="float">
            <text:p>0.626433</text:p>
          </table:table-cell>
          <table:table-cell table:style-name="ce2" office:value-type="float" office:value="0.402087" calcext:value-type="float">
            <text:p>0.402087</text:p>
          </table:table-cell>
          <table:table-cell table:style-name="ce2" office:value-type="float" office:value="0.722448" calcext:value-type="float">
            <text:p>0.722448</text:p>
          </table:table-cell>
          <table:table-cell/>
          <table:table-cell table:style-name="ce2" office:value-type="float" office:value="0.526623" calcext:value-type="float">
            <text:p>0.526623</text:p>
          </table:table-cell>
          <table:table-cell/>
          <table:table-cell table:style-name="ce2" office:value-type="float" office:value="0.577353" calcext:value-type="float">
            <text:p>0.577353</text:p>
          </table:table-cell>
          <table:table-cell table:style-name="ce2" office:value-type="float" office:value="0.655983" calcext:value-type="float">
            <text:p>0.655983</text:p>
          </table:table-cell>
          <table:table-cell/>
          <table:table-cell table:style-name="ce2" office:value-type="float" office:value="0.651319" calcext:value-type="float">
            <text:p>0.651319</text:p>
          </table:table-cell>
          <table:table-cell table:style-name="ce2" office:value-type="float" office:value="0.690685" calcext:value-type="float">
            <text:p>0.690685</text:p>
          </table:table-cell>
          <table:table-cell table:style-name="ce2" office:value-type="float" office:value="0.311676" calcext:value-type="float">
            <text:p>0.311676</text:p>
          </table:table-cell>
          <table:table-cell table:style-name="ce2" office:value-type="float" office:value="0.77546" calcext:value-type="float">
            <text:p>0.77546</text:p>
          </table:table-cell>
          <table:table-cell/>
          <table:table-cell table:style-name="ce2" office:value-type="float" office:value="0.421197" calcext:value-type="float">
            <text:p>0.421197</text:p>
          </table:table-cell>
          <table:table-cell table:style-name="ce2" office:value-type="float" office:value="0.434474" calcext:value-type="float">
            <text:p>0.434474</text:p>
          </table:table-cell>
          <table:table-cell table:style-name="ce2" office:value-type="float" office:value="0.465332" calcext:value-type="float">
            <text:p>0.465332</text:p>
          </table:table-cell>
          <table:table-cell table:style-name="ce2" office:value-type="float" office:value="0.88192" calcext:value-type="float">
            <text:p>0.88192</text:p>
          </table:table-cell>
          <table:table-cell table:number-columns-repeated="995"/>
        </table:table-row>
        <table:table-row table:style-name="ro2">
          <table:table-cell table:style-name="ce2" office:value-type="float" office:value="0.8589" calcext:value-type="float">
            <text:p>0.8589</text:p>
          </table:table-cell>
          <table:table-cell table:style-name="ce2" office:value-type="float" office:value="0.76388" calcext:value-type="float">
            <text:p>0.76388</text:p>
          </table:table-cell>
          <table:table-cell table:style-name="ce2" office:value-type="float" office:value="0.623547" calcext:value-type="float">
            <text:p>0.623547</text:p>
          </table:table-cell>
          <table:table-cell table:style-name="ce2" office:value-type="float" office:value="0.762216" calcext:value-type="float">
            <text:p>0.762216</text:p>
          </table:table-cell>
          <table:table-cell/>
          <table:table-cell table:style-name="ce2" office:value-type="float" office:value="0.827771" calcext:value-type="float">
            <text:p>0.827771</text:p>
          </table:table-cell>
          <table:table-cell table:style-name="ce2" office:value-type="float" office:value="0.619434" calcext:value-type="float">
            <text:p>0.619434</text:p>
          </table:table-cell>
          <table:table-cell table:style-name="ce2" office:value-type="float" office:value="0.566795" calcext:value-type="float">
            <text:p>0.566795</text:p>
          </table:table-cell>
          <table:table-cell table:number-columns-repeated="2"/>
          <table:table-cell table:style-name="ce2" office:value-type="float" office:value="0.570734" calcext:value-type="float">
            <text:p>0.570734</text:p>
          </table:table-cell>
          <table:table-cell table:style-name="ce2" office:value-type="float" office:value="0.626556" calcext:value-type="float">
            <text:p>0.626556</text:p>
          </table:table-cell>
          <table:table-cell table:style-name="ce2" office:value-type="float" office:value="0.67154" calcext:value-type="float">
            <text:p>0.67154</text:p>
          </table:table-cell>
          <table:table-cell table:style-name="ce2" office:value-type="float" office:value="0.762054" calcext:value-type="float">
            <text:p>0.762054</text:p>
          </table:table-cell>
          <table:table-cell/>
          <table:table-cell table:style-name="ce2" office:value-type="float" office:value="0.505422" calcext:value-type="float">
            <text:p>0.505422</text:p>
          </table:table-cell>
          <table:table-cell/>
          <table:table-cell table:style-name="ce2" office:value-type="float" office:value="0.423898" calcext:value-type="float">
            <text:p>0.423898</text:p>
          </table:table-cell>
          <table:table-cell table:style-name="ce2" office:value-type="float" office:value="0.862734" calcext:value-type="float">
            <text:p>0.862734</text:p>
          </table:table-cell>
          <table:table-cell/>
          <table:table-cell table:style-name="ce2" office:value-type="float" office:value="0.585114" calcext:value-type="float">
            <text:p>0.585114</text:p>
          </table:table-cell>
          <table:table-cell table:style-name="ce2" office:value-type="float" office:value="0.496172" calcext:value-type="float">
            <text:p>0.496172</text:p>
          </table:table-cell>
          <table:table-cell table:style-name="ce2" office:value-type="float" office:value="0.328457" calcext:value-type="float">
            <text:p>0.328457</text:p>
          </table:table-cell>
          <table:table-cell table:style-name="ce2" office:value-type="float" office:value="0.786974" calcext:value-type="float">
            <text:p>0.786974</text:p>
          </table:table-cell>
          <table:table-cell/>
          <table:table-cell table:style-name="ce2" office:value-type="float" office:value="0.369264" calcext:value-type="float">
            <text:p>0.369264</text:p>
          </table:table-cell>
          <table:table-cell table:style-name="ce2" office:value-type="float" office:value="0.44171" calcext:value-type="float">
            <text:p>0.44171</text:p>
          </table:table-cell>
          <table:table-cell table:style-name="ce2" office:value-type="float" office:value="0.40081" calcext:value-type="float">
            <text:p>0.40081</text:p>
          </table:table-cell>
          <table:table-cell table:style-name="ce2" office:value-type="float" office:value="0.860311" calcext:value-type="float">
            <text:p>0.860311</text:p>
          </table:table-cell>
          <table:table-cell table:number-columns-repeated="995"/>
        </table:table-row>
        <table:table-row table:style-name="ro2">
          <table:table-cell table:style-name="ce2" office:value-type="float" office:value="0.740172" calcext:value-type="float">
            <text:p>0.740172</text:p>
          </table:table-cell>
          <table:table-cell table:style-name="ce2" office:value-type="float" office:value="0.813251" calcext:value-type="float">
            <text:p>0.813251</text:p>
          </table:table-cell>
          <table:table-cell table:style-name="ce2" office:value-type="float" office:value="0.66591" calcext:value-type="float">
            <text:p>0.66591</text:p>
          </table:table-cell>
          <table:table-cell table:style-name="ce2" office:value-type="float" office:value="0.704446" calcext:value-type="float">
            <text:p>0.704446</text:p>
          </table:table-cell>
          <table:table-cell/>
          <table:table-cell table:style-name="ce2" office:value-type="float" office:value="0.840574" calcext:value-type="float">
            <text:p>0.840574</text:p>
          </table:table-cell>
          <table:table-cell table:style-name="ce2" office:value-type="float" office:value="0.408974" calcext:value-type="float">
            <text:p>0.408974</text:p>
          </table:table-cell>
          <table:table-cell table:style-name="ce2" office:value-type="float" office:value="0.604887" calcext:value-type="float">
            <text:p>0.604887</text:p>
          </table:table-cell>
          <table:table-cell table:number-columns-repeated="2"/>
          <table:table-cell table:style-name="ce2" office:value-type="float" office:value="0.58694" calcext:value-type="float">
            <text:p>0.58694</text:p>
          </table:table-cell>
          <table:table-cell table:style-name="ce2" office:value-type="float" office:value="0.781141" calcext:value-type="float">
            <text:p>0.781141</text:p>
          </table:table-cell>
          <table:table-cell table:style-name="ce2" office:value-type="float" office:value="0.431184" calcext:value-type="float">
            <text:p>0.431184</text:p>
          </table:table-cell>
          <table:table-cell table:style-name="ce2" office:value-type="float" office:value="0.709953" calcext:value-type="float">
            <text:p>0.709953</text:p>
          </table:table-cell>
          <table:table-cell/>
          <table:table-cell table:style-name="ce2" office:value-type="float" office:value="0.770921" calcext:value-type="float">
            <text:p>0.770921</text:p>
          </table:table-cell>
          <table:table-cell/>
          <table:table-cell table:style-name="ce2" office:value-type="float" office:value="0.637962" calcext:value-type="float">
            <text:p>0.637962</text:p>
          </table:table-cell>
          <table:table-cell table:style-name="ce2" office:value-type="float" office:value="0.872258" calcext:value-type="float">
            <text:p>0.872258</text:p>
          </table:table-cell>
          <table:table-cell/>
          <table:table-cell table:style-name="ce2" office:value-type="float" office:value="0.581924" calcext:value-type="float">
            <text:p>0.581924</text:p>
          </table:table-cell>
          <table:table-cell table:style-name="ce2" office:value-type="float" office:value="0.498248" calcext:value-type="float">
            <text:p>0.498248</text:p>
          </table:table-cell>
          <table:table-cell table:style-name="ce2" office:value-type="float" office:value="0.738753" calcext:value-type="float">
            <text:p>0.738753</text:p>
          </table:table-cell>
          <table:table-cell table:style-name="ce2" office:value-type="float" office:value="0.780878" calcext:value-type="float">
            <text:p>0.780878</text:p>
          </table:table-cell>
          <table:table-cell/>
          <table:table-cell table:style-name="ce2" office:value-type="float" office:value="0.424568" calcext:value-type="float">
            <text:p>0.424568</text:p>
          </table:table-cell>
          <table:table-cell table:style-name="ce2" office:value-type="float" office:value="0.43715" calcext:value-type="float">
            <text:p>0.43715</text:p>
          </table:table-cell>
          <table:table-cell table:style-name="ce2" office:value-type="float" office:value="0.713935" calcext:value-type="float">
            <text:p>0.713935</text:p>
          </table:table-cell>
          <table:table-cell table:style-name="ce2" office:value-type="float" office:value="0.788691" calcext:value-type="float">
            <text:p>0.788691</text:p>
          </table:table-cell>
          <table:table-cell table:number-columns-repeated="995"/>
        </table:table-row>
        <table:table-row table:style-name="ro2">
          <table:table-cell table:style-name="ce2" office:value-type="float" office:value="0.717434" calcext:value-type="float">
            <text:p>0.717434</text:p>
          </table:table-cell>
          <table:table-cell table:style-name="ce2" office:value-type="float" office:value="0.426754" calcext:value-type="float">
            <text:p>0.426754</text:p>
          </table:table-cell>
          <table:table-cell table:style-name="ce2" office:value-type="float" office:value="0.804802" calcext:value-type="float">
            <text:p>0.804802</text:p>
          </table:table-cell>
          <table:table-cell table:style-name="ce2" office:value-type="float" office:value="0.776092" calcext:value-type="float">
            <text:p>0.776092</text:p>
          </table:table-cell>
          <table:table-cell/>
          <table:table-cell table:style-name="ce2" office:value-type="float" office:value="0.423511" calcext:value-type="float">
            <text:p>0.423511</text:p>
          </table:table-cell>
          <table:table-cell table:style-name="ce2" office:value-type="float" office:value="0.759932" calcext:value-type="float">
            <text:p>0.759932</text:p>
          </table:table-cell>
          <table:table-cell table:style-name="ce2" office:value-type="float" office:value="0.625088" calcext:value-type="float">
            <text:p>0.625088</text:p>
          </table:table-cell>
          <table:table-cell table:number-columns-repeated="2"/>
          <table:table-cell table:style-name="ce2" office:value-type="float" office:value="0.518903" calcext:value-type="float">
            <text:p>0.518903</text:p>
          </table:table-cell>
          <table:table-cell table:style-name="ce2" office:value-type="float" office:value="0.609316" calcext:value-type="float">
            <text:p>0.609316</text:p>
          </table:table-cell>
          <table:table-cell table:style-name="ce2" office:value-type="float" office:value="0.585355" calcext:value-type="float">
            <text:p>0.585355</text:p>
          </table:table-cell>
          <table:table-cell table:style-name="ce2" office:value-type="float" office:value="0.699199" calcext:value-type="float">
            <text:p>0.699199</text:p>
          </table:table-cell>
          <table:table-cell/>
          <table:table-cell table:style-name="ce2" office:value-type="float" office:value="0.617206" calcext:value-type="float">
            <text:p>0.617206</text:p>
          </table:table-cell>
          <table:table-cell/>
          <table:table-cell table:style-name="ce2" office:value-type="float" office:value="0.429263" calcext:value-type="float">
            <text:p>0.429263</text:p>
          </table:table-cell>
          <table:table-cell table:style-name="ce2" office:value-type="float" office:value="0.864111" calcext:value-type="float">
            <text:p>0.864111</text:p>
          </table:table-cell>
          <table:table-cell/>
          <table:table-cell table:style-name="ce2" office:value-type="float" office:value="0.624414" calcext:value-type="float">
            <text:p>0.624414</text:p>
          </table:table-cell>
          <table:table-cell table:style-name="ce2" office:value-type="float" office:value="0.657113" calcext:value-type="float">
            <text:p>0.657113</text:p>
          </table:table-cell>
          <table:table-cell table:style-name="ce2" office:value-type="float" office:value="0.330902" calcext:value-type="float">
            <text:p>0.330902</text:p>
          </table:table-cell>
          <table:table-cell table:style-name="ce2" office:value-type="float" office:value="0.852817" calcext:value-type="float">
            <text:p>0.852817</text:p>
          </table:table-cell>
          <table:table-cell/>
          <table:table-cell table:style-name="ce2" office:value-type="float" office:value="0.485725" calcext:value-type="float">
            <text:p>0.485725</text:p>
          </table:table-cell>
          <table:table-cell table:style-name="ce2" office:value-type="float" office:value="0.578993" calcext:value-type="float">
            <text:p>0.578993</text:p>
          </table:table-cell>
          <table:table-cell table:style-name="ce2" office:value-type="float" office:value="0.621378" calcext:value-type="float">
            <text:p>0.621378</text:p>
          </table:table-cell>
          <table:table-cell table:style-name="ce2" office:value-type="float" office:value="0.789723" calcext:value-type="float">
            <text:p>0.789723</text:p>
          </table:table-cell>
          <table:table-cell table:number-columns-repeated="995"/>
        </table:table-row>
        <table:table-row table:style-name="ro2">
          <table:table-cell table:style-name="ce2" office:value-type="float" office:value="0.798187" calcext:value-type="float">
            <text:p>0.798187</text:p>
          </table:table-cell>
          <table:table-cell table:style-name="ce2" office:value-type="float" office:value="0.720268" calcext:value-type="float">
            <text:p>0.720268</text:p>
          </table:table-cell>
          <table:table-cell table:style-name="ce2" office:value-type="float" office:value="0.697395" calcext:value-type="float">
            <text:p>0.697395</text:p>
          </table:table-cell>
          <table:table-cell table:style-name="ce2" office:value-type="float" office:value="0.458612" calcext:value-type="float">
            <text:p>0.458612</text:p>
          </table:table-cell>
          <table:table-cell/>
          <table:table-cell table:style-name="ce2" office:value-type="float" office:value="0.758176" calcext:value-type="float">
            <text:p>0.758176</text:p>
          </table:table-cell>
          <table:table-cell table:style-name="ce2" office:value-type="float" office:value="0.805602" calcext:value-type="float">
            <text:p>0.805602</text:p>
          </table:table-cell>
          <table:table-cell table:style-name="ce2" office:value-type="float" office:value="0.51589" calcext:value-type="float">
            <text:p>0.51589</text:p>
          </table:table-cell>
          <table:table-cell table:number-columns-repeated="2"/>
          <table:table-cell table:style-name="ce2" office:value-type="float" office:value="0.599039" calcext:value-type="float">
            <text:p>0.599039</text:p>
          </table:table-cell>
          <table:table-cell table:style-name="ce2" office:value-type="float" office:value="0.611087" calcext:value-type="float">
            <text:p>0.611087</text:p>
          </table:table-cell>
          <table:table-cell table:style-name="ce2" office:value-type="float" office:value="0.350183" calcext:value-type="float">
            <text:p>0.350183</text:p>
          </table:table-cell>
          <table:table-cell table:style-name="ce2" office:value-type="float" office:value="0.702162" calcext:value-type="float">
            <text:p>0.702162</text:p>
          </table:table-cell>
          <table:table-cell/>
          <table:table-cell table:style-name="ce2" office:value-type="float" office:value="0.674105" calcext:value-type="float">
            <text:p>0.674105</text:p>
          </table:table-cell>
          <table:table-cell/>
          <table:table-cell table:style-name="ce2" office:value-type="float" office:value="0.414493" calcext:value-type="float">
            <text:p>0.414493</text:p>
          </table:table-cell>
          <table:table-cell table:style-name="ce2" office:value-type="float" office:value="0.778286" calcext:value-type="float">
            <text:p>0.778286</text:p>
          </table:table-cell>
          <table:table-cell/>
          <table:table-cell table:style-name="ce2" office:value-type="float" office:value="0.51487" calcext:value-type="float">
            <text:p>0.51487</text:p>
          </table:table-cell>
          <table:table-cell table:style-name="ce2" office:value-type="float" office:value="0.52993" calcext:value-type="float">
            <text:p>0.52993</text:p>
          </table:table-cell>
          <table:table-cell table:style-name="ce2" office:value-type="float" office:value="0.319997" calcext:value-type="float">
            <text:p>0.319997</text:p>
          </table:table-cell>
          <table:table-cell table:style-name="ce2" office:value-type="float" office:value="0.784399" calcext:value-type="float">
            <text:p>0.784399</text:p>
          </table:table-cell>
          <table:table-cell/>
          <table:table-cell table:style-name="ce2" office:value-type="float" office:value="0.738926" calcext:value-type="float">
            <text:p>0.738926</text:p>
          </table:table-cell>
          <table:table-cell table:style-name="ce2" office:value-type="float" office:value="0.386749" calcext:value-type="float">
            <text:p>0.386749</text:p>
          </table:table-cell>
          <table:table-cell table:style-name="ce2" office:value-type="float" office:value="0.390052" calcext:value-type="float">
            <text:p>0.390052</text:p>
          </table:table-cell>
          <table:table-cell table:style-name="ce2" office:value-type="float" office:value="0.790514" calcext:value-type="float">
            <text:p>0.790514</text:p>
          </table:table-cell>
          <table:table-cell table:number-columns-repeated="995"/>
        </table:table-row>
        <table:table-row table:style-name="ro2">
          <table:table-cell table:style-name="ce2" office:value-type="float" office:value="0.432721" calcext:value-type="float">
            <text:p>0.432721</text:p>
          </table:table-cell>
          <table:table-cell table:style-name="ce2" office:value-type="float" office:value="0.967857" calcext:value-type="float">
            <text:p>0.967857</text:p>
          </table:table-cell>
          <table:table-cell table:style-name="ce2" office:value-type="float" office:value="0.569931" calcext:value-type="float">
            <text:p>0.569931</text:p>
          </table:table-cell>
          <table:table-cell table:style-name="ce2" office:value-type="float" office:value="0.718562" calcext:value-type="float">
            <text:p>0.718562</text:p>
          </table:table-cell>
          <table:table-cell/>
          <table:table-cell table:style-name="ce2" office:value-type="float" office:value="0.798592" calcext:value-type="float">
            <text:p>0.798592</text:p>
          </table:table-cell>
          <table:table-cell table:style-name="ce2" office:value-type="float" office:value="0.719417" calcext:value-type="float">
            <text:p>0.719417</text:p>
          </table:table-cell>
          <table:table-cell table:style-name="ce2" office:value-type="float" office:value="0.545437" calcext:value-type="float">
            <text:p>0.545437</text:p>
          </table:table-cell>
          <table:table-cell table:number-columns-repeated="2"/>
          <table:table-cell table:style-name="ce2" office:value-type="float" office:value="0.580862" calcext:value-type="float">
            <text:p>0.580862</text:p>
          </table:table-cell>
          <table:table-cell table:style-name="ce2" office:value-type="float" office:value="0.661383" calcext:value-type="float">
            <text:p>0.661383</text:p>
          </table:table-cell>
          <table:table-cell table:style-name="ce2" office:value-type="float" office:value="0.378119" calcext:value-type="float">
            <text:p>0.378119</text:p>
          </table:table-cell>
          <table:table-cell table:style-name="ce2" office:value-type="float" office:value="0.747372" calcext:value-type="float">
            <text:p>0.747372</text:p>
          </table:table-cell>
          <table:table-cell/>
          <table:table-cell table:style-name="ce2" office:value-type="float" office:value="0.512818" calcext:value-type="float">
            <text:p>0.512818</text:p>
          </table:table-cell>
          <table:table-cell/>
          <table:table-cell table:style-name="ce2" office:value-type="float" office:value="0.430108" calcext:value-type="float">
            <text:p>0.430108</text:p>
          </table:table-cell>
          <table:table-cell table:style-name="ce2" office:value-type="float" office:value="0.775346" calcext:value-type="float">
            <text:p>0.775346</text:p>
          </table:table-cell>
          <table:table-cell/>
          <table:table-cell table:style-name="ce2" office:value-type="float" office:value="0.558161" calcext:value-type="float">
            <text:p>0.558161</text:p>
          </table:table-cell>
          <table:table-cell table:style-name="ce2" office:value-type="float" office:value="0.567083" calcext:value-type="float">
            <text:p>0.567083</text:p>
          </table:table-cell>
          <table:table-cell table:style-name="ce2" office:value-type="float" office:value="0.340609" calcext:value-type="float">
            <text:p>0.340609</text:p>
          </table:table-cell>
          <table:table-cell table:style-name="ce2" office:value-type="float" office:value="0.631687" calcext:value-type="float">
            <text:p>0.631687</text:p>
          </table:table-cell>
          <table:table-cell/>
          <table:table-cell table:style-name="ce2" office:value-type="float" office:value="0.552619" calcext:value-type="float">
            <text:p>0.552619</text:p>
          </table:table-cell>
          <table:table-cell table:style-name="ce2" office:value-type="float" office:value="0.400646" calcext:value-type="float">
            <text:p>0.400646</text:p>
          </table:table-cell>
          <table:table-cell table:style-name="ce2" office:value-type="float" office:value="0.415542" calcext:value-type="float">
            <text:p>0.415542</text:p>
          </table:table-cell>
          <table:table-cell table:style-name="ce2" office:value-type="float" office:value="0.78718" calcext:value-type="float">
            <text:p>0.78718</text:p>
          </table:table-cell>
          <table:table-cell table:number-columns-repeated="995"/>
        </table:table-row>
        <table:table-row table:style-name="ro2">
          <table:table-cell table:style-name="ce2" office:value-type="float" office:value="0.633388" calcext:value-type="float">
            <text:p>0.633388</text:p>
          </table:table-cell>
          <table:table-cell table:style-name="ce2" office:value-type="float" office:value="0.781825" calcext:value-type="float">
            <text:p>0.781825</text:p>
          </table:table-cell>
          <table:table-cell table:style-name="ce2" office:value-type="float" office:value="0.646123" calcext:value-type="float">
            <text:p>0.646123</text:p>
          </table:table-cell>
          <table:table-cell table:style-name="ce2" office:value-type="float" office:value="0.592063" calcext:value-type="float">
            <text:p>0.592063</text:p>
          </table:table-cell>
          <table:table-cell/>
          <table:table-cell table:style-name="ce2" office:value-type="float" office:value="0.750603" calcext:value-type="float">
            <text:p>0.750603</text:p>
          </table:table-cell>
          <table:table-cell table:style-name="ce2" office:value-type="float" office:value="0.511087" calcext:value-type="float">
            <text:p>0.511087</text:p>
          </table:table-cell>
          <table:table-cell table:style-name="ce2" office:value-type="float" office:value="0.584537" calcext:value-type="float">
            <text:p>0.584537</text:p>
          </table:table-cell>
          <table:table-cell table:number-columns-repeated="2"/>
          <table:table-cell table:style-name="ce2" office:value-type="float" office:value="0.588276" calcext:value-type="float">
            <text:p>0.588276</text:p>
          </table:table-cell>
          <table:table-cell table:style-name="ce2" office:value-type="float" office:value="0.56415" calcext:value-type="float">
            <text:p>0.56415</text:p>
          </table:table-cell>
          <table:table-cell table:style-name="ce2" office:value-type="float" office:value="0.428985" calcext:value-type="float">
            <text:p>0.428985</text:p>
          </table:table-cell>
          <table:table-cell table:style-name="ce2" office:value-type="float" office:value="0.609717" calcext:value-type="float">
            <text:p>0.609717</text:p>
          </table:table-cell>
          <table:table-cell/>
          <table:table-cell table:style-name="ce2" office:value-type="float" office:value="0.587133" calcext:value-type="float">
            <text:p>0.587133</text:p>
          </table:table-cell>
          <table:table-cell/>
          <table:table-cell table:style-name="ce2" office:value-type="float" office:value="0.410782" calcext:value-type="float">
            <text:p>0.410782</text:p>
          </table:table-cell>
          <table:table-cell table:style-name="ce2" office:value-type="float" office:value="0.764404" calcext:value-type="float">
            <text:p>0.764404</text:p>
          </table:table-cell>
          <table:table-cell/>
          <table:table-cell table:style-name="ce2" office:value-type="float" office:value="0.611061" calcext:value-type="float">
            <text:p>0.611061</text:p>
          </table:table-cell>
          <table:table-cell table:style-name="ce2" office:value-type="float" office:value="0.70973" calcext:value-type="float">
            <text:p>0.70973</text:p>
          </table:table-cell>
          <table:table-cell table:style-name="ce2" office:value-type="float" office:value="0.653451" calcext:value-type="float">
            <text:p>0.653451</text:p>
          </table:table-cell>
          <table:table-cell table:style-name="ce2" office:value-type="float" office:value="0.712329" calcext:value-type="float">
            <text:p>0.712329</text:p>
          </table:table-cell>
          <table:table-cell/>
          <table:table-cell table:style-name="ce2" office:value-type="float" office:value="0.638097" calcext:value-type="float">
            <text:p>0.638097</text:p>
          </table:table-cell>
          <table:table-cell table:style-name="ce2" office:value-type="float" office:value="0.502109" calcext:value-type="float">
            <text:p>0.502109</text:p>
          </table:table-cell>
          <table:table-cell table:style-name="ce2" office:value-type="float" office:value="0.398129" calcext:value-type="float">
            <text:p>0.398129</text:p>
          </table:table-cell>
          <table:table-cell table:style-name="ce2" office:value-type="float" office:value="0.869686" calcext:value-type="float">
            <text:p>0.869686</text:p>
          </table:table-cell>
          <table:table-cell table:number-columns-repeated="995"/>
        </table:table-row>
        <table:table-row table:style-name="ro2">
          <table:table-cell table:style-name="ce2" office:value-type="float" office:value="0.766238" calcext:value-type="float">
            <text:p>0.766238</text:p>
          </table:table-cell>
          <table:table-cell table:style-name="ce2" office:value-type="float" office:value="0.679007" calcext:value-type="float">
            <text:p>0.679007</text:p>
          </table:table-cell>
          <table:table-cell table:style-name="ce2" office:value-type="float" office:value="0.559817" calcext:value-type="float">
            <text:p>0.559817</text:p>
          </table:table-cell>
          <table:table-cell table:style-name="ce2" office:value-type="float" office:value="0.704635" calcext:value-type="float">
            <text:p>0.704635</text:p>
          </table:table-cell>
          <table:table-cell/>
          <table:table-cell table:style-name="ce2" office:value-type="float" office:value="0.932446" calcext:value-type="float">
            <text:p>0.932446</text:p>
          </table:table-cell>
          <table:table-cell table:style-name="ce2" office:value-type="float" office:value="0.701545" calcext:value-type="float">
            <text:p>0.701545</text:p>
          </table:table-cell>
          <table:table-cell table:style-name="ce2" office:value-type="float" office:value="0.515447" calcext:value-type="float">
            <text:p>0.515447</text:p>
          </table:table-cell>
          <table:table-cell table:number-columns-repeated="2"/>
          <table:table-cell table:style-name="ce2" office:value-type="float" office:value="0.652804" calcext:value-type="float">
            <text:p>0.652804</text:p>
          </table:table-cell>
          <table:table-cell table:style-name="ce2" office:value-type="float" office:value="0.628435" calcext:value-type="float">
            <text:p>0.628435</text:p>
          </table:table-cell>
          <table:table-cell table:style-name="ce2" office:value-type="float" office:value="0.594114" calcext:value-type="float">
            <text:p>0.594114</text:p>
          </table:table-cell>
          <table:table-cell table:style-name="ce2" office:value-type="float" office:value="0.621409" calcext:value-type="float">
            <text:p>0.621409</text:p>
          </table:table-cell>
          <table:table-cell/>
          <table:table-cell table:style-name="ce2" office:value-type="float" office:value="0.693171" calcext:value-type="float">
            <text:p>0.693171</text:p>
          </table:table-cell>
          <table:table-cell/>
          <table:table-cell table:style-name="ce2" office:value-type="float" office:value="0.397735" calcext:value-type="float">
            <text:p>0.397735</text:p>
          </table:table-cell>
          <table:table-cell table:style-name="ce2" office:value-type="float" office:value="0.864658" calcext:value-type="float">
            <text:p>0.864658</text:p>
          </table:table-cell>
          <table:table-cell/>
          <table:table-cell table:style-name="ce2" office:value-type="float" office:value="0.717507" calcext:value-type="float">
            <text:p>0.717507</text:p>
          </table:table-cell>
          <table:table-cell table:style-name="ce2" office:value-type="float" office:value="0.638466" calcext:value-type="float">
            <text:p>0.638466</text:p>
          </table:table-cell>
          <table:table-cell table:style-name="ce2" office:value-type="float" office:value="0.658965" calcext:value-type="float">
            <text:p>0.658965</text:p>
          </table:table-cell>
          <table:table-cell table:style-name="ce2" office:value-type="float" office:value="0.73666" calcext:value-type="float">
            <text:p>0.73666</text:p>
          </table:table-cell>
          <table:table-cell/>
          <table:table-cell table:style-name="ce2" office:value-type="float" office:value="0.475851" calcext:value-type="float">
            <text:p>0.475851</text:p>
          </table:table-cell>
          <table:table-cell table:style-name="ce2" office:value-type="float" office:value="0.403336" calcext:value-type="float">
            <text:p>0.403336</text:p>
          </table:table-cell>
          <table:table-cell table:style-name="ce2" office:value-type="float" office:value="0.39033" calcext:value-type="float">
            <text:p>0.39033</text:p>
          </table:table-cell>
          <table:table-cell table:style-name="ce2" office:value-type="float" office:value="0.837178" calcext:value-type="float">
            <text:p>0.837178</text:p>
          </table:table-cell>
          <table:table-cell table:number-columns-repeated="995"/>
        </table:table-row>
        <table:table-row table:style-name="ro2">
          <table:table-cell table:style-name="ce2" office:value-type="float" office:value="0.78665" calcext:value-type="float">
            <text:p>0.78665</text:p>
          </table:table-cell>
          <table:table-cell table:style-name="ce2" office:value-type="float" office:value="0.725445" calcext:value-type="float">
            <text:p>0.725445</text:p>
          </table:table-cell>
          <table:table-cell table:style-name="ce2" office:value-type="float" office:value="0.534973" calcext:value-type="float">
            <text:p>0.534973</text:p>
          </table:table-cell>
          <table:table-cell table:style-name="ce2" office:value-type="float" office:value="0.593656" calcext:value-type="float">
            <text:p>0.593656</text:p>
          </table:table-cell>
          <table:table-cell/>
          <table:table-cell table:style-name="ce2" office:value-type="float" office:value="0.760072" calcext:value-type="float">
            <text:p>0.760072</text:p>
          </table:table-cell>
          <table:table-cell table:style-name="ce2" office:value-type="float" office:value="0.496091" calcext:value-type="float">
            <text:p>0.496091</text:p>
          </table:table-cell>
          <table:table-cell table:style-name="ce2" office:value-type="float" office:value="0.51609" calcext:value-type="float">
            <text:p>0.51609</text:p>
          </table:table-cell>
          <table:table-cell table:number-columns-repeated="2"/>
          <table:table-cell table:style-name="ce2" office:value-type="float" office:value="0.568841" calcext:value-type="float">
            <text:p>0.568841</text:p>
          </table:table-cell>
          <table:table-cell table:style-name="ce2" office:value-type="float" office:value="0.712648" calcext:value-type="float">
            <text:p>0.712648</text:p>
          </table:table-cell>
          <table:table-cell table:style-name="ce2" office:value-type="float" office:value="0.4106" calcext:value-type="float">
            <text:p>0.4106</text:p>
          </table:table-cell>
          <table:table-cell table:style-name="ce2" office:value-type="float" office:value="0.661717" calcext:value-type="float">
            <text:p>0.661717</text:p>
          </table:table-cell>
          <table:table-cell/>
          <table:table-cell table:style-name="ce2" office:value-type="float" office:value="0.604201" calcext:value-type="float">
            <text:p>0.604201</text:p>
          </table:table-cell>
          <table:table-cell/>
          <table:table-cell table:style-name="ce2" office:value-type="float" office:value="0.694227" calcext:value-type="float">
            <text:p>0.694227</text:p>
          </table:table-cell>
          <table:table-cell table:style-name="ce2" office:value-type="float" office:value="0.859767" calcext:value-type="float">
            <text:p>0.859767</text:p>
          </table:table-cell>
          <table:table-cell/>
          <table:table-cell table:style-name="ce2" office:value-type="float" office:value="0.752429" calcext:value-type="float">
            <text:p>0.752429</text:p>
          </table:table-cell>
          <table:table-cell table:style-name="ce2" office:value-type="float" office:value="0.75292" calcext:value-type="float">
            <text:p>0.75292</text:p>
          </table:table-cell>
          <table:table-cell table:style-name="ce2" office:value-type="float" office:value="0.557042" calcext:value-type="float">
            <text:p>0.557042</text:p>
          </table:table-cell>
          <table:table-cell table:style-name="ce2" office:value-type="float" office:value="0.720908" calcext:value-type="float">
            <text:p>0.720908</text:p>
          </table:table-cell>
          <table:table-cell/>
          <table:table-cell table:style-name="ce2" office:value-type="float" office:value="0.439829" calcext:value-type="float">
            <text:p>0.439829</text:p>
          </table:table-cell>
          <table:table-cell table:style-name="ce2" office:value-type="float" office:value="0.579544" calcext:value-type="float">
            <text:p>0.579544</text:p>
          </table:table-cell>
          <table:table-cell table:style-name="ce2" office:value-type="float" office:value="0.382397" calcext:value-type="float">
            <text:p>0.382397</text:p>
          </table:table-cell>
          <table:table-cell table:style-name="ce2" office:value-type="float" office:value="0.693163" calcext:value-type="float">
            <text:p>0.693163</text:p>
          </table:table-cell>
          <table:table-cell table:number-columns-repeated="995"/>
        </table:table-row>
        <table:table-row table:style-name="ro2">
          <table:table-cell table:style-name="ce2" office:value-type="float" office:value="0.687188" calcext:value-type="float">
            <text:p>0.687188</text:p>
          </table:table-cell>
          <table:table-cell table:style-name="ce2" office:value-type="float" office:value="0.880185" calcext:value-type="float">
            <text:p>0.880185</text:p>
          </table:table-cell>
          <table:table-cell table:style-name="ce2" office:value-type="float" office:value="0.537027" calcext:value-type="float">
            <text:p>0.537027</text:p>
          </table:table-cell>
          <table:table-cell table:style-name="ce2" office:value-type="float" office:value="0.677098" calcext:value-type="float">
            <text:p>0.677098</text:p>
          </table:table-cell>
          <table:table-cell/>
          <table:table-cell table:style-name="ce2" office:value-type="float" office:value="0.922715" calcext:value-type="float">
            <text:p>0.922715</text:p>
          </table:table-cell>
          <table:table-cell table:style-name="ce2" office:value-type="float" office:value="0.681062" calcext:value-type="float">
            <text:p>0.681062</text:p>
          </table:table-cell>
          <table:table-cell table:style-name="ce2" office:value-type="float" office:value="0.860837" calcext:value-type="float">
            <text:p>0.860837</text:p>
          </table:table-cell>
          <table:table-cell table:number-columns-repeated="2"/>
          <table:table-cell table:style-name="ce2" office:value-type="float" office:value="0.517607" calcext:value-type="float">
            <text:p>0.517607</text:p>
          </table:table-cell>
          <table:table-cell table:style-name="ce2" office:value-type="float" office:value="0.723587" calcext:value-type="float">
            <text:p>0.723587</text:p>
          </table:table-cell>
          <table:table-cell table:style-name="ce2" office:value-type="float" office:value="0.412228" calcext:value-type="float">
            <text:p>0.412228</text:p>
          </table:table-cell>
          <table:table-cell table:style-name="ce2" office:value-type="float" office:value="0.695758" calcext:value-type="float">
            <text:p>0.695758</text:p>
          </table:table-cell>
          <table:table-cell/>
          <table:table-cell table:style-name="ce2" office:value-type="float" office:value="0.533433" calcext:value-type="float">
            <text:p>0.533433</text:p>
          </table:table-cell>
          <table:table-cell/>
          <table:table-cell table:style-name="ce2" office:value-type="float" office:value="0.432459" calcext:value-type="float">
            <text:p>0.432459</text:p>
          </table:table-cell>
          <table:table-cell table:style-name="ce2" office:value-type="float" office:value="0.864277" calcext:value-type="float">
            <text:p>0.864277</text:p>
          </table:table-cell>
          <table:table-cell/>
          <table:table-cell table:style-name="ce2" office:value-type="float" office:value="0.652009" calcext:value-type="float">
            <text:p>0.652009</text:p>
          </table:table-cell>
          <table:table-cell table:style-name="ce2" office:value-type="float" office:value="0.605593" calcext:value-type="float">
            <text:p>0.605593</text:p>
          </table:table-cell>
          <table:table-cell table:style-name="ce2" office:value-type="float" office:value="0.325521" calcext:value-type="float">
            <text:p>0.325521</text:p>
          </table:table-cell>
          <table:table-cell table:style-name="ce2" office:value-type="float" office:value="0.769865" calcext:value-type="float">
            <text:p>0.769865</text:p>
          </table:table-cell>
          <table:table-cell/>
          <table:table-cell table:style-name="ce2" office:value-type="float" office:value="0.397931" calcext:value-type="float">
            <text:p>0.397931</text:p>
          </table:table-cell>
          <table:table-cell table:style-name="ce2" office:value-type="float" office:value="0.685897" calcext:value-type="float">
            <text:p>0.685897</text:p>
          </table:table-cell>
          <table:table-cell table:style-name="ce2" office:value-type="float" office:value="0.414118" calcext:value-type="float">
            <text:p>0.414118</text:p>
          </table:table-cell>
          <table:table-cell table:style-name="ce2" office:value-type="float" office:value="0.78963" calcext:value-type="float">
            <text:p>0.78963</text:p>
          </table:table-cell>
          <table:table-cell table:number-columns-repeated="995"/>
        </table:table-row>
        <table:table-row table:style-name="ro2">
          <table:table-cell table:style-name="ce2" office:value-type="float" office:value="0.756965" calcext:value-type="float">
            <text:p>0.756965</text:p>
          </table:table-cell>
          <table:table-cell table:style-name="ce2" office:value-type="float" office:value="0.748505" calcext:value-type="float">
            <text:p>0.748505</text:p>
          </table:table-cell>
          <table:table-cell table:style-name="ce2" office:value-type="float" office:value="0.543373" calcext:value-type="float">
            <text:p>0.543373</text:p>
          </table:table-cell>
          <table:table-cell table:style-name="ce2" office:value-type="float" office:value="0.601987" calcext:value-type="float">
            <text:p>0.601987</text:p>
          </table:table-cell>
          <table:table-cell/>
          <table:table-cell table:style-name="ce2" office:value-type="float" office:value="0.711361" calcext:value-type="float">
            <text:p>0.711361</text:p>
          </table:table-cell>
          <table:table-cell table:style-name="ce2" office:value-type="float" office:value="0.708776" calcext:value-type="float">
            <text:p>0.708776</text:p>
          </table:table-cell>
          <table:table-cell table:style-name="ce2" office:value-type="float" office:value="0.606038" calcext:value-type="float">
            <text:p>0.606038</text:p>
          </table:table-cell>
          <table:table-cell table:number-columns-repeated="2"/>
          <table:table-cell table:style-name="ce2" office:value-type="float" office:value="0.573962" calcext:value-type="float">
            <text:p>0.573962</text:p>
          </table:table-cell>
          <table:table-cell table:style-name="ce2" office:value-type="float" office:value="0.824244" calcext:value-type="float">
            <text:p>0.824244</text:p>
          </table:table-cell>
          <table:table-cell table:style-name="ce2" office:value-type="float" office:value="0.507848" calcext:value-type="float">
            <text:p>0.507848</text:p>
          </table:table-cell>
          <table:table-cell table:style-name="ce2" office:value-type="float" office:value="0.724614" calcext:value-type="float">
            <text:p>0.724614</text:p>
          </table:table-cell>
          <table:table-cell/>
          <table:table-cell table:style-name="ce2" office:value-type="float" office:value="0.628863" calcext:value-type="float">
            <text:p>0.628863</text:p>
          </table:table-cell>
          <table:table-cell/>
          <table:table-cell table:style-name="ce2" office:value-type="float" office:value="0.44857" calcext:value-type="float">
            <text:p>0.44857</text:p>
          </table:table-cell>
          <table:table-cell table:style-name="ce2" office:value-type="float" office:value="0.857841" calcext:value-type="float">
            <text:p>0.857841</text:p>
          </table:table-cell>
          <table:table-cell/>
          <table:table-cell table:style-name="ce2" office:value-type="float" office:value="0.697407" calcext:value-type="float">
            <text:p>0.697407</text:p>
          </table:table-cell>
          <table:table-cell table:style-name="ce2" office:value-type="float" office:value="0.562107" calcext:value-type="float">
            <text:p>0.562107</text:p>
          </table:table-cell>
          <table:table-cell table:style-name="ce2" office:value-type="float" office:value="0.339444" calcext:value-type="float">
            <text:p>0.339444</text:p>
          </table:table-cell>
          <table:table-cell table:style-name="ce2" office:value-type="float" office:value="0.769831" calcext:value-type="float">
            <text:p>0.769831</text:p>
          </table:table-cell>
          <table:table-cell/>
          <table:table-cell table:style-name="ce2" office:value-type="float" office:value="0.482092" calcext:value-type="float">
            <text:p>0.482092</text:p>
          </table:table-cell>
          <table:table-cell table:style-name="ce2" office:value-type="float" office:value="0.498702" calcext:value-type="float">
            <text:p>0.498702</text:p>
          </table:table-cell>
          <table:table-cell table:style-name="ce2" office:value-type="float" office:value="0.39042" calcext:value-type="float">
            <text:p>0.39042</text:p>
          </table:table-cell>
          <table:table-cell table:style-name="ce2" office:value-type="float" office:value="0.78798" calcext:value-type="float">
            <text:p>0.78798</text:p>
          </table:table-cell>
          <table:table-cell table:number-columns-repeated="995"/>
        </table:table-row>
        <table:table-row table:style-name="ro2">
          <table:table-cell table:style-name="ce2" office:value-type="float" office:value="0.701567" calcext:value-type="float">
            <text:p>0.701567</text:p>
          </table:table-cell>
          <table:table-cell table:style-name="ce2" office:value-type="float" office:value="0.798149" calcext:value-type="float">
            <text:p>0.798149</text:p>
          </table:table-cell>
          <table:table-cell table:style-name="ce2" office:value-type="float" office:value="0.578587" calcext:value-type="float">
            <text:p>0.578587</text:p>
          </table:table-cell>
          <table:table-cell table:style-name="ce2" office:value-type="float" office:value="0.717657" calcext:value-type="float">
            <text:p>0.717657</text:p>
          </table:table-cell>
          <table:table-cell/>
          <table:table-cell table:style-name="ce2" office:value-type="float" office:value="0.883003" calcext:value-type="float">
            <text:p>0.883003</text:p>
          </table:table-cell>
          <table:table-cell table:style-name="ce2" office:value-type="float" office:value="0.683415" calcext:value-type="float">
            <text:p>0.683415</text:p>
          </table:table-cell>
          <table:table-cell table:style-name="ce2" office:value-type="float" office:value="0.567444" calcext:value-type="float">
            <text:p>0.567444</text:p>
          </table:table-cell>
          <table:table-cell table:number-columns-repeated="2"/>
          <table:table-cell table:style-name="ce2" office:value-type="float" office:value="0.541145" calcext:value-type="float">
            <text:p>0.541145</text:p>
          </table:table-cell>
          <table:table-cell table:style-name="ce2" office:value-type="float" office:value="0.587219" calcext:value-type="float">
            <text:p>0.587219</text:p>
          </table:table-cell>
          <table:table-cell table:style-name="ce2" office:value-type="float" office:value="0.430076" calcext:value-type="float">
            <text:p>0.430076</text:p>
          </table:table-cell>
          <table:table-cell table:style-name="ce2" office:value-type="float" office:value="0.98082" calcext:value-type="float">
            <text:p>0.98082</text:p>
          </table:table-cell>
          <table:table-cell/>
          <table:table-cell table:style-name="ce2" office:value-type="float" office:value="0.551208" calcext:value-type="float">
            <text:p>0.551208</text:p>
          </table:table-cell>
          <table:table-cell/>
          <table:table-cell table:style-name="ce2" office:value-type="float" office:value="0.43838" calcext:value-type="float">
            <text:p>0.43838</text:p>
          </table:table-cell>
          <table:table-cell table:style-name="ce2" office:value-type="float" office:value="0.86398" calcext:value-type="float">
            <text:p>0.86398</text:p>
          </table:table-cell>
          <table:table-cell/>
          <table:table-cell table:style-name="ce2" office:value-type="float" office:value="0.573834" calcext:value-type="float">
            <text:p>0.573834</text:p>
          </table:table-cell>
          <table:table-cell table:style-name="ce2" office:value-type="float" office:value="0.457276" calcext:value-type="float">
            <text:p>0.457276</text:p>
          </table:table-cell>
          <table:table-cell table:style-name="ce2" office:value-type="float" office:value="0.298009" calcext:value-type="float">
            <text:p>0.298009</text:p>
          </table:table-cell>
          <table:table-cell table:style-name="ce2" office:value-type="float" office:value="0.664001" calcext:value-type="float">
            <text:p>0.664001</text:p>
          </table:table-cell>
          <table:table-cell/>
          <table:table-cell table:style-name="ce2" office:value-type="float" office:value="0.531844" calcext:value-type="float">
            <text:p>0.531844</text:p>
          </table:table-cell>
          <table:table-cell table:style-name="ce2" office:value-type="float" office:value="0.62104" calcext:value-type="float">
            <text:p>0.62104</text:p>
          </table:table-cell>
          <table:table-cell table:style-name="ce2" office:value-type="float" office:value="0.455947" calcext:value-type="float">
            <text:p>0.455947</text:p>
          </table:table-cell>
          <table:table-cell table:style-name="ce2" office:value-type="float" office:value="0.889082" calcext:value-type="float">
            <text:p>0.889082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Estudo 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onfig 1</text:p>
          </table:table-cell>
          <table:table-cell table:style-name="ce32" table:number-columns-repeated="4"/>
          <table:table-cell table:style-name="ce3" office:value-type="string" calcext:value-type="string">
            <text:p>Config 2</text:p>
          </table:table-cell>
          <table:table-cell table:style-name="ce32" table:number-columns-repeated="4"/>
          <table:table-cell table:style-name="ce3" office:value-type="string" calcext:value-type="string">
            <text:p>Config 3</text:p>
          </table:table-cell>
          <table:table-cell table:style-name="ce32" table:number-columns-repeated="4"/>
          <table:table-cell table:style-name="ce3" office:value-type="string" calcext:value-type="string">
            <text:p>Config 4</text:p>
          </table:table-cell>
          <table:table-cell table:style-name="ce32" table:number-columns-repeated="4"/>
          <table:table-cell table:style-name="ce3" office:value-type="string" calcext:value-type="string">
            <text:p>Config 5</text:p>
          </table:table-cell>
          <table:table-cell table:style-name="ce32" table:number-columns-repeated="4"/>
          <table:table-cell table:style-name="ce3" office:value-type="string" calcext:value-type="string">
            <text:p>Config 6</text:p>
          </table:table-cell>
          <table:table-cell table:style-name="ce32" table:number-columns-repeated="3"/>
          <table:table-cell table:number-columns-repeated="995"/>
        </table:table-row>
        <table:table-row table:style-name="ro2"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style-name="ce32"/>
          <table:table-cell table:style-name="ce3" office:value-type="string" calcext:value-type="string">
            <text:p>AGM 1</text:p>
          </table:table-cell>
          <table:table-cell table:style-name="ce3" office:value-type="string" calcext:value-type="string">
            <text:p>AGM 2</text:p>
          </table:table-cell>
          <table:table-cell table:style-name="ce3" office:value-type="string" calcext:value-type="string">
            <text:p>MM 1</text:p>
          </table:table-cell>
          <table:table-cell table:style-name="ce3" office:value-type="string" calcext:value-type="string">
            <text:p>MM 2</text:p>
          </table:table-cell>
          <table:table-cell table:number-columns-repeated="995"/>
        </table:table-row>
        <table:table-row table:style-name="ro2">
          <table:table-cell table:style-name="ce2" office:value-type="float" office:value="0.711018" calcext:value-type="float">
            <text:p>0.711018</text:p>
          </table:table-cell>
          <table:table-cell/>
          <table:table-cell table:style-name="ce2" office:value-type="float" office:value="0.612798" calcext:value-type="float">
            <text:p>0.612798</text:p>
          </table:table-cell>
          <table:table-cell table:style-name="ce2" office:value-type="float" office:value="0.767238" calcext:value-type="float">
            <text:p>0.767238</text:p>
          </table:table-cell>
          <table:table-cell/>
          <table:table-cell table:style-name="ce2" office:value-type="float" office:value="0.800401" calcext:value-type="float">
            <text:p>0.800401</text:p>
          </table:table-cell>
          <table:table-cell table:style-name="ce2" office:value-type="float" office:value="0.943833" calcext:value-type="float">
            <text:p>0.943833</text:p>
          </table:table-cell>
          <table:table-cell table:style-name="ce2" office:value-type="float" office:value="0.501568" calcext:value-type="float">
            <text:p>0.501568</text:p>
          </table:table-cell>
          <table:table-cell table:style-name="ce2" office:value-type="float" office:value="0.676619" calcext:value-type="float">
            <text:p>0.676619</text:p>
          </table:table-cell>
          <table:table-cell/>
          <table:table-cell table:style-name="ce2" office:value-type="float" office:value="0.646196" calcext:value-type="float">
            <text:p>0.646196</text:p>
          </table:table-cell>
          <table:table-cell table:style-name="ce2" office:value-type="float" office:value="0.590398" calcext:value-type="float">
            <text:p>0.590398</text:p>
          </table:table-cell>
          <table:table-cell table:style-name="ce2" office:value-type="float" office:value="0.463886" calcext:value-type="float">
            <text:p>0.463886</text:p>
          </table:table-cell>
          <table:table-cell table:style-name="ce2" office:value-type="float" office:value="0.531675" calcext:value-type="float">
            <text:p>0.531675</text:p>
          </table:table-cell>
          <table:table-cell/>
          <table:table-cell table:style-name="ce2" office:value-type="float" office:value="0.47935" calcext:value-type="float">
            <text:p>0.47935</text:p>
          </table:table-cell>
          <table:table-cell table:style-name="ce2" office:value-type="float" office:value="0.523137" calcext:value-type="float">
            <text:p>0.523137</text:p>
          </table:table-cell>
          <table:table-cell table:style-name="ce2" office:value-type="float" office:value="0.276913" calcext:value-type="float">
            <text:p>0.276913</text:p>
          </table:table-cell>
          <table:table-cell table:style-name="ce2" office:value-type="float" office:value="0.833412" calcext:value-type="float">
            <text:p>0.833412</text:p>
          </table:table-cell>
          <table:table-cell/>
          <table:table-cell table:style-name="ce2" office:value-type="float" office:value="0.642421" calcext:value-type="float">
            <text:p>0.642421</text:p>
          </table:table-cell>
          <table:table-cell table:style-name="ce2" office:value-type="float" office:value="0.613162" calcext:value-type="float">
            <text:p>0.613162</text:p>
          </table:table-cell>
          <table:table-cell table:style-name="ce2" office:value-type="float" office:value="0.272416" calcext:value-type="float">
            <text:p>0.272416</text:p>
          </table:table-cell>
          <table:table-cell table:style-name="ce2" office:value-type="float" office:value="0.629603" calcext:value-type="float">
            <text:p>0.629603</text:p>
          </table:table-cell>
          <table:table-cell/>
          <table:table-cell table:style-name="ce2" office:value-type="float" office:value="0.477079" calcext:value-type="float">
            <text:p>0.477079</text:p>
          </table:table-cell>
          <table:table-cell table:style-name="ce2" office:value-type="float" office:value="0.473727" calcext:value-type="float">
            <text:p>0.473727</text:p>
          </table:table-cell>
          <table:table-cell table:style-name="ce2" office:value-type="float" office:value="0.408084" calcext:value-type="float">
            <text:p>0.408084</text:p>
          </table:table-cell>
          <table:table-cell table:style-name="ce2" office:value-type="float" office:value="0.66445" calcext:value-type="float">
            <text:p>0.66445</text:p>
          </table:table-cell>
          <table:table-cell table:number-columns-repeated="995"/>
        </table:table-row>
        <table:table-row table:style-name="ro2">
          <table:table-cell table:style-name="ce2" office:value-type="float" office:value="0.630711" calcext:value-type="float">
            <text:p>0.630711</text:p>
          </table:table-cell>
          <table:table-cell/>
          <table:table-cell table:style-name="ce2" office:value-type="float" office:value="0.525982" calcext:value-type="float">
            <text:p>0.525982</text:p>
          </table:table-cell>
          <table:table-cell table:style-name="ce2" office:value-type="float" office:value="0.721991" calcext:value-type="float">
            <text:p>0.721991</text:p>
          </table:table-cell>
          <table:table-cell/>
          <table:table-cell table:style-name="ce2" office:value-type="float" office:value="0.728164" calcext:value-type="float">
            <text:p>0.728164</text:p>
          </table:table-cell>
          <table:table-cell table:style-name="ce2" office:value-type="float" office:value="0.451857" calcext:value-type="float">
            <text:p>0.451857</text:p>
          </table:table-cell>
          <table:table-cell table:style-name="ce2" office:value-type="float" office:value="0.501166" calcext:value-type="float">
            <text:p>0.501166</text:p>
          </table:table-cell>
          <table:table-cell table:style-name="ce2" office:value-type="float" office:value="0.715159" calcext:value-type="float">
            <text:p>0.715159</text:p>
          </table:table-cell>
          <table:table-cell/>
          <table:table-cell table:style-name="ce2" office:value-type="float" office:value="0.770141" calcext:value-type="float">
            <text:p>0.770141</text:p>
          </table:table-cell>
          <table:table-cell table:style-name="ce2" office:value-type="float" office:value="0.731373" calcext:value-type="float">
            <text:p>0.731373</text:p>
          </table:table-cell>
          <table:table-cell table:style-name="ce2" office:value-type="float" office:value="0.446775" calcext:value-type="float">
            <text:p>0.446775</text:p>
          </table:table-cell>
          <table:table-cell table:style-name="ce2" office:value-type="float" office:value="0.52889" calcext:value-type="float">
            <text:p>0.52889</text:p>
          </table:table-cell>
          <table:table-cell/>
          <table:table-cell table:style-name="ce2" office:value-type="float" office:value="0.587921" calcext:value-type="float">
            <text:p>0.587921</text:p>
          </table:table-cell>
          <table:table-cell table:style-name="ce2" office:value-type="float" office:value="0.493374" calcext:value-type="float">
            <text:p>0.493374</text:p>
          </table:table-cell>
          <table:table-cell table:style-name="ce2" office:value-type="float" office:value="0.292631" calcext:value-type="float">
            <text:p>0.292631</text:p>
          </table:table-cell>
          <table:table-cell table:style-name="ce2" office:value-type="float" office:value="0.735527" calcext:value-type="float">
            <text:p>0.735527</text:p>
          </table:table-cell>
          <table:table-cell/>
          <table:table-cell table:style-name="ce2" office:value-type="float" office:value="0.701049" calcext:value-type="float">
            <text:p>0.701049</text:p>
          </table:table-cell>
          <table:table-cell table:style-name="ce2" office:value-type="float" office:value="0.734374" calcext:value-type="float">
            <text:p>0.734374</text:p>
          </table:table-cell>
          <table:table-cell table:style-name="ce2" office:value-type="float" office:value="0.389492" calcext:value-type="float">
            <text:p>0.389492</text:p>
          </table:table-cell>
          <table:table-cell table:style-name="ce2" office:value-type="float" office:value="0.580584" calcext:value-type="float">
            <text:p>0.580584</text:p>
          </table:table-cell>
          <table:table-cell/>
          <table:table-cell table:style-name="ce2" office:value-type="float" office:value="0.467126" calcext:value-type="float">
            <text:p>0.467126</text:p>
          </table:table-cell>
          <table:table-cell table:style-name="ce2" office:value-type="float" office:value="0.459684" calcext:value-type="float">
            <text:p>0.459684</text:p>
          </table:table-cell>
          <table:table-cell table:style-name="ce2" office:value-type="float" office:value="0.362078" calcext:value-type="float">
            <text:p>0.362078</text:p>
          </table:table-cell>
          <table:table-cell table:style-name="ce2" office:value-type="float" office:value="0.786385" calcext:value-type="float">
            <text:p>0.786385</text:p>
          </table:table-cell>
          <table:table-cell table:number-columns-repeated="995"/>
        </table:table-row>
        <table:table-row table:style-name="ro2">
          <table:table-cell table:style-name="ce2" office:value-type="float" office:value="0.723767" calcext:value-type="float">
            <text:p>0.723767</text:p>
          </table:table-cell>
          <table:table-cell/>
          <table:table-cell table:style-name="ce2" office:value-type="float" office:value="0.477644" calcext:value-type="float">
            <text:p>0.477644</text:p>
          </table:table-cell>
          <table:table-cell table:style-name="ce2" office:value-type="float" office:value="0.821539" calcext:value-type="float">
            <text:p>0.821539</text:p>
          </table:table-cell>
          <table:table-cell/>
          <table:table-cell table:style-name="ce2" office:value-type="float" office:value="0.835274" calcext:value-type="float">
            <text:p>0.835274</text:p>
          </table:table-cell>
          <table:table-cell table:style-name="ce2" office:value-type="float" office:value="0.888668" calcext:value-type="float">
            <text:p>0.888668</text:p>
          </table:table-cell>
          <table:table-cell table:style-name="ce2" office:value-type="float" office:value="0.52254" calcext:value-type="float">
            <text:p>0.52254</text:p>
          </table:table-cell>
          <table:table-cell table:style-name="ce2" office:value-type="float" office:value="0.57582" calcext:value-type="float">
            <text:p>0.57582</text:p>
          </table:table-cell>
          <table:table-cell/>
          <table:table-cell table:style-name="ce2" office:value-type="float" office:value="0.697098" calcext:value-type="float">
            <text:p>0.697098</text:p>
          </table:table-cell>
          <table:table-cell table:style-name="ce2" office:value-type="float" office:value="0.562501" calcext:value-type="float">
            <text:p>0.562501</text:p>
          </table:table-cell>
          <table:table-cell table:style-name="ce2" office:value-type="float" office:value="0.421592" calcext:value-type="float">
            <text:p>0.421592</text:p>
          </table:table-cell>
          <table:table-cell table:style-name="ce2" office:value-type="float" office:value="0.650446" calcext:value-type="float">
            <text:p>0.650446</text:p>
          </table:table-cell>
          <table:table-cell/>
          <table:table-cell table:style-name="ce2" office:value-type="float" office:value="0.756358" calcext:value-type="float">
            <text:p>0.756358</text:p>
          </table:table-cell>
          <table:table-cell table:style-name="ce2" office:value-type="float" office:value="0.489586" calcext:value-type="float">
            <text:p>0.489586</text:p>
          </table:table-cell>
          <table:table-cell table:style-name="ce2" office:value-type="float" office:value="0.614201" calcext:value-type="float">
            <text:p>0.614201</text:p>
          </table:table-cell>
          <table:table-cell table:style-name="ce2" office:value-type="float" office:value="0.752545" calcext:value-type="float">
            <text:p>0.752545</text:p>
          </table:table-cell>
          <table:table-cell/>
          <table:table-cell table:style-name="ce2" office:value-type="float" office:value="0.771857" calcext:value-type="float">
            <text:p>0.771857</text:p>
          </table:table-cell>
          <table:table-cell table:style-name="ce2" office:value-type="float" office:value="0.685252" calcext:value-type="float">
            <text:p>0.685252</text:p>
          </table:table-cell>
          <table:table-cell table:style-name="ce2" office:value-type="float" office:value="0.301087" calcext:value-type="float">
            <text:p>0.301087</text:p>
          </table:table-cell>
          <table:table-cell table:style-name="ce2" office:value-type="float" office:value="0.580531" calcext:value-type="float">
            <text:p>0.580531</text:p>
          </table:table-cell>
          <table:table-cell/>
          <table:table-cell table:style-name="ce2" office:value-type="float" office:value="0.698879" calcext:value-type="float">
            <text:p>0.698879</text:p>
          </table:table-cell>
          <table:table-cell table:style-name="ce2" office:value-type="float" office:value="0.434499" calcext:value-type="float">
            <text:p>0.434499</text:p>
          </table:table-cell>
          <table:table-cell table:style-name="ce2" office:value-type="float" office:value="0.36311" calcext:value-type="float">
            <text:p>0.36311</text:p>
          </table:table-cell>
          <table:table-cell table:style-name="ce2" office:value-type="float" office:value="0.836308" calcext:value-type="float">
            <text:p>0.836308</text:p>
          </table:table-cell>
          <table:table-cell table:number-columns-repeated="995"/>
        </table:table-row>
        <table:table-row table:style-name="ro2">
          <table:table-cell table:style-name="ce2" office:value-type="float" office:value="0.686119" calcext:value-type="float">
            <text:p>0.686119</text:p>
          </table:table-cell>
          <table:table-cell/>
          <table:table-cell table:style-name="ce2" office:value-type="float" office:value="0.452762" calcext:value-type="float">
            <text:p>0.452762</text:p>
          </table:table-cell>
          <table:table-cell table:style-name="ce2" office:value-type="float" office:value="0.617882" calcext:value-type="float">
            <text:p>0.617882</text:p>
          </table:table-cell>
          <table:table-cell/>
          <table:table-cell table:style-name="ce2" office:value-type="float" office:value="0.69845" calcext:value-type="float">
            <text:p>0.69845</text:p>
          </table:table-cell>
          <table:table-cell table:style-name="ce2" office:value-type="float" office:value="0.948914" calcext:value-type="float">
            <text:p>0.948914</text:p>
          </table:table-cell>
          <table:table-cell table:style-name="ce2" office:value-type="float" office:value="0.488979" calcext:value-type="float">
            <text:p>0.488979</text:p>
          </table:table-cell>
          <table:table-cell table:style-name="ce2" office:value-type="float" office:value="0.567705" calcext:value-type="float">
            <text:p>0.567705</text:p>
          </table:table-cell>
          <table:table-cell/>
          <table:table-cell table:style-name="ce2" office:value-type="float" office:value="0.679801" calcext:value-type="float">
            <text:p>0.679801</text:p>
          </table:table-cell>
          <table:table-cell table:style-name="ce2" office:value-type="float" office:value="0.531599" calcext:value-type="float">
            <text:p>0.531599</text:p>
          </table:table-cell>
          <table:table-cell table:style-name="ce2" office:value-type="float" office:value="0.699453" calcext:value-type="float">
            <text:p>0.699453</text:p>
          </table:table-cell>
          <table:table-cell table:style-name="ce2" office:value-type="float" office:value="0.641206" calcext:value-type="float">
            <text:p>0.641206</text:p>
          </table:table-cell>
          <table:table-cell/>
          <table:table-cell table:style-name="ce2" office:value-type="float" office:value="0.454702" calcext:value-type="float">
            <text:p>0.454702</text:p>
          </table:table-cell>
          <table:table-cell table:style-name="ce2" office:value-type="float" office:value="0.467256" calcext:value-type="float">
            <text:p>0.467256</text:p>
          </table:table-cell>
          <table:table-cell table:style-name="ce2" office:value-type="float" office:value="0.288364" calcext:value-type="float">
            <text:p>0.288364</text:p>
          </table:table-cell>
          <table:table-cell table:style-name="ce2" office:value-type="float" office:value="0.739983" calcext:value-type="float">
            <text:p>0.739983</text:p>
          </table:table-cell>
          <table:table-cell/>
          <table:table-cell table:style-name="ce2" office:value-type="float" office:value="0.656247" calcext:value-type="float">
            <text:p>0.656247</text:p>
          </table:table-cell>
          <table:table-cell table:style-name="ce2" office:value-type="float" office:value="0.506154" calcext:value-type="float">
            <text:p>0.506154</text:p>
          </table:table-cell>
          <table:table-cell table:style-name="ce2" office:value-type="float" office:value="0.319854" calcext:value-type="float">
            <text:p>0.319854</text:p>
          </table:table-cell>
          <table:table-cell table:style-name="ce2" office:value-type="float" office:value="0.581057" calcext:value-type="float">
            <text:p>0.581057</text:p>
          </table:table-cell>
          <table:table-cell/>
          <table:table-cell table:style-name="ce2" office:value-type="float" office:value="0.391984" calcext:value-type="float">
            <text:p>0.391984</text:p>
          </table:table-cell>
          <table:table-cell table:style-name="ce2" office:value-type="float" office:value="0.42273" calcext:value-type="float">
            <text:p>0.42273</text:p>
          </table:table-cell>
          <table:table-cell table:style-name="ce2" office:value-type="float" office:value="0.355788" calcext:value-type="float">
            <text:p>0.355788</text:p>
          </table:table-cell>
          <table:table-cell table:style-name="ce2" office:value-type="float" office:value="0.717009" calcext:value-type="float">
            <text:p>0.717009</text:p>
          </table:table-cell>
          <table:table-cell table:number-columns-repeated="995"/>
        </table:table-row>
        <table:table-row table:style-name="ro2">
          <table:table-cell table:style-name="ce2" office:value-type="float" office:value="0.741629" calcext:value-type="float">
            <text:p>0.741629</text:p>
          </table:table-cell>
          <table:table-cell/>
          <table:table-cell table:style-name="ce2" office:value-type="float" office:value="0.898444" calcext:value-type="float">
            <text:p>0.898444</text:p>
          </table:table-cell>
          <table:table-cell table:style-name="ce2" office:value-type="float" office:value="0.620006" calcext:value-type="float">
            <text:p>0.620006</text:p>
          </table:table-cell>
          <table:table-cell/>
          <table:table-cell table:style-name="ce2" office:value-type="float" office:value="0.795715" calcext:value-type="float">
            <text:p>0.795715</text:p>
          </table:table-cell>
          <table:table-cell table:style-name="ce2" office:value-type="float" office:value="0.943203" calcext:value-type="float">
            <text:p>0.943203</text:p>
          </table:table-cell>
          <table:table-cell table:style-name="ce2" office:value-type="float" office:value="0.585752" calcext:value-type="float">
            <text:p>0.585752</text:p>
          </table:table-cell>
          <table:table-cell table:style-name="ce2" office:value-type="float" office:value="0.620036" calcext:value-type="float">
            <text:p>0.620036</text:p>
          </table:table-cell>
          <table:table-cell/>
          <table:table-cell table:style-name="ce2" office:value-type="float" office:value="0.603671" calcext:value-type="float">
            <text:p>0.603671</text:p>
          </table:table-cell>
          <table:table-cell table:style-name="ce2" office:value-type="float" office:value="0.584237" calcext:value-type="float">
            <text:p>0.584237</text:p>
          </table:table-cell>
          <table:table-cell table:style-name="ce2" office:value-type="float" office:value="0.460395" calcext:value-type="float">
            <text:p>0.460395</text:p>
          </table:table-cell>
          <table:table-cell table:style-name="ce2" office:value-type="float" office:value="0.661921" calcext:value-type="float">
            <text:p>0.661921</text:p>
          </table:table-cell>
          <table:table-cell/>
          <table:table-cell table:style-name="ce2" office:value-type="float" office:value="0.524448" calcext:value-type="float">
            <text:p>0.524448</text:p>
          </table:table-cell>
          <table:table-cell table:style-name="ce2" office:value-type="float" office:value="0.464535" calcext:value-type="float">
            <text:p>0.464535</text:p>
          </table:table-cell>
          <table:table-cell table:style-name="ce2" office:value-type="float" office:value="0.290468" calcext:value-type="float">
            <text:p>0.290468</text:p>
          </table:table-cell>
          <table:table-cell table:style-name="ce2" office:value-type="float" office:value="0.719076" calcext:value-type="float">
            <text:p>0.719076</text:p>
          </table:table-cell>
          <table:table-cell/>
          <table:table-cell table:style-name="ce2" office:value-type="float" office:value="0.528177" calcext:value-type="float">
            <text:p>0.528177</text:p>
          </table:table-cell>
          <table:table-cell table:style-name="ce2" office:value-type="float" office:value="0.551265" calcext:value-type="float">
            <text:p>0.551265</text:p>
          </table:table-cell>
          <table:table-cell table:style-name="ce2" office:value-type="float" office:value="0.281099" calcext:value-type="float">
            <text:p>0.281099</text:p>
          </table:table-cell>
          <table:table-cell table:style-name="ce2" office:value-type="float" office:value="0.644659" calcext:value-type="float">
            <text:p>0.644659</text:p>
          </table:table-cell>
          <table:table-cell/>
          <table:table-cell table:style-name="ce2" office:value-type="float" office:value="0.77369" calcext:value-type="float">
            <text:p>0.77369</text:p>
          </table:table-cell>
          <table:table-cell table:style-name="ce2" office:value-type="float" office:value="0.478295" calcext:value-type="float">
            <text:p>0.478295</text:p>
          </table:table-cell>
          <table:table-cell table:style-name="ce2" office:value-type="float" office:value="0.357815" calcext:value-type="float">
            <text:p>0.357815</text:p>
          </table:table-cell>
          <table:table-cell table:style-name="ce2" office:value-type="float" office:value="0.796493" calcext:value-type="float">
            <text:p>0.796493</text:p>
          </table:table-cell>
          <table:table-cell table:number-columns-repeated="995"/>
        </table:table-row>
        <table:table-row table:style-name="ro2">
          <table:table-cell table:style-name="ce2" office:value-type="float" office:value="0.730174" calcext:value-type="float">
            <text:p>0.730174</text:p>
          </table:table-cell>
          <table:table-cell/>
          <table:table-cell table:style-name="ce2" office:value-type="float" office:value="0.774107" calcext:value-type="float">
            <text:p>0.774107</text:p>
          </table:table-cell>
          <table:table-cell table:style-name="ce2" office:value-type="float" office:value="0.612994" calcext:value-type="float">
            <text:p>0.612994</text:p>
          </table:table-cell>
          <table:table-cell/>
          <table:table-cell table:style-name="ce2" office:value-type="float" office:value="0.38705" calcext:value-type="float">
            <text:p>0.38705</text:p>
          </table:table-cell>
          <table:table-cell table:style-name="ce2" office:value-type="float" office:value="0.807017" calcext:value-type="float">
            <text:p>0.807017</text:p>
          </table:table-cell>
          <table:table-cell table:style-name="ce2" office:value-type="float" office:value="0.480644" calcext:value-type="float">
            <text:p>0.480644</text:p>
          </table:table-cell>
          <table:table-cell table:style-name="ce2" office:value-type="float" office:value="0.741225" calcext:value-type="float">
            <text:p>0.741225</text:p>
          </table:table-cell>
          <table:table-cell/>
          <table:table-cell table:style-name="ce2" office:value-type="float" office:value="0.69265" calcext:value-type="float">
            <text:p>0.69265</text:p>
          </table:table-cell>
          <table:table-cell table:style-name="ce2" office:value-type="float" office:value="0.656746" calcext:value-type="float">
            <text:p>0.656746</text:p>
          </table:table-cell>
          <table:table-cell table:style-name="ce2" office:value-type="float" office:value="0.421729" calcext:value-type="float">
            <text:p>0.421729</text:p>
          </table:table-cell>
          <table:table-cell table:style-name="ce2" office:value-type="float" office:value="0.648173" calcext:value-type="float">
            <text:p>0.648173</text:p>
          </table:table-cell>
          <table:table-cell/>
          <table:table-cell table:style-name="ce2" office:value-type="float" office:value="0.480827" calcext:value-type="float">
            <text:p>0.480827</text:p>
          </table:table-cell>
          <table:table-cell table:style-name="ce2" office:value-type="float" office:value="0.513496" calcext:value-type="float">
            <text:p>0.513496</text:p>
          </table:table-cell>
          <table:table-cell table:style-name="ce2" office:value-type="float" office:value="0.256924" calcext:value-type="float">
            <text:p>0.256924</text:p>
          </table:table-cell>
          <table:table-cell table:style-name="ce2" office:value-type="float" office:value="0.8363" calcext:value-type="float">
            <text:p>0.8363</text:p>
          </table:table-cell>
          <table:table-cell/>
          <table:table-cell table:style-name="ce2" office:value-type="float" office:value="0.70615" calcext:value-type="float">
            <text:p>0.70615</text:p>
          </table:table-cell>
          <table:table-cell table:style-name="ce2" office:value-type="float" office:value="0.618736" calcext:value-type="float">
            <text:p>0.618736</text:p>
          </table:table-cell>
          <table:table-cell table:style-name="ce2" office:value-type="float" office:value="0.321402" calcext:value-type="float">
            <text:p>0.321402</text:p>
          </table:table-cell>
          <table:table-cell table:style-name="ce2" office:value-type="float" office:value="0.702335" calcext:value-type="float">
            <text:p>0.702335</text:p>
          </table:table-cell>
          <table:table-cell/>
          <table:table-cell table:style-name="ce2" office:value-type="float" office:value="0.558679" calcext:value-type="float">
            <text:p>0.558679</text:p>
          </table:table-cell>
          <table:table-cell table:style-name="ce2" office:value-type="float" office:value="0.505874" calcext:value-type="float">
            <text:p>0.505874</text:p>
          </table:table-cell>
          <table:table-cell table:style-name="ce2" office:value-type="float" office:value="0.335464" calcext:value-type="float">
            <text:p>0.335464</text:p>
          </table:table-cell>
          <table:table-cell table:style-name="ce2" office:value-type="float" office:value="0.737569" calcext:value-type="float">
            <text:p>0.737569</text:p>
          </table:table-cell>
          <table:table-cell table:number-columns-repeated="995"/>
        </table:table-row>
        <table:table-row table:style-name="ro2">
          <table:table-cell table:style-name="ce2" office:value-type="float" office:value="0.862439" calcext:value-type="float">
            <text:p>0.862439</text:p>
          </table:table-cell>
          <table:table-cell/>
          <table:table-cell table:style-name="ce2" office:value-type="float" office:value="0.498483" calcext:value-type="float">
            <text:p>0.498483</text:p>
          </table:table-cell>
          <table:table-cell table:style-name="ce2" office:value-type="float" office:value="0.739354" calcext:value-type="float">
            <text:p>0.739354</text:p>
          </table:table-cell>
          <table:table-cell/>
          <table:table-cell table:style-name="ce2" office:value-type="float" office:value="0.869614" calcext:value-type="float">
            <text:p>0.869614</text:p>
          </table:table-cell>
          <table:table-cell table:style-name="ce2" office:value-type="float" office:value="0.732369" calcext:value-type="float">
            <text:p>0.732369</text:p>
          </table:table-cell>
          <table:table-cell table:style-name="ce2" office:value-type="float" office:value="0.462928" calcext:value-type="float">
            <text:p>0.462928</text:p>
          </table:table-cell>
          <table:table-cell table:style-name="ce2" office:value-type="float" office:value="0.655197" calcext:value-type="float">
            <text:p>0.655197</text:p>
          </table:table-cell>
          <table:table-cell/>
          <table:table-cell table:style-name="ce2" office:value-type="float" office:value="0.563291" calcext:value-type="float">
            <text:p>0.563291</text:p>
          </table:table-cell>
          <table:table-cell table:style-name="ce2" office:value-type="float" office:value="0.678652" calcext:value-type="float">
            <text:p>0.678652</text:p>
          </table:table-cell>
          <table:table-cell table:style-name="ce2" office:value-type="float" office:value="0.549617" calcext:value-type="float">
            <text:p>0.549617</text:p>
          </table:table-cell>
          <table:table-cell table:style-name="ce2" office:value-type="float" office:value="0.626796" calcext:value-type="float">
            <text:p>0.626796</text:p>
          </table:table-cell>
          <table:table-cell/>
          <table:table-cell table:style-name="ce2" office:value-type="float" office:value="0.552879" calcext:value-type="float">
            <text:p>0.552879</text:p>
          </table:table-cell>
          <table:table-cell table:style-name="ce2" office:value-type="float" office:value="0.501837" calcext:value-type="float">
            <text:p>0.501837</text:p>
          </table:table-cell>
          <table:table-cell table:style-name="ce2" office:value-type="float" office:value="0.256344" calcext:value-type="float">
            <text:p>0.256344</text:p>
          </table:table-cell>
          <table:table-cell table:style-name="ce2" office:value-type="float" office:value="0.840804" calcext:value-type="float">
            <text:p>0.840804</text:p>
          </table:table-cell>
          <table:table-cell/>
          <table:table-cell table:style-name="ce2" office:value-type="float" office:value="0.579156" calcext:value-type="float">
            <text:p>0.579156</text:p>
          </table:table-cell>
          <table:table-cell table:style-name="ce2" office:value-type="float" office:value="0.565377" calcext:value-type="float">
            <text:p>0.565377</text:p>
          </table:table-cell>
          <table:table-cell table:style-name="ce2" office:value-type="float" office:value="0.291714" calcext:value-type="float">
            <text:p>0.291714</text:p>
          </table:table-cell>
          <table:table-cell table:style-name="ce2" office:value-type="float" office:value="0.58263" calcext:value-type="float">
            <text:p>0.58263</text:p>
          </table:table-cell>
          <table:table-cell/>
          <table:table-cell table:style-name="ce2" office:value-type="float" office:value="0.475099" calcext:value-type="float">
            <text:p>0.475099</text:p>
          </table:table-cell>
          <table:table-cell table:style-name="ce2" office:value-type="float" office:value="0.615755" calcext:value-type="float">
            <text:p>0.615755</text:p>
          </table:table-cell>
          <table:table-cell table:style-name="ce2" office:value-type="float" office:value="0.336038" calcext:value-type="float">
            <text:p>0.336038</text:p>
          </table:table-cell>
          <table:table-cell table:style-name="ce2" office:value-type="float" office:value="0.876406" calcext:value-type="float">
            <text:p>0.876406</text:p>
          </table:table-cell>
          <table:table-cell table:number-columns-repeated="995"/>
        </table:table-row>
        <table:table-row table:style-name="ro2">
          <table:table-cell table:style-name="ce2" office:value-type="float" office:value="0.4374" calcext:value-type="float">
            <text:p>0.4374</text:p>
          </table:table-cell>
          <table:table-cell/>
          <table:table-cell table:style-name="ce2" office:value-type="float" office:value="0.788447" calcext:value-type="float">
            <text:p>0.788447</text:p>
          </table:table-cell>
          <table:table-cell table:style-name="ce2" office:value-type="float" office:value="0.713924" calcext:value-type="float">
            <text:p>0.713924</text:p>
          </table:table-cell>
          <table:table-cell/>
          <table:table-cell table:style-name="ce2" office:value-type="float" office:value="0.861545" calcext:value-type="float">
            <text:p>0.861545</text:p>
          </table:table-cell>
          <table:table-cell table:style-name="ce2" office:value-type="float" office:value="0.743521" calcext:value-type="float">
            <text:p>0.743521</text:p>
          </table:table-cell>
          <table:table-cell table:style-name="ce2" office:value-type="float" office:value="0.64512" calcext:value-type="float">
            <text:p>0.64512</text:p>
          </table:table-cell>
          <table:table-cell table:style-name="ce2" office:value-type="float" office:value="0.748742" calcext:value-type="float">
            <text:p>0.748742</text:p>
          </table:table-cell>
          <table:table-cell/>
          <table:table-cell table:style-name="ce2" office:value-type="float" office:value="0.622217" calcext:value-type="float">
            <text:p>0.622217</text:p>
          </table:table-cell>
          <table:table-cell table:style-name="ce2" office:value-type="float" office:value="0.535837" calcext:value-type="float">
            <text:p>0.535837</text:p>
          </table:table-cell>
          <table:table-cell table:style-name="ce2" office:value-type="float" office:value="0.436023" calcext:value-type="float">
            <text:p>0.436023</text:p>
          </table:table-cell>
          <table:table-cell table:style-name="ce2" office:value-type="float" office:value="0.606725" calcext:value-type="float">
            <text:p>0.606725</text:p>
          </table:table-cell>
          <table:table-cell/>
          <table:table-cell table:style-name="ce2" office:value-type="float" office:value="0.600774" calcext:value-type="float">
            <text:p>0.600774</text:p>
          </table:table-cell>
          <table:table-cell table:style-name="ce2" office:value-type="float" office:value="0.601869" calcext:value-type="float">
            <text:p>0.601869</text:p>
          </table:table-cell>
          <table:table-cell table:style-name="ce2" office:value-type="float" office:value="0.256719" calcext:value-type="float">
            <text:p>0.256719</text:p>
          </table:table-cell>
          <table:table-cell table:style-name="ce2" office:value-type="float" office:value="0.833456" calcext:value-type="float">
            <text:p>0.833456</text:p>
          </table:table-cell>
          <table:table-cell/>
          <table:table-cell table:style-name="ce2" office:value-type="float" office:value="0.674113" calcext:value-type="float">
            <text:p>0.674113</text:p>
          </table:table-cell>
          <table:table-cell table:style-name="ce2" office:value-type="float" office:value="0.639136" calcext:value-type="float">
            <text:p>0.639136</text:p>
          </table:table-cell>
          <table:table-cell table:style-name="ce2" office:value-type="float" office:value="0.303156" calcext:value-type="float">
            <text:p>0.303156</text:p>
          </table:table-cell>
          <table:table-cell table:style-name="ce2" office:value-type="float" office:value="0.770219" calcext:value-type="float">
            <text:p>0.770219</text:p>
          </table:table-cell>
          <table:table-cell/>
          <table:table-cell table:style-name="ce2" office:value-type="float" office:value="0.47529" calcext:value-type="float">
            <text:p>0.47529</text:p>
          </table:table-cell>
          <table:table-cell table:style-name="ce2" office:value-type="float" office:value="0.528433" calcext:value-type="float">
            <text:p>0.528433</text:p>
          </table:table-cell>
          <table:table-cell table:style-name="ce2" office:value-type="float" office:value="0.355622" calcext:value-type="float">
            <text:p>0.355622</text:p>
          </table:table-cell>
          <table:table-cell table:style-name="ce2" office:value-type="float" office:value="0.880602" calcext:value-type="float">
            <text:p>0.880602</text:p>
          </table:table-cell>
          <table:table-cell table:number-columns-repeated="995"/>
        </table:table-row>
        <table:table-row table:style-name="ro2">
          <table:table-cell table:style-name="ce2" office:value-type="float" office:value="0.736483" calcext:value-type="float">
            <text:p>0.736483</text:p>
          </table:table-cell>
          <table:table-cell/>
          <table:table-cell table:style-name="ce2" office:value-type="float" office:value="0.495999" calcext:value-type="float">
            <text:p>0.495999</text:p>
          </table:table-cell>
          <table:table-cell table:style-name="ce2" office:value-type="float" office:value="0.733634" calcext:value-type="float">
            <text:p>0.733634</text:p>
          </table:table-cell>
          <table:table-cell/>
          <table:table-cell table:style-name="ce2" office:value-type="float" office:value="0.872458" calcext:value-type="float">
            <text:p>0.872458</text:p>
          </table:table-cell>
          <table:table-cell table:style-name="ce2" office:value-type="float" office:value="0.848917" calcext:value-type="float">
            <text:p>0.848917</text:p>
          </table:table-cell>
          <table:table-cell table:style-name="ce2" office:value-type="float" office:value="0.493615" calcext:value-type="float">
            <text:p>0.493615</text:p>
          </table:table-cell>
          <table:table-cell table:style-name="ce2" office:value-type="float" office:value="0.644445" calcext:value-type="float">
            <text:p>0.644445</text:p>
          </table:table-cell>
          <table:table-cell/>
          <table:table-cell table:style-name="ce2" office:value-type="float" office:value="0.701508" calcext:value-type="float">
            <text:p>0.701508</text:p>
          </table:table-cell>
          <table:table-cell table:style-name="ce2" office:value-type="float" office:value="0.604359" calcext:value-type="float">
            <text:p>0.604359</text:p>
          </table:table-cell>
          <table:table-cell table:style-name="ce2" office:value-type="float" office:value="0.578421" calcext:value-type="float">
            <text:p>0.578421</text:p>
          </table:table-cell>
          <table:table-cell table:style-name="ce2" office:value-type="float" office:value="0.649492" calcext:value-type="float">
            <text:p>0.649492</text:p>
          </table:table-cell>
          <table:table-cell/>
          <table:table-cell table:style-name="ce2" office:value-type="float" office:value="0.499233" calcext:value-type="float">
            <text:p>0.499233</text:p>
          </table:table-cell>
          <table:table-cell table:style-name="ce2" office:value-type="float" office:value="0.406446" calcext:value-type="float">
            <text:p>0.406446</text:p>
          </table:table-cell>
          <table:table-cell table:style-name="ce2" office:value-type="float" office:value="0.603625" calcext:value-type="float">
            <text:p>0.603625</text:p>
          </table:table-cell>
          <table:table-cell table:style-name="ce2" office:value-type="float" office:value="0.841487" calcext:value-type="float">
            <text:p>0.841487</text:p>
          </table:table-cell>
          <table:table-cell/>
          <table:table-cell table:style-name="ce2" office:value-type="float" office:value="0.588715" calcext:value-type="float">
            <text:p>0.588715</text:p>
          </table:table-cell>
          <table:table-cell table:style-name="ce2" office:value-type="float" office:value="0.430455" calcext:value-type="float">
            <text:p>0.430455</text:p>
          </table:table-cell>
          <table:table-cell table:style-name="ce2" office:value-type="float" office:value="0.373925" calcext:value-type="float">
            <text:p>0.373925</text:p>
          </table:table-cell>
          <table:table-cell table:style-name="ce2" office:value-type="float" office:value="0.615721" calcext:value-type="float">
            <text:p>0.615721</text:p>
          </table:table-cell>
          <table:table-cell/>
          <table:table-cell table:style-name="ce2" office:value-type="float" office:value="0.532305" calcext:value-type="float">
            <text:p>0.532305</text:p>
          </table:table-cell>
          <table:table-cell table:style-name="ce2" office:value-type="float" office:value="0.392526" calcext:value-type="float">
            <text:p>0.392526</text:p>
          </table:table-cell>
          <table:table-cell table:style-name="ce2" office:value-type="float" office:value="0.305043" calcext:value-type="float">
            <text:p>0.305043</text:p>
          </table:table-cell>
          <table:table-cell table:style-name="ce2" office:value-type="float" office:value="0.797242" calcext:value-type="float">
            <text:p>0.797242</text:p>
          </table:table-cell>
          <table:table-cell table:number-columns-repeated="995"/>
        </table:table-row>
        <table:table-row table:style-name="ro2">
          <table:table-cell table:style-name="ce2" office:value-type="float" office:value="0.629554" calcext:value-type="float">
            <text:p>0.629554</text:p>
          </table:table-cell>
          <table:table-cell/>
          <table:table-cell table:style-name="ce2" office:value-type="float" office:value="0.515089" calcext:value-type="float">
            <text:p>0.515089</text:p>
          </table:table-cell>
          <table:table-cell table:style-name="ce2" office:value-type="float" office:value="0.677187" calcext:value-type="float">
            <text:p>0.677187</text:p>
          </table:table-cell>
          <table:table-cell/>
          <table:table-cell table:style-name="ce2" office:value-type="float" office:value="0.763933" calcext:value-type="float">
            <text:p>0.763933</text:p>
          </table:table-cell>
          <table:table-cell table:style-name="ce2" office:value-type="float" office:value="0.779129" calcext:value-type="float">
            <text:p>0.779129</text:p>
          </table:table-cell>
          <table:table-cell table:style-name="ce2" office:value-type="float" office:value="0.492728" calcext:value-type="float">
            <text:p>0.492728</text:p>
          </table:table-cell>
          <table:table-cell table:style-name="ce2" office:value-type="float" office:value="0.560049" calcext:value-type="float">
            <text:p>0.560049</text:p>
          </table:table-cell>
          <table:table-cell/>
          <table:table-cell table:style-name="ce2" office:value-type="float" office:value="0.701438" calcext:value-type="float">
            <text:p>0.701438</text:p>
          </table:table-cell>
          <table:table-cell table:style-name="ce2" office:value-type="float" office:value="0.613048" calcext:value-type="float">
            <text:p>0.613048</text:p>
          </table:table-cell>
          <table:table-cell table:style-name="ce2" office:value-type="float" office:value="0.412749" calcext:value-type="float">
            <text:p>0.412749</text:p>
          </table:table-cell>
          <table:table-cell table:style-name="ce2" office:value-type="float" office:value="0.601382" calcext:value-type="float">
            <text:p>0.601382</text:p>
          </table:table-cell>
          <table:table-cell/>
          <table:table-cell table:style-name="ce2" office:value-type="float" office:value="0.691397" calcext:value-type="float">
            <text:p>0.691397</text:p>
          </table:table-cell>
          <table:table-cell table:style-name="ce2" office:value-type="float" office:value="0.453591" calcext:value-type="float">
            <text:p>0.453591</text:p>
          </table:table-cell>
          <table:table-cell table:style-name="ce2" office:value-type="float" office:value="0.231599" calcext:value-type="float">
            <text:p>0.231599</text:p>
          </table:table-cell>
          <table:table-cell table:style-name="ce2" office:value-type="float" office:value="0.822097" calcext:value-type="float">
            <text:p>0.822097</text:p>
          </table:table-cell>
          <table:table-cell/>
          <table:table-cell table:style-name="ce2" office:value-type="float" office:value="0.704358" calcext:value-type="float">
            <text:p>0.704358</text:p>
          </table:table-cell>
          <table:table-cell table:style-name="ce2" office:value-type="float" office:value="0.632084" calcext:value-type="float">
            <text:p>0.632084</text:p>
          </table:table-cell>
          <table:table-cell table:style-name="ce2" office:value-type="float" office:value="0.310127" calcext:value-type="float">
            <text:p>0.310127</text:p>
          </table:table-cell>
          <table:table-cell table:style-name="ce2" office:value-type="float" office:value="0.766052" calcext:value-type="float">
            <text:p>0.766052</text:p>
          </table:table-cell>
          <table:table-cell/>
          <table:table-cell table:style-name="ce2" office:value-type="float" office:value="0.532365" calcext:value-type="float">
            <text:p>0.532365</text:p>
          </table:table-cell>
          <table:table-cell table:style-name="ce2" office:value-type="float" office:value="0.481304" calcext:value-type="float">
            <text:p>0.481304</text:p>
          </table:table-cell>
          <table:table-cell table:style-name="ce2" office:value-type="float" office:value="0.34788" calcext:value-type="float">
            <text:p>0.34788</text:p>
          </table:table-cell>
          <table:table-cell table:style-name="ce2" office:value-type="float" office:value="0.781694" calcext:value-type="float">
            <text:p>0.781694</text:p>
          </table:table-cell>
          <table:table-cell table:number-columns-repeated="995"/>
        </table:table-row>
        <table:table-row table:style-name="ro2">
          <table:table-cell table:style-name="ce2" office:value-type="float" office:value="0.836639" calcext:value-type="float">
            <text:p>0.836639</text:p>
          </table:table-cell>
          <table:table-cell/>
          <table:table-cell table:style-name="ce2" office:value-type="float" office:value="0.595066" calcext:value-type="float">
            <text:p>0.595066</text:p>
          </table:table-cell>
          <table:table-cell table:style-name="ce2" office:value-type="float" office:value="0.859578" calcext:value-type="float">
            <text:p>0.859578</text:p>
          </table:table-cell>
          <table:table-cell/>
          <table:table-cell table:style-name="ce2" office:value-type="float" office:value="0.85806" calcext:value-type="float">
            <text:p>0.85806</text:p>
          </table:table-cell>
          <table:table-cell table:style-name="ce2" office:value-type="float" office:value="0.722151" calcext:value-type="float">
            <text:p>0.722151</text:p>
          </table:table-cell>
          <table:table-cell table:style-name="ce2" office:value-type="float" office:value="0.628567" calcext:value-type="float">
            <text:p>0.628567</text:p>
          </table:table-cell>
          <table:table-cell table:style-name="ce2" office:value-type="float" office:value="0.737345" calcext:value-type="float">
            <text:p>0.737345</text:p>
          </table:table-cell>
          <table:table-cell/>
          <table:table-cell table:style-name="ce2" office:value-type="float" office:value="0.706446" calcext:value-type="float">
            <text:p>0.706446</text:p>
          </table:table-cell>
          <table:table-cell table:style-name="ce2" office:value-type="float" office:value="0.781076" calcext:value-type="float">
            <text:p>0.781076</text:p>
          </table:table-cell>
          <table:table-cell table:style-name="ce2" office:value-type="float" office:value="0.387701" calcext:value-type="float">
            <text:p>0.387701</text:p>
          </table:table-cell>
          <table:table-cell table:style-name="ce2" office:value-type="float" office:value="0.714874" calcext:value-type="float">
            <text:p>0.714874</text:p>
          </table:table-cell>
          <table:table-cell/>
          <table:table-cell table:style-name="ce2" office:value-type="float" office:value="0.793679" calcext:value-type="float">
            <text:p>0.793679</text:p>
          </table:table-cell>
          <table:table-cell table:style-name="ce2" office:value-type="float" office:value="0.41253" calcext:value-type="float">
            <text:p>0.41253</text:p>
          </table:table-cell>
          <table:table-cell table:style-name="ce2" office:value-type="float" office:value="0.580339" calcext:value-type="float">
            <text:p>0.580339</text:p>
          </table:table-cell>
          <table:table-cell table:style-name="ce2" office:value-type="float" office:value="0.832803" calcext:value-type="float">
            <text:p>0.832803</text:p>
          </table:table-cell>
          <table:table-cell/>
          <table:table-cell table:style-name="ce2" office:value-type="float" office:value="0.530272" calcext:value-type="float">
            <text:p>0.530272</text:p>
          </table:table-cell>
          <table:table-cell table:style-name="ce2" office:value-type="float" office:value="0.552134" calcext:value-type="float">
            <text:p>0.552134</text:p>
          </table:table-cell>
          <table:table-cell table:style-name="ce2" office:value-type="float" office:value="0.306284" calcext:value-type="float">
            <text:p>0.306284</text:p>
          </table:table-cell>
          <table:table-cell table:style-name="ce2" office:value-type="float" office:value="0.633468" calcext:value-type="float">
            <text:p>0.633468</text:p>
          </table:table-cell>
          <table:table-cell/>
          <table:table-cell table:style-name="ce2" office:value-type="float" office:value="0.596938" calcext:value-type="float">
            <text:p>0.596938</text:p>
          </table:table-cell>
          <table:table-cell table:style-name="ce2" office:value-type="float" office:value="0.462709" calcext:value-type="float">
            <text:p>0.462709</text:p>
          </table:table-cell>
          <table:table-cell table:style-name="ce2" office:value-type="float" office:value="0.360525" calcext:value-type="float">
            <text:p>0.360525</text:p>
          </table:table-cell>
          <table:table-cell table:style-name="ce2" office:value-type="float" office:value="0.780481" calcext:value-type="float">
            <text:p>0.780481</text:p>
          </table:table-cell>
          <table:table-cell table:number-columns-repeated="995"/>
        </table:table-row>
        <table:table-row table:style-name="ro2">
          <table:table-cell table:style-name="ce2" office:value-type="float" office:value="0.721845" calcext:value-type="float">
            <text:p>0.721845</text:p>
          </table:table-cell>
          <table:table-cell/>
          <table:table-cell table:style-name="ce2" office:value-type="float" office:value="0.548551" calcext:value-type="float">
            <text:p>0.548551</text:p>
          </table:table-cell>
          <table:table-cell table:style-name="ce2" office:value-type="float" office:value="0.790342" calcext:value-type="float">
            <text:p>0.790342</text:p>
          </table:table-cell>
          <table:table-cell/>
          <table:table-cell table:style-name="ce2" office:value-type="float" office:value="0.715014" calcext:value-type="float">
            <text:p>0.715014</text:p>
          </table:table-cell>
          <table:table-cell table:style-name="ce2" office:value-type="float" office:value="0.746124" calcext:value-type="float">
            <text:p>0.746124</text:p>
          </table:table-cell>
          <table:table-cell table:style-name="ce2" office:value-type="float" office:value="0.659817" calcext:value-type="float">
            <text:p>0.659817</text:p>
          </table:table-cell>
          <table:table-cell table:style-name="ce2" office:value-type="float" office:value="0.65782" calcext:value-type="float">
            <text:p>0.65782</text:p>
          </table:table-cell>
          <table:table-cell/>
          <table:table-cell table:style-name="ce2" office:value-type="float" office:value="0.636738" calcext:value-type="float">
            <text:p>0.636738</text:p>
          </table:table-cell>
          <table:table-cell table:style-name="ce2" office:value-type="float" office:value="0.535499" calcext:value-type="float">
            <text:p>0.535499</text:p>
          </table:table-cell>
          <table:table-cell table:style-name="ce2" office:value-type="float" office:value="0.436787" calcext:value-type="float">
            <text:p>0.436787</text:p>
          </table:table-cell>
          <table:table-cell table:style-name="ce2" office:value-type="float" office:value="0.672979" calcext:value-type="float">
            <text:p>0.672979</text:p>
          </table:table-cell>
          <table:table-cell/>
          <table:table-cell table:style-name="ce2" office:value-type="float" office:value="0.460379" calcext:value-type="float">
            <text:p>0.460379</text:p>
          </table:table-cell>
          <table:table-cell table:style-name="ce2" office:value-type="float" office:value="0.56651" calcext:value-type="float">
            <text:p>0.56651</text:p>
          </table:table-cell>
          <table:table-cell table:style-name="ce2" office:value-type="float" office:value="0.282817" calcext:value-type="float">
            <text:p>0.282817</text:p>
          </table:table-cell>
          <table:table-cell table:style-name="ce2" office:value-type="float" office:value="0.835316" calcext:value-type="float">
            <text:p>0.835316</text:p>
          </table:table-cell>
          <table:table-cell/>
          <table:table-cell table:style-name="ce2" office:value-type="float" office:value="0.568683" calcext:value-type="float">
            <text:p>0.568683</text:p>
          </table:table-cell>
          <table:table-cell table:style-name="ce2" office:value-type="float" office:value="0.482257" calcext:value-type="float">
            <text:p>0.482257</text:p>
          </table:table-cell>
          <table:table-cell table:style-name="ce2" office:value-type="float" office:value="0.316984" calcext:value-type="float">
            <text:p>0.316984</text:p>
          </table:table-cell>
          <table:table-cell table:style-name="ce2" office:value-type="float" office:value="0.58502" calcext:value-type="float">
            <text:p>0.58502</text:p>
          </table:table-cell>
          <table:table-cell/>
          <table:table-cell table:style-name="ce2" office:value-type="float" office:value="0.572305" calcext:value-type="float">
            <text:p>0.572305</text:p>
          </table:table-cell>
          <table:table-cell table:style-name="ce2" office:value-type="float" office:value="0.359378" calcext:value-type="float">
            <text:p>0.359378</text:p>
          </table:table-cell>
          <table:table-cell table:style-name="ce2" office:value-type="float" office:value="0.359087" calcext:value-type="float">
            <text:p>0.359087</text:p>
          </table:table-cell>
          <table:table-cell table:style-name="ce2" office:value-type="float" office:value="0.885944" calcext:value-type="float">
            <text:p>0.885944</text:p>
          </table:table-cell>
          <table:table-cell table:number-columns-repeated="995"/>
        </table:table-row>
        <table:table-row table:style-name="ro2">
          <table:table-cell table:style-name="ce2" office:value-type="float" office:value="0.63214" calcext:value-type="float">
            <text:p>0.63214</text:p>
          </table:table-cell>
          <table:table-cell/>
          <table:table-cell table:style-name="ce2" office:value-type="float" office:value="0.611793" calcext:value-type="float">
            <text:p>0.611793</text:p>
          </table:table-cell>
          <table:table-cell table:style-name="ce2" office:value-type="float" office:value="0.754841" calcext:value-type="float">
            <text:p>0.754841</text:p>
          </table:table-cell>
          <table:table-cell/>
          <table:table-cell table:style-name="ce2" office:value-type="float" office:value="0.917323" calcext:value-type="float">
            <text:p>0.917323</text:p>
          </table:table-cell>
          <table:table-cell table:style-name="ce2" office:value-type="float" office:value="0.867684" calcext:value-type="float">
            <text:p>0.867684</text:p>
          </table:table-cell>
          <table:table-cell table:style-name="ce2" office:value-type="float" office:value="0.640528" calcext:value-type="float">
            <text:p>0.640528</text:p>
          </table:table-cell>
          <table:table-cell table:style-name="ce2" office:value-type="float" office:value="0.779521" calcext:value-type="float">
            <text:p>0.779521</text:p>
          </table:table-cell>
          <table:table-cell/>
          <table:table-cell table:style-name="ce2" office:value-type="float" office:value="0.567421" calcext:value-type="float">
            <text:p>0.567421</text:p>
          </table:table-cell>
          <table:table-cell table:style-name="ce2" office:value-type="float" office:value="0.627111" calcext:value-type="float">
            <text:p>0.627111</text:p>
          </table:table-cell>
          <table:table-cell table:style-name="ce2" office:value-type="float" office:value="0.497506" calcext:value-type="float">
            <text:p>0.497506</text:p>
          </table:table-cell>
          <table:table-cell table:style-name="ce2" office:value-type="float" office:value="0.570988" calcext:value-type="float">
            <text:p>0.570988</text:p>
          </table:table-cell>
          <table:table-cell/>
          <table:table-cell table:style-name="ce2" office:value-type="float" office:value="0.498529" calcext:value-type="float">
            <text:p>0.498529</text:p>
          </table:table-cell>
          <table:table-cell table:style-name="ce2" office:value-type="float" office:value="0.601703" calcext:value-type="float">
            <text:p>0.601703</text:p>
          </table:table-cell>
          <table:table-cell table:style-name="ce2" office:value-type="float" office:value="0.277486" calcext:value-type="float">
            <text:p>0.277486</text:p>
          </table:table-cell>
          <table:table-cell table:style-name="ce2" office:value-type="float" office:value="0.771114" calcext:value-type="float">
            <text:p>0.771114</text:p>
          </table:table-cell>
          <table:table-cell/>
          <table:table-cell table:style-name="ce2" office:value-type="float" office:value="0.74005" calcext:value-type="float">
            <text:p>0.74005</text:p>
          </table:table-cell>
          <table:table-cell table:style-name="ce2" office:value-type="float" office:value="0.598655" calcext:value-type="float">
            <text:p>0.598655</text:p>
          </table:table-cell>
          <table:table-cell table:style-name="ce2" office:value-type="float" office:value="0.296355" calcext:value-type="float">
            <text:p>0.296355</text:p>
          </table:table-cell>
          <table:table-cell table:style-name="ce2" office:value-type="float" office:value="0.886886" calcext:value-type="float">
            <text:p>0.886886</text:p>
          </table:table-cell>
          <table:table-cell/>
          <table:table-cell table:style-name="ce2" office:value-type="float" office:value="0.376309" calcext:value-type="float">
            <text:p>0.376309</text:p>
          </table:table-cell>
          <table:table-cell table:style-name="ce2" office:value-type="float" office:value="0.437498" calcext:value-type="float">
            <text:p>0.437498</text:p>
          </table:table-cell>
          <table:table-cell table:style-name="ce2" office:value-type="float" office:value="0.336472" calcext:value-type="float">
            <text:p>0.336472</text:p>
          </table:table-cell>
          <table:table-cell table:style-name="ce2" office:value-type="float" office:value="0.844495" calcext:value-type="float">
            <text:p>0.844495</text:p>
          </table:table-cell>
          <table:table-cell table:number-columns-repeated="995"/>
        </table:table-row>
        <table:table-row table:style-name="ro2">
          <table:table-cell table:style-name="ce2" office:value-type="float" office:value="0.844724" calcext:value-type="float">
            <text:p>0.844724</text:p>
          </table:table-cell>
          <table:table-cell/>
          <table:table-cell table:style-name="ce2" office:value-type="float" office:value="0.562373" calcext:value-type="float">
            <text:p>0.562373</text:p>
          </table:table-cell>
          <table:table-cell table:style-name="ce2" office:value-type="float" office:value="0.762985" calcext:value-type="float">
            <text:p>0.762985</text:p>
          </table:table-cell>
          <table:table-cell/>
          <table:table-cell table:style-name="ce2" office:value-type="float" office:value="0.812912" calcext:value-type="float">
            <text:p>0.812912</text:p>
          </table:table-cell>
          <table:table-cell table:style-name="ce2" office:value-type="float" office:value="0.802161" calcext:value-type="float">
            <text:p>0.802161</text:p>
          </table:table-cell>
          <table:table-cell table:style-name="ce2" office:value-type="float" office:value="0.49731" calcext:value-type="float">
            <text:p>0.49731</text:p>
          </table:table-cell>
          <table:table-cell table:style-name="ce2" office:value-type="float" office:value="0.629" calcext:value-type="float">
            <text:p>0.629</text:p>
          </table:table-cell>
          <table:table-cell/>
          <table:table-cell table:style-name="ce2" office:value-type="float" office:value="0.712872" calcext:value-type="float">
            <text:p>0.712872</text:p>
          </table:table-cell>
          <table:table-cell table:style-name="ce2" office:value-type="float" office:value="0.566799" calcext:value-type="float">
            <text:p>0.566799</text:p>
          </table:table-cell>
          <table:table-cell table:style-name="ce2" office:value-type="float" office:value="0.345228" calcext:value-type="float">
            <text:p>0.345228</text:p>
          </table:table-cell>
          <table:table-cell table:style-name="ce2" office:value-type="float" office:value="0.533502" calcext:value-type="float">
            <text:p>0.533502</text:p>
          </table:table-cell>
          <table:table-cell/>
          <table:table-cell table:style-name="ce2" office:value-type="float" office:value="0.550461" calcext:value-type="float">
            <text:p>0.550461</text:p>
          </table:table-cell>
          <table:table-cell table:style-name="ce2" office:value-type="float" office:value="0.440051" calcext:value-type="float">
            <text:p>0.440051</text:p>
          </table:table-cell>
          <table:table-cell table:style-name="ce2" office:value-type="float" office:value="0.254365" calcext:value-type="float">
            <text:p>0.254365</text:p>
          </table:table-cell>
          <table:table-cell table:style-name="ce2" office:value-type="float" office:value="0.774433" calcext:value-type="float">
            <text:p>0.774433</text:p>
          </table:table-cell>
          <table:table-cell/>
          <table:table-cell table:style-name="ce2" office:value-type="float" office:value="0.622109" calcext:value-type="float">
            <text:p>0.622109</text:p>
          </table:table-cell>
          <table:table-cell table:style-name="ce2" office:value-type="float" office:value="0.860248" calcext:value-type="float">
            <text:p>0.860248</text:p>
          </table:table-cell>
          <table:table-cell table:style-name="ce2" office:value-type="float" office:value="0.318999" calcext:value-type="float">
            <text:p>0.318999</text:p>
          </table:table-cell>
          <table:table-cell table:style-name="ce2" office:value-type="float" office:value="0.697646" calcext:value-type="float">
            <text:p>0.697646</text:p>
          </table:table-cell>
          <table:table-cell/>
          <table:table-cell table:style-name="ce2" office:value-type="float" office:value="0.756875" calcext:value-type="float">
            <text:p>0.756875</text:p>
          </table:table-cell>
          <table:table-cell table:style-name="ce2" office:value-type="float" office:value="0.438624" calcext:value-type="float">
            <text:p>0.438624</text:p>
          </table:table-cell>
          <table:table-cell table:style-name="ce2" office:value-type="float" office:value="0.331322" calcext:value-type="float">
            <text:p>0.331322</text:p>
          </table:table-cell>
          <table:table-cell table:style-name="ce2" office:value-type="float" office:value="0.783557" calcext:value-type="float">
            <text:p>0.783557</text:p>
          </table:table-cell>
          <table:table-cell table:number-columns-repeated="995"/>
        </table:table-row>
        <table:table-row table:style-name="ro2">
          <table:table-cell table:style-name="ce2" office:value-type="float" office:value="0.742625" calcext:value-type="float">
            <text:p>0.742625</text:p>
          </table:table-cell>
          <table:table-cell/>
          <table:table-cell table:style-name="ce2" office:value-type="float" office:value="0.705573" calcext:value-type="float">
            <text:p>0.705573</text:p>
          </table:table-cell>
          <table:table-cell table:style-name="ce2" office:value-type="float" office:value="0.728942" calcext:value-type="float">
            <text:p>0.728942</text:p>
          </table:table-cell>
          <table:table-cell/>
          <table:table-cell table:style-name="ce2" office:value-type="float" office:value="0.735193" calcext:value-type="float">
            <text:p>0.735193</text:p>
          </table:table-cell>
          <table:table-cell table:style-name="ce2" office:value-type="float" office:value="0.500751" calcext:value-type="float">
            <text:p>0.500751</text:p>
          </table:table-cell>
          <table:table-cell table:style-name="ce2" office:value-type="float" office:value="0.611384" calcext:value-type="float">
            <text:p>0.611384</text:p>
          </table:table-cell>
          <table:table-cell table:style-name="ce2" office:value-type="float" office:value="0.669405" calcext:value-type="float">
            <text:p>0.669405</text:p>
          </table:table-cell>
          <table:table-cell/>
          <table:table-cell table:style-name="ce2" office:value-type="float" office:value="0.780663" calcext:value-type="float">
            <text:p>0.780663</text:p>
          </table:table-cell>
          <table:table-cell table:style-name="ce2" office:value-type="float" office:value="0.678389" calcext:value-type="float">
            <text:p>0.678389</text:p>
          </table:table-cell>
          <table:table-cell table:style-name="ce2" office:value-type="float" office:value="0.422866" calcext:value-type="float">
            <text:p>0.422866</text:p>
          </table:table-cell>
          <table:table-cell table:style-name="ce2" office:value-type="float" office:value="0.652526" calcext:value-type="float">
            <text:p>0.652526</text:p>
          </table:table-cell>
          <table:table-cell/>
          <table:table-cell table:style-name="ce2" office:value-type="float" office:value="0.451104" calcext:value-type="float">
            <text:p>0.451104</text:p>
          </table:table-cell>
          <table:table-cell table:style-name="ce2" office:value-type="float" office:value="0.552926" calcext:value-type="float">
            <text:p>0.552926</text:p>
          </table:table-cell>
          <table:table-cell table:style-name="ce2" office:value-type="float" office:value="0.260395" calcext:value-type="float">
            <text:p>0.260395</text:p>
          </table:table-cell>
          <table:table-cell table:style-name="ce2" office:value-type="float" office:value="0.842818" calcext:value-type="float">
            <text:p>0.842818</text:p>
          </table:table-cell>
          <table:table-cell/>
          <table:table-cell table:style-name="ce2" office:value-type="float" office:value="0.633079" calcext:value-type="float">
            <text:p>0.633079</text:p>
          </table:table-cell>
          <table:table-cell table:style-name="ce2" office:value-type="float" office:value="0.450822" calcext:value-type="float">
            <text:p>0.450822</text:p>
          </table:table-cell>
          <table:table-cell table:style-name="ce2" office:value-type="float" office:value="0.315096" calcext:value-type="float">
            <text:p>0.315096</text:p>
          </table:table-cell>
          <table:table-cell table:style-name="ce2" office:value-type="float" office:value="0.703659" calcext:value-type="float">
            <text:p>0.703659</text:p>
          </table:table-cell>
          <table:table-cell/>
          <table:table-cell table:style-name="ce2" office:value-type="float" office:value="0.603744" calcext:value-type="float">
            <text:p>0.603744</text:p>
          </table:table-cell>
          <table:table-cell table:style-name="ce2" office:value-type="float" office:value="0.430365" calcext:value-type="float">
            <text:p>0.430365</text:p>
          </table:table-cell>
          <table:table-cell table:style-name="ce2" office:value-type="float" office:value="0.638402" calcext:value-type="float">
            <text:p>0.638402</text:p>
          </table:table-cell>
          <table:table-cell table:style-name="ce2" office:value-type="float" office:value="0.719202" calcext:value-type="float">
            <text:p>0.719202</text:p>
          </table:table-cell>
          <table:table-cell table:number-columns-repeated="995"/>
        </table:table-row>
        <table:table-row table:style-name="ro2">
          <table:table-cell table:style-name="ce2" office:value-type="float" office:value="0.803546" calcext:value-type="float">
            <text:p>0.803546</text:p>
          </table:table-cell>
          <table:table-cell/>
          <table:table-cell table:style-name="ce2" office:value-type="float" office:value="0.446792" calcext:value-type="float">
            <text:p>0.446792</text:p>
          </table:table-cell>
          <table:table-cell table:style-name="ce2" office:value-type="float" office:value="0.792335" calcext:value-type="float">
            <text:p>0.792335</text:p>
          </table:table-cell>
          <table:table-cell/>
          <table:table-cell table:style-name="ce2" office:value-type="float" office:value="0.427215" calcext:value-type="float">
            <text:p>0.427215</text:p>
          </table:table-cell>
          <table:table-cell table:style-name="ce2" office:value-type="float" office:value="0.83788" calcext:value-type="float">
            <text:p>0.83788</text:p>
          </table:table-cell>
          <table:table-cell table:style-name="ce2" office:value-type="float" office:value="0.48552" calcext:value-type="float">
            <text:p>0.48552</text:p>
          </table:table-cell>
          <table:table-cell table:style-name="ce2" office:value-type="float" office:value="0.676517" calcext:value-type="float">
            <text:p>0.676517</text:p>
          </table:table-cell>
          <table:table-cell/>
          <table:table-cell table:style-name="ce2" office:value-type="float" office:value="0.576074" calcext:value-type="float">
            <text:p>0.576074</text:p>
          </table:table-cell>
          <table:table-cell table:style-name="ce2" office:value-type="float" office:value="0.669358" calcext:value-type="float">
            <text:p>0.669358</text:p>
          </table:table-cell>
          <table:table-cell table:style-name="ce2" office:value-type="float" office:value="0.426522" calcext:value-type="float">
            <text:p>0.426522</text:p>
          </table:table-cell>
          <table:table-cell table:style-name="ce2" office:value-type="float" office:value="0.644998" calcext:value-type="float">
            <text:p>0.644998</text:p>
          </table:table-cell>
          <table:table-cell/>
          <table:table-cell table:style-name="ce2" office:value-type="float" office:value="0.500454" calcext:value-type="float">
            <text:p>0.500454</text:p>
          </table:table-cell>
          <table:table-cell table:style-name="ce2" office:value-type="float" office:value="0.614348" calcext:value-type="float">
            <text:p>0.614348</text:p>
          </table:table-cell>
          <table:table-cell table:style-name="ce2" office:value-type="float" office:value="0.275953" calcext:value-type="float">
            <text:p>0.275953</text:p>
          </table:table-cell>
          <table:table-cell table:style-name="ce2" office:value-type="float" office:value="0.936927" calcext:value-type="float">
            <text:p>0.936927</text:p>
          </table:table-cell>
          <table:table-cell/>
          <table:table-cell table:style-name="ce2" office:value-type="float" office:value="0.540589" calcext:value-type="float">
            <text:p>0.540589</text:p>
          </table:table-cell>
          <table:table-cell table:style-name="ce2" office:value-type="float" office:value="0.546211" calcext:value-type="float">
            <text:p>0.546211</text:p>
          </table:table-cell>
          <table:table-cell table:style-name="ce2" office:value-type="float" office:value="0.523428" calcext:value-type="float">
            <text:p>0.523428</text:p>
          </table:table-cell>
          <table:table-cell table:style-name="ce2" office:value-type="float" office:value="0.86859" calcext:value-type="float">
            <text:p>0.86859</text:p>
          </table:table-cell>
          <table:table-cell/>
          <table:table-cell table:style-name="ce2" office:value-type="float" office:value="0.491437" calcext:value-type="float">
            <text:p>0.491437</text:p>
          </table:table-cell>
          <table:table-cell table:style-name="ce2" office:value-type="float" office:value="0.420718" calcext:value-type="float">
            <text:p>0.420718</text:p>
          </table:table-cell>
          <table:table-cell table:style-name="ce2" office:value-type="float" office:value="0.459916" calcext:value-type="float">
            <text:p>0.459916</text:p>
          </table:table-cell>
          <table:table-cell table:style-name="ce2" office:value-type="float" office:value="0.830027" calcext:value-type="float">
            <text:p>0.830027</text:p>
          </table:table-cell>
          <table:table-cell table:number-columns-repeated="995"/>
        </table:table-row>
        <table:table-row table:style-name="ro2">
          <table:table-cell table:style-name="ce2" office:value-type="float" office:value="0.827656" calcext:value-type="float">
            <text:p>0.827656</text:p>
          </table:table-cell>
          <table:table-cell/>
          <table:table-cell table:style-name="ce2" office:value-type="float" office:value="0.488904" calcext:value-type="float">
            <text:p>0.488904</text:p>
          </table:table-cell>
          <table:table-cell table:style-name="ce2" office:value-type="float" office:value="0.612116" calcext:value-type="float">
            <text:p>0.612116</text:p>
          </table:table-cell>
          <table:table-cell/>
          <table:table-cell table:style-name="ce2" office:value-type="float" office:value="0.736856" calcext:value-type="float">
            <text:p>0.736856</text:p>
          </table:table-cell>
          <table:table-cell table:style-name="ce2" office:value-type="float" office:value="0.807621" calcext:value-type="float">
            <text:p>0.807621</text:p>
          </table:table-cell>
          <table:table-cell table:style-name="ce2" office:value-type="float" office:value="0.464975" calcext:value-type="float">
            <text:p>0.464975</text:p>
          </table:table-cell>
          <table:table-cell table:style-name="ce2" office:value-type="float" office:value="0.676804" calcext:value-type="float">
            <text:p>0.676804</text:p>
          </table:table-cell>
          <table:table-cell/>
          <table:table-cell table:style-name="ce2" office:value-type="float" office:value="0.554911" calcext:value-type="float">
            <text:p>0.554911</text:p>
          </table:table-cell>
          <table:table-cell table:style-name="ce2" office:value-type="float" office:value="0.752092" calcext:value-type="float">
            <text:p>0.752092</text:p>
          </table:table-cell>
          <table:table-cell table:style-name="ce2" office:value-type="float" office:value="0.418591" calcext:value-type="float">
            <text:p>0.418591</text:p>
          </table:table-cell>
          <table:table-cell table:style-name="ce2" office:value-type="float" office:value="0.559259" calcext:value-type="float">
            <text:p>0.559259</text:p>
          </table:table-cell>
          <table:table-cell/>
          <table:table-cell table:style-name="ce2" office:value-type="float" office:value="0.570605" calcext:value-type="float">
            <text:p>0.570605</text:p>
          </table:table-cell>
          <table:table-cell table:style-name="ce2" office:value-type="float" office:value="0.4159" calcext:value-type="float">
            <text:p>0.4159</text:p>
          </table:table-cell>
          <table:table-cell table:style-name="ce2" office:value-type="float" office:value="0.239867" calcext:value-type="float">
            <text:p>0.239867</text:p>
          </table:table-cell>
          <table:table-cell table:style-name="ce2" office:value-type="float" office:value="0.733482" calcext:value-type="float">
            <text:p>0.733482</text:p>
          </table:table-cell>
          <table:table-cell/>
          <table:table-cell table:style-name="ce2" office:value-type="float" office:value="0.513688" calcext:value-type="float">
            <text:p>0.513688</text:p>
          </table:table-cell>
          <table:table-cell table:style-name="ce2" office:value-type="float" office:value="0.679601" calcext:value-type="float">
            <text:p>0.679601</text:p>
          </table:table-cell>
          <table:table-cell table:style-name="ce2" office:value-type="float" office:value="0.298465" calcext:value-type="float">
            <text:p>0.298465</text:p>
          </table:table-cell>
          <table:table-cell table:style-name="ce2" office:value-type="float" office:value="0.633476" calcext:value-type="float">
            <text:p>0.633476</text:p>
          </table:table-cell>
          <table:table-cell/>
          <table:table-cell table:style-name="ce2" office:value-type="float" office:value="0.4949" calcext:value-type="float">
            <text:p>0.4949</text:p>
          </table:table-cell>
          <table:table-cell table:style-name="ce2" office:value-type="float" office:value="0.383654" calcext:value-type="float">
            <text:p>0.383654</text:p>
          </table:table-cell>
          <table:table-cell table:style-name="ce2" office:value-type="float" office:value="0.681386" calcext:value-type="float">
            <text:p>0.681386</text:p>
          </table:table-cell>
          <table:table-cell table:style-name="ce2" office:value-type="float" office:value="0.789561" calcext:value-type="float">
            <text:p>0.789561</text:p>
          </table:table-cell>
          <table:table-cell table:number-columns-repeated="995"/>
        </table:table-row>
        <table:table-row table:style-name="ro2">
          <table:table-cell table:style-name="ce2" office:value-type="float" office:value="0.869476" calcext:value-type="float">
            <text:p>0.869476</text:p>
          </table:table-cell>
          <table:table-cell/>
          <table:table-cell table:style-name="ce2" office:value-type="float" office:value="0.551724" calcext:value-type="float">
            <text:p>0.551724</text:p>
          </table:table-cell>
          <table:table-cell table:style-name="ce2" office:value-type="float" office:value="0.818846" calcext:value-type="float">
            <text:p>0.818846</text:p>
          </table:table-cell>
          <table:table-cell/>
          <table:table-cell table:style-name="ce2" office:value-type="float" office:value="0.906459" calcext:value-type="float">
            <text:p>0.906459</text:p>
          </table:table-cell>
          <table:table-cell table:style-name="ce2" office:value-type="float" office:value="0.84967" calcext:value-type="float">
            <text:p>0.84967</text:p>
          </table:table-cell>
          <table:table-cell table:style-name="ce2" office:value-type="float" office:value="0.55975" calcext:value-type="float">
            <text:p>0.55975</text:p>
          </table:table-cell>
          <table:table-cell table:style-name="ce2" office:value-type="float" office:value="0.605911" calcext:value-type="float">
            <text:p>0.605911</text:p>
          </table:table-cell>
          <table:table-cell/>
          <table:table-cell table:style-name="ce2" office:value-type="float" office:value="0.667977" calcext:value-type="float">
            <text:p>0.667977</text:p>
          </table:table-cell>
          <table:table-cell table:style-name="ce2" office:value-type="float" office:value="0.593771" calcext:value-type="float">
            <text:p>0.593771</text:p>
          </table:table-cell>
          <table:table-cell table:style-name="ce2" office:value-type="float" office:value="0.565014" calcext:value-type="float">
            <text:p>0.565014</text:p>
          </table:table-cell>
          <table:table-cell table:style-name="ce2" office:value-type="float" office:value="0.602156" calcext:value-type="float">
            <text:p>0.602156</text:p>
          </table:table-cell>
          <table:table-cell/>
          <table:table-cell table:style-name="ce2" office:value-type="float" office:value="0.492778" calcext:value-type="float">
            <text:p>0.492778</text:p>
          </table:table-cell>
          <table:table-cell table:style-name="ce2" office:value-type="float" office:value="0.56148" calcext:value-type="float">
            <text:p>0.56148</text:p>
          </table:table-cell>
          <table:table-cell table:style-name="ce2" office:value-type="float" office:value="0.274549" calcext:value-type="float">
            <text:p>0.274549</text:p>
          </table:table-cell>
          <table:table-cell table:style-name="ce2" office:value-type="float" office:value="0.74075" calcext:value-type="float">
            <text:p>0.74075</text:p>
          </table:table-cell>
          <table:table-cell/>
          <table:table-cell table:style-name="ce2" office:value-type="float" office:value="0.699919" calcext:value-type="float">
            <text:p>0.699919</text:p>
          </table:table-cell>
          <table:table-cell table:style-name="ce2" office:value-type="float" office:value="0.459425" calcext:value-type="float">
            <text:p>0.459425</text:p>
          </table:table-cell>
          <table:table-cell table:style-name="ce2" office:value-type="float" office:value="0.208262" calcext:value-type="float">
            <text:p>0.208262</text:p>
          </table:table-cell>
          <table:table-cell table:style-name="ce2" office:value-type="float" office:value="0.870087" calcext:value-type="float">
            <text:p>0.870087</text:p>
          </table:table-cell>
          <table:table-cell/>
          <table:table-cell table:style-name="ce2" office:value-type="float" office:value="0.407523" calcext:value-type="float">
            <text:p>0.407523</text:p>
          </table:table-cell>
          <table:table-cell table:style-name="ce2" office:value-type="float" office:value="0.432093" calcext:value-type="float">
            <text:p>0.432093</text:p>
          </table:table-cell>
          <table:table-cell table:style-name="ce2" office:value-type="float" office:value="0.37031" calcext:value-type="float">
            <text:p>0.37031</text:p>
          </table:table-cell>
          <table:table-cell table:style-name="ce2" office:value-type="float" office:value="0.785337" calcext:value-type="float">
            <text:p>0.785337</text:p>
          </table:table-cell>
          <table:table-cell table:number-columns-repeated="995"/>
        </table:table-row>
        <table:table-row table:style-name="ro2">
          <table:table-cell table:style-name="ce2" office:value-type="float" office:value="0.638298" calcext:value-type="float">
            <text:p>0.638298</text:p>
          </table:table-cell>
          <table:table-cell/>
          <table:table-cell table:style-name="ce2" office:value-type="float" office:value="0.47012" calcext:value-type="float">
            <text:p>0.47012</text:p>
          </table:table-cell>
          <table:table-cell table:style-name="ce2" office:value-type="float" office:value="0.563949" calcext:value-type="float">
            <text:p>0.563949</text:p>
          </table:table-cell>
          <table:table-cell/>
          <table:table-cell table:style-name="ce2" office:value-type="float" office:value="0.913445" calcext:value-type="float">
            <text:p>0.913445</text:p>
          </table:table-cell>
          <table:table-cell table:style-name="ce2" office:value-type="float" office:value="0.793159" calcext:value-type="float">
            <text:p>0.793159</text:p>
          </table:table-cell>
          <table:table-cell table:style-name="ce2" office:value-type="float" office:value="0.530231" calcext:value-type="float">
            <text:p>0.530231</text:p>
          </table:table-cell>
          <table:table-cell table:style-name="ce2" office:value-type="float" office:value="0.664907" calcext:value-type="float">
            <text:p>0.664907</text:p>
          </table:table-cell>
          <table:table-cell/>
          <table:table-cell table:style-name="ce2" office:value-type="float" office:value="0.569794" calcext:value-type="float">
            <text:p>0.569794</text:p>
          </table:table-cell>
          <table:table-cell table:style-name="ce2" office:value-type="float" office:value="0.55535" calcext:value-type="float">
            <text:p>0.55535</text:p>
          </table:table-cell>
          <table:table-cell table:style-name="ce2" office:value-type="float" office:value="0.425347" calcext:value-type="float">
            <text:p>0.425347</text:p>
          </table:table-cell>
          <table:table-cell table:style-name="ce2" office:value-type="float" office:value="0.642986" calcext:value-type="float">
            <text:p>0.642986</text:p>
          </table:table-cell>
          <table:table-cell/>
          <table:table-cell table:style-name="ce2" office:value-type="float" office:value="0.534907" calcext:value-type="float">
            <text:p>0.534907</text:p>
          </table:table-cell>
          <table:table-cell table:style-name="ce2" office:value-type="float" office:value="0.704937" calcext:value-type="float">
            <text:p>0.704937</text:p>
          </table:table-cell>
          <table:table-cell table:style-name="ce2" office:value-type="float" office:value="0.277529" calcext:value-type="float">
            <text:p>0.277529</text:p>
          </table:table-cell>
          <table:table-cell table:style-name="ce2" office:value-type="float" office:value="0.830702" calcext:value-type="float">
            <text:p>0.830702</text:p>
          </table:table-cell>
          <table:table-cell/>
          <table:table-cell table:style-name="ce2" office:value-type="float" office:value="0.466042" calcext:value-type="float">
            <text:p>0.466042</text:p>
          </table:table-cell>
          <table:table-cell table:style-name="ce2" office:value-type="float" office:value="0.533839" calcext:value-type="float">
            <text:p>0.533839</text:p>
          </table:table-cell>
          <table:table-cell table:style-name="ce2" office:value-type="float" office:value="0.615526" calcext:value-type="float">
            <text:p>0.615526</text:p>
          </table:table-cell>
          <table:table-cell table:style-name="ce2" office:value-type="float" office:value="0.523676" calcext:value-type="float">
            <text:p>0.523676</text:p>
          </table:table-cell>
          <table:table-cell/>
          <table:table-cell table:style-name="ce2" office:value-type="float" office:value="0.399889" calcext:value-type="float">
            <text:p>0.399889</text:p>
          </table:table-cell>
          <table:table-cell table:style-name="ce2" office:value-type="float" office:value="0.408505" calcext:value-type="float">
            <text:p>0.408505</text:p>
          </table:table-cell>
          <table:table-cell table:style-name="ce2" office:value-type="float" office:value="0.360242" calcext:value-type="float">
            <text:p>0.360242</text:p>
          </table:table-cell>
          <table:table-cell table:style-name="ce2" office:value-type="float" office:value="0.874859" calcext:value-type="float">
            <text:p>0.874859</text:p>
          </table:table-cell>
          <table:table-cell table:number-columns-repeated="995"/>
        </table:table-row>
        <table:table-row table:style-name="ro2">
          <table:table-cell table:style-name="ce2" office:value-type="float" office:value="0.426261" calcext:value-type="float">
            <text:p>0.426261</text:p>
          </table:table-cell>
          <table:table-cell/>
          <table:table-cell table:style-name="ce2" office:value-type="float" office:value="0.54115" calcext:value-type="float">
            <text:p>0.54115</text:p>
          </table:table-cell>
          <table:table-cell table:style-name="ce2" office:value-type="float" office:value="0.669187" calcext:value-type="float">
            <text:p>0.669187</text:p>
          </table:table-cell>
          <table:table-cell/>
          <table:table-cell table:style-name="ce2" office:value-type="float" office:value="0.870468" calcext:value-type="float">
            <text:p>0.870468</text:p>
          </table:table-cell>
          <table:table-cell table:style-name="ce2" office:value-type="float" office:value="0.897115" calcext:value-type="float">
            <text:p>0.897115</text:p>
          </table:table-cell>
          <table:table-cell table:style-name="ce2" office:value-type="float" office:value="0.518728" calcext:value-type="float">
            <text:p>0.518728</text:p>
          </table:table-cell>
          <table:table-cell table:style-name="ce2" office:value-type="float" office:value="0.679105" calcext:value-type="float">
            <text:p>0.679105</text:p>
          </table:table-cell>
          <table:table-cell/>
          <table:table-cell table:style-name="ce2" office:value-type="float" office:value="0.616201" calcext:value-type="float">
            <text:p>0.616201</text:p>
          </table:table-cell>
          <table:table-cell table:style-name="ce2" office:value-type="float" office:value="0.508973" calcext:value-type="float">
            <text:p>0.508973</text:p>
          </table:table-cell>
          <table:table-cell table:style-name="ce2" office:value-type="float" office:value="0.422739" calcext:value-type="float">
            <text:p>0.422739</text:p>
          </table:table-cell>
          <table:table-cell table:style-name="ce2" office:value-type="float" office:value="0.60361" calcext:value-type="float">
            <text:p>0.60361</text:p>
          </table:table-cell>
          <table:table-cell/>
          <table:table-cell table:style-name="ce2" office:value-type="float" office:value="0.682483" calcext:value-type="float">
            <text:p>0.682483</text:p>
          </table:table-cell>
          <table:table-cell table:style-name="ce2" office:value-type="float" office:value="0.417389" calcext:value-type="float">
            <text:p>0.417389</text:p>
          </table:table-cell>
          <table:table-cell table:style-name="ce2" office:value-type="float" office:value="0.266168" calcext:value-type="float">
            <text:p>0.266168</text:p>
          </table:table-cell>
          <table:table-cell table:style-name="ce2" office:value-type="float" office:value="0.834995" calcext:value-type="float">
            <text:p>0.834995</text:p>
          </table:table-cell>
          <table:table-cell/>
          <table:table-cell table:style-name="ce2" office:value-type="float" office:value="0.480909" calcext:value-type="float">
            <text:p>0.480909</text:p>
          </table:table-cell>
          <table:table-cell table:style-name="ce2" office:value-type="float" office:value="0.536452" calcext:value-type="float">
            <text:p>0.536452</text:p>
          </table:table-cell>
          <table:table-cell table:style-name="ce2" office:value-type="float" office:value="0.262546" calcext:value-type="float">
            <text:p>0.262546</text:p>
          </table:table-cell>
          <table:table-cell table:style-name="ce2" office:value-type="float" office:value="0.849027" calcext:value-type="float">
            <text:p>0.849027</text:p>
          </table:table-cell>
          <table:table-cell/>
          <table:table-cell table:style-name="ce2" office:value-type="float" office:value="0.480275" calcext:value-type="float">
            <text:p>0.480275</text:p>
          </table:table-cell>
          <table:table-cell table:style-name="ce2" office:value-type="float" office:value="0.561182" calcext:value-type="float">
            <text:p>0.561182</text:p>
          </table:table-cell>
          <table:table-cell table:style-name="ce2" office:value-type="float" office:value="0.362458" calcext:value-type="float">
            <text:p>0.362458</text:p>
          </table:table-cell>
          <table:table-cell table:style-name="ce2" office:value-type="float" office:value="0.884253" calcext:value-type="float">
            <text:p>0.884253</text:p>
          </table:table-cell>
          <table:table-cell table:number-columns-repeated="995"/>
        </table:table-row>
        <table:table-row table:style-name="ro2">
          <table:table-cell table:style-name="ce2" office:value-type="float" office:value="0.928666" calcext:value-type="float">
            <text:p>0.928666</text:p>
          </table:table-cell>
          <table:table-cell/>
          <table:table-cell table:style-name="ce2" office:value-type="float" office:value="0.585511" calcext:value-type="float">
            <text:p>0.585511</text:p>
          </table:table-cell>
          <table:table-cell table:style-name="ce2" office:value-type="float" office:value="0.62164" calcext:value-type="float">
            <text:p>0.62164</text:p>
          </table:table-cell>
          <table:table-cell/>
          <table:table-cell table:style-name="ce2" office:value-type="float" office:value="0.795709" calcext:value-type="float">
            <text:p>0.795709</text:p>
          </table:table-cell>
          <table:table-cell table:style-name="ce2" office:value-type="float" office:value="0.743997" calcext:value-type="float">
            <text:p>0.743997</text:p>
          </table:table-cell>
          <table:table-cell table:style-name="ce2" office:value-type="float" office:value="0.59406" calcext:value-type="float">
            <text:p>0.59406</text:p>
          </table:table-cell>
          <table:table-cell table:style-name="ce2" office:value-type="float" office:value="0.667221" calcext:value-type="float">
            <text:p>0.667221</text:p>
          </table:table-cell>
          <table:table-cell/>
          <table:table-cell table:style-name="ce2" office:value-type="float" office:value="0.626036" calcext:value-type="float">
            <text:p>0.626036</text:p>
          </table:table-cell>
          <table:table-cell table:style-name="ce2" office:value-type="float" office:value="0.67557" calcext:value-type="float">
            <text:p>0.67557</text:p>
          </table:table-cell>
          <table:table-cell table:style-name="ce2" office:value-type="float" office:value="0.453467" calcext:value-type="float">
            <text:p>0.453467</text:p>
          </table:table-cell>
          <table:table-cell table:style-name="ce2" office:value-type="float" office:value="0.650104" calcext:value-type="float">
            <text:p>0.650104</text:p>
          </table:table-cell>
          <table:table-cell/>
          <table:table-cell table:style-name="ce2" office:value-type="float" office:value="0.585689" calcext:value-type="float">
            <text:p>0.585689</text:p>
          </table:table-cell>
          <table:table-cell table:style-name="ce2" office:value-type="float" office:value="0.57275" calcext:value-type="float">
            <text:p>0.57275</text:p>
          </table:table-cell>
          <table:table-cell table:style-name="ce2" office:value-type="float" office:value="0.277945" calcext:value-type="float">
            <text:p>0.277945</text:p>
          </table:table-cell>
          <table:table-cell table:style-name="ce2" office:value-type="float" office:value="0.733255" calcext:value-type="float">
            <text:p>0.733255</text:p>
          </table:table-cell>
          <table:table-cell/>
          <table:table-cell table:style-name="ce2" office:value-type="float" office:value="0.591374" calcext:value-type="float">
            <text:p>0.591374</text:p>
          </table:table-cell>
          <table:table-cell table:style-name="ce2" office:value-type="float" office:value="0.653496" calcext:value-type="float">
            <text:p>0.653496</text:p>
          </table:table-cell>
          <table:table-cell table:style-name="ce2" office:value-type="float" office:value="0.322572" calcext:value-type="float">
            <text:p>0.322572</text:p>
          </table:table-cell>
          <table:table-cell table:style-name="ce2" office:value-type="float" office:value="0.585012" calcext:value-type="float">
            <text:p>0.585012</text:p>
          </table:table-cell>
          <table:table-cell/>
          <table:table-cell table:style-name="ce2" office:value-type="float" office:value="0.462824" calcext:value-type="float">
            <text:p>0.462824</text:p>
          </table:table-cell>
          <table:table-cell table:style-name="ce2" office:value-type="float" office:value="0.448322" calcext:value-type="float">
            <text:p>0.448322</text:p>
          </table:table-cell>
          <table:table-cell table:style-name="ce2" office:value-type="float" office:value="0.353362" calcext:value-type="float">
            <text:p>0.353362</text:p>
          </table:table-cell>
          <table:table-cell table:style-name="ce2" office:value-type="float" office:value="0.715928" calcext:value-type="float">
            <text:p>0.715928</text:p>
          </table:table-cell>
          <table:table-cell table:number-columns-repeated="995"/>
        </table:table-row>
        <table:table-row table:style-name="ro2">
          <table:table-cell table:style-name="ce2" office:value-type="float" office:value="0.756342" calcext:value-type="float">
            <text:p>0.756342</text:p>
          </table:table-cell>
          <table:table-cell/>
          <table:table-cell table:style-name="ce2" office:value-type="float" office:value="0.698587" calcext:value-type="float">
            <text:p>0.698587</text:p>
          </table:table-cell>
          <table:table-cell table:style-name="ce2" office:value-type="float" office:value="0.988872" calcext:value-type="float">
            <text:p>0.988872</text:p>
          </table:table-cell>
          <table:table-cell/>
          <table:table-cell table:style-name="ce2" office:value-type="float" office:value="0.806822" calcext:value-type="float">
            <text:p>0.806822</text:p>
          </table:table-cell>
          <table:table-cell table:style-name="ce2" office:value-type="float" office:value="0.821368" calcext:value-type="float">
            <text:p>0.821368</text:p>
          </table:table-cell>
          <table:table-cell table:style-name="ce2" office:value-type="float" office:value="0.688231" calcext:value-type="float">
            <text:p>0.688231</text:p>
          </table:table-cell>
          <table:table-cell table:style-name="ce2" office:value-type="float" office:value="0.681472" calcext:value-type="float">
            <text:p>0.681472</text:p>
          </table:table-cell>
          <table:table-cell/>
          <table:table-cell table:style-name="ce2" office:value-type="float" office:value="0.545416" calcext:value-type="float">
            <text:p>0.545416</text:p>
          </table:table-cell>
          <table:table-cell table:style-name="ce2" office:value-type="float" office:value="0.67172" calcext:value-type="float">
            <text:p>0.67172</text:p>
          </table:table-cell>
          <table:table-cell table:style-name="ce2" office:value-type="float" office:value="0.421699" calcext:value-type="float">
            <text:p>0.421699</text:p>
          </table:table-cell>
          <table:table-cell table:style-name="ce2" office:value-type="float" office:value="0.575627" calcext:value-type="float">
            <text:p>0.575627</text:p>
          </table:table-cell>
          <table:table-cell/>
          <table:table-cell table:style-name="ce2" office:value-type="float" office:value="0.547818" calcext:value-type="float">
            <text:p>0.547818</text:p>
          </table:table-cell>
          <table:table-cell table:style-name="ce2" office:value-type="float" office:value="0.427527" calcext:value-type="float">
            <text:p>0.427527</text:p>
          </table:table-cell>
          <table:table-cell table:style-name="ce2" office:value-type="float" office:value="0.279187" calcext:value-type="float">
            <text:p>0.279187</text:p>
          </table:table-cell>
          <table:table-cell table:style-name="ce2" office:value-type="float" office:value="0.831466" calcext:value-type="float">
            <text:p>0.831466</text:p>
          </table:table-cell>
          <table:table-cell/>
          <table:table-cell table:style-name="ce2" office:value-type="float" office:value="0.676414" calcext:value-type="float">
            <text:p>0.676414</text:p>
          </table:table-cell>
          <table:table-cell table:style-name="ce2" office:value-type="float" office:value="0.554496" calcext:value-type="float">
            <text:p>0.554496</text:p>
          </table:table-cell>
          <table:table-cell table:style-name="ce2" office:value-type="float" office:value="0.310721" calcext:value-type="float">
            <text:p>0.310721</text:p>
          </table:table-cell>
          <table:table-cell table:style-name="ce2" office:value-type="float" office:value="0.702846" calcext:value-type="float">
            <text:p>0.702846</text:p>
          </table:table-cell>
          <table:table-cell/>
          <table:table-cell table:style-name="ce2" office:value-type="float" office:value="0.441546" calcext:value-type="float">
            <text:p>0.441546</text:p>
          </table:table-cell>
          <table:table-cell table:style-name="ce2" office:value-type="float" office:value="0.478429" calcext:value-type="float">
            <text:p>0.478429</text:p>
          </table:table-cell>
          <table:table-cell table:style-name="ce2" office:value-type="float" office:value="0.285362" calcext:value-type="float">
            <text:p>0.285362</text:p>
          </table:table-cell>
          <table:table-cell table:style-name="ce2" office:value-type="float" office:value="0.78074" calcext:value-type="float">
            <text:p>0.78074</text:p>
          </table:table-cell>
          <table:table-cell table:number-columns-repeated="995"/>
        </table:table-row>
        <table:table-row table:style-name="ro2">
          <table:table-cell table:style-name="ce2" office:value-type="float" office:value="0.437622" calcext:value-type="float">
            <text:p>0.437622</text:p>
          </table:table-cell>
          <table:table-cell/>
          <table:table-cell table:style-name="ce2" office:value-type="float" office:value="0.470819" calcext:value-type="float">
            <text:p>0.470819</text:p>
          </table:table-cell>
          <table:table-cell table:style-name="ce2" office:value-type="float" office:value="0.76033" calcext:value-type="float">
            <text:p>0.76033</text:p>
          </table:table-cell>
          <table:table-cell/>
          <table:table-cell table:style-name="ce2" office:value-type="float" office:value="0.845244" calcext:value-type="float">
            <text:p>0.845244</text:p>
          </table:table-cell>
          <table:table-cell table:style-name="ce2" office:value-type="float" office:value="0.739829" calcext:value-type="float">
            <text:p>0.739829</text:p>
          </table:table-cell>
          <table:table-cell table:style-name="ce2" office:value-type="float" office:value="0.49387" calcext:value-type="float">
            <text:p>0.49387</text:p>
          </table:table-cell>
          <table:table-cell table:style-name="ce2" office:value-type="float" office:value="0.513328" calcext:value-type="float">
            <text:p>0.513328</text:p>
          </table:table-cell>
          <table:table-cell/>
          <table:table-cell table:style-name="ce2" office:value-type="float" office:value="0.549963" calcext:value-type="float">
            <text:p>0.549963</text:p>
          </table:table-cell>
          <table:table-cell table:style-name="ce2" office:value-type="float" office:value="0.668243" calcext:value-type="float">
            <text:p>0.668243</text:p>
          </table:table-cell>
          <table:table-cell table:style-name="ce2" office:value-type="float" office:value="0.401581" calcext:value-type="float">
            <text:p>0.401581</text:p>
          </table:table-cell>
          <table:table-cell table:style-name="ce2" office:value-type="float" office:value="0.567128" calcext:value-type="float">
            <text:p>0.567128</text:p>
          </table:table-cell>
          <table:table-cell/>
          <table:table-cell table:style-name="ce2" office:value-type="float" office:value="0.602359" calcext:value-type="float">
            <text:p>0.602359</text:p>
          </table:table-cell>
          <table:table-cell table:style-name="ce2" office:value-type="float" office:value="0.523198" calcext:value-type="float">
            <text:p>0.523198</text:p>
          </table:table-cell>
          <table:table-cell table:style-name="ce2" office:value-type="float" office:value="0.168429" calcext:value-type="float">
            <text:p>0.168429</text:p>
          </table:table-cell>
          <table:table-cell table:style-name="ce2" office:value-type="float" office:value="0.679431" calcext:value-type="float">
            <text:p>0.679431</text:p>
          </table:table-cell>
          <table:table-cell/>
          <table:table-cell table:style-name="ce2" office:value-type="float" office:value="0.628499" calcext:value-type="float">
            <text:p>0.628499</text:p>
          </table:table-cell>
          <table:table-cell table:style-name="ce2" office:value-type="float" office:value="0.485058" calcext:value-type="float">
            <text:p>0.485058</text:p>
          </table:table-cell>
          <table:table-cell table:style-name="ce2" office:value-type="float" office:value="0.30867" calcext:value-type="float">
            <text:p>0.30867</text:p>
          </table:table-cell>
          <table:table-cell table:style-name="ce2" office:value-type="float" office:value="0.757084" calcext:value-type="float">
            <text:p>0.757084</text:p>
          </table:table-cell>
          <table:table-cell/>
          <table:table-cell table:style-name="ce2" office:value-type="float" office:value="0.545957" calcext:value-type="float">
            <text:p>0.545957</text:p>
          </table:table-cell>
          <table:table-cell table:style-name="ce2" office:value-type="float" office:value="0.559735" calcext:value-type="float">
            <text:p>0.559735</text:p>
          </table:table-cell>
          <table:table-cell table:style-name="ce2" office:value-type="float" office:value="0.356273" calcext:value-type="float">
            <text:p>0.356273</text:p>
          </table:table-cell>
          <table:table-cell table:style-name="ce2" office:value-type="float" office:value="0.780307" calcext:value-type="float">
            <text:p>0.780307</text:p>
          </table:table-cell>
          <table:table-cell table:number-columns-repeated="995"/>
        </table:table-row>
        <table:table-row table:style-name="ro2">
          <table:table-cell table:style-name="ce2" office:value-type="float" office:value="0.849191" calcext:value-type="float">
            <text:p>0.849191</text:p>
          </table:table-cell>
          <table:table-cell/>
          <table:table-cell table:style-name="ce2" office:value-type="float" office:value="0.48171" calcext:value-type="float">
            <text:p>0.48171</text:p>
          </table:table-cell>
          <table:table-cell table:style-name="ce2" office:value-type="float" office:value="0.820696" calcext:value-type="float">
            <text:p>0.820696</text:p>
          </table:table-cell>
          <table:table-cell/>
          <table:table-cell table:style-name="ce2" office:value-type="float" office:value="0.416763" calcext:value-type="float">
            <text:p>0.416763</text:p>
          </table:table-cell>
          <table:table-cell table:style-name="ce2" office:value-type="float" office:value="0.743653" calcext:value-type="float">
            <text:p>0.743653</text:p>
          </table:table-cell>
          <table:table-cell table:style-name="ce2" office:value-type="float" office:value="0.446103" calcext:value-type="float">
            <text:p>0.446103</text:p>
          </table:table-cell>
          <table:table-cell table:style-name="ce2" office:value-type="float" office:value="0.609877" calcext:value-type="float">
            <text:p>0.609877</text:p>
          </table:table-cell>
          <table:table-cell/>
          <table:table-cell table:style-name="ce2" office:value-type="float" office:value="0.784989" calcext:value-type="float">
            <text:p>0.784989</text:p>
          </table:table-cell>
          <table:table-cell table:style-name="ce2" office:value-type="float" office:value="0.655888" calcext:value-type="float">
            <text:p>0.655888</text:p>
          </table:table-cell>
          <table:table-cell table:style-name="ce2" office:value-type="float" office:value="0.444493" calcext:value-type="float">
            <text:p>0.444493</text:p>
          </table:table-cell>
          <table:table-cell table:style-name="ce2" office:value-type="float" office:value="0.623568" calcext:value-type="float">
            <text:p>0.623568</text:p>
          </table:table-cell>
          <table:table-cell/>
          <table:table-cell table:style-name="ce2" office:value-type="float" office:value="0.656468" calcext:value-type="float">
            <text:p>0.656468</text:p>
          </table:table-cell>
          <table:table-cell table:style-name="ce2" office:value-type="float" office:value="0.785573" calcext:value-type="float">
            <text:p>0.785573</text:p>
          </table:table-cell>
          <table:table-cell table:style-name="ce2" office:value-type="float" office:value="0.178192" calcext:value-type="float">
            <text:p>0.178192</text:p>
          </table:table-cell>
          <table:table-cell table:style-name="ce2" office:value-type="float" office:value="0.735068" calcext:value-type="float">
            <text:p>0.735068</text:p>
          </table:table-cell>
          <table:table-cell/>
          <table:table-cell table:style-name="ce2" office:value-type="float" office:value="0.632746" calcext:value-type="float">
            <text:p>0.632746</text:p>
          </table:table-cell>
          <table:table-cell table:style-name="ce2" office:value-type="float" office:value="0.460479" calcext:value-type="float">
            <text:p>0.460479</text:p>
          </table:table-cell>
          <table:table-cell table:style-name="ce2" office:value-type="float" office:value="0.337107" calcext:value-type="float">
            <text:p>0.337107</text:p>
          </table:table-cell>
          <table:table-cell table:style-name="ce2" office:value-type="float" office:value="0.720173" calcext:value-type="float">
            <text:p>0.720173</text:p>
          </table:table-cell>
          <table:table-cell/>
          <table:table-cell table:style-name="ce2" office:value-type="float" office:value="0.467225" calcext:value-type="float">
            <text:p>0.467225</text:p>
          </table:table-cell>
          <table:table-cell table:style-name="ce2" office:value-type="float" office:value="0.401377" calcext:value-type="float">
            <text:p>0.401377</text:p>
          </table:table-cell>
          <table:table-cell table:style-name="ce2" office:value-type="float" office:value="0.385985" calcext:value-type="float">
            <text:p>0.385985</text:p>
          </table:table-cell>
          <table:table-cell table:style-name="ce2" office:value-type="float" office:value="0.853449" calcext:value-type="float">
            <text:p>0.853449</text:p>
          </table:table-cell>
          <table:table-cell table:number-columns-repeated="995"/>
        </table:table-row>
        <table:table-row table:style-name="ro2">
          <table:table-cell table:style-name="ce2" office:value-type="float" office:value="0.714548" calcext:value-type="float">
            <text:p>0.714548</text:p>
          </table:table-cell>
          <table:table-cell/>
          <table:table-cell table:style-name="ce2" office:value-type="float" office:value="0.596286" calcext:value-type="float">
            <text:p>0.596286</text:p>
          </table:table-cell>
          <table:table-cell table:style-name="ce2" office:value-type="float" office:value="0.756742" calcext:value-type="float">
            <text:p>0.756742</text:p>
          </table:table-cell>
          <table:table-cell/>
          <table:table-cell table:style-name="ce2" office:value-type="float" office:value="0.854058" calcext:value-type="float">
            <text:p>0.854058</text:p>
          </table:table-cell>
          <table:table-cell table:style-name="ce2" office:value-type="float" office:value="0.931968" calcext:value-type="float">
            <text:p>0.931968</text:p>
          </table:table-cell>
          <table:table-cell table:style-name="ce2" office:value-type="float" office:value="0.633607" calcext:value-type="float">
            <text:p>0.633607</text:p>
          </table:table-cell>
          <table:table-cell table:style-name="ce2" office:value-type="float" office:value="0.614404" calcext:value-type="float">
            <text:p>0.614404</text:p>
          </table:table-cell>
          <table:table-cell/>
          <table:table-cell table:style-name="ce2" office:value-type="float" office:value="0.65693" calcext:value-type="float">
            <text:p>0.65693</text:p>
          </table:table-cell>
          <table:table-cell table:style-name="ce2" office:value-type="float" office:value="0.694574" calcext:value-type="float">
            <text:p>0.694574</text:p>
          </table:table-cell>
          <table:table-cell table:style-name="ce2" office:value-type="float" office:value="0.664281" calcext:value-type="float">
            <text:p>0.664281</text:p>
          </table:table-cell>
          <table:table-cell table:style-name="ce2" office:value-type="float" office:value="0.650197" calcext:value-type="float">
            <text:p>0.650197</text:p>
          </table:table-cell>
          <table:table-cell/>
          <table:table-cell table:style-name="ce2" office:value-type="float" office:value="0.533661" calcext:value-type="float">
            <text:p>0.533661</text:p>
          </table:table-cell>
          <table:table-cell table:style-name="ce2" office:value-type="float" office:value="0.548571" calcext:value-type="float">
            <text:p>0.548571</text:p>
          </table:table-cell>
          <table:table-cell table:style-name="ce2" office:value-type="float" office:value="0.258402" calcext:value-type="float">
            <text:p>0.258402</text:p>
          </table:table-cell>
          <table:table-cell table:style-name="ce2" office:value-type="float" office:value="0.842592" calcext:value-type="float">
            <text:p>0.842592</text:p>
          </table:table-cell>
          <table:table-cell/>
          <table:table-cell table:style-name="ce2" office:value-type="float" office:value="0.543973" calcext:value-type="float">
            <text:p>0.543973</text:p>
          </table:table-cell>
          <table:table-cell table:style-name="ce2" office:value-type="float" office:value="0.540629" calcext:value-type="float">
            <text:p>0.540629</text:p>
          </table:table-cell>
          <table:table-cell table:style-name="ce2" office:value-type="float" office:value="0.321816" calcext:value-type="float">
            <text:p>0.321816</text:p>
          </table:table-cell>
          <table:table-cell table:style-name="ce2" office:value-type="float" office:value="0.756565" calcext:value-type="float">
            <text:p>0.756565</text:p>
          </table:table-cell>
          <table:table-cell/>
          <table:table-cell table:style-name="ce2" office:value-type="float" office:value="0.472559" calcext:value-type="float">
            <text:p>0.472559</text:p>
          </table:table-cell>
          <table:table-cell table:style-name="ce2" office:value-type="float" office:value="0.465838" calcext:value-type="float">
            <text:p>0.465838</text:p>
          </table:table-cell>
          <table:table-cell table:style-name="ce2" office:value-type="float" office:value="0.310144" calcext:value-type="float">
            <text:p>0.310144</text:p>
          </table:table-cell>
          <table:table-cell table:style-name="ce2" office:value-type="float" office:value="0.882393" calcext:value-type="float">
            <text:p>0.882393</text:p>
          </table:table-cell>
          <table:table-cell table:number-columns-repeated="995"/>
        </table:table-row>
        <table:table-row table:style-name="ro2">
          <table:table-cell table:style-name="ce2" office:value-type="float" office:value="0.654865" calcext:value-type="float">
            <text:p>0.654865</text:p>
          </table:table-cell>
          <table:table-cell/>
          <table:table-cell table:style-name="ce2" office:value-type="float" office:value="0.762833" calcext:value-type="float">
            <text:p>0.762833</text:p>
          </table:table-cell>
          <table:table-cell table:style-name="ce2" office:value-type="float" office:value="0.576974" calcext:value-type="float">
            <text:p>0.576974</text:p>
          </table:table-cell>
          <table:table-cell/>
          <table:table-cell table:style-name="ce2" office:value-type="float" office:value="0.798874" calcext:value-type="float">
            <text:p>0.798874</text:p>
          </table:table-cell>
          <table:table-cell table:style-name="ce2" office:value-type="float" office:value="0.870402" calcext:value-type="float">
            <text:p>0.870402</text:p>
          </table:table-cell>
          <table:table-cell table:style-name="ce2" office:value-type="float" office:value="0.483878" calcext:value-type="float">
            <text:p>0.483878</text:p>
          </table:table-cell>
          <table:table-cell table:style-name="ce2" office:value-type="float" office:value="0.674814" calcext:value-type="float">
            <text:p>0.674814</text:p>
          </table:table-cell>
          <table:table-cell/>
          <table:table-cell table:style-name="ce2" office:value-type="float" office:value="0.732706" calcext:value-type="float">
            <text:p>0.732706</text:p>
          </table:table-cell>
          <table:table-cell table:style-name="ce2" office:value-type="float" office:value="0.631986" calcext:value-type="float">
            <text:p>0.631986</text:p>
          </table:table-cell>
          <table:table-cell table:style-name="ce2" office:value-type="float" office:value="0.435627" calcext:value-type="float">
            <text:p>0.435627</text:p>
          </table:table-cell>
          <table:table-cell table:style-name="ce2" office:value-type="float" office:value="0.715781" calcext:value-type="float">
            <text:p>0.715781</text:p>
          </table:table-cell>
          <table:table-cell/>
          <table:table-cell table:style-name="ce2" office:value-type="float" office:value="0.55002" calcext:value-type="float">
            <text:p>0.55002</text:p>
          </table:table-cell>
          <table:table-cell table:style-name="ce2" office:value-type="float" office:value="0.51541" calcext:value-type="float">
            <text:p>0.51541</text:p>
          </table:table-cell>
          <table:table-cell table:style-name="ce2" office:value-type="float" office:value="0.304101" calcext:value-type="float">
            <text:p>0.304101</text:p>
          </table:table-cell>
          <table:table-cell table:style-name="ce2" office:value-type="float" office:value="0.742709" calcext:value-type="float">
            <text:p>0.742709</text:p>
          </table:table-cell>
          <table:table-cell/>
          <table:table-cell table:style-name="ce2" office:value-type="float" office:value="0.527107" calcext:value-type="float">
            <text:p>0.527107</text:p>
          </table:table-cell>
          <table:table-cell table:style-name="ce2" office:value-type="float" office:value="0.691374" calcext:value-type="float">
            <text:p>0.691374</text:p>
          </table:table-cell>
          <table:table-cell table:style-name="ce2" office:value-type="float" office:value="0.318915" calcext:value-type="float">
            <text:p>0.318915</text:p>
          </table:table-cell>
          <table:table-cell table:style-name="ce2" office:value-type="float" office:value="0.86511" calcext:value-type="float">
            <text:p>0.86511</text:p>
          </table:table-cell>
          <table:table-cell/>
          <table:table-cell table:style-name="ce2" office:value-type="float" office:value="0.479999" calcext:value-type="float">
            <text:p>0.479999</text:p>
          </table:table-cell>
          <table:table-cell table:style-name="ce2" office:value-type="float" office:value="0.406106" calcext:value-type="float">
            <text:p>0.406106</text:p>
          </table:table-cell>
          <table:table-cell table:style-name="ce2" office:value-type="float" office:value="0.363405" calcext:value-type="float">
            <text:p>0.363405</text:p>
          </table:table-cell>
          <table:table-cell table:style-name="ce2" office:value-type="float" office:value="0.884157" calcext:value-type="float">
            <text:p>0.884157</text:p>
          </table:table-cell>
          <table:table-cell table:number-columns-repeated="995"/>
        </table:table-row>
        <table:table-row table:style-name="ro2">
          <table:table-cell table:style-name="ce2" office:value-type="float" office:value="0.914517" calcext:value-type="float">
            <text:p>0.914517</text:p>
          </table:table-cell>
          <table:table-cell/>
          <table:table-cell table:style-name="ce2" office:value-type="float" office:value="0.456986" calcext:value-type="float">
            <text:p>0.456986</text:p>
          </table:table-cell>
          <table:table-cell table:style-name="ce2" office:value-type="float" office:value="0.76772" calcext:value-type="float">
            <text:p>0.76772</text:p>
          </table:table-cell>
          <table:table-cell/>
          <table:table-cell table:style-name="ce2" office:value-type="float" office:value="0.879653" calcext:value-type="float">
            <text:p>0.879653</text:p>
          </table:table-cell>
          <table:table-cell table:style-name="ce2" office:value-type="float" office:value="0.770581" calcext:value-type="float">
            <text:p>0.770581</text:p>
          </table:table-cell>
          <table:table-cell table:style-name="ce2" office:value-type="float" office:value="0.523444" calcext:value-type="float">
            <text:p>0.523444</text:p>
          </table:table-cell>
          <table:table-cell table:style-name="ce2" office:value-type="float" office:value="0.654471" calcext:value-type="float">
            <text:p>0.654471</text:p>
          </table:table-cell>
          <table:table-cell/>
          <table:table-cell table:style-name="ce2" office:value-type="float" office:value="0.712661" calcext:value-type="float">
            <text:p>0.712661</text:p>
          </table:table-cell>
          <table:table-cell table:style-name="ce2" office:value-type="float" office:value="0.749737" calcext:value-type="float">
            <text:p>0.749737</text:p>
          </table:table-cell>
          <table:table-cell table:style-name="ce2" office:value-type="float" office:value="0.536893" calcext:value-type="float">
            <text:p>0.536893</text:p>
          </table:table-cell>
          <table:table-cell table:style-name="ce2" office:value-type="float" office:value="0.528798" calcext:value-type="float">
            <text:p>0.528798</text:p>
          </table:table-cell>
          <table:table-cell/>
          <table:table-cell table:style-name="ce2" office:value-type="float" office:value="0.649508" calcext:value-type="float">
            <text:p>0.649508</text:p>
          </table:table-cell>
          <table:table-cell table:style-name="ce2" office:value-type="float" office:value="0.435826" calcext:value-type="float">
            <text:p>0.435826</text:p>
          </table:table-cell>
          <table:table-cell table:style-name="ce2" office:value-type="float" office:value="0.285791" calcext:value-type="float">
            <text:p>0.285791</text:p>
          </table:table-cell>
          <table:table-cell table:style-name="ce2" office:value-type="float" office:value="0.832184" calcext:value-type="float">
            <text:p>0.832184</text:p>
          </table:table-cell>
          <table:table-cell/>
          <table:table-cell table:style-name="ce2" office:value-type="float" office:value="0.550487" calcext:value-type="float">
            <text:p>0.550487</text:p>
          </table:table-cell>
          <table:table-cell table:style-name="ce2" office:value-type="float" office:value="0.569887" calcext:value-type="float">
            <text:p>0.569887</text:p>
          </table:table-cell>
          <table:table-cell table:style-name="ce2" office:value-type="float" office:value="0.296701" calcext:value-type="float">
            <text:p>0.296701</text:p>
          </table:table-cell>
          <table:table-cell table:style-name="ce2" office:value-type="float" office:value="0.739566" calcext:value-type="float">
            <text:p>0.739566</text:p>
          </table:table-cell>
          <table:table-cell/>
          <table:table-cell table:style-name="ce2" office:value-type="float" office:value="0.602845" calcext:value-type="float">
            <text:p>0.602845</text:p>
          </table:table-cell>
          <table:table-cell table:style-name="ce2" office:value-type="float" office:value="0.36437" calcext:value-type="float">
            <text:p>0.36437</text:p>
          </table:table-cell>
          <table:table-cell table:style-name="ce2" office:value-type="float" office:value="0.360227" calcext:value-type="float">
            <text:p>0.360227</text:p>
          </table:table-cell>
          <table:table-cell table:style-name="ce2" office:value-type="float" office:value="0.87952" calcext:value-type="float">
            <text:p>0.87952</text:p>
          </table:table-cell>
          <table:table-cell table:number-columns-repeated="995"/>
        </table:table-row>
        <table:table-row table:style-name="ro2">
          <table:table-cell table:style-name="ce2" office:value-type="float" office:value="0.688152" calcext:value-type="float">
            <text:p>0.688152</text:p>
          </table:table-cell>
          <table:table-cell/>
          <table:table-cell table:style-name="ce2" office:value-type="float" office:value="0.50248" calcext:value-type="float">
            <text:p>0.50248</text:p>
          </table:table-cell>
          <table:table-cell table:style-name="ce2" office:value-type="float" office:value="0.728618" calcext:value-type="float">
            <text:p>0.728618</text:p>
          </table:table-cell>
          <table:table-cell/>
          <table:table-cell table:style-name="ce2" office:value-type="float" office:value="0.792361" calcext:value-type="float">
            <text:p>0.792361</text:p>
          </table:table-cell>
          <table:table-cell table:style-name="ce2" office:value-type="float" office:value="0.806568" calcext:value-type="float">
            <text:p>0.806568</text:p>
          </table:table-cell>
          <table:table-cell table:style-name="ce2" office:value-type="float" office:value="0.444814" calcext:value-type="float">
            <text:p>0.444814</text:p>
          </table:table-cell>
          <table:table-cell table:style-name="ce2" office:value-type="float" office:value="0.714304" calcext:value-type="float">
            <text:p>0.714304</text:p>
          </table:table-cell>
          <table:table-cell/>
          <table:table-cell table:style-name="ce2" office:value-type="float" office:value="0.782698" calcext:value-type="float">
            <text:p>0.782698</text:p>
          </table:table-cell>
          <table:table-cell table:style-name="ce2" office:value-type="float" office:value="0.586869" calcext:value-type="float">
            <text:p>0.586869</text:p>
          </table:table-cell>
          <table:table-cell table:style-name="ce2" office:value-type="float" office:value="0.396945" calcext:value-type="float">
            <text:p>0.396945</text:p>
          </table:table-cell>
          <table:table-cell table:style-name="ce2" office:value-type="float" office:value="0.614613" calcext:value-type="float">
            <text:p>0.614613</text:p>
          </table:table-cell>
          <table:table-cell/>
          <table:table-cell table:style-name="ce2" office:value-type="float" office:value="0.462412" calcext:value-type="float">
            <text:p>0.462412</text:p>
          </table:table-cell>
          <table:table-cell table:style-name="ce2" office:value-type="float" office:value="0.433941" calcext:value-type="float">
            <text:p>0.433941</text:p>
          </table:table-cell>
          <table:table-cell table:style-name="ce2" office:value-type="float" office:value="0.274031" calcext:value-type="float">
            <text:p>0.274031</text:p>
          </table:table-cell>
          <table:table-cell table:style-name="ce2" office:value-type="float" office:value="0.741645" calcext:value-type="float">
            <text:p>0.741645</text:p>
          </table:table-cell>
          <table:table-cell/>
          <table:table-cell table:style-name="ce2" office:value-type="float" office:value="0.580647" calcext:value-type="float">
            <text:p>0.580647</text:p>
          </table:table-cell>
          <table:table-cell table:style-name="ce2" office:value-type="float" office:value="0.631781" calcext:value-type="float">
            <text:p>0.631781</text:p>
          </table:table-cell>
          <table:table-cell table:style-name="ce2" office:value-type="float" office:value="0.317423" calcext:value-type="float">
            <text:p>0.317423</text:p>
          </table:table-cell>
          <table:table-cell table:style-name="ce2" office:value-type="float" office:value="0.710785" calcext:value-type="float">
            <text:p>0.710785</text:p>
          </table:table-cell>
          <table:table-cell/>
          <table:table-cell table:style-name="ce2" office:value-type="float" office:value="0.656658" calcext:value-type="float">
            <text:p>0.656658</text:p>
          </table:table-cell>
          <table:table-cell table:style-name="ce2" office:value-type="float" office:value="0.438413" calcext:value-type="float">
            <text:p>0.438413</text:p>
          </table:table-cell>
          <table:table-cell table:style-name="ce2" office:value-type="float" office:value="0.355991" calcext:value-type="float">
            <text:p>0.355991</text:p>
          </table:table-cell>
          <table:table-cell table:style-name="ce2" office:value-type="float" office:value="0.778563" calcext:value-type="float">
            <text:p>0.778563</text:p>
          </table:table-cell>
          <table:table-cell table:number-columns-repeated="995"/>
        </table:table-row>
        <table:table-row table:style-name="ro2">
          <table:table-cell table:style-name="ce2" office:value-type="float" office:value="0.730763" calcext:value-type="float">
            <text:p>0.730763</text:p>
          </table:table-cell>
          <table:table-cell/>
          <table:table-cell table:style-name="ce2" office:value-type="float" office:value="0.446454" calcext:value-type="float">
            <text:p>0.446454</text:p>
          </table:table-cell>
          <table:table-cell table:style-name="ce2" office:value-type="float" office:value="0.71094" calcext:value-type="float">
            <text:p>0.71094</text:p>
          </table:table-cell>
          <table:table-cell/>
          <table:table-cell table:style-name="ce2" office:value-type="float" office:value="0.73889" calcext:value-type="float">
            <text:p>0.73889</text:p>
          </table:table-cell>
          <table:table-cell table:style-name="ce2" office:value-type="float" office:value="0.761409" calcext:value-type="float">
            <text:p>0.761409</text:p>
          </table:table-cell>
          <table:table-cell table:style-name="ce2" office:value-type="float" office:value="0.671879" calcext:value-type="float">
            <text:p>0.671879</text:p>
          </table:table-cell>
          <table:table-cell table:style-name="ce2" office:value-type="float" office:value="0.748156" calcext:value-type="float">
            <text:p>0.748156</text:p>
          </table:table-cell>
          <table:table-cell/>
          <table:table-cell table:style-name="ce2" office:value-type="float" office:value="0.640839" calcext:value-type="float">
            <text:p>0.640839</text:p>
          </table:table-cell>
          <table:table-cell table:style-name="ce2" office:value-type="float" office:value="0.558033" calcext:value-type="float">
            <text:p>0.558033</text:p>
          </table:table-cell>
          <table:table-cell table:style-name="ce2" office:value-type="float" office:value="0.413079" calcext:value-type="float">
            <text:p>0.413079</text:p>
          </table:table-cell>
          <table:table-cell table:style-name="ce2" office:value-type="float" office:value="0.530471" calcext:value-type="float">
            <text:p>0.530471</text:p>
          </table:table-cell>
          <table:table-cell/>
          <table:table-cell table:style-name="ce2" office:value-type="float" office:value="0.542699" calcext:value-type="float">
            <text:p>0.542699</text:p>
          </table:table-cell>
          <table:table-cell table:style-name="ce2" office:value-type="float" office:value="0.470687" calcext:value-type="float">
            <text:p>0.470687</text:p>
          </table:table-cell>
          <table:table-cell table:style-name="ce2" office:value-type="float" office:value="0.273431" calcext:value-type="float">
            <text:p>0.273431</text:p>
          </table:table-cell>
          <table:table-cell table:style-name="ce2" office:value-type="float" office:value="0.733613" calcext:value-type="float">
            <text:p>0.733613</text:p>
          </table:table-cell>
          <table:table-cell/>
          <table:table-cell table:style-name="ce2" office:value-type="float" office:value="0.538422" calcext:value-type="float">
            <text:p>0.538422</text:p>
          </table:table-cell>
          <table:table-cell table:style-name="ce2" office:value-type="float" office:value="0.574964" calcext:value-type="float">
            <text:p>0.574964</text:p>
          </table:table-cell>
          <table:table-cell table:style-name="ce2" office:value-type="float" office:value="0.296643" calcext:value-type="float">
            <text:p>0.296643</text:p>
          </table:table-cell>
          <table:table-cell table:style-name="ce2" office:value-type="float" office:value="0.776173" calcext:value-type="float">
            <text:p>0.776173</text:p>
          </table:table-cell>
          <table:table-cell/>
          <table:table-cell table:style-name="ce2" office:value-type="float" office:value="0.393659" calcext:value-type="float">
            <text:p>0.393659</text:p>
          </table:table-cell>
          <table:table-cell table:style-name="ce2" office:value-type="float" office:value="0.376327" calcext:value-type="float">
            <text:p>0.376327</text:p>
          </table:table-cell>
          <table:table-cell table:style-name="ce2" office:value-type="float" office:value="0.514936" calcext:value-type="float">
            <text:p>0.514936</text:p>
          </table:table-cell>
          <table:table-cell table:style-name="ce2" office:value-type="float" office:value="0.868797" calcext:value-type="float">
            <text:p>0.868797</text:p>
          </table:table-cell>
          <table:table-cell table:number-columns-repeated="995"/>
        </table:table-row>
        <table:table-row table:style-name="ro2">
          <table:table-cell table:style-name="ce2" office:value-type="float" office:value="0.844648" calcext:value-type="float">
            <text:p>0.844648</text:p>
          </table:table-cell>
          <table:table-cell/>
          <table:table-cell table:style-name="ce2" office:value-type="float" office:value="0.505324" calcext:value-type="float">
            <text:p>0.505324</text:p>
          </table:table-cell>
          <table:table-cell table:style-name="ce2" office:value-type="float" office:value="0.56532" calcext:value-type="float">
            <text:p>0.56532</text:p>
          </table:table-cell>
          <table:table-cell/>
          <table:table-cell table:style-name="ce2" office:value-type="float" office:value="0.922595" calcext:value-type="float">
            <text:p>0.922595</text:p>
          </table:table-cell>
          <table:table-cell table:style-name="ce2" office:value-type="float" office:value="0.742586" calcext:value-type="float">
            <text:p>0.742586</text:p>
          </table:table-cell>
          <table:table-cell table:style-name="ce2" office:value-type="float" office:value="0.47076" calcext:value-type="float">
            <text:p>0.47076</text:p>
          </table:table-cell>
          <table:table-cell table:style-name="ce2" office:value-type="float" office:value="0.654787" calcext:value-type="float">
            <text:p>0.654787</text:p>
          </table:table-cell>
          <table:table-cell/>
          <table:table-cell table:style-name="ce2" office:value-type="float" office:value="0.54245" calcext:value-type="float">
            <text:p>0.54245</text:p>
          </table:table-cell>
          <table:table-cell table:style-name="ce2" office:value-type="float" office:value="0.633342" calcext:value-type="float">
            <text:p>0.633342</text:p>
          </table:table-cell>
          <table:table-cell table:style-name="ce2" office:value-type="float" office:value="0.429703" calcext:value-type="float">
            <text:p>0.429703</text:p>
          </table:table-cell>
          <table:table-cell table:style-name="ce2" office:value-type="float" office:value="0.527221" calcext:value-type="float">
            <text:p>0.527221</text:p>
          </table:table-cell>
          <table:table-cell/>
          <table:table-cell table:style-name="ce2" office:value-type="float" office:value="0.549783" calcext:value-type="float">
            <text:p>0.549783</text:p>
          </table:table-cell>
          <table:table-cell table:style-name="ce2" office:value-type="float" office:value="0.470472" calcext:value-type="float">
            <text:p>0.470472</text:p>
          </table:table-cell>
          <table:table-cell table:style-name="ce2" office:value-type="float" office:value="0.525095" calcext:value-type="float">
            <text:p>0.525095</text:p>
          </table:table-cell>
          <table:table-cell table:style-name="ce2" office:value-type="float" office:value="0.736791" calcext:value-type="float">
            <text:p>0.736791</text:p>
          </table:table-cell>
          <table:table-cell/>
          <table:table-cell table:style-name="ce2" office:value-type="float" office:value="0.697773" calcext:value-type="float">
            <text:p>0.697773</text:p>
          </table:table-cell>
          <table:table-cell table:style-name="ce2" office:value-type="float" office:value="0.561051" calcext:value-type="float">
            <text:p>0.561051</text:p>
          </table:table-cell>
          <table:table-cell table:style-name="ce2" office:value-type="float" office:value="0.296259" calcext:value-type="float">
            <text:p>0.296259</text:p>
          </table:table-cell>
          <table:table-cell table:style-name="ce2" office:value-type="float" office:value="0.756222" calcext:value-type="float">
            <text:p>0.756222</text:p>
          </table:table-cell>
          <table:table-cell/>
          <table:table-cell table:style-name="ce2" office:value-type="float" office:value="0.539378" calcext:value-type="float">
            <text:p>0.539378</text:p>
          </table:table-cell>
          <table:table-cell table:style-name="ce2" office:value-type="float" office:value="0.46389" calcext:value-type="float">
            <text:p>0.46389</text:p>
          </table:table-cell>
          <table:table-cell table:style-name="ce2" office:value-type="float" office:value="0.332944" calcext:value-type="float">
            <text:p>0.332944</text:p>
          </table:table-cell>
          <table:table-cell table:style-name="ce2" office:value-type="float" office:value="0.876868" calcext:value-type="float">
            <text:p>0.876868</text:p>
          </table:table-cell>
          <table:table-cell table:number-columns-repeated="99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çoes_20_do_20_experimento" style:display-name="PageStyle_Configuraçoes do exper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aliacao_20_dos_20_resultados" style:display-name="PageStyle_Avaliacao dos result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idade" style:display-name="PageStyle_Normalid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" style:display-name="PageStyle_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uskall_20_e_20_Vargha" style:display-name="PageStyle_Kruskall e Vargh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V_20_-_20_desconsidere" style:display-name="PageStyle_HV - desconside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443" meta:object-count="17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B9 ED.I4:ED.I9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I4:ED.I9" loext:label-string="&quot;Best&quot;" chart:class="chart:bar">
            <chart:data-point chart:repeated="6"/>
          </chart:series>
          <chart:series chart:style-name="ch8" chart:values-cell-range-address="ED.B4:ED.B9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3.605551275">
                <text:p>3.605551275</text:p>
                <draw:g>
                  <svg:desc>ED.I4:ED.I9</svg:desc>
                </draw:g>
              </table:table-cell>
              <table:table-cell office:value-type="float" office:value="25.55386468">
                <text:p>25.55386468</text:p>
                <draw:g>
                  <svg:desc>ED.B4:ED.B9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10.48808848">
                <text:p>10.48808848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7.348469228">
                <text:p>7.348469228</text:p>
              </table:table-cell>
              <table:table-cell office:value-type="float" office:value="11.51084394">
                <text:p>11.51084394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11.48912529">
                <text:p>11.48912529</text:p>
              </table:table-cell>
              <table:table-cell office:value-type="float" office:value="27.92838828">
                <text:p>27.92838828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7.416198487">
                <text:p>7.416198487</text:p>
              </table:table-cell>
              <table:table-cell office:value-type="float" office:value="13.22875656">
                <text:p>13.22875656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13.7113092">
                <text:p>13.7113092</text:p>
              </table:table-cell>
              <table:table-cell office:value-type="float" office:value="31.8747549">
                <text:p>31.8747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bbc0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34a853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f6d01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6bdc6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16.88cm" xlink:href=".." xlink:type="simple" chart:class="chart:bar" chart:style-name="ch1">
        <chart:legend chart:legend-position="end" svg:x="13.073cm" svg:y="0.937cm" style:legend-expansion="high" chart:style-name="ch2"/>
        <chart:plot-area chart:style-name="ch3" table:cell-range-address="ED.A12:ED.E18" chart:data-source-has-labels="both" svg:x="2.84cm" svg:y="0.792cm" svg:width="8.867cm" svg:height="14.724cm">
          <chartooo:coordinate-region svg:x="3.92cm" svg:y="0.792cm" svg:width="7.6cm" svg:height="14.227cm"/>
          <chart:axis chart:dimension="x" chart:name="primary-x" chart:style-name="ch4" chartooo:axis-type="text">
            <chart:title svg:x="1.914cm" svg:y="8.721cm" chart:style-name="ch5">
              <text:p>Status</text:p>
            </chart:title>
            <chart:categories table:cell-range-address="ED.B12:ED.E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D.B13:ED.E13" chart:label-cell-address="ED.A13:ED.A13" chart:class="chart:bar">
            <chart:data-point chart:repeated="4"/>
          </chart:series>
          <chart:series chart:style-name="ch9" chart:values-cell-range-address="ED.B14:ED.E14" chart:label-cell-address="ED.A14:ED.A14" chart:class="chart:bar">
            <chart:data-point chart:repeated="4"/>
          </chart:series>
          <chart:series chart:style-name="ch10" chart:values-cell-range-address="ED.B15:ED.E15" chart:label-cell-address="ED.A15:ED.A15" chart:class="chart:bar">
            <chart:data-point chart:repeated="4"/>
          </chart:series>
          <chart:series chart:style-name="ch11" chart:values-cell-range-address="ED.B16:ED.E16" chart:label-cell-address="ED.A16:ED.A16" chart:class="chart:bar">
            <chart:data-point chart:repeated="4"/>
          </chart:series>
          <chart:series chart:style-name="ch12" chart:values-cell-range-address="ED.B17:ED.E17" chart:label-cell-address="ED.A17:ED.A17" chart:class="chart:bar">
            <chart:data-point chart:repeated="4"/>
          </chart:series>
          <chart:series chart:style-name="ch13" chart:values-cell-range-address="ED.B18:ED.E18" chart:label-cell-address="ED.A18:ED.A1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M1</text:p>
                <draw:g>
                  <svg:desc>ED.B12:ED.E12</svg:desc>
                </draw:g>
              </table:table-cell>
              <table:table-cell office:value-type="string">
                <text:p>AGM2</text:p>
              </table:table-cell>
              <table:table-cell office:value-type="string">
                <text:p>MM1</text:p>
              </table:table-cell>
              <table:table-cell office:value-type="string">
                <text:p>MM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13:ED.A13</svg:desc>
                </draw:g>
              </table:table-cell>
              <table:table-cell office:value-type="float" office:value="11.83215957">
                <text:p>11.83215957</text:p>
                <draw:g>
                  <svg:desc>ED.B13:ED.E13</svg:desc>
                </draw:g>
              </table:table-cell>
              <table:table-cell office:value-type="float" office:value="12.40967365">
                <text:p>12.40967365</text:p>
              </table:table-cell>
              <table:table-cell office:value-type="float" office:value="12.52996409">
                <text:p>12.52996409</text:p>
              </table:table-cell>
              <table:table-cell office:value-type="float" office:value="49.09175083">
                <text:p>49.09175083</text:p>
              </table:table-cell>
            </table:table-row>
            <table:table-row>
              <table:table-cell office:value-type="string">
                <text:p>Config2</text:p>
                <draw:g>
                  <svg:desc>ED.A14:ED.A14</svg:desc>
                </draw:g>
              </table:table-cell>
              <table:table-cell office:value-type="float" office:value="9.695359715">
                <text:p>9.695359715</text:p>
                <draw:g>
                  <svg:desc>ED.B14:ED.E14</svg:desc>
                </draw:g>
              </table:table-cell>
              <table:table-cell office:value-type="float" office:value="11.2249721603218">
                <text:p>11.2249721603218</text:p>
              </table:table-cell>
              <table:table-cell office:value-type="float" office:value="38.57460304">
                <text:p>38.57460304</text:p>
              </table:table-cell>
              <table:table-cell office:value-type="float" office:value="8.831760866">
                <text:p>8.831760866</text:p>
              </table:table-cell>
            </table:table-row>
            <table:table-row>
              <table:table-cell office:value-type="string">
                <text:p>Config3</text:p>
                <draw:g>
                  <svg:desc>ED.A15:ED.A15</svg:desc>
                </draw:g>
              </table:table-cell>
              <table:table-cell office:value-type="float" office:value="12.28813836">
                <text:p>12.28813836</text:p>
                <draw:g>
                  <svg:desc>ED.B15:ED.E15</svg:desc>
                </draw:g>
              </table:table-cell>
              <table:table-cell office:value-type="float" office:value="12.62931543">
                <text:p>12.62931543</text:p>
              </table:table-cell>
              <table:table-cell office:value-type="float" office:value="9.848857802">
                <text:p>9.848857802</text:p>
              </table:table-cell>
              <table:table-cell office:value-type="float" office:value="31.82766093">
                <text:p>31.82766093</text:p>
              </table:table-cell>
            </table:table-row>
            <table:table-row>
              <table:table-cell office:value-type="string">
                <text:p>Config4</text:p>
                <draw:g>
                  <svg:desc>ED.A16:ED.A16</svg:desc>
                </draw:g>
              </table:table-cell>
              <table:table-cell office:value-type="float" office:value="29.66467424">
                <text:p>29.66467424</text:p>
                <draw:g>
                  <svg:desc>ED.B16:ED.E16</svg:desc>
                </draw:g>
              </table:table-cell>
              <table:table-cell office:value-type="float" office:value="32.81767816">
                <text:p>32.81767816</text:p>
              </table:table-cell>
              <table:table-cell office:value-type="float" office:value="35.27745377">
                <text:p>35.27745377</text:p>
              </table:table-cell>
              <table:table-cell office:value-type="float" office:value="6.92820323">
                <text:p>6.92820323</text:p>
              </table:table-cell>
            </table:table-row>
            <table:table-row>
              <table:table-cell office:value-type="string">
                <text:p>Config5</text:p>
                <draw:g>
                  <svg:desc>ED.A17:ED.A17</svg:desc>
                </draw:g>
              </table:table-cell>
              <table:table-cell office:value-type="float" office:value="13.11487705">
                <text:p>13.11487705</text:p>
                <draw:g>
                  <svg:desc>ED.B17:ED.E17</svg:desc>
                </draw:g>
              </table:table-cell>
              <table:table-cell office:value-type="float" office:value="14.10673598">
                <text:p>14.10673598</text:p>
              </table:table-cell>
              <table:table-cell office:value-type="float" office:value="10.29563014">
                <text:p>10.295630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nfig6</text:p>
                <draw:g>
                  <svg:desc>ED.A18:ED.A18</svg:desc>
                </draw:g>
              </table:table-cell>
              <table:table-cell office:value-type="float" office:value="19.8242276">
                <text:p>19.8242276</text:p>
                <draw:g>
                  <svg:desc>ED.B18:ED.E18</svg:desc>
                </draw:g>
              </table:table-cell>
              <table:table-cell office:value-type="float" office:value="20.48169551">
                <text:p>20.48169551</text:p>
              </table:table-cell>
              <table:table-cell office:value-type="float" office:value="9">
                <text:p>9</text:p>
              </table:table-cell>
              <table:table-cell office:value-type="float" office:value="12.52996409">
                <text:p>12.529964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27cm" svg:y="3.862cm" style:legend-expansion="high" chart:style-name="ch2"/>
        <chart:plot-area chart:style-name="ch3" table:cell-range-address="ED.H13:ED.H18 ED.I4:ED.I9 ED.B4:ED.B9 ED.B13:ED.B18" chart:data-source-has-labels="both" svg:x="0.317cm" svg:y="0.196cm" svg:width="11.893cm" svg:height="9.424cm">
          <chartooo:coordinate-region svg:x="0.788cm" svg:y="0.395cm" svg:width="11.422cm" svg:height="8.728cm"/>
          <chart:axis chart:dimension="x" chart:name="primary-x" chart:style-name="ch4" chartooo:axis-type="text">
            <chart:categories table:cell-range-address="ED.H13:ED.H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I4:ED.I9" loext:label-string="&quot;Best Estudo 1&quot;" chart:class="chart:bar">
            <chart:data-point chart:repeated="6"/>
          </chart:series>
          <chart:series chart:style-name="ch8" chart:values-cell-range-address="ED.B4:ED.B9" loext:label-string="&quot;Median Estudo 1&quot;" chart:class="chart:bar">
            <chart:data-point chart:repeated="6"/>
          </chart:series>
          <chart:series chart:style-name="ch9" chart:values-cell-range-address="ED.B13:ED.B18" loext:label-string="&quot;Best Estudo 2&quot;" chart:class="chart:bar">
            <chart:data-point chart:repeated="6"/>
          </chart:series>
          <chart:series chart:style-name="ch10" chart:values-cell-range-address="ED.B4:ED.B9" loext:label-string="&quot;Median Estudo 2&quot;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Estudo 1</text:p>
              </table:table-cell>
              <table:table-cell office:value-type="string">
                <text:p>Median Estudo 1</text:p>
              </table:table-cell>
              <table:table-cell office:value-type="string">
                <text:p>Best Estudo 2</text:p>
              </table:table-cell>
              <table:table-cell office:value-type="string">
                <text:p>Median Estudo 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H13:ED.H18</svg:desc>
                </draw:g>
              </table:table-cell>
              <table:table-cell office:value-type="float" office:value="3.605551275">
                <text:p>3.605551275</text:p>
                <draw:g>
                  <svg:desc>ED.I4:ED.I9</svg:desc>
                </draw:g>
              </table:table-cell>
              <table:table-cell office:value-type="float" office:value="25.55386468">
                <text:p>25.55386468</text:p>
                <draw:g>
                  <svg:desc>ED.B4:ED.B9</svg:desc>
                </draw:g>
              </table:table-cell>
              <table:table-cell office:value-type="float" office:value="11.83215957">
                <text:p>11.83215957</text:p>
                <draw:g>
                  <svg:desc>ED.B13:ED.B18</svg:desc>
                </draw:g>
              </table:table-cell>
              <table:table-cell office:value-type="float" office:value="25.55386468">
                <text:p>25.55386468</text:p>
                <draw:g>
                  <svg:desc>ED.B4:ED.B9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10.48808848">
                <text:p>10.48808848</text:p>
              </table:table-cell>
              <table:table-cell office:value-type="float" office:value="9.695359715">
                <text:p>9.695359715</text:p>
              </table:table-cell>
              <table:table-cell office:value-type="float" office:value="10.48808848">
                <text:p>10.48808848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7.348469228">
                <text:p>7.348469228</text:p>
              </table:table-cell>
              <table:table-cell office:value-type="float" office:value="11.51084394">
                <text:p>11.51084394</text:p>
              </table:table-cell>
              <table:table-cell office:value-type="float" office:value="12.28813836">
                <text:p>12.28813836</text:p>
              </table:table-cell>
              <table:table-cell office:value-type="float" office:value="11.51084394">
                <text:p>11.51084394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11.48912529">
                <text:p>11.48912529</text:p>
              </table:table-cell>
              <table:table-cell office:value-type="float" office:value="27.92838828">
                <text:p>27.92838828</text:p>
              </table:table-cell>
              <table:table-cell office:value-type="float" office:value="29.66467424">
                <text:p>29.66467424</text:p>
              </table:table-cell>
              <table:table-cell office:value-type="float" office:value="27.92838828">
                <text:p>27.92838828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7.416198487">
                <text:p>7.416198487</text:p>
              </table:table-cell>
              <table:table-cell office:value-type="float" office:value="13.22875656">
                <text:p>13.22875656</text:p>
              </table:table-cell>
              <table:table-cell office:value-type="float" office:value="13.11487705">
                <text:p>13.11487705</text:p>
              </table:table-cell>
              <table:table-cell office:value-type="float" office:value="13.22875656">
                <text:p>13.22875656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13.7113092">
                <text:p>13.7113092</text:p>
              </table:table-cell>
              <table:table-cell office:value-type="float" office:value="31.8747549">
                <text:p>31.8747549</text:p>
              </table:table-cell>
              <table:table-cell office:value-type="float" office:value="19.8242276">
                <text:p>19.8242276</text:p>
              </table:table-cell>
              <table:table-cell office:value-type="float" office:value="31.8747549">
                <text:p>31.87475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27cm" svg:y="3.862cm" style:legend-expansion="high" chart:style-name="ch2"/>
        <chart:plot-area chart:style-name="ch3" table:cell-range-address="ED.H13:ED.H18 ED.J4:ED.J9 ED.C4:ED.C9 ED.J13:ED.J18 ED.C13:ED.C18" chart:data-source-has-labels="both" svg:x="0.317cm" svg:y="0.196cm" svg:width="11.893cm" svg:height="9.424cm">
          <chartooo:coordinate-region svg:x="0.788cm" svg:y="0.396cm" svg:width="11.422cm" svg:height="8.727cm"/>
          <chart:axis chart:dimension="x" chart:name="primary-x" chart:style-name="ch4" chartooo:axis-type="text">
            <chart:categories table:cell-range-address="ED.H13:ED.H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J4:ED.J9" loext:label-string="&quot;Best Estudo 1&quot;" chart:class="chart:bar">
            <chart:data-point chart:repeated="6"/>
          </chart:series>
          <chart:series chart:style-name="ch8" chart:values-cell-range-address="ED.C4:ED.C9" loext:label-string="&quot;Median Estudo 1&quot;" chart:class="chart:bar">
            <chart:data-point chart:repeated="6"/>
          </chart:series>
          <chart:series chart:style-name="ch9" chart:values-cell-range-address="ED.J13:ED.J18" loext:label-string="&quot;Best Estudo 2&quot;" chart:class="chart:bar">
            <chart:data-point chart:repeated="6"/>
          </chart:series>
          <chart:series chart:style-name="ch10" chart:values-cell-range-address="ED.C13:ED.C18" loext:label-string="&quot;Median Estudo 2&quot;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Estudo 1</text:p>
              </table:table-cell>
              <table:table-cell office:value-type="string">
                <text:p>Median Estudo 1</text:p>
              </table:table-cell>
              <table:table-cell office:value-type="string">
                <text:p>Best Estudo 2</text:p>
              </table:table-cell>
              <table:table-cell office:value-type="string">
                <text:p>Median Estudo 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H13:ED.H18</svg:desc>
                </draw:g>
              </table:table-cell>
              <table:table-cell office:value-type="float" office:value="6.244997998">
                <text:p>6.244997998</text:p>
                <draw:g>
                  <svg:desc>ED.J4:ED.J9</svg:desc>
                </draw:g>
              </table:table-cell>
              <table:table-cell office:value-type="float" office:value="12.40967365">
                <text:p>12.40967365</text:p>
                <draw:g>
                  <svg:desc>ED.C4:ED.C9</svg:desc>
                </draw:g>
              </table:table-cell>
              <table:table-cell office:value-type="float" office:value="6.244997998">
                <text:p>6.244997998</text:p>
                <draw:g>
                  <svg:desc>ED.J13:ED.J18</svg:desc>
                </draw:g>
              </table:table-cell>
              <table:table-cell office:value-type="float" office:value="12.40967365">
                <text:p>12.40967365</text:p>
                <draw:g>
                  <svg:desc>ED.C13:ED.C18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5.567764363">
                <text:p>5.567764363</text:p>
              </table:table-cell>
              <table:table-cell office:value-type="float" office:value="8.124038405">
                <text:p>8.124038405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11.2249721603218">
                <text:p>11.2249721603218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6.403124237">
                <text:p>6.403124237</text:p>
              </table:table-cell>
              <table:table-cell office:value-type="float" office:value="12.489996">
                <text:p>12.489996</text:p>
              </table:table-cell>
              <table:table-cell office:value-type="float" office:value="7.280109889">
                <text:p>7.280109889</text:p>
              </table:table-cell>
              <table:table-cell office:value-type="float" office:value="12.62931543">
                <text:p>12.62931543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12.20655562">
                <text:p>12.20655562</text:p>
              </table:table-cell>
              <table:table-cell office:value-type="float" office:value="35.39774004">
                <text:p>35.39774004</text:p>
              </table:table-cell>
              <table:table-cell office:value-type="float" office:value="11.3137085">
                <text:p>11.3137085</text:p>
              </table:table-cell>
              <table:table-cell office:value-type="float" office:value="32.81767816">
                <text:p>32.81767816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12.40967365">
                <text:p>12.40967365</text:p>
              </table:table-cell>
              <table:table-cell office:value-type="float" office:value="35.25620513">
                <text:p>35.25620513</text:p>
              </table:table-cell>
              <table:table-cell office:value-type="float" office:value="5.196152423">
                <text:p>5.196152423</text:p>
              </table:table-cell>
              <table:table-cell office:value-type="float" office:value="14.10673598">
                <text:p>14.10673598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17.29161647">
                <text:p>17.29161647</text:p>
              </table:table-cell>
              <table:table-cell office:value-type="float" office:value="43.27817002">
                <text:p>43.27817002</text:p>
              </table:table-cell>
              <table:table-cell office:value-type="float" office:value="10.29563014">
                <text:p>10.29563014</text:p>
              </table:table-cell>
              <table:table-cell office:value-type="float" office:value="20.48169551">
                <text:p>20.4816955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27cm" svg:y="3.862cm" style:legend-expansion="high" chart:style-name="ch2"/>
        <chart:plot-area chart:style-name="ch3" table:cell-range-address="ED.H13:ED.H18 ED.K4:ED.K9 ED.D4:ED.D9 ED.K13:ED.K18 ED.D13:ED.D18" chart:data-source-has-labels="both" svg:x="0.317cm" svg:y="0.196cm" svg:width="11.893cm" svg:height="9.424cm">
          <chartooo:coordinate-region svg:x="0.788cm" svg:y="0.395cm" svg:width="11.422cm" svg:height="8.728cm"/>
          <chart:axis chart:dimension="x" chart:name="primary-x" chart:style-name="ch4" chartooo:axis-type="text">
            <chart:categories table:cell-range-address="ED.H13:ED.H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K4:ED.K9" loext:label-string="&quot;Best Estudo 1&quot;" chart:class="chart:bar">
            <chart:data-point chart:repeated="6"/>
          </chart:series>
          <chart:series chart:style-name="ch8" chart:values-cell-range-address="ED.D4:ED.D9" loext:label-string="&quot;Median Estudo 1&quot;" chart:class="chart:bar">
            <chart:data-point chart:repeated="6"/>
          </chart:series>
          <chart:series chart:style-name="ch9" chart:values-cell-range-address="ED.K13:ED.K18" loext:label-string="&quot;Best Estudo 2&quot;" chart:class="chart:bar">
            <chart:data-point chart:repeated="6"/>
          </chart:series>
          <chart:series chart:style-name="ch10" chart:values-cell-range-address="ED.D13:ED.D18" loext:label-string="&quot;Median Estudo 2&quot;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Estudo 1</text:p>
              </table:table-cell>
              <table:table-cell office:value-type="string">
                <text:p>Median Estudo 1</text:p>
              </table:table-cell>
              <table:table-cell office:value-type="string">
                <text:p>Best Estudo 2</text:p>
              </table:table-cell>
              <table:table-cell office:value-type="string">
                <text:p>Median Estudo 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H13:ED.H18</svg:desc>
                </draw:g>
              </table:table-cell>
              <table:table-cell office:value-type="float" office:value="6.633249581">
                <text:p>6.633249581</text:p>
                <draw:g>
                  <svg:desc>ED.K4:ED.K9</svg:desc>
                </draw:g>
              </table:table-cell>
              <table:table-cell office:value-type="float" office:value="34.23448554">
                <text:p>34.23448554</text:p>
                <draw:g>
                  <svg:desc>ED.D4:ED.D9</svg:desc>
                </draw:g>
              </table:table-cell>
              <table:table-cell office:value-type="float" office:value="6.403124237">
                <text:p>6.403124237</text:p>
                <draw:g>
                  <svg:desc>ED.K13:ED.K18</svg:desc>
                </draw:g>
              </table:table-cell>
              <table:table-cell office:value-type="float" office:value="12.52996409">
                <text:p>12.52996409</text:p>
                <draw:g>
                  <svg:desc>ED.D13:ED.D18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.656854249">
                <text:p>5.656854249</text:p>
              </table:table-cell>
              <table:table-cell office:value-type="float" office:value="38.57460304">
                <text:p>38.57460304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7.348469228">
                <text:p>7.348469228</text:p>
              </table:table-cell>
              <table:table-cell office:value-type="float" office:value="44.73253849">
                <text:p>44.73253849</text:p>
              </table:table-cell>
              <table:table-cell office:value-type="float" office:value="6.244997998">
                <text:p>6.244997998</text:p>
              </table:table-cell>
              <table:table-cell office:value-type="float" office:value="9.848857802">
                <text:p>9.848857802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5.830951895">
                <text:p>5.830951895</text:p>
              </table:table-cell>
              <table:table-cell office:value-type="float" office:value="9.486832981">
                <text:p>9.486832981</text:p>
              </table:table-cell>
              <table:table-cell office:value-type="float" office:value="7.280109889">
                <text:p>7.280109889</text:p>
              </table:table-cell>
              <table:table-cell office:value-type="float" office:value="35.27745377">
                <text:p>35.27745377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6.708203932">
                <text:p>6.708203932</text:p>
              </table:table-cell>
              <table:table-cell office:value-type="float" office:value="6.8556546">
                <text:p>6.8556546</text:p>
              </table:table-cell>
              <table:table-cell office:value-type="float" office:value="10.29563014">
                <text:p>10.29563014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5.567764363">
                <text:p>5.567764363</text:p>
              </table:table-cell>
              <table:table-cell office:value-type="float" office:value="54.18486874">
                <text:p>54.18486874</text:p>
              </table:table-cell>
              <table:table-cell office:value-type="float" office:value="5.656854249">
                <text:p>5.65685424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527cm" svg:y="3.862cm" style:legend-expansion="high" chart:style-name="ch2"/>
        <chart:plot-area chart:style-name="ch3" table:cell-range-address="ED.H13:ED.H18 ED.L4:ED.L9 ED.E4:ED.E9 ED.L13:ED.L18 ED.E13:ED.E18" chart:data-source-has-labels="both" svg:x="0.317cm" svg:y="0.196cm" svg:width="11.893cm" svg:height="9.424cm">
          <chartooo:coordinate-region svg:x="0.788cm" svg:y="0.395cm" svg:width="11.422cm" svg:height="8.728cm"/>
          <chart:axis chart:dimension="x" chart:name="primary-x" chart:style-name="ch4" chartooo:axis-type="text">
            <chart:categories table:cell-range-address="ED.H13:ED.H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L4:ED.L9" loext:label-string="&quot;Best Estudo 1&quot;" chart:class="chart:bar">
            <chart:data-point chart:repeated="6"/>
          </chart:series>
          <chart:series chart:style-name="ch8" chart:values-cell-range-address="ED.E4:ED.E9" loext:label-string="&quot;Median Estudo 1&quot;" chart:class="chart:bar">
            <chart:data-point chart:repeated="6"/>
          </chart:series>
          <chart:series chart:style-name="ch9" chart:values-cell-range-address="ED.L13:ED.L18" loext:label-string="&quot;Best Estudo 2&quot;" chart:class="chart:bar">
            <chart:data-point chart:repeated="6"/>
          </chart:series>
          <chart:series chart:style-name="ch10" chart:values-cell-range-address="ED.E13:ED.E18" loext:label-string="&quot;Median Estudo 2&quot;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Estudo 1</text:p>
              </table:table-cell>
              <table:table-cell office:value-type="string">
                <text:p>Median Estudo 1</text:p>
              </table:table-cell>
              <table:table-cell office:value-type="string">
                <text:p>Best Estudo 2</text:p>
              </table:table-cell>
              <table:table-cell office:value-type="string">
                <text:p>Median Estudo 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H13:ED.H18</svg:desc>
                </draw:g>
              </table:table-cell>
              <table:table-cell office:value-type="float" office:value="5.656854249">
                <text:p>5.656854249</text:p>
                <draw:g>
                  <svg:desc>ED.L4:ED.L9</svg:desc>
                </draw:g>
              </table:table-cell>
              <table:table-cell office:value-type="float" office:value="9.219544457">
                <text:p>9.219544457</text:p>
                <draw:g>
                  <svg:desc>ED.E4:ED.E9</svg:desc>
                </draw:g>
              </table:table-cell>
              <table:table-cell office:value-type="float" office:value="2.449489743">
                <text:p>2.449489743</text:p>
                <draw:g>
                  <svg:desc>ED.L13:ED.L18</svg:desc>
                </draw:g>
              </table:table-cell>
              <table:table-cell office:value-type="float" office:value="49.09175083">
                <text:p>49.09175083</text:p>
                <draw:g>
                  <svg:desc>ED.E13:ED.E18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4.795831523">
                <text:p>4.795831523</text:p>
              </table:table-cell>
              <table:table-cell office:value-type="float" office:value="7.874007874">
                <text:p>7.874007874</text:p>
              </table:table-cell>
              <table:table-cell office:value-type="float" office:value="5.196152423">
                <text:p>5.196152423</text:p>
              </table:table-cell>
              <table:table-cell office:value-type="float" office:value="8.831760866">
                <text:p>8.831760866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4.69041576">
                <text:p>4.69041576</text:p>
              </table:table-cell>
              <table:table-cell office:value-type="float" office:value="7.211102551">
                <text:p>7.211102551</text:p>
              </table:table-cell>
              <table:table-cell office:value-type="float" office:value="3.741657387">
                <text:p>3.741657387</text:p>
              </table:table-cell>
              <table:table-cell office:value-type="float" office:value="31.82766093">
                <text:p>31.82766093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6.708203932">
                <text:p>6.708203932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6.92820323">
                <text:p>6.92820323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5.567764363">
                <text:p>5.567764363</text:p>
              </table:table-cell>
              <table:table-cell office:value-type="float" office:value="34.77453076">
                <text:p>34.77453076</text:p>
              </table:table-cell>
              <table:table-cell office:value-type="float" office:value="4.358898944">
                <text:p>4.358898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4.795831523">
                <text:p>4.795831523</text:p>
              </table:table-cell>
              <table:table-cell office:value-type="float" office:value="6.8556546">
                <text:p>6.8556546</text:p>
              </table:table-cell>
              <table:table-cell office:value-type="float" office:value="6.403124237">
                <text:p>6.403124237</text:p>
              </table:table-cell>
              <table:table-cell office:value-type="float" office:value="12.52996409">
                <text:p>12.5299640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tacked="true"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4285f4" draw:fill-color="#4285f4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ea4335" draw:fill-color="#ea4335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fbbc04" draw:fill-color="#fbbc04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34a853" draw:fill-color="#34a853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ff6d01" draw:fill-color="#ff6d01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46bdc6" draw:fill-color="#46bdc6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8.23cm" svg:height="13.917cm" xlink:href=".." xlink:type="simple" chart:class="chart:area" chart:style-name="ch1">
        <chart:legend chart:legend-position="end" svg:x="15.406cm" svg:y="0.974cm" style:legend-expansion="high" chart:style-name="ch2"/>
        <chart:plot-area chart:style-name="ch3" table:cell-range-address="ED.H3:ED.L9" chart:data-source-has-labels="both" svg:x="0.364cm" svg:y="0.278cm" svg:width="14.498cm" svg:height="12.331cm">
          <chartooo:coordinate-region svg:x="1.145cm" svg:y="0.477cm" svg:width="13.107cm" svg:height="11.423cm"/>
          <chart:axis chart:dimension="x" chart:name="primary-x" chart:style-name="ch4" chartooo:axis-type="text">
            <chart:title svg:x="7.046cm" svg:y="12.888cm" chart:style-name="ch5">
              <text:p>Status</text:p>
            </chart:title>
            <chart:categories table:cell-range-address="ED.I3:ED.L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D.I4:ED.L4" chart:label-cell-address="ED.H4:ED.H4" chart:class="chart:area">
            <chart:data-point chart:repeated="4"/>
          </chart:series>
          <chart:series chart:style-name="ch9" chart:values-cell-range-address="ED.I5:ED.L5" chart:label-cell-address="ED.H5:ED.H5" chart:class="chart:area">
            <chart:data-point chart:repeated="4"/>
          </chart:series>
          <chart:series chart:style-name="ch10" chart:values-cell-range-address="ED.I6:ED.L6" chart:label-cell-address="ED.H6:ED.H6" chart:class="chart:area">
            <chart:data-point chart:repeated="4"/>
          </chart:series>
          <chart:series chart:style-name="ch11" chart:values-cell-range-address="ED.I7:ED.L7" chart:label-cell-address="ED.H7:ED.H7" chart:class="chart:area">
            <chart:data-point chart:repeated="4"/>
          </chart:series>
          <chart:series chart:style-name="ch12" chart:values-cell-range-address="ED.I8:ED.L8" chart:label-cell-address="ED.H8:ED.H8" chart:class="chart:area">
            <chart:data-point chart:repeated="4"/>
          </chart:series>
          <chart:series chart:style-name="ch13" chart:values-cell-range-address="ED.I9:ED.L9" chart:label-cell-address="ED.H9:ED.H9" chart:class="chart:area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M1</text:p>
                <draw:g>
                  <svg:desc>ED.I3:ED.L3</svg:desc>
                </draw:g>
              </table:table-cell>
              <table:table-cell office:value-type="string">
                <text:p>AGM2</text:p>
              </table:table-cell>
              <table:table-cell office:value-type="string">
                <text:p>MM1</text:p>
              </table:table-cell>
              <table:table-cell office:value-type="string">
                <text:p>MM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H4:ED.H4</svg:desc>
                </draw:g>
              </table:table-cell>
              <table:table-cell office:value-type="float" office:value="3.605551275">
                <text:p>3.605551275</text:p>
                <draw:g>
                  <svg:desc>ED.I4:ED.L4</svg:desc>
                </draw:g>
              </table:table-cell>
              <table:table-cell office:value-type="float" office:value="6.244997998">
                <text:p>6.244997998</text:p>
              </table:table-cell>
              <table:table-cell office:value-type="float" office:value="6.633249581">
                <text:p>6.633249581</text:p>
              </table:table-cell>
              <table:table-cell office:value-type="float" office:value="5.656854249">
                <text:p>5.656854249</text:p>
              </table:table-cell>
            </table:table-row>
            <table:table-row>
              <table:table-cell office:value-type="string">
                <text:p>Config2</text:p>
                <draw:g>
                  <svg:desc>ED.H5:ED.H5</svg:desc>
                </draw:g>
              </table:table-cell>
              <table:table-cell office:value-type="float" office:value="4.582575695">
                <text:p>4.582575695</text:p>
                <draw:g>
                  <svg:desc>ED.I5:ED.L5</svg:desc>
                </draw:g>
              </table:table-cell>
              <table:table-cell office:value-type="float" office:value="5.567764363">
                <text:p>5.567764363</text:p>
              </table:table-cell>
              <table:table-cell office:value-type="float" office:value="7">
                <text:p>7</text:p>
              </table:table-cell>
              <table:table-cell office:value-type="float" office:value="4.795831523">
                <text:p>4.795831523</text:p>
              </table:table-cell>
            </table:table-row>
            <table:table-row>
              <table:table-cell office:value-type="string">
                <text:p>Config3</text:p>
                <draw:g>
                  <svg:desc>ED.H6:ED.H6</svg:desc>
                </draw:g>
              </table:table-cell>
              <table:table-cell office:value-type="float" office:value="7.348469228">
                <text:p>7.348469228</text:p>
                <draw:g>
                  <svg:desc>ED.I6:ED.L6</svg:desc>
                </draw:g>
              </table:table-cell>
              <table:table-cell office:value-type="float" office:value="6.403124237">
                <text:p>6.403124237</text:p>
              </table:table-cell>
              <table:table-cell office:value-type="float" office:value="7.348469228">
                <text:p>7.348469228</text:p>
              </table:table-cell>
              <table:table-cell office:value-type="float" office:value="4.69041576">
                <text:p>4.69041576</text:p>
              </table:table-cell>
            </table:table-row>
            <table:table-row>
              <table:table-cell office:value-type="string">
                <text:p>Config4</text:p>
                <draw:g>
                  <svg:desc>ED.H7:ED.H7</svg:desc>
                </draw:g>
              </table:table-cell>
              <table:table-cell office:value-type="float" office:value="11.48912529">
                <text:p>11.48912529</text:p>
                <draw:g>
                  <svg:desc>ED.I7:ED.L7</svg:desc>
                </draw:g>
              </table:table-cell>
              <table:table-cell office:value-type="float" office:value="12.20655562">
                <text:p>12.20655562</text:p>
              </table:table-cell>
              <table:table-cell office:value-type="float" office:value="5.830951895">
                <text:p>5.830951895</text:p>
              </table:table-cell>
              <table:table-cell office:value-type="float" office:value="4.582575695">
                <text:p>4.582575695</text:p>
              </table:table-cell>
            </table:table-row>
            <table:table-row>
              <table:table-cell office:value-type="string">
                <text:p>Config5</text:p>
                <draw:g>
                  <svg:desc>ED.H8:ED.H8</svg:desc>
                </draw:g>
              </table:table-cell>
              <table:table-cell office:value-type="float" office:value="7.416198487">
                <text:p>7.416198487</text:p>
                <draw:g>
                  <svg:desc>ED.I8:ED.L8</svg:desc>
                </draw:g>
              </table:table-cell>
              <table:table-cell office:value-type="float" office:value="12.40967365">
                <text:p>12.40967365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5.567764363">
                <text:p>5.567764363</text:p>
              </table:table-cell>
            </table:table-row>
            <table:table-row>
              <table:table-cell office:value-type="string">
                <text:p>Config6</text:p>
                <draw:g>
                  <svg:desc>ED.H9:ED.H9</svg:desc>
                </draw:g>
              </table:table-cell>
              <table:table-cell office:value-type="float" office:value="13.7113092">
                <text:p>13.7113092</text:p>
                <draw:g>
                  <svg:desc>ED.I9:ED.L9</svg:desc>
                </draw:g>
              </table:table-cell>
              <table:table-cell office:value-type="float" office:value="17.29161647">
                <text:p>17.29161647</text:p>
              </table:table-cell>
              <table:table-cell office:value-type="float" office:value="5.567764363">
                <text:p>5.567764363</text:p>
              </table:table-cell>
              <table:table-cell office:value-type="float" office:value="4.795831523">
                <text:p>4.79583152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stacked="true" chart:include-hidden-cells="fals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4285f4" draw:fill-color="#4285f4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ea4335" draw:fill-color="#ea4335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fbbc04" draw:fill-color="#fbbc04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34a853" draw:fill-color="#34a853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ff6d01" draw:fill-color="#ff6d01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color="#46bdc6" draw:fill-color="#46bdc6" draw:opacity="30%" fo:wrap-option="wrap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7.251cm" svg:height="13.917cm" xlink:href=".." xlink:type="simple" chart:class="chart:area" chart:style-name="ch1">
        <chart:legend chart:legend-position="end" svg:x="14.427cm" svg:y="1.081cm" style:legend-expansion="high" chart:style-name="ch2"/>
        <chart:plot-area chart:style-name="ch3" table:cell-range-address="ED.H12:ED.L18" chart:data-source-has-labels="both" svg:x="1.797cm" svg:y="1.689cm" svg:width="11.818cm" svg:height="10.493cm">
          <chartooo:coordinate-region svg:x="2.578cm" svg:y="1.888cm" svg:width="10.427cm" svg:height="9.585cm"/>
          <chart:axis chart:dimension="x" chart:name="primary-x" chart:style-name="ch4" chartooo:axis-type="text">
            <chart:title svg:x="7.139cm" svg:y="12.461cm" chart:style-name="ch5">
              <text:p>Status</text:p>
            </chart:title>
            <chart:categories table:cell-range-address="ED.I12:ED.L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D.I13:ED.L13" chart:label-cell-address="ED.H13:ED.H13" chart:class="chart:area">
            <chart:data-point chart:repeated="4"/>
          </chart:series>
          <chart:series chart:style-name="ch9" chart:values-cell-range-address="ED.I14:ED.L14" chart:label-cell-address="ED.H14:ED.H14" chart:class="chart:area">
            <chart:data-point chart:repeated="4"/>
          </chart:series>
          <chart:series chart:style-name="ch10" chart:values-cell-range-address="ED.I15:ED.L15" chart:label-cell-address="ED.H15:ED.H15" chart:class="chart:area">
            <chart:data-point chart:repeated="4"/>
          </chart:series>
          <chart:series chart:style-name="ch11" chart:values-cell-range-address="ED.I16:ED.L16" chart:label-cell-address="ED.H16:ED.H16" chart:class="chart:area">
            <chart:data-point chart:repeated="4"/>
          </chart:series>
          <chart:series chart:style-name="ch12" chart:values-cell-range-address="ED.I17:ED.L17" chart:label-cell-address="ED.H17:ED.H17" chart:class="chart:area">
            <chart:data-point chart:repeated="4"/>
          </chart:series>
          <chart:series chart:style-name="ch13" chart:values-cell-range-address="ED.I18:ED.L18" chart:label-cell-address="ED.H18:ED.H18" chart:class="chart:area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M1</text:p>
                <draw:g>
                  <svg:desc>ED.I12:ED.L12</svg:desc>
                </draw:g>
              </table:table-cell>
              <table:table-cell office:value-type="string">
                <text:p>AGM2</text:p>
              </table:table-cell>
              <table:table-cell office:value-type="string">
                <text:p>MM1</text:p>
              </table:table-cell>
              <table:table-cell office:value-type="string">
                <text:p>MM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H13:ED.H13</svg:desc>
                </draw:g>
              </table:table-cell>
              <table:table-cell office:value-type="float" office:value="5.196152423">
                <text:p>5.196152423</text:p>
                <draw:g>
                  <svg:desc>ED.I13:ED.L13</svg:desc>
                </draw:g>
              </table:table-cell>
              <table:table-cell office:value-type="float" office:value="6.244997998">
                <text:p>6.244997998</text:p>
              </table:table-cell>
              <table:table-cell office:value-type="float" office:value="6.403124237">
                <text:p>6.403124237</text:p>
              </table:table-cell>
              <table:table-cell office:value-type="float" office:value="2.449489743">
                <text:p>2.449489743</text:p>
              </table:table-cell>
            </table:table-row>
            <table:table-row>
              <table:table-cell office:value-type="string">
                <text:p>Config2</text:p>
                <draw:g>
                  <svg:desc>ED.H14:ED.H14</svg:desc>
                </draw:g>
              </table:table-cell>
              <table:table-cell office:value-type="float" office:value="5">
                <text:p>5</text:p>
                <draw:g>
                  <svg:desc>ED.I14:ED.L14</svg:desc>
                </draw:g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5.656854249">
                <text:p>5.656854249</text:p>
              </table:table-cell>
              <table:table-cell office:value-type="float" office:value="5.196152423">
                <text:p>5.196152423</text:p>
              </table:table-cell>
            </table:table-row>
            <table:table-row>
              <table:table-cell office:value-type="string">
                <text:p>Config3</text:p>
                <draw:g>
                  <svg:desc>ED.H15:ED.H15</svg:desc>
                </draw:g>
              </table:table-cell>
              <table:table-cell office:value-type="float" office:value="5.916079783">
                <text:p>5.916079783</text:p>
                <draw:g>
                  <svg:desc>ED.I15:ED.L15</svg:desc>
                </draw:g>
              </table:table-cell>
              <table:table-cell office:value-type="float" office:value="7.280109889">
                <text:p>7.280109889</text:p>
              </table:table-cell>
              <table:table-cell office:value-type="float" office:value="6.244997998">
                <text:p>6.244997998</text:p>
              </table:table-cell>
              <table:table-cell office:value-type="float" office:value="3.741657387">
                <text:p>3.741657387</text:p>
              </table:table-cell>
            </table:table-row>
            <table:table-row>
              <table:table-cell office:value-type="string">
                <text:p>Config4</text:p>
                <draw:g>
                  <svg:desc>ED.H16:ED.H16</svg:desc>
                </draw:g>
              </table:table-cell>
              <table:table-cell office:value-type="float" office:value="12.36931688">
                <text:p>12.36931688</text:p>
                <draw:g>
                  <svg:desc>ED.I16:ED.L16</svg:desc>
                </draw:g>
              </table:table-cell>
              <table:table-cell office:value-type="float" office:value="11.3137085">
                <text:p>11.3137085</text:p>
              </table:table-cell>
              <table:table-cell office:value-type="float" office:value="7.280109889">
                <text:p>7.280109889</text:p>
              </table:table-cell>
              <table:table-cell office:value-type="float" office:value="4.582575695">
                <text:p>4.582575695</text:p>
              </table:table-cell>
            </table:table-row>
            <table:table-row>
              <table:table-cell office:value-type="string">
                <text:p>Config5</text:p>
                <draw:g>
                  <svg:desc>ED.H17:ED.H17</svg:desc>
                </draw:g>
              </table:table-cell>
              <table:table-cell office:value-type="float" office:value="5.916079783">
                <text:p>5.916079783</text:p>
                <draw:g>
                  <svg:desc>ED.I17:ED.L17</svg:desc>
                </draw:g>
              </table:table-cell>
              <table:table-cell office:value-type="float" office:value="5.196152423">
                <text:p>5.196152423</text:p>
              </table:table-cell>
              <table:table-cell office:value-type="float" office:value="6.8556546">
                <text:p>6.8556546</text:p>
              </table:table-cell>
              <table:table-cell office:value-type="float" office:value="4.358898944">
                <text:p>4.358898944</text:p>
              </table:table-cell>
            </table:table-row>
            <table:table-row>
              <table:table-cell office:value-type="string">
                <text:p>Config6</text:p>
                <draw:g>
                  <svg:desc>ED.H18:ED.H18</svg:desc>
                </draw:g>
              </table:table-cell>
              <table:table-cell office:value-type="float" office:value="6.244997998">
                <text:p>6.244997998</text:p>
                <draw:g>
                  <svg:desc>ED.I18:ED.L18</svg:desc>
                </draw:g>
              </table:table-cell>
              <table:table-cell office:value-type="float" office:value="10.29563014">
                <text:p>10.29563014</text:p>
              </table:table-cell>
              <table:table-cell office:value-type="float" office:value="5.656854249">
                <text:p>5.656854249</text:p>
              </table:table-cell>
              <table:table-cell office:value-type="float" office:value="6.403124237">
                <text:p>6.4031242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6pt" style:font-family-asian="Arial" style:font-size-asian="16pt" style:font-family-complex="Arial" style:font-size-complex="16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bbc04" draw:fill-color="#fbbc0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34a853" draw:fill-color="#34a85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6d01" draw:fill-color="#ff6d01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6bdc6" draw:fill-color="#46bdc6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d3e2fc" draw:fill-color="#d3e2fc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8c4c0" draw:fill-color="#f8c4c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3.945cm" svg:height="11.404cm" xlink:href=".." xlink:type="simple" chart:class="chart:scatter" chart:style-name="ch1">
        <chart:legend chart:legend-position="end" svg:x="21.338cm" svg:y="2.758cm" style:legend-expansion="high" chart:style-name="ch2"/>
        <chart:plot-area chart:style-name="ch3" table:cell-range-address="'Kruskall e Vargha'.A21:'Kruskall e Vargha'.I35 'Kruskall e Vargha'.B20:'Kruskall e Vargha'.I20" chart:data-source-has-labels="row" svg:x="0.478cm" svg:y="0.228cm" svg:width="20.382cm" svg:height="10.948cm">
          <chartooo:coordinate-region svg:x="1.373cm" svg:y="0.534cm" svg:width="19.168cm" svg:height="9.93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Kruskall e Vargha'.B21:'Kruskall e Vargha'.B35" chart:label-cell-address="'Kruskall e Vargha'.B20:'Kruskall e Vargha'.B20" chart:class="chart:scatter">
            <chart:domain table:cell-range-address="'Kruskall e Vargha'.A21:'Kruskall e Vargha'.A35"/>
            <chart:data-point chart:repeated="15"/>
          </chart:series>
          <chart:series chart:style-name="ch7" chart:values-cell-range-address="'Kruskall e Vargha'.C21:'Kruskall e Vargha'.C35" chart:label-cell-address="'Kruskall e Vargha'.C20:'Kruskall e Vargha'.C20" chart:class="chart:scatter">
            <chart:data-point chart:repeated="15"/>
          </chart:series>
          <chart:series chart:style-name="ch8" chart:values-cell-range-address="'Kruskall e Vargha'.D21:'Kruskall e Vargha'.D35" chart:label-cell-address="'Kruskall e Vargha'.D20:'Kruskall e Vargha'.D20" chart:class="chart:scatter">
            <chart:data-point chart:repeated="15"/>
          </chart:series>
          <chart:series chart:style-name="ch9" chart:values-cell-range-address="'Kruskall e Vargha'.E21:'Kruskall e Vargha'.E35" chart:label-cell-address="'Kruskall e Vargha'.E20:'Kruskall e Vargha'.E20" chart:class="chart:scatter">
            <chart:data-point chart:repeated="15"/>
          </chart:series>
          <chart:series chart:style-name="ch10" chart:values-cell-range-address="'Kruskall e Vargha'.F21:'Kruskall e Vargha'.F35" chart:label-cell-address="'Kruskall e Vargha'.F20:'Kruskall e Vargha'.F20" chart:class="chart:scatter">
            <chart:data-point chart:repeated="15"/>
          </chart:series>
          <chart:series chart:style-name="ch11" chart:values-cell-range-address="'Kruskall e Vargha'.G21:'Kruskall e Vargha'.G35" chart:label-cell-address="'Kruskall e Vargha'.G20:'Kruskall e Vargha'.G20" chart:class="chart:scatter">
            <chart:data-point chart:repeated="15"/>
          </chart:series>
          <chart:series chart:style-name="ch12" chart:values-cell-range-address="'Kruskall e Vargha'.H21:'Kruskall e Vargha'.H35" chart:label-cell-address="'Kruskall e Vargha'.H20:'Kruskall e Vargha'.H20" chart:class="chart:scatter">
            <chart:data-point chart:repeated="15"/>
          </chart:series>
          <chart:series chart:style-name="ch13" chart:values-cell-range-address="'Kruskall e Vargha'.I21:'Kruskall e Vargha'.I35" chart:label-cell-address="'Kruskall e Vargha'.I20:'Kruskall e Vargha'.I20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GM1</text:p>
                <draw:g>
                  <svg:desc>'Kruskall e Vargha'.B20:'Kruskall e Vargha'.B20</svg:desc>
                </draw:g>
              </table:table-cell>
              <table:table-cell office:value-type="string">
                <text:p>AGM2</text:p>
                <draw:g>
                  <svg:desc>'Kruskall e Vargha'.C20:'Kruskall e Vargha'.C20</svg:desc>
                </draw:g>
              </table:table-cell>
              <table:table-cell office:value-type="string">
                <text:p>MM1</text:p>
                <draw:g>
                  <svg:desc>'Kruskall e Vargha'.D20:'Kruskall e Vargha'.D20</svg:desc>
                </draw:g>
              </table:table-cell>
              <table:table-cell office:value-type="string">
                <text:p>MM2</text:p>
                <draw:g>
                  <svg:desc>'Kruskall e Vargha'.E20:'Kruskall e Vargha'.E20</svg:desc>
                </draw:g>
              </table:table-cell>
              <table:table-cell office:value-type="string">
                <text:p>AGM1</text:p>
                <draw:g>
                  <svg:desc>'Kruskall e Vargha'.F20:'Kruskall e Vargha'.F20</svg:desc>
                </draw:g>
              </table:table-cell>
              <table:table-cell office:value-type="string">
                <text:p>AGM2</text:p>
                <draw:g>
                  <svg:desc>'Kruskall e Vargha'.G20:'Kruskall e Vargha'.G20</svg:desc>
                </draw:g>
              </table:table-cell>
              <table:table-cell office:value-type="string">
                <text:p>MM1</text:p>
                <draw:g>
                  <svg:desc>'Kruskall e Vargha'.H20:'Kruskall e Vargha'.H20</svg:desc>
                </draw:g>
              </table:table-cell>
              <table:table-cell office:value-type="string">
                <text:p>MM2</text:p>
                <draw:g>
                  <svg:desc>'Kruskall e Vargha'.I20:'Kruskall e Vargha'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Kruskall e Vargha'.A21:'Kruskall e Vargha'.A35</svg:desc>
                </draw:g>
              </table:table-cell>
              <table:table-cell office:value-type="float" office:value="0.2755556">
                <text:p>0.2755556</text:p>
                <draw:g>
                  <svg:desc>'Kruskall e Vargha'.B21:'Kruskall e Vargha'.B35</svg:desc>
                </draw:g>
              </table:table-cell>
              <table:table-cell office:value-type="float" office:value="0.6555556">
                <text:p>0.6555556</text:p>
                <draw:g>
                  <svg:desc>'Kruskall e Vargha'.C21:'Kruskall e Vargha'.C35</svg:desc>
                </draw:g>
              </table:table-cell>
              <table:table-cell office:value-type="float" office:value="0.4611111">
                <text:p>0.4611111</text:p>
                <draw:g>
                  <svg:desc>'Kruskall e Vargha'.D21:'Kruskall e Vargha'.D35</svg:desc>
                </draw:g>
              </table:table-cell>
              <table:table-cell office:value-type="float" office:value="0.2866667">
                <text:p>0.2866667</text:p>
                <draw:g>
                  <svg:desc>'Kruskall e Vargha'.E21:'Kruskall e Vargha'.E35</svg:desc>
                </draw:g>
              </table:table-cell>
              <table:table-cell office:value-type="float" office:value="0.3333333">
                <text:p>0.3333333</text:p>
                <draw:g>
                  <svg:desc>'Kruskall e Vargha'.F21:'Kruskall e Vargha'.F35</svg:desc>
                </draw:g>
              </table:table-cell>
              <table:table-cell office:value-type="float" office:value="0.3822222">
                <text:p>0.3822222</text:p>
                <draw:g>
                  <svg:desc>'Kruskall e Vargha'.G21:'Kruskall e Vargha'.G35</svg:desc>
                </draw:g>
              </table:table-cell>
              <table:table-cell office:value-type="float" office:value="0.5455556">
                <text:p>0.5455556</text:p>
                <draw:g>
                  <svg:desc>'Kruskall e Vargha'.H21:'Kruskall e Vargha'.H35</svg:desc>
                </draw:g>
              </table:table-cell>
              <table:table-cell office:value-type="float" office:value="0.7055556">
                <text:p>0.7055556</text:p>
                <draw:g>
                  <svg:desc>'Kruskall e Vargha'.I21:'Kruskall e Vargha'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">
                <text:p>0.83</text:p>
              </table:table-cell>
              <table:table-cell office:value-type="float" office:value="0.7144444">
                <text:p>0.7144444</text:p>
              </table:table-cell>
              <table:table-cell office:value-type="float" office:value="0.9">
                <text:p>0.9</text:p>
              </table:table-cell>
              <table:table-cell office:value-type="float" office:value="0.4222222">
                <text:p>0.4222222</text:p>
              </table:table-cell>
              <table:table-cell office:value-type="float" office:value="0.7244444">
                <text:p>0.7244444</text:p>
              </table:table-cell>
              <table:table-cell office:value-type="float" office:value="0.7488889">
                <text:p>0.7488889</text:p>
              </table:table-cell>
              <table:table-cell office:value-type="float" office:value="0.8433333">
                <text:p>0.8433333</text:p>
              </table:table-cell>
              <table:table-cell office:value-type="float" office:value="0.8311111">
                <text:p>0.83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166667">
                <text:p>0.8166667</text:p>
              </table:table-cell>
              <table:table-cell office:value-type="float" office:value="0.8422222">
                <text:p>0.8422222</text:p>
              </table:table-cell>
              <table:table-cell office:value-type="float" office:value="0.81">
                <text:p>0.81</text:p>
              </table:table-cell>
              <table:table-cell office:value-type="float" office:value="0.09888889">
                <text:p>0.09888889</text:p>
              </table:table-cell>
              <table:table-cell office:value-type="float" office:value="0.8388889">
                <text:p>0.8388889</text:p>
              </table:table-cell>
              <table:table-cell office:value-type="float" office:value="0.7955556">
                <text:p>0.7955556</text:p>
              </table:table-cell>
              <table:table-cell office:value-type="float" office:value="0.9122222">
                <text:p>0.9122222</text:p>
              </table:table-cell>
              <table:table-cell office:value-type="float" office:value="0.2588889">
                <text:p>0.25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88889">
                <text:p>0.7688889</text:p>
              </table:table-cell>
              <table:table-cell office:value-type="float" office:value="0.7688889">
                <text:p>0.7688889</text:p>
              </table:table-cell>
              <table:table-cell office:value-type="float" office:value="0.8977778">
                <text:p>0.8977778</text:p>
              </table:table-cell>
              <table:table-cell office:value-type="float" office:value="0.2966667">
                <text:p>0.2966667</text:p>
              </table:table-cell>
              <table:table-cell office:value-type="float" office:value="0.7988889">
                <text:p>0.7988889</text:p>
              </table:table-cell>
              <table:table-cell office:value-type="float" office:value="0.7633333">
                <text:p>0.7633333</text:p>
              </table:table-cell>
              <table:table-cell office:value-type="float" office:value="0.9577778">
                <text:p>0.9577778</text:p>
              </table:table-cell>
              <table:table-cell office:value-type="float" office:value="0.5555556">
                <text:p>0.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22222">
                <text:p>0.8722222</text:p>
              </table:table-cell>
              <table:table-cell office:value-type="float" office:value="0.8422222">
                <text:p>0.8422222</text:p>
              </table:table-cell>
              <table:table-cell office:value-type="float" office:value="0.9166667">
                <text:p>0.9166667</text:p>
              </table:table-cell>
              <table:table-cell office:value-type="float" office:value="0.1333333">
                <text:p>0.1333333</text:p>
              </table:table-cell>
              <table:table-cell office:value-type="float" office:value="0.8655556">
                <text:p>0.8655556</text:p>
              </table:table-cell>
              <table:table-cell office:value-type="float" office:value="0.8488889">
                <text:p>0.8488889</text:p>
              </table:table-cell>
              <table:table-cell office:value-type="float" office:value="0.9277778">
                <text:p>0.9277778</text:p>
              </table:table-cell>
              <table:table-cell office:value-type="float" office:value="0.2011111">
                <text:p>0.20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44444">
                <text:p>0.9644444</text:p>
              </table:table-cell>
              <table:table-cell office:value-type="float" office:value="0.6444444">
                <text:p>0.6444444</text:p>
              </table:table-cell>
              <table:table-cell office:value-type="float" office:value="0.9088889">
                <text:p>0.9088889</text:p>
              </table:table-cell>
              <table:table-cell office:value-type="float" office:value="0.6177778">
                <text:p>0.6177778</text:p>
              </table:table-cell>
              <table:table-cell office:value-type="float" office:value="0.86">
                <text:p>0.86</text:p>
              </table:table-cell>
              <table:table-cell office:value-type="float" office:value="0.9022222">
                <text:p>0.9022222</text:p>
              </table:table-cell>
              <table:table-cell office:value-type="float" office:value="0.8244444">
                <text:p>0.8244444</text:p>
              </table:table-cell>
              <table:table-cell office:value-type="float" office:value="0.7522222">
                <text:p>0.75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88889">
                <text:p>0.9488889</text:p>
              </table:table-cell>
              <table:table-cell office:value-type="float" office:value="0.8866667">
                <text:p>0.8866667</text:p>
              </table:table-cell>
              <table:table-cell office:value-type="float" office:value="0.82">
                <text:p>0.82</text:p>
              </table:table-cell>
              <table:table-cell office:value-type="float" office:value="0.1944444">
                <text:p>0.1944444</text:p>
              </table:table-cell>
              <table:table-cell office:value-type="float" office:value="0.8844444">
                <text:p>0.8844444</text:p>
              </table:table-cell>
              <table:table-cell office:value-type="float" office:value="0.9466667">
                <text:p>0.9466667</text:p>
              </table:table-cell>
              <table:table-cell office:value-type="float" office:value="0.9077778">
                <text:p>0.9077778</text:p>
              </table:table-cell>
              <table:table-cell office:value-type="float" office:value="0.06666667">
                <text:p>0.0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466667">
                <text:p>0.9466667</text:p>
              </table:table-cell>
              <table:table-cell office:value-type="float" office:value="0.7777778">
                <text:p>0.7777778</text:p>
              </table:table-cell>
              <table:table-cell office:value-type="float" office:value="0.9022222">
                <text:p>0.9022222</text:p>
              </table:table-cell>
              <table:table-cell office:value-type="float" office:value="0.4711111">
                <text:p>0.4711111</text:p>
              </table:table-cell>
              <table:table-cell office:value-type="float" office:value="0.8811111">
                <text:p>0.8811111</text:p>
              </table:table-cell>
              <table:table-cell office:value-type="float" office:value="0.9177778">
                <text:p>0.9177778</text:p>
              </table:table-cell>
              <table:table-cell office:value-type="float" office:value="0.9555556">
                <text:p>0.9555556</text:p>
              </table:table-cell>
              <table:table-cell office:value-type="float" office:value="0.3788889">
                <text:p>0.37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644444">
                <text:p>0.9644444</text:p>
              </table:table-cell>
              <table:table-cell office:value-type="float" office:value="0.8633333">
                <text:p>0.8633333</text:p>
              </table:table-cell>
              <table:table-cell office:value-type="float" office:value="0.9166667">
                <text:p>0.9166667</text:p>
              </table:table-cell>
              <table:table-cell office:value-type="float" office:value="0.2511111">
                <text:p>0.2511111</text:p>
              </table:table-cell>
              <table:table-cell office:value-type="float" office:value="0.8966667">
                <text:p>0.8966667</text:p>
              </table:table-cell>
              <table:table-cell office:value-type="float" office:value="0.98">
                <text:p>0.98</text:p>
              </table:table-cell>
              <table:table-cell office:value-type="float" office:value="0.9211111">
                <text:p>0.92111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2222">
                <text:p>0.5722222</text:p>
              </table:table-cell>
              <table:table-cell office:value-type="float" office:value="0.8855556">
                <text:p>0.8855556</text:p>
              </table:table-cell>
              <table:table-cell office:value-type="float" office:value="0.3833333">
                <text:p>0.3833333</text:p>
              </table:table-cell>
              <table:table-cell office:value-type="float" office:value="0.1044444">
                <text:p>0.1044444</text:p>
              </table:table-cell>
              <table:table-cell office:value-type="float" office:value="0.8055556">
                <text:p>0.8055556</text:p>
              </table:table-cell>
              <table:table-cell office:value-type="float" office:value="0.8588889">
                <text:p>0.8588889</text:p>
              </table:table-cell>
              <table:table-cell office:value-type="float" office:value="0.88">
                <text:p>0.88</text:p>
              </table:table-cell>
              <table:table-cell office:value-type="float" office:value="0.002222222">
                <text:p>0.00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266667">
                <text:p>0.3266667</text:p>
              </table:table-cell>
              <table:table-cell office:value-type="float" office:value="0.6722222">
                <text:p>0.6722222</text:p>
              </table:table-cell>
              <table:table-cell office:value-type="float" office:value="0.8344444">
                <text:p>0.8344444</text:p>
              </table:table-cell>
              <table:table-cell office:value-type="float" office:value="0.3444444">
                <text:p>0.3444444</text:p>
              </table:table-cell>
              <table:table-cell office:value-type="float" office:value="0.6577778">
                <text:p>0.6577778</text:p>
              </table:table-cell>
              <table:table-cell office:value-type="float" office:value="0.6755556">
                <text:p>0.6755556</text:p>
              </table:table-cell>
              <table:table-cell office:value-type="float" office:value="0.9388889">
                <text:p>0.93888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11111">
                <text:p>0.8611111</text:p>
              </table:table-cell>
              <table:table-cell office:value-type="float" office:value="0.8566667">
                <text:p>0.8566667</text:p>
              </table:table-cell>
              <table:table-cell office:value-type="float" office:value="0.58">
                <text:p>0.58</text:p>
              </table:table-cell>
              <table:table-cell office:value-type="float" office:value="0.1377778">
                <text:p>0.1377778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8633333">
                <text:p>0.8633333</text:p>
              </table:table-cell>
              <table:table-cell office:value-type="float" office:value="0.003333333">
                <text:p>0.00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111111">
                <text:p>0.3111111</text:p>
              </table:table-cell>
              <table:table-cell office:value-type="float" office:value="0.1744444">
                <text:p>0.1744444</text:p>
              </table:table-cell>
              <table:table-cell office:value-type="float" office:value="0.85">
                <text:p>0.85</text:p>
              </table:table-cell>
              <table:table-cell office:value-type="float" office:value="0.7988889">
                <text:p>0.7988889</text:p>
              </table:table-cell>
              <table:table-cell office:value-type="float" office:value="0.3244444">
                <text:p>0.3244444</text:p>
              </table:table-cell>
              <table:table-cell office:value-type="float" office:value="0.2822222">
                <text:p>0.2822222</text:p>
              </table:table-cell>
              <table:table-cell office:value-type="float" office:value="0.2066667">
                <text:p>0.2066667</text:p>
              </table:table-cell>
              <table:table-cell office:value-type="float" office:value="0.7333333">
                <text:p>0.7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11111">
                <text:p>0.7811111</text:p>
              </table:table-cell>
              <table:table-cell office:value-type="float" office:value="0.4688889">
                <text:p>0.4688889</text:p>
              </table:table-cell>
              <table:table-cell office:value-type="float" office:value="0.6766667">
                <text:p>0.6766667</text:p>
              </table:table-cell>
              <table:table-cell office:value-type="float" office:value="0.5388889">
                <text:p>0.5388889</text:p>
              </table:table-cell>
              <table:table-cell office:value-type="float" office:value="0.6433333">
                <text:p>0.6433333</text:p>
              </table:table-cell>
              <table:table-cell office:value-type="float" office:value="0.7211111">
                <text:p>0.7211111</text:p>
              </table:table-cell>
              <table:table-cell office:value-type="float" office:value="0.13">
                <text:p>0.13</text:p>
              </table:table-cell>
              <table:table-cell office:value-type="float" office:value="0.3711111">
                <text:p>0.37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55556">
                <text:p>0.8955556</text:p>
              </table:table-cell>
              <table:table-cell office:value-type="float" office:value="0.7388889">
                <text:p>0.7388889</text:p>
              </table:table-cell>
              <table:table-cell office:value-type="float" office:value="0.1722222">
                <text:p>0.1722222</text:p>
              </table:table-cell>
              <table:table-cell office:value-type="float" office:value="0.2211111">
                <text:p>0.2211111</text:p>
              </table:table-cell>
              <table:table-cell office:value-type="float" office:value="0.7666667">
                <text:p>0.7666667</text:p>
              </table:table-cell>
              <table:table-cell office:value-type="float" office:value="0.89">
                <text:p>0.89</text:p>
              </table:table-cell>
              <table:table-cell office:value-type="float" office:value="0.1744444">
                <text:p>0.1744444</text:p>
              </table:table-cell>
              <table:table-cell office:value-type="float" office:value="0.1711111">
                <text:p>0.171111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A9 ED.J4:ED.J9 ED.C4:ED.C9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J4:ED.J9" loext:label-string="&quot;Best&quot;" chart:class="chart:bar">
            <chart:data-point chart:repeated="6"/>
          </chart:series>
          <chart:series chart:style-name="ch8" chart:values-cell-range-address="ED.C4:ED.C9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6.244997998">
                <text:p>6.244997998</text:p>
                <draw:g>
                  <svg:desc>ED.J4:ED.J9</svg:desc>
                </draw:g>
              </table:table-cell>
              <table:table-cell office:value-type="float" office:value="12.40967365">
                <text:p>12.40967365</text:p>
                <draw:g>
                  <svg:desc>ED.C4:ED.C9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5.567764363">
                <text:p>5.567764363</text:p>
              </table:table-cell>
              <table:table-cell office:value-type="float" office:value="8.124038405">
                <text:p>8.124038405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6.403124237">
                <text:p>6.403124237</text:p>
              </table:table-cell>
              <table:table-cell office:value-type="float" office:value="12.489996">
                <text:p>12.489996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12.20655562">
                <text:p>12.20655562</text:p>
              </table:table-cell>
              <table:table-cell office:value-type="float" office:value="35.39774004">
                <text:p>35.39774004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12.40967365">
                <text:p>12.40967365</text:p>
              </table:table-cell>
              <table:table-cell office:value-type="float" office:value="35.25620513">
                <text:p>35.25620513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17.29161647">
                <text:p>17.29161647</text:p>
              </table:table-cell>
              <table:table-cell office:value-type="float" office:value="43.27817002">
                <text:p>43.27817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A9 ED.K4:ED.K9 ED.D4:ED.D9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K4:ED.K9" loext:label-string="&quot;Best&quot;" chart:class="chart:bar">
            <chart:data-point chart:repeated="6"/>
          </chart:series>
          <chart:series chart:style-name="ch8" chart:values-cell-range-address="ED.D4:ED.D9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6.633249581">
                <text:p>6.633249581</text:p>
                <draw:g>
                  <svg:desc>ED.K4:ED.K9</svg:desc>
                </draw:g>
              </table:table-cell>
              <table:table-cell office:value-type="float" office:value="34.23448554">
                <text:p>34.23448554</text:p>
                <draw:g>
                  <svg:desc>ED.D4:ED.D9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7.348469228">
                <text:p>7.348469228</text:p>
              </table:table-cell>
              <table:table-cell office:value-type="float" office:value="44.73253849">
                <text:p>44.73253849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5.830951895">
                <text:p>5.830951895</text:p>
              </table:table-cell>
              <table:table-cell office:value-type="float" office:value="9.486832981">
                <text:p>9.486832981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6.708203932">
                <text:p>6.708203932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5.567764363">
                <text:p>5.567764363</text:p>
              </table:table-cell>
              <table:table-cell office:value-type="float" office:value="54.18486874">
                <text:p>54.18486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A9 ED.L4:ED.L9 ED.E4:ED.E9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L4:ED.L9" loext:label-string="&quot;Best&quot;" chart:class="chart:bar">
            <chart:data-point chart:repeated="6"/>
          </chart:series>
          <chart:series chart:style-name="ch8" chart:values-cell-range-address="ED.E4:ED.E9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5.656854249">
                <text:p>5.656854249</text:p>
                <draw:g>
                  <svg:desc>ED.L4:ED.L9</svg:desc>
                </draw:g>
              </table:table-cell>
              <table:table-cell office:value-type="float" office:value="9.219544457">
                <text:p>9.219544457</text:p>
                <draw:g>
                  <svg:desc>ED.E4:ED.E9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4.795831523">
                <text:p>4.795831523</text:p>
              </table:table-cell>
              <table:table-cell office:value-type="float" office:value="7.874007874">
                <text:p>7.874007874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4.69041576">
                <text:p>4.69041576</text:p>
              </table:table-cell>
              <table:table-cell office:value-type="float" office:value="7.211102551">
                <text:p>7.211102551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6.708203932">
                <text:p>6.708203932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5.567764363">
                <text:p>5.567764363</text:p>
              </table:table-cell>
              <table:table-cell office:value-type="float" office:value="34.77453076">
                <text:p>34.77453076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4.795831523">
                <text:p>4.795831523</text:p>
              </table:table-cell>
              <table:table-cell office:value-type="float" office:value="6.8556546">
                <text:p>6.85565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A9 ED.I13:ED.I18 ED.B13:ED.B18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I13:ED.I18" loext:label-string="&quot;Best&quot;" chart:class="chart:bar">
            <chart:data-point chart:repeated="6"/>
          </chart:series>
          <chart:series chart:style-name="ch8" chart:values-cell-range-address="ED.B13:ED.B18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5.196152423">
                <text:p>5.196152423</text:p>
                <draw:g>
                  <svg:desc>ED.I13:ED.I18</svg:desc>
                </draw:g>
              </table:table-cell>
              <table:table-cell office:value-type="float" office:value="11.83215957">
                <text:p>11.83215957</text:p>
                <draw:g>
                  <svg:desc>ED.B13:ED.B18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5">
                <text:p>5</text:p>
              </table:table-cell>
              <table:table-cell office:value-type="float" office:value="9.695359715">
                <text:p>9.695359715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5.916079783">
                <text:p>5.916079783</text:p>
              </table:table-cell>
              <table:table-cell office:value-type="float" office:value="12.28813836">
                <text:p>12.28813836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12.36931688">
                <text:p>12.36931688</text:p>
              </table:table-cell>
              <table:table-cell office:value-type="float" office:value="29.66467424">
                <text:p>29.66467424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5.916079783">
                <text:p>5.916079783</text:p>
              </table:table-cell>
              <table:table-cell office:value-type="float" office:value="13.11487705">
                <text:p>13.11487705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6.244997998">
                <text:p>6.244997998</text:p>
              </table:table-cell>
              <table:table-cell office:value-type="float" office:value="19.8242276">
                <text:p>19.8242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A9 ED.J13:ED.J18 ED.C13:ED.C18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J13:ED.J18" loext:label-string="&quot;Best&quot;" chart:class="chart:bar">
            <chart:data-point chart:repeated="6"/>
          </chart:series>
          <chart:series chart:style-name="ch8" chart:values-cell-range-address="ED.C13:ED.C18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6.244997998">
                <text:p>6.244997998</text:p>
                <draw:g>
                  <svg:desc>ED.J13:ED.J18</svg:desc>
                </draw:g>
              </table:table-cell>
              <table:table-cell office:value-type="float" office:value="12.40967365">
                <text:p>12.40967365</text:p>
                <draw:g>
                  <svg:desc>ED.C13:ED.C18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4.89897948556636">
                <text:p>4.89897948556636</text:p>
              </table:table-cell>
              <table:table-cell office:value-type="float" office:value="11.2249721603218">
                <text:p>11.2249721603218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7.280109889">
                <text:p>7.280109889</text:p>
              </table:table-cell>
              <table:table-cell office:value-type="float" office:value="12.62931543">
                <text:p>12.62931543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11.3137085">
                <text:p>11.3137085</text:p>
              </table:table-cell>
              <table:table-cell office:value-type="float" office:value="32.81767816">
                <text:p>32.81767816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5.196152423">
                <text:p>5.196152423</text:p>
              </table:table-cell>
              <table:table-cell office:value-type="float" office:value="14.10673598">
                <text:p>14.10673598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10.29563014">
                <text:p>10.29563014</text:p>
              </table:table-cell>
              <table:table-cell office:value-type="float" office:value="20.48169551">
                <text:p>20.481695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A9 ED.K13:ED.K18 ED.D13:ED.D18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K13:ED.K18" loext:label-string="&quot;Best&quot;" chart:class="chart:bar">
            <chart:data-point chart:repeated="6"/>
          </chart:series>
          <chart:series chart:style-name="ch8" chart:values-cell-range-address="ED.D13:ED.D18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6.403124237">
                <text:p>6.403124237</text:p>
                <draw:g>
                  <svg:desc>ED.K13:ED.K18</svg:desc>
                </draw:g>
              </table:table-cell>
              <table:table-cell office:value-type="float" office:value="12.52996409">
                <text:p>12.52996409</text:p>
                <draw:g>
                  <svg:desc>ED.D13:ED.D18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5.656854249">
                <text:p>5.656854249</text:p>
              </table:table-cell>
              <table:table-cell office:value-type="float" office:value="38.57460304">
                <text:p>38.57460304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6.244997998">
                <text:p>6.244997998</text:p>
              </table:table-cell>
              <table:table-cell office:value-type="float" office:value="9.848857802">
                <text:p>9.848857802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7.280109889">
                <text:p>7.280109889</text:p>
              </table:table-cell>
              <table:table-cell office:value-type="float" office:value="35.27745377">
                <text:p>35.27745377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6.8556546">
                <text:p>6.8556546</text:p>
              </table:table-cell>
              <table:table-cell office:value-type="float" office:value="10.29563014">
                <text:p>10.29563014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5.656854249">
                <text:p>5.65685424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009cm" svg:y="4.36cm" style:legend-expansion="high" chart:style-name="ch2"/>
        <chart:plot-area chart:style-name="ch3" table:cell-range-address="ED.A4:ED.A9 ED.L13:ED.L18 ED.E13:ED.E18" chart:data-source-has-labels="both" svg:x="0.317cm" svg:y="0.196cm" svg:width="13.375cm" svg:height="9.424cm">
          <chartooo:coordinate-region svg:x="1.582cm" svg:y="0.196cm" svg:width="11.923cm" svg:height="8.928cm"/>
          <chart:axis chart:dimension="x" chart:name="primary-x" chart:style-name="ch4" chartooo:axis-type="text">
            <chart:categories table:cell-range-address="ED.A4:ED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.L13:ED.L18" loext:label-string="&quot;Best&quot;" chart:class="chart:bar">
            <chart:data-point chart:repeated="6"/>
          </chart:series>
          <chart:series chart:style-name="ch8" chart:values-cell-range-address="ED.E13:ED.E18" loext:label-string="&quot;Median&quot;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Median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9</svg:desc>
                </draw:g>
              </table:table-cell>
              <table:table-cell office:value-type="float" office:value="2.449489743">
                <text:p>2.449489743</text:p>
                <draw:g>
                  <svg:desc>ED.L13:ED.L18</svg:desc>
                </draw:g>
              </table:table-cell>
              <table:table-cell office:value-type="float" office:value="49.09175083">
                <text:p>49.09175083</text:p>
                <draw:g>
                  <svg:desc>ED.E13:ED.E18</svg:desc>
                </draw:g>
              </table:table-cell>
            </table:table-row>
            <table:table-row>
              <table:table-cell office:value-type="string">
                <text:p>Config2</text:p>
              </table:table-cell>
              <table:table-cell office:value-type="float" office:value="5.196152423">
                <text:p>5.196152423</text:p>
              </table:table-cell>
              <table:table-cell office:value-type="float" office:value="8.831760866">
                <text:p>8.831760866</text:p>
              </table:table-cell>
            </table:table-row>
            <table:table-row>
              <table:table-cell office:value-type="string">
                <text:p>Config3</text:p>
              </table:table-cell>
              <table:table-cell office:value-type="float" office:value="3.741657387">
                <text:p>3.741657387</text:p>
              </table:table-cell>
              <table:table-cell office:value-type="float" office:value="31.82766093">
                <text:p>31.82766093</text:p>
              </table:table-cell>
            </table:table-row>
            <table:table-row>
              <table:table-cell office:value-type="string">
                <text:p>Config4</text:p>
              </table:table-cell>
              <table:table-cell office:value-type="float" office:value="4.582575695">
                <text:p>4.582575695</text:p>
              </table:table-cell>
              <table:table-cell office:value-type="float" office:value="6.92820323">
                <text:p>6.92820323</text:p>
              </table:table-cell>
            </table:table-row>
            <table:table-row>
              <table:table-cell office:value-type="string">
                <text:p>Config5</text:p>
              </table:table-cell>
              <table:table-cell office:value-type="float" office:value="4.358898944">
                <text:p>4.3588989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nfig6</text:p>
              </table:table-cell>
              <table:table-cell office:value-type="float" office:value="6.403124237">
                <text:p>6.403124237</text:p>
              </table:table-cell>
              <table:table-cell office:value-type="float" office:value="12.52996409">
                <text:p>12.529964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bbc0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34a853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ff6d01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6bdc6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16.88cm" xlink:href=".." xlink:type="simple" chart:class="chart:bar" chart:style-name="ch1">
        <chart:legend chart:legend-position="end" svg:x="13.956cm" svg:y="6.896cm" style:legend-expansion="high" chart:style-name="ch2"/>
        <chart:plot-area chart:style-name="ch3" table:cell-range-address="ED.A3:ED.E9" chart:data-source-has-labels="both" svg:x="1.377cm" svg:y="0.337cm" svg:width="12.262cm" svg:height="16.206cm">
          <chartooo:coordinate-region svg:x="2.457cm" svg:y="0.337cm" svg:width="10.995cm" svg:height="15.71cm"/>
          <chart:axis chart:dimension="x" chart:name="primary-x" chart:style-name="ch4" chartooo:axis-type="text">
            <chart:title svg:x="0.451cm" svg:y="9.007cm" chart:style-name="ch5">
              <text:p>Status</text:p>
            </chart:title>
            <chart:categories table:cell-range-address="ED.B3:ED.E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D.B4:ED.E4" chart:label-cell-address="ED.A4:ED.A4" chart:class="chart:bar">
            <chart:data-point chart:repeated="4"/>
          </chart:series>
          <chart:series chart:style-name="ch9" chart:values-cell-range-address="ED.B5:ED.E5" chart:label-cell-address="ED.A5:ED.A5" chart:class="chart:bar">
            <chart:data-point chart:repeated="4"/>
          </chart:series>
          <chart:series chart:style-name="ch10" chart:values-cell-range-address="ED.B6:ED.E6" chart:label-cell-address="ED.A6:ED.A6" chart:class="chart:bar">
            <chart:data-point chart:repeated="4"/>
          </chart:series>
          <chart:series chart:style-name="ch11" chart:values-cell-range-address="ED.B7:ED.E7" chart:label-cell-address="ED.A7:ED.A7" chart:class="chart:bar">
            <chart:data-point chart:repeated="4"/>
          </chart:series>
          <chart:series chart:style-name="ch12" chart:values-cell-range-address="ED.B8:ED.E8" chart:label-cell-address="ED.A8:ED.A8" chart:class="chart:bar">
            <chart:data-point chart:repeated="4"/>
          </chart:series>
          <chart:series chart:style-name="ch13" chart:values-cell-range-address="ED.B9:ED.E9" chart:label-cell-address="ED.A9:ED.A9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M1</text:p>
                <draw:g>
                  <svg:desc>ED.B3:ED.E3</svg:desc>
                </draw:g>
              </table:table-cell>
              <table:table-cell office:value-type="string">
                <text:p>AGM2</text:p>
              </table:table-cell>
              <table:table-cell office:value-type="string">
                <text:p>MM1</text:p>
              </table:table-cell>
              <table:table-cell office:value-type="string">
                <text:p>MM2</text:p>
              </table:table-cell>
            </table:table-row>
          </table:table-header-rows>
          <table:table-rows>
            <table:table-row>
              <table:table-cell office:value-type="string">
                <text:p>Config1</text:p>
                <draw:g>
                  <svg:desc>ED.A4:ED.A4</svg:desc>
                </draw:g>
              </table:table-cell>
              <table:table-cell office:value-type="float" office:value="25.55386468">
                <text:p>25.55386468</text:p>
                <draw:g>
                  <svg:desc>ED.B4:ED.E4</svg:desc>
                </draw:g>
              </table:table-cell>
              <table:table-cell office:value-type="float" office:value="12.40967365">
                <text:p>12.40967365</text:p>
              </table:table-cell>
              <table:table-cell office:value-type="float" office:value="34.23448554">
                <text:p>34.23448554</text:p>
              </table:table-cell>
              <table:table-cell office:value-type="float" office:value="9.219544457">
                <text:p>9.219544457</text:p>
              </table:table-cell>
            </table:table-row>
            <table:table-row>
              <table:table-cell office:value-type="string">
                <text:p>Config2</text:p>
                <draw:g>
                  <svg:desc>ED.A5:ED.A5</svg:desc>
                </draw:g>
              </table:table-cell>
              <table:table-cell office:value-type="float" office:value="10.48808848">
                <text:p>10.48808848</text:p>
                <draw:g>
                  <svg:desc>ED.B5:ED.E5</svg:desc>
                </draw:g>
              </table:table-cell>
              <table:table-cell office:value-type="float" office:value="8.124038405">
                <text:p>8.124038405</text:p>
              </table:table-cell>
              <table:table-cell office:value-type="float" office:value="13">
                <text:p>13</text:p>
              </table:table-cell>
              <table:table-cell office:value-type="float" office:value="7.874007874">
                <text:p>7.874007874</text:p>
              </table:table-cell>
            </table:table-row>
            <table:table-row>
              <table:table-cell office:value-type="string">
                <text:p>Config3</text:p>
                <draw:g>
                  <svg:desc>ED.A6:ED.A6</svg:desc>
                </draw:g>
              </table:table-cell>
              <table:table-cell office:value-type="float" office:value="11.51084394">
                <text:p>11.51084394</text:p>
                <draw:g>
                  <svg:desc>ED.B6:ED.E6</svg:desc>
                </draw:g>
              </table:table-cell>
              <table:table-cell office:value-type="float" office:value="12.489996">
                <text:p>12.489996</text:p>
              </table:table-cell>
              <table:table-cell office:value-type="float" office:value="44.73253849">
                <text:p>44.73253849</text:p>
              </table:table-cell>
              <table:table-cell office:value-type="float" office:value="7.211102551">
                <text:p>7.211102551</text:p>
              </table:table-cell>
            </table:table-row>
            <table:table-row>
              <table:table-cell office:value-type="string">
                <text:p>Config4</text:p>
                <draw:g>
                  <svg:desc>ED.A7:ED.A7</svg:desc>
                </draw:g>
              </table:table-cell>
              <table:table-cell office:value-type="float" office:value="27.92838828">
                <text:p>27.92838828</text:p>
                <draw:g>
                  <svg:desc>ED.B7:ED.E7</svg:desc>
                </draw:g>
              </table:table-cell>
              <table:table-cell office:value-type="float" office:value="35.39774004">
                <text:p>35.39774004</text:p>
              </table:table-cell>
              <table:table-cell office:value-type="float" office:value="9.486832981">
                <text:p>9.486832981</text:p>
              </table:table-cell>
              <table:table-cell office:value-type="float" office:value="6.708203932">
                <text:p>6.708203932</text:p>
              </table:table-cell>
            </table:table-row>
            <table:table-row>
              <table:table-cell office:value-type="string">
                <text:p>Config5</text:p>
                <draw:g>
                  <svg:desc>ED.A8:ED.A8</svg:desc>
                </draw:g>
              </table:table-cell>
              <table:table-cell office:value-type="float" office:value="13.22875656">
                <text:p>13.22875656</text:p>
                <draw:g>
                  <svg:desc>ED.B8:ED.E8</svg:desc>
                </draw:g>
              </table:table-cell>
              <table:table-cell office:value-type="float" office:value="35.25620513">
                <text:p>35.25620513</text:p>
              </table:table-cell>
              <table:table-cell office:value-type="float" office:value="6.708203932">
                <text:p>6.708203932</text:p>
              </table:table-cell>
              <table:table-cell office:value-type="float" office:value="34.77453076">
                <text:p>34.77453076</text:p>
              </table:table-cell>
            </table:table-row>
            <table:table-row>
              <table:table-cell office:value-type="string">
                <text:p>Config6</text:p>
                <draw:g>
                  <svg:desc>ED.A9:ED.A9</svg:desc>
                </draw:g>
              </table:table-cell>
              <table:table-cell office:value-type="float" office:value="31.8747549">
                <text:p>31.8747549</text:p>
                <draw:g>
                  <svg:desc>ED.B9:ED.E9</svg:desc>
                </draw:g>
              </table:table-cell>
              <table:table-cell office:value-type="float" office:value="43.27817002">
                <text:p>43.27817002</text:p>
              </table:table-cell>
              <table:table-cell office:value-type="float" office:value="54.18486874">
                <text:p>54.18486874</text:p>
              </table:table-cell>
              <table:table-cell office:value-type="float" office:value="6.8556546">
                <text:p>6.85565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